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7ed22b" style:text-align-source="fix" style:repeat-content="false" fo:wrap-option="wrap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2b7ed2" style:text-align-source="fix" style:repeat-content="false" fo:wrap-option="wrap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2bd27e" style:text-align-source="fix" style:repeat-content="false" fo:wrap-option="wrap" fo:border="0.06pt solid #000000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1.74pt" svg:height="205.65pt" svg:x="48.39pt" svg:y="1337.36pt">
            <loext:p draw:notify-on-update-of-ranges="Sheet1.D4:Sheet1.D103 Sheet1.E4:Sheet1.E103 Sheet1.F4:Sheet1.F1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6.44pt" svg:height="208.57pt" svg:x="344.95pt" svg:y="1339.46pt">
            <loext:p draw:notify-on-update-of-ranges="Sheet1.H4:Sheet1.H103 Sheet1.I4:Sheet1.I103 Sheet1.J4:Sheet1.J1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4.44pt" svg:height="204.77pt" svg:x="647.8pt" svg:y="1340.25pt">
            <loext:p draw:notify-on-update-of-ranges="Sheet1.L4:Sheet1.L103 Sheet1.M4:Sheet1.M103 Sheet1.N4:Sheet1.N10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3" table:default-cell-style-name="ce1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3" office:value-type="string" calcext:value-type="string" table:number-columns-spanned="4" table:number-rows-spanned="1">
            <text:p>Dt=0.5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Dt=0.1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Dt=0.05</text:p>
          </table:table-cell>
          <table:covered-table-cell table:number-columns-repeated="3" table:style-name="ce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Pn</text:p>
          </table:table-cell>
          <table:table-cell table:style-name="ce3" office:value-type="string" calcext:value-type="string">
            <text:p>PnProm</text:p>
          </table:table-cell>
          <table:table-cell table:style-name="ce3" office:value-type="string" calcext:value-type="string">
            <text:p>Error</text:p>
          </table:table-cell>
          <table:table-cell table:style-name="ce4" office:value-type="string" calcext:value-type="string">
            <text:p>tn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PnProm</text:p>
          </table:table-cell>
          <table:table-cell table:style-name="ce4" office:value-type="string" calcext:value-type="string">
            <text:p>Error</text:p>
          </table:table-cell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Pn</text:p>
          </table:table-cell>
          <table:table-cell table:style-name="ce5" office:value-type="string" calcext:value-type="string">
            <text:p>PnProm</text:p>
          </table:table-cell>
          <table:table-cell table:style-name="ce5"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D4]+(0.5*(0.4*([.D4]/10)*(1-([.D4]/10))))" office:value-type="float" office:value="4.048" calcext:value-type="float">
            <text:p>4.048</text:p>
          </table:table-cell>
          <table:table-cell table:formula="of:=((10*4*EXP(0.4*([.C5]/10)))/(1+(4*(EXP(0.4*([.C5]/10))))))" office:value-type="float" office:value="8.03180809119022" calcext:value-type="float">
            <text:p>8.03180809119022</text:p>
          </table:table-cell>
          <table:table-cell table:formula="of:=(([.E5]-[.D5])/[.E5])*100" office:value-type="float" office:value="49.6003894261356" calcext:value-type="float">
            <text:p>49.6003894261356</text:p>
          </table:table-cell>
          <table:table-cell office:value-type="float" office:value="0.1" calcext:value-type="float">
            <text:p>0.1</text:p>
          </table:table-cell>
          <table:table-cell table:formula="of:=[.H4]+(0.1*(0.4*([.H4]/10)*(1-([.H4]/10))))" office:value-type="float" office:value="4.0096" calcext:value-type="float">
            <text:p>4.0096</text:p>
          </table:table-cell>
          <table:table-cell table:formula="of:=((10*4*EXP(0.4*([.G5]/10)))/(1+(4*(EXP(0.4*([.G5]/10))))))" office:value-type="float" office:value="8.00639232069208" calcext:value-type="float">
            <text:p>8.00639232069208</text:p>
          </table:table-cell>
          <table:table-cell table:formula="of:=(([.I5]-[.H5])/[.I5])*100" office:value-type="float" office:value="49.9200159148158" calcext:value-type="float">
            <text:p>49.9200159148158</text:p>
          </table:table-cell>
          <table:table-cell office:value-type="float" office:value="0.05" calcext:value-type="float">
            <text:p>0.05</text:p>
          </table:table-cell>
          <table:table-cell table:formula="of:=[.L4]+(0.05*(0.4*([.L4]/10)*(1-([.L4]/10))))" office:value-type="float" office:value="4.0048" calcext:value-type="float">
            <text:p>4.0048</text:p>
          </table:table-cell>
          <table:table-cell table:formula="of:=((10*4*EXP(0.4*([.K5]/10)))/(1+(4*(EXP(0.4*([.K5]/10))))))" office:value-type="float" office:value="8.00319808008592" calcext:value-type="float">
            <text:p>8.00319808008592</text:p>
          </table:table-cell>
          <table:table-cell table:formula="of:=(([.M5]-[.L5])/[.M5])*100" office:value-type="float" office:value="49.9600039893427" calcext:value-type="float">
            <text:p>49.96000398934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5]+(0.5*(0.4*([.D5]/10)*(1-([.D5]/10))))" office:value-type="float" office:value="4.096187392" calcext:value-type="float">
            <text:p>4.096187392</text:p>
          </table:table-cell>
          <table:table-cell table:formula="of:=((10*4*EXP(0.4*([.C6]/10)))/(1+(4*(EXP(0.4*([.C6]/10))))))" office:value-type="float" office:value="8.06323277587751" calcext:value-type="float">
            <text:p>8.06323277587751</text:p>
          </table:table-cell>
          <table:table-cell table:formula="of:=(([.E6]-[.D6])/[.E6])*100" office:value-type="float" office:value="49.1991921124438" calcext:value-type="float">
            <text:p>49.1991921124438</text:p>
          </table:table-cell>
          <table:table-cell office:value-type="float" office:value="0.2" calcext:value-type="float">
            <text:p>0.2</text:p>
          </table:table-cell>
          <table:table-cell table:formula="of:=[.H5]+(0.1*(0.4*([.H5]/10)*(1-([.H5]/10))))" office:value-type="float" office:value="4.019207643136" calcext:value-type="float">
            <text:p>4.019207643136</text:p>
          </table:table-cell>
          <table:table-cell table:formula="of:=((10*4*EXP(0.4*([.G6]/10)))/(1+(4*(EXP(0.4*([.G6]/10))))))" office:value-type="float" office:value="8.01276928561175" calcext:value-type="float">
            <text:p>8.01276928561175</text:p>
          </table:table-cell>
          <table:table-cell table:formula="of:=(([.I6]-[.H6])/[.I6])*100" office:value-type="float" office:value="49.8399679327701" calcext:value-type="float">
            <text:p>49.8399679327701</text:p>
          </table:table-cell>
          <table:table-cell office:value-type="float" office:value="0.1" calcext:value-type="float">
            <text:p>0.1</text:p>
          </table:table-cell>
          <table:table-cell table:formula="of:=[.L5]+(0.05*(0.4*([.L5]/10)*(1-([.L5]/10))))" office:value-type="float" office:value="4.009601915392" calcext:value-type="float">
            <text:p>4.009601915392</text:p>
          </table:table-cell>
          <table:table-cell table:formula="of:=((10*4*EXP(0.4*([.K6]/10)))/(1+(4*(EXP(0.4*([.K6]/10))))))" office:value-type="float" office:value="8.00639232069208" calcext:value-type="float">
            <text:p>8.00639232069208</text:p>
          </table:table-cell>
          <table:table-cell table:formula="of:=(([.M6]-[.L6])/[.M6])*100" office:value-type="float" office:value="49.9199919915315" calcext:value-type="float">
            <text:p>49.91999199153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formula="of:=[.D6]+(0.5*(0.4*([.D6]/10)*(1-([.D6]/10))))" office:value-type="float" office:value="4.14455363753924" calcext:value-type="float">
            <text:p>4.14455363753924</text:p>
          </table:table-cell>
          <table:table-cell table:formula="of:=((10*4*EXP(0.4*([.C7]/10)))/(1+(4*(EXP(0.4*([.C7]/10))))))" office:value-type="float" office:value="8.09427477334459" calcext:value-type="float">
            <text:p>8.09427477334459</text:p>
          </table:table-cell>
          <table:table-cell table:formula="of:=(([.E7]-[.D7])/[.E7])*100" office:value-type="float" office:value="48.7964795661775" calcext:value-type="float">
            <text:p>48.7964795661775</text:p>
          </table:table-cell>
          <table:table-cell office:value-type="float" office:value="0.3" calcext:value-type="float">
            <text:p>0.3</text:p>
          </table:table-cell>
          <table:table-cell table:formula="of:=[.H6]+(0.1*(0.4*([.H6]/10)*(1-([.H6]/10))))" office:value-type="float" office:value="4.02882286167709" calcext:value-type="float">
            <text:p>4.02882286167709</text:p>
          </table:table-cell>
          <table:table-cell table:formula="of:=((10*4*EXP(0.4*([.G7]/10)))/(1+(4*(EXP(0.4*([.G7]/10))))))" office:value-type="float" office:value="8.01913089919267" calcext:value-type="float">
            <text:p>8.01913089919267</text:p>
          </table:table-cell>
          <table:table-cell table:formula="of:=(([.I7]-[.H7])/[.I7])*100" office:value-type="float" office:value="49.7598566188427" calcext:value-type="float">
            <text:p>49.7598566188427</text:p>
          </table:table-cell>
          <table:table-cell office:value-type="float" office:value="0.15" calcext:value-type="float">
            <text:p>0.15</text:p>
          </table:table-cell>
          <table:table-cell table:formula="of:=[.L6]+(0.05*(0.4*([.L6]/10)*(1-([.L6]/10))))" office:value-type="float" office:value="4.0144057377188" calcext:value-type="float">
            <text:p>4.0144057377188</text:p>
          </table:table-cell>
          <table:table-cell table:formula="of:=((10*4*EXP(0.4*([.K7]/10)))/(1+(4*(EXP(0.4*([.K7]/10))))))" office:value-type="float" office:value="8.00958272235162" calcext:value-type="float">
            <text:p>8.00958272235162</text:p>
          </table:table-cell>
          <table:table-cell table:formula="of:=(([.M7]-[.L7])/[.M7])*100" office:value-type="float" office:value="49.8799640770778" calcext:value-type="float">
            <text:p>49.879964077077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]+(0.5*(0.4*([.D7]/10)*(1-([.D7]/10))))" office:value-type="float" office:value="4.19309006058115" calcext:value-type="float">
            <text:p>4.19309006058115</text:p>
          </table:table-cell>
          <table:table-cell table:formula="of:=((10*4*EXP(0.4*([.C8]/10)))/(1+(4*(EXP(0.4*([.C8]/10))))))" office:value-type="float" office:value="8.12493493666026" calcext:value-type="float">
            <text:p>8.12493493666026</text:p>
          </table:table-cell>
          <table:table-cell table:formula="of:=(([.E8]-[.D8])/[.E8])*100" office:value-type="float" office:value="48.3923244522041" calcext:value-type="float">
            <text:p>48.3923244522041</text:p>
          </table:table-cell>
          <table:table-cell office:value-type="float" office:value="0.4" calcext:value-type="float">
            <text:p>0.4</text:p>
          </table:table-cell>
          <table:table-cell table:formula="of:=[.H7]+(0.1*(0.4*([.H7]/10)*(1-([.H7]/10))))" office:value-type="float" office:value="4.03844558766349" calcext:value-type="float">
            <text:p>4.03844558766349</text:p>
          </table:table-cell>
          <table:table-cell table:formula="of:=((10*4*EXP(0.4*([.G8]/10)))/(1+(4*(EXP(0.4*([.G8]/10))))))" office:value-type="float" office:value="8.0254771660922" calcext:value-type="float">
            <text:p>8.0254771660922</text:p>
          </table:table-cell>
          <table:table-cell table:formula="of:=(([.I8]-[.H8])/[.I8])*100" office:value-type="float" office:value="49.6796825399242" calcext:value-type="float">
            <text:p>49.6796825399242</text:p>
          </table:table-cell>
          <table:table-cell office:value-type="float" office:value="0.2" calcext:value-type="float">
            <text:p>0.2</text:p>
          </table:table-cell>
          <table:table-cell table:formula="of:=[.L7]+(0.05*(0.4*([.L7]/10)*(1-([.L7]/10))))" office:value-type="float" office:value="4.01921145850883" calcext:value-type="float">
            <text:p>4.01921145850883</text:p>
          </table:table-cell>
          <table:table-cell table:formula="of:=((10*4*EXP(0.4*([.K8]/10)))/(1+(4*(EXP(0.4*([.K8]/10))))))" office:value-type="float" office:value="8.01276928561175" calcext:value-type="float">
            <text:p>8.01276928561175</text:p>
          </table:table-cell>
          <table:table-cell table:formula="of:=(([.M8]-[.L8])/[.M8])*100" office:value-type="float" office:value="49.8399203166127" calcext:value-type="float">
            <text:p>49.83992031661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D8]+(0.5*(0.4*([.D8]/10)*(1-([.D8]/10))))" office:value-type="float" office:value="4.24178785328048" calcext:value-type="float">
            <text:p>4.24178785328048</text:p>
          </table:table-cell>
          <table:table-cell table:formula="of:=((10*4*EXP(0.4*([.C9]/10)))/(1+(4*(EXP(0.4*([.C9]/10))))))" office:value-type="float" office:value="8.15521424887865" calcext:value-type="float">
            <text:p>8.15521424887865</text:p>
          </table:table-cell>
          <table:table-cell table:formula="of:=(([.E9]-[.D9])/[.E9])*100" office:value-type="float" office:value="47.9868005446487" calcext:value-type="float">
            <text:p>47.9868005446487</text:p>
          </table:table-cell>
          <table:table-cell office:value-type="float" office:value="0.5" calcext:value-type="float">
            <text:p>0.5</text:p>
          </table:table-cell>
          <table:table-cell table:formula="of:=[.H8]+(0.1*(0.4*([.H8]/10)*(1-([.H8]/10))))" office:value-type="float" office:value="4.04807575290833" calcext:value-type="float">
            <text:p>4.04807575290833</text:p>
          </table:table-cell>
          <table:table-cell table:formula="of:=((10*4*EXP(0.4*([.G9]/10)))/(1+(4*(EXP(0.4*([.G9]/10))))))" office:value-type="float" office:value="8.03180809119022" calcext:value-type="float">
            <text:p>8.03180809119022</text:p>
          </table:table-cell>
          <table:table-cell table:formula="of:=(([.I9]-[.H9])/[.I9])*100" office:value-type="float" office:value="49.5994462648017" calcext:value-type="float">
            <text:p>49.5994462648017</text:p>
          </table:table-cell>
          <table:table-cell office:value-type="float" office:value="0.25" calcext:value-type="float">
            <text:p>0.25</text:p>
          </table:table-cell>
          <table:table-cell table:formula="of:=[.L8]+(0.05*(0.4*([.L8]/10)*(1-([.L8]/10))))" office:value-type="float" office:value="4.02401906927621" calcext:value-type="float">
            <text:p>4.02401906927621</text:p>
          </table:table-cell>
          <table:table-cell table:formula="of:=((10*4*EXP(0.4*([.K9]/10)))/(1+(4*(EXP(0.4*([.K9]/10))))))" office:value-type="float" office:value="8.0159520110337" calcext:value-type="float">
            <text:p>8.0159520110337</text:p>
          </table:table-cell>
          <table:table-cell table:formula="of:=(([.M9]-[.L9])/[.M9])*100" office:value-type="float" office:value="49.7998607808869" calcext:value-type="float">
            <text:p>49.79986078088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9]+(0.5*(0.4*([.D9]/10)*(1-([.D9]/10))))" office:value-type="float" office:value="4.29063808196161" calcext:value-type="float">
            <text:p>4.29063808196161</text:p>
          </table:table-cell>
          <table:table-cell table:formula="of:=((10*4*EXP(0.4*([.C10]/10)))/(1+(4*(EXP(0.4*([.C10]/10))))))" office:value-type="float" office:value="8.18511381921954" calcext:value-type="float">
            <text:p>8.18511381921954</text:p>
          </table:table-cell>
          <table:table-cell table:formula="of:=(([.E10]-[.D10])/[.E10])*100" office:value-type="float" office:value="47.5799826767622" calcext:value-type="float">
            <text:p>47.5799826767622</text:p>
          </table:table-cell>
          <table:table-cell office:value-type="float" office:value="0.6" calcext:value-type="float">
            <text:p>0.6</text:p>
          </table:table-cell>
          <table:table-cell table:formula="of:=[.H9]+(0.1*(0.4*([.H9]/10)*(1-([.H9]/10))))" office:value-type="float" office:value="4.05771328899945" calcext:value-type="float">
            <text:p>4.05771328899945</text:p>
          </table:table-cell>
          <table:table-cell table:formula="of:=((10*4*EXP(0.4*([.G10]/10)))/(1+(4*(EXP(0.4*([.G10]/10))))))" office:value-type="float" office:value="8.03812367958791" calcext:value-type="float">
            <text:p>8.03812367958791</text:p>
          </table:table-cell>
          <table:table-cell table:formula="of:=(([.I10]-[.H10])/[.I10])*100" office:value-type="float" office:value="49.5191483641431" calcext:value-type="float">
            <text:p>49.5191483641431</text:p>
          </table:table-cell>
          <table:table-cell office:value-type="float" office:value="0.3" calcext:value-type="float">
            <text:p>0.3</text:p>
          </table:table-cell>
          <table:table-cell table:formula="of:=[.L9]+(0.05*(0.4*([.L9]/10)*(1-([.L9]/10))))" office:value-type="float" office:value="4.02882856152078" calcext:value-type="float">
            <text:p>4.02882856152078</text:p>
          </table:table-cell>
          <table:table-cell table:formula="of:=((10*4*EXP(0.4*([.K10]/10)))/(1+(4*(EXP(0.4*([.K10]/10))))))" office:value-type="float" office:value="8.01913089919267" calcext:value-type="float">
            <text:p>8.01913089919267</text:p>
          </table:table-cell>
          <table:table-cell table:formula="of:=(([.M10]-[.L10])/[.M10])*100" office:value-type="float" office:value="49.7597855407699" calcext:value-type="float">
            <text:p>49.759785540769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formula="of:=[.D10]+(0.5*(0.4*([.D10]/10)*(1-([.D10]/10))))" office:value-type="float" office:value="4.33963169330009" calcext:value-type="float">
            <text:p>4.33963169330009</text:p>
          </table:table-cell>
          <table:table-cell table:formula="of:=((10*4*EXP(0.4*([.C11]/10)))/(1+(4*(EXP(0.4*([.C11]/10))))))" office:value-type="float" office:value="8.21463487923557" calcext:value-type="float">
            <text:p>8.21463487923557</text:p>
          </table:table-cell>
          <table:table-cell table:formula="of:=(([.E11]-[.D11])/[.E11])*100" office:value-type="float" office:value="47.1719466890789" calcext:value-type="float">
            <text:p>47.1719466890789</text:p>
          </table:table-cell>
          <table:table-cell office:value-type="float" office:value="0.7" calcext:value-type="float">
            <text:p>0.7</text:p>
          </table:table-cell>
          <table:table-cell table:formula="of:=[.H10]+(0.1*(0.4*([.H10]/10)*(1-([.H10]/10))))" office:value-type="float" office:value="4.06735812730116" calcext:value-type="float">
            <text:p>4.06735812730116</text:p>
          </table:table-cell>
          <table:table-cell table:formula="of:=((10*4*EXP(0.4*([.G11]/10)))/(1+(4*(EXP(0.4*([.G11]/10))))))" office:value-type="float" office:value="8.04442393660657" calcext:value-type="float">
            <text:p>8.04442393660657</text:p>
          </table:table-cell>
          <table:table-cell table:formula="of:=(([.I11]-[.H11])/[.I11])*100" office:value-type="float" office:value="49.438789410483" calcext:value-type="float">
            <text:p>49.438789410483</text:p>
          </table:table-cell>
          <table:table-cell office:value-type="float" office:value="0.35" calcext:value-type="float">
            <text:p>0.35</text:p>
          </table:table-cell>
          <table:table-cell table:formula="of:=[.L10]+(0.05*(0.4*([.L10]/10)*(1-([.L10]/10))))" office:value-type="float" office:value="4.0336399267282" calcext:value-type="float">
            <text:p>4.0336399267282</text:p>
          </table:table-cell>
          <table:table-cell table:formula="of:=((10*4*EXP(0.4*([.K11]/10)))/(1+(4*(EXP(0.4*([.K11]/10))))))" office:value-type="float" office:value="8.02230595067782" calcext:value-type="float">
            <text:p>8.02230595067782</text:p>
          </table:table-cell>
          <table:table-cell table:formula="of:=(([.M11]-[.L11])/[.M11])*100" office:value-type="float" office:value="49.7196946672498" calcext:value-type="float">
            <text:p>49.719694667249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]+(0.5*(0.4*([.D11]/10)*(1-([.D11]/10))))" office:value-type="float" office:value="4.3887595206991" calcext:value-type="float">
            <text:p>4.3887595206991</text:p>
          </table:table-cell>
          <table:table-cell table:formula="of:=((10*4*EXP(0.4*([.C12]/10)))/(1+(4*(EXP(0.4*([.C12]/10))))))" office:value-type="float" office:value="8.24377877897191" calcext:value-type="float">
            <text:p>8.24377877897191</text:p>
          </table:table-cell>
          <table:table-cell table:formula="of:=(([.E12]-[.D12])/[.E12])*100" office:value-type="float" office:value="46.7627693759338" calcext:value-type="float">
            <text:p>46.7627693759338</text:p>
          </table:table-cell>
          <table:table-cell office:value-type="float" office:value="0.8" calcext:value-type="float">
            <text:p>0.8</text:p>
          </table:table-cell>
          <table:table-cell table:formula="of:=[.H11]+(0.1*(0.4*([.H11]/10)*(1-([.H11]/10))))" office:value-type="float" office:value="4.07701019895608" calcext:value-type="float">
            <text:p>4.07701019895608</text:p>
          </table:table-cell>
          <table:table-cell table:formula="of:=((10*4*EXP(0.4*([.G12]/10)))/(1+(4*(EXP(0.4*([.G12]/10))))))" office:value-type="float" office:value="8.05070886778638" calcext:value-type="float">
            <text:p>8.05070886778638</text:p>
          </table:table-cell>
          <table:table-cell table:formula="of:=(([.I12]-[.H12])/[.I12])*100" office:value-type="float" office:value="49.3583699782068" calcext:value-type="float">
            <text:p>49.3583699782068</text:p>
          </table:table-cell>
          <table:table-cell office:value-type="float" office:value="0.4" calcext:value-type="float">
            <text:p>0.4</text:p>
          </table:table-cell>
          <table:table-cell table:formula="of:=[.L11]+(0.05*(0.4*([.L11]/10)*(1-([.L11]/10))))" office:value-type="float" office:value="4.03845315636996" calcext:value-type="float">
            <text:p>4.03845315636996</text:p>
          </table:table-cell>
          <table:table-cell table:formula="of:=((10*4*EXP(0.4*([.K12]/10)))/(1+(4*(EXP(0.4*([.K12]/10))))))" office:value-type="float" office:value="8.0254771660922" calcext:value-type="float">
            <text:p>8.0254771660922</text:p>
          </table:table-cell>
          <table:table-cell table:formula="of:=(([.M12]-[.L12])/[.M12])*100" office:value-type="float" office:value="49.6795882314325" calcext:value-type="float">
            <text:p>49.67958823143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table:formula="of:=[.D12]+(0.5*(0.4*([.D12]/10)*(1-([.D12]/10))))" office:value-type="float" office:value="4.43801229085203" calcext:value-type="float">
            <text:p>4.43801229085203</text:p>
          </table:table-cell>
          <table:table-cell table:formula="of:=((10*4*EXP(0.4*([.C13]/10)))/(1+(4*(EXP(0.4*([.C13]/10))))))" office:value-type="float" office:value="8.27254698312407" calcext:value-type="float">
            <text:p>8.27254698312407</text:p>
          </table:table-cell>
          <table:table-cell table:formula="of:=(([.E13]-[.D13])/[.E13])*100" office:value-type="float" office:value="46.3525284304152" calcext:value-type="float">
            <text:p>46.3525284304152</text:p>
          </table:table-cell>
          <table:table-cell office:value-type="float" office:value="0.9" calcext:value-type="float">
            <text:p>0.9</text:p>
          </table:table-cell>
          <table:table-cell table:formula="of:=[.H12]+(0.1*(0.4*([.H12]/10)*(1-([.H12]/10))))" office:value-type="float" office:value="4.08666943488695" calcext:value-type="float">
            <text:p>4.08666943488695</text:p>
          </table:table-cell>
          <table:table-cell table:formula="of:=((10*4*EXP(0.4*([.G13]/10)))/(1+(4*(EXP(0.4*([.G13]/10))))))" office:value-type="float" office:value="8.05697847888523" calcext:value-type="float">
            <text:p>8.05697847888523</text:p>
          </table:table-cell>
          <table:table-cell table:formula="of:=(([.I13]-[.H13])/[.I13])*100" office:value-type="float" office:value="49.2778906435359" calcext:value-type="float">
            <text:p>49.2778906435359</text:p>
          </table:table-cell>
          <table:table-cell office:value-type="float" office:value="0.45" calcext:value-type="float">
            <text:p>0.45</text:p>
          </table:table-cell>
          <table:table-cell table:formula="of:=[.L12]+(0.05*(0.4*([.L12]/10)*(1-([.L12]/10))))" office:value-type="float" office:value="4.04326824190346" calcext:value-type="float">
            <text:p>4.04326824190346</text:p>
          </table:table-cell>
          <table:table-cell table:formula="of:=((10*4*EXP(0.4*([.K13]/10)))/(1+(4*(EXP(0.4*([.K13]/10))))))" office:value-type="float" office:value="8.02864454605275" calcext:value-type="float">
            <text:p>8.02864454605275</text:p>
          </table:table-cell>
          <table:table-cell table:formula="of:=(([.M13]-[.L13])/[.M13])*100" office:value-type="float" office:value="49.6394663045419" calcext:value-type="float">
            <text:p>49.639466304541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3]+(0.5*(0.4*([.D13]/10)*(1-([.D13]/10))))" office:value-type="float" office:value="4.48738063048156" calcext:value-type="float">
            <text:p>4.48738063048156</text:p>
          </table:table-cell>
          <table:table-cell table:formula="of:=((10*4*EXP(0.4*([.C14]/10)))/(1+(4*(EXP(0.4*([.C14]/10))))))" office:value-type="float" office:value="8.30094106719904" calcext:value-type="float">
            <text:p>8.30094106719904</text:p>
          </table:table-cell>
          <table:table-cell table:formula="of:=(([.E14]-[.D14])/[.E14])*100" office:value-type="float" office:value="45.9413023878301" calcext:value-type="float">
            <text:p>45.9413023878301</text:p>
          </table:table-cell>
          <table:table-cell office:value-type="float" office:value="1" calcext:value-type="float">
            <text:p>1</text:p>
          </table:table-cell>
          <table:table-cell table:formula="of:=[.H13]+(0.1*(0.4*([.H13]/10)*(1-([.H13]/10))))" office:value-type="float" office:value="4.09633576579848" calcext:value-type="float">
            <text:p>4.09633576579848</text:p>
          </table:table-cell>
          <table:table-cell table:formula="of:=((10*4*EXP(0.4*([.G14]/10)))/(1+(4*(EXP(0.4*([.G14]/10))))))" office:value-type="float" office:value="8.06323277587751" calcext:value-type="float">
            <text:p>8.06323277587751</text:p>
          </table:table-cell>
          <table:table-cell table:formula="of:=(([.I14]-[.H14])/[.I14])*100" office:value-type="float" office:value="49.1973519845124" calcext:value-type="float">
            <text:p>49.1973519845124</text:p>
          </table:table-cell>
          <table:table-cell office:value-type="float" office:value="0.5" calcext:value-type="float">
            <text:p>0.5</text:p>
          </table:table-cell>
          <table:table-cell table:formula="of:=[.L13]+(0.05*(0.4*([.L13]/10)*(1-([.L13]/10))))" office:value-type="float" office:value="4.04808517477207" calcext:value-type="float">
            <text:p>4.04808517477207</text:p>
          </table:table-cell>
          <table:table-cell table:formula="of:=((10*4*EXP(0.4*([.K14]/10)))/(1+(4*(EXP(0.4*([.K14]/10))))))" office:value-type="float" office:value="8.03180809119022" calcext:value-type="float">
            <text:p>8.03180809119022</text:p>
          </table:table-cell>
          <table:table-cell table:formula="of:=(([.M14]-[.L14])/[.M14])*100" office:value-type="float" office:value="49.5993289579185" calcext:value-type="float">
            <text:p>49.599328957918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table:formula="of:=[.D14]+(0.5*(0.4*([.D14]/10)*(1-([.D14]/10))))" office:value-type="float" office:value="4.53685507324555" calcext:value-type="float">
            <text:p>4.53685507324555</text:p>
          </table:table-cell>
          <table:table-cell table:formula="of:=((10*4*EXP(0.4*([.C15]/10)))/(1+(4*(EXP(0.4*([.C15]/10))))))" office:value-type="float" office:value="8.32896271368484" calcext:value-type="float">
            <text:p>8.32896271368484</text:p>
          </table:table-cell>
          <table:table-cell table:formula="of:=(([.E15]-[.D15])/[.E15])*100" office:value-type="float" office:value="45.529170567767" calcext:value-type="float">
            <text:p>45.529170567767</text:p>
          </table:table-cell>
          <table:table-cell office:value-type="float" office:value="1.1" calcext:value-type="float">
            <text:p>1.1</text:p>
          </table:table-cell>
          <table:table-cell table:formula="of:=[.H14]+(0.1*(0.4*([.H14]/10)*(1-([.H14]/10))))" office:value-type="float" office:value="4.10600912217921" calcext:value-type="float">
            <text:p>4.10600912217921</text:p>
          </table:table-cell>
          <table:table-cell table:formula="of:=((10*4*EXP(0.4*([.G15]/10)))/(1+(4*(EXP(0.4*([.G15]/10))))))" office:value-type="float" office:value="8.06947176495284" calcext:value-type="float">
            <text:p>8.06947176495284</text:p>
          </table:table-cell>
          <table:table-cell table:formula="of:=(([.I15]-[.H15])/[.I15])*100" office:value-type="float" office:value="49.1167545809834" calcext:value-type="float">
            <text:p>49.1167545809834</text:p>
          </table:table-cell>
          <table:table-cell office:value-type="float" office:value="0.55" calcext:value-type="float">
            <text:p>0.55</text:p>
          </table:table-cell>
          <table:table-cell table:formula="of:=[.L14]+(0.05*(0.4*([.L14]/10)*(1-([.L14]/10))))" office:value-type="float" office:value="4.05290394640517" calcext:value-type="float">
            <text:p>4.05290394640517</text:p>
          </table:table-cell>
          <table:table-cell table:formula="of:=((10*4*EXP(0.4*([.K15]/10)))/(1+(4*(EXP(0.4*([.K15]/10))))))" office:value-type="float" office:value="8.03496780214917" calcext:value-type="float">
            <text:p>8.03496780214917</text:p>
          </table:table-cell>
          <table:table-cell table:formula="of:=(([.M15]-[.L15])/[.M15])*100" office:value-type="float" office:value="49.5591762630199" calcext:value-type="float">
            <text:p>49.559176263019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5]+(0.5*(0.4*([.D15]/10)*(1-([.D15]/10))))" office:value-type="float" office:value="4.58642606679919" calcext:value-type="float">
            <text:p>4.58642606679919</text:p>
          </table:table-cell>
          <table:table-cell table:formula="of:=((10*4*EXP(0.4*([.C16]/10)))/(1+(4*(EXP(0.4*([.C16]/10))))))" office:value-type="float" office:value="8.35661370823326" calcext:value-type="float">
            <text:p>8.35661370823326</text:p>
          </table:table-cell>
          <table:table-cell table:formula="of:=(([.E16]-[.D16])/[.E16])*100" office:value-type="float" office:value="45.1162130148427" calcext:value-type="float">
            <text:p>45.1162130148427</text:p>
          </table:table-cell>
          <table:table-cell office:value-type="float" office:value="1.2" calcext:value-type="float">
            <text:p>1.2</text:p>
          </table:table-cell>
          <table:table-cell table:formula="of:=[.H15]+(0.1*(0.4*([.H15]/10)*(1-([.H15]/10))))" office:value-type="float" office:value="4.11568943430336" calcext:value-type="float">
            <text:p>4.11568943430336</text:p>
          </table:table-cell>
          <table:table-cell table:formula="of:=((10*4*EXP(0.4*([.G16]/10)))/(1+(4*(EXP(0.4*([.G16]/10))))))" office:value-type="float" office:value="8.07569545251496" calcext:value-type="float">
            <text:p>8.07569545251496</text:p>
          </table:table-cell>
          <table:table-cell table:formula="of:=(([.I16]-[.H16])/[.I16])*100" office:value-type="float" office:value="49.0360990145854" calcext:value-type="float">
            <text:p>49.0360990145854</text:p>
          </table:table-cell>
          <table:table-cell office:value-type="float" office:value="0.6" calcext:value-type="float">
            <text:p>0.6</text:p>
          </table:table-cell>
          <table:table-cell table:formula="of:=[.L15]+(0.05*(0.4*([.L15]/10)*(1-([.L15]/10))))" office:value-type="float" office:value="4.05772454821822" calcext:value-type="float">
            <text:p>4.05772454821822</text:p>
          </table:table-cell>
          <table:table-cell table:formula="of:=((10*4*EXP(0.4*([.K16]/10)))/(1+(4*(EXP(0.4*([.K16]/10))))))" office:value-type="float" office:value="8.03812367958791" calcext:value-type="float">
            <text:p>8.03812367958791</text:p>
          </table:table-cell>
          <table:table-cell table:formula="of:=(([.M16]-[.L16])/[.M16])*100" office:value-type="float" office:value="49.5190082914195" calcext:value-type="float">
            <text:p>49.519008291419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formula="of:=[.D16]+(0.5*(0.4*([.D16]/10)*(1-([.D16]/10))))" office:value-type="float" office:value="4.63608398000275" calcext:value-type="float">
            <text:p>4.63608398000275</text:p>
          </table:table-cell>
          <table:table-cell table:formula="of:=((10*4*EXP(0.4*([.C17]/10)))/(1+(4*(EXP(0.4*([.C17]/10))))))" office:value-type="float" office:value="8.38389593586065" calcext:value-type="float">
            <text:p>8.38389593586065</text:p>
          </table:table-cell>
          <table:table-cell table:formula="of:=(([.E17]-[.D17])/[.E17])*100" office:value-type="float" office:value="44.7025104382235" calcext:value-type="float">
            <text:p>44.7025104382235</text:p>
          </table:table-cell>
          <table:table-cell office:value-type="float" office:value="1.3" calcext:value-type="float">
            <text:p>1.3</text:p>
          </table:table-cell>
          <table:table-cell table:formula="of:=[.H16]+(0.1*(0.4*([.H16]/10)*(1-([.H16]/10))))" office:value-type="float" office:value="4.12537663223271" calcext:value-type="float">
            <text:p>4.12537663223271</text:p>
          </table:table-cell>
          <table:table-cell table:formula="of:=((10*4*EXP(0.4*([.G17]/10)))/(1+(4*(EXP(0.4*([.G17]/10))))))" office:value-type="float" office:value="8.08190384518042" calcext:value-type="float">
            <text:p>8.08190384518042</text:p>
          </table:table-cell>
          <table:table-cell table:formula="of:=(([.I17]-[.H17])/[.I17])*100" office:value-type="float" office:value="48.9553858687288" calcext:value-type="float">
            <text:p>48.9553858687288</text:p>
          </table:table-cell>
          <table:table-cell office:value-type="float" office:value="0.65" calcext:value-type="float">
            <text:p>0.65</text:p>
          </table:table-cell>
          <table:table-cell table:formula="of:=[.L16]+(0.05*(0.4*([.L16]/10)*(1-([.L16]/10))))" office:value-type="float" office:value="4.06254697161282" calcext:value-type="float">
            <text:p>4.06254697161282</text:p>
          </table:table-cell>
          <table:table-cell table:formula="of:=((10*4*EXP(0.4*([.K17]/10)))/(1+(4*(EXP(0.4*([.K17]/10))))))" office:value-type="float" office:value="8.04127572417848" calcext:value-type="float">
            <text:p>8.04127572417848</text:p>
          </table:table-cell>
          <table:table-cell table:formula="of:=(([.M17]-[.L17])/[.M17])*100" office:value-type="float" office:value="49.4788251148065" calcext:value-type="float">
            <text:p>49.478825114806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7]+(0.5*(0.4*([.D17]/10)*(1-([.D17]/10))))" office:value-type="float" office:value="4.68581911026353" calcext:value-type="float">
            <text:p>4.68581911026353</text:p>
          </table:table-cell>
          <table:table-cell table:formula="of:=((10*4*EXP(0.4*([.C18]/10)))/(1+(4*(EXP(0.4*([.C18]/10))))))" office:value-type="float" office:value="8.41081137717086" calcext:value-type="float">
            <text:p>8.41081137717086</text:p>
          </table:table-cell>
          <table:table-cell table:formula="of:=(([.E18]-[.D18])/[.E18])*100" office:value-type="float" office:value="44.2881441500155" calcext:value-type="float">
            <text:p>44.2881441500155</text:p>
          </table:table-cell>
          <table:table-cell office:value-type="float" office:value="1.4" calcext:value-type="float">
            <text:p>1.4</text:p>
          </table:table-cell>
          <table:table-cell table:formula="of:=[.H17]+(0.1*(0.4*([.H17]/10)*(1-([.H17]/10))))" office:value-type="float" office:value="4.13507064581854" calcext:value-type="float">
            <text:p>4.13507064581854</text:p>
          </table:table-cell>
          <table:table-cell table:formula="of:=((10*4*EXP(0.4*([.G18]/10)))/(1+(4*(EXP(0.4*([.G18]/10))))))" office:value-type="float" office:value="8.08809694977743" calcext:value-type="float">
            <text:p>8.08809694977743</text:p>
          </table:table-cell>
          <table:table-cell table:formula="of:=(([.I18]-[.H18])/[.I18])*100" office:value-type="float" office:value="48.8746157285821" calcext:value-type="float">
            <text:p>48.8746157285821</text:p>
          </table:table-cell>
          <table:table-cell office:value-type="float" office:value="0.7" calcext:value-type="float">
            <text:p>0.7</text:p>
          </table:table-cell>
          <table:table-cell table:formula="of:=[.L17]+(0.05*(0.4*([.L17]/10)*(1-([.L17]/10))))" office:value-type="float" office:value="4.06737120797673" calcext:value-type="float">
            <text:p>4.06737120797673</text:p>
          </table:table-cell>
          <table:table-cell table:formula="of:=((10*4*EXP(0.4*([.K18]/10)))/(1+(4*(EXP(0.4*([.K18]/10))))))" office:value-type="float" office:value="8.04442393660657" calcext:value-type="float">
            <text:p>8.04442393660657</text:p>
          </table:table-cell>
          <table:table-cell table:formula="of:=(([.M18]-[.L18])/[.M18])*100" office:value-type="float" office:value="49.4386268049854" calcext:value-type="float">
            <text:p>49.438626804985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table:formula="of:=[.D18]+(0.5*(0.4*([.D18]/10)*(1-([.D18]/10))))" office:value-type="float" office:value="4.73562169100057" calcext:value-type="float">
            <text:p>4.73562169100057</text:p>
          </table:table-cell>
          <table:table-cell table:formula="of:=((10*4*EXP(0.4*([.C19]/10)))/(1+(4*(EXP(0.4*([.C19]/10))))))" office:value-type="float" office:value="8.43736210460482" calcext:value-type="float">
            <text:p>8.43736210460482</text:p>
          </table:table-cell>
          <table:table-cell table:formula="of:=(([.E19]-[.D19])/[.E19])*100" office:value-type="float" office:value="43.8731960026223" calcext:value-type="float">
            <text:p>43.8731960026223</text:p>
          </table:table-cell>
          <table:table-cell office:value-type="float" office:value="1.5" calcext:value-type="float">
            <text:p>1.5</text:p>
          </table:table-cell>
          <table:table-cell table:formula="of:=[.H18]+(0.1*(0.4*([.H18]/10)*(1-([.H18]/10))))" office:value-type="float" office:value="4.14477140470345" calcext:value-type="float">
            <text:p>4.14477140470345</text:p>
          </table:table-cell>
          <table:table-cell table:formula="of:=((10*4*EXP(0.4*([.G19]/10)))/(1+(4*(EXP(0.4*([.G19]/10))))))" office:value-type="float" office:value="8.09427477334459" calcext:value-type="float">
            <text:p>8.09427477334459</text:p>
          </table:table-cell>
          <table:table-cell table:formula="of:=(([.I19]-[.H19])/[.I19])*100" office:value-type="float" office:value="48.7937891810559" calcext:value-type="float">
            <text:p>48.7937891810559</text:p>
          </table:table-cell>
          <table:table-cell office:value-type="float" office:value="0.75" calcext:value-type="float">
            <text:p>0.75</text:p>
          </table:table-cell>
          <table:table-cell table:formula="of:=[.L18]+(0.05*(0.4*([.L18]/10)*(1-([.L18]/10))))" office:value-type="float" office:value="4.07219724868399" calcext:value-type="float">
            <text:p>4.07219724868399</text:p>
          </table:table-cell>
          <table:table-cell table:formula="of:=((10*4*EXP(0.4*([.K19]/10)))/(1+(4*(EXP(0.4*([.K19]/10))))))" office:value-type="float" office:value="8.04756831757155" calcext:value-type="float">
            <text:p>8.04756831757155</text:p>
          </table:table-cell>
          <table:table-cell table:formula="of:=(([.M19]-[.L19])/[.M19])*100" office:value-type="float" office:value="49.3984134338754" calcext:value-type="float">
            <text:p>49.398413433875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9]+(0.5*(0.4*([.D19]/10)*(1-([.D19]/10))))" office:value-type="float" office:value="4.78548189922004" calcext:value-type="float">
            <text:p>4.78548189922004</text:p>
          </table:table-cell>
          <table:table-cell table:formula="of:=((10*4*EXP(0.4*([.C20]/10)))/(1+(4*(EXP(0.4*([.C20]/10))))))" office:value-type="float" office:value="8.46355027872057" calcext:value-type="float">
            <text:p>8.46355027872057</text:p>
          </table:table-cell>
          <table:table-cell table:formula="of:=(([.E20]-[.D20])/[.E20])*100" office:value-type="float" office:value="43.4577483251691" calcext:value-type="float">
            <text:p>43.4577483251691</text:p>
          </table:table-cell>
          <table:table-cell office:value-type="float" office:value="1.6" calcext:value-type="float">
            <text:p>1.6</text:p>
          </table:table-cell>
          <table:table-cell table:formula="of:=[.H19]+(0.1*(0.4*([.H19]/10)*(1-([.H19]/10))))" office:value-type="float" office:value="4.15447883832336" calcext:value-type="float">
            <text:p>4.15447883832336</text:p>
          </table:table-cell>
          <table:table-cell table:formula="of:=((10*4*EXP(0.4*([.G20]/10)))/(1+(4*(EXP(0.4*([.G20]/10))))))" office:value-type="float" office:value="8.10043732312974" calcext:value-type="float">
            <text:p>8.10043732312974</text:p>
          </table:table-cell>
          <table:table-cell table:formula="of:=(([.I20]-[.H20])/[.I20])*100" office:value-type="float" office:value="48.7129068147866" calcext:value-type="float">
            <text:p>48.7129068147866</text:p>
          </table:table-cell>
          <table:table-cell office:value-type="float" office:value="0.8" calcext:value-type="float">
            <text:p>0.8</text:p>
          </table:table-cell>
          <table:table-cell table:formula="of:=[.L19]+(0.05*(0.4*([.L19]/10)*(1-([.L19]/10))))" office:value-type="float" office:value="4.07702508509492" calcext:value-type="float">
            <text:p>4.07702508509492</text:p>
          </table:table-cell>
          <table:table-cell table:formula="of:=((10*4*EXP(0.4*([.K20]/10)))/(1+(4*(EXP(0.4*([.K20]/10))))))" office:value-type="float" office:value="8.05070886778638" calcext:value-type="float">
            <text:p>8.05070886778638</text:p>
          </table:table-cell>
          <table:table-cell table:formula="of:=(([.M20]-[.L20])/[.M20])*100" office:value-type="float" office:value="49.3581850735098" calcext:value-type="float">
            <text:p>49.358185073509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table:formula="of:=[.D20]+(0.5*(0.4*([.D20]/10)*(1-([.D20]/10))))" office:value-type="float" office:value="4.83538986318891" calcext:value-type="float">
            <text:p>4.83538986318891</text:p>
          </table:table-cell>
          <table:table-cell table:formula="of:=((10*4*EXP(0.4*([.C21]/10)))/(1+(4*(EXP(0.4*([.C21]/10))))))" office:value-type="float" office:value="8.48937814450751" calcext:value-type="float">
            <text:p>8.48937814450751</text:p>
          </table:table-cell>
          <table:table-cell table:formula="of:=(([.E21]-[.D21])/[.E21])*100" office:value-type="float" office:value="43.0418838590983" calcext:value-type="float">
            <text:p>43.0418838590983</text:p>
          </table:table-cell>
          <table:table-cell office:value-type="float" office:value="1.7" calcext:value-type="float">
            <text:p>1.7</text:p>
          </table:table-cell>
          <table:table-cell table:formula="of:=[.H20]+(0.1*(0.4*([.H20]/10)*(1-([.H20]/10))))" office:value-type="float" office:value="4.16419287590942" calcext:value-type="float">
            <text:p>4.16419287590942</text:p>
          </table:table-cell>
          <table:table-cell table:formula="of:=((10*4*EXP(0.4*([.G21]/10)))/(1+(4*(EXP(0.4*([.G21]/10))))))" office:value-type="float" office:value="8.10658460658868" calcext:value-type="float">
            <text:p>8.10658460658868</text:p>
          </table:table-cell>
          <table:table-cell table:formula="of:=(([.I21]-[.H21])/[.I21])*100" office:value-type="float" office:value="48.6319692201208" calcext:value-type="float">
            <text:p>48.6319692201208</text:p>
          </table:table-cell>
          <table:table-cell office:value-type="float" office:value="0.85" calcext:value-type="float">
            <text:p>0.85</text:p>
          </table:table-cell>
          <table:table-cell table:formula="of:=[.L20]+(0.05*(0.4*([.L20]/10)*(1-([.L20]/10))))" office:value-type="float" office:value="4.08185470855621" calcext:value-type="float">
            <text:p>4.08185470855621</text:p>
          </table:table-cell>
          <table:table-cell table:formula="of:=((10*4*EXP(0.4*([.K21]/10)))/(1+(4*(EXP(0.4*([.K21]/10))))))" office:value-type="float" office:value="8.05384558797759" calcext:value-type="float">
            <text:p>8.05384558797759</text:p>
          </table:table-cell>
          <table:table-cell table:formula="of:=(([.M21]-[.L21])/[.M21])*100" office:value-type="float" office:value="49.3179417960357" calcext:value-type="float">
            <text:p>49.317941796035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21]+(0.5*(0.4*([.D21]/10)*(1-([.D21]/10))))" office:value-type="float" office:value="4.88533567019463" calcext:value-type="float">
            <text:p>4.88533567019463</text:p>
          </table:table-cell>
          <table:table-cell table:formula="of:=((10*4*EXP(0.4*([.C22]/10)))/(1+(4*(EXP(0.4*([.C22]/10))))))" office:value-type="float" office:value="8.51484802773855" calcext:value-type="float">
            <text:p>8.51484802773855</text:p>
          </table:table-cell>
          <table:table-cell table:formula="of:=(([.E22]-[.D22])/[.E22])*100" office:value-type="float" office:value="42.6256856930409" calcext:value-type="float">
            <text:p>42.6256856930409</text:p>
          </table:table-cell>
          <table:table-cell office:value-type="float" office:value="1.8" calcext:value-type="float">
            <text:p>1.8</text:p>
          </table:table-cell>
          <table:table-cell table:formula="of:=[.H21]+(0.1*(0.4*([.H21]/10)*(1-([.H21]/10))))" office:value-type="float" office:value="4.17391344648995" calcext:value-type="float">
            <text:p>4.17391344648995</text:p>
          </table:table-cell>
          <table:table-cell table:formula="of:=((10*4*EXP(0.4*([.G22]/10)))/(1+(4*(EXP(0.4*([.G22]/10))))))" office:value-type="float" office:value="8.11271663138396" calcext:value-type="float">
            <text:p>8.11271663138396</text:p>
          </table:table-cell>
          <table:table-cell table:formula="of:=(([.I22]-[.H22])/[.I22])*100" office:value-type="float" office:value="48.5509769890987" calcext:value-type="float">
            <text:p>48.5509769890987</text:p>
          </table:table-cell>
          <table:table-cell office:value-type="float" office:value="0.9" calcext:value-type="float">
            <text:p>0.9</text:p>
          </table:table-cell>
          <table:table-cell table:formula="of:=[.L21]+(0.05*(0.4*([.L21]/10)*(1-([.L21]/10))))" office:value-type="float" office:value="4.08668611040097" calcext:value-type="float">
            <text:p>4.08668611040097</text:p>
          </table:table-cell>
          <table:table-cell table:formula="of:=((10*4*EXP(0.4*([.K22]/10)))/(1+(4*(EXP(0.4*([.K22]/10))))))" office:value-type="float" office:value="8.05697847888523" calcext:value-type="float">
            <text:p>8.05697847888523</text:p>
          </table:table-cell>
          <table:table-cell table:formula="of:=(([.M22]-[.L22])/[.M22])*100" office:value-type="float" office:value="49.2776836737138" calcext:value-type="float">
            <text:p>49.277683673713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table:formula="of:=[.D22]+(0.5*(0.4*([.D22]/10)*(1-([.D22]/10))))" office:value-type="float" office:value="4.93530937437757" calcext:value-type="float">
            <text:p>4.93530937437757</text:p>
          </table:table-cell>
          <table:table-cell table:formula="of:=((10*4*EXP(0.4*([.C23]/10)))/(1+(4*(EXP(0.4*([.C23]/10))))))" office:value-type="float" office:value="8.53996233136336" calcext:value-type="float">
            <text:p>8.53996233136336</text:p>
          </table:table-cell>
          <table:table-cell table:formula="of:=(([.E23]-[.D23])/[.E23])*100" office:value-type="float" office:value="42.2092371970723" calcext:value-type="float">
            <text:p>42.2092371970723</text:p>
          </table:table-cell>
          <table:table-cell office:value-type="float" office:value="1.9" calcext:value-type="float">
            <text:p>1.9</text:p>
          </table:table-cell>
          <table:table-cell table:formula="of:=[.H22]+(0.1*(0.4*([.H22]/10)*(1-([.H22]/10))))" office:value-type="float" office:value="4.1836404788924" calcext:value-type="float">
            <text:p>4.1836404788924</text:p>
          </table:table-cell>
          <table:table-cell table:formula="of:=((10*4*EXP(0.4*([.G23]/10)))/(1+(4*(EXP(0.4*([.G23]/10))))))" office:value-type="float" office:value="8.11883340538368" calcext:value-type="float">
            <text:p>8.11883340538368</text:p>
          </table:table-cell>
          <table:table-cell table:formula="of:=(([.I23]-[.H23])/[.I23])*100" office:value-type="float" office:value="48.4699307154377" calcext:value-type="float">
            <text:p>48.4699307154377</text:p>
          </table:table-cell>
          <table:table-cell office:value-type="float" office:value="0.95" calcext:value-type="float">
            <text:p>0.95</text:p>
          </table:table-cell>
          <table:table-cell table:formula="of:=[.L22]+(0.05*(0.4*([.L22]/10)*(1-([.L22]/10))))" office:value-type="float" office:value="4.09151928194878" calcext:value-type="float">
            <text:p>4.09151928194878</text:p>
          </table:table-cell>
          <table:table-cell table:formula="of:=((10*4*EXP(0.4*([.K23]/10)))/(1+(4*(EXP(0.4*([.K23]/10))))))" office:value-type="float" office:value="8.06010754126287" calcext:value-type="float">
            <text:p>8.06010754126287</text:p>
          </table:table-cell>
          <table:table-cell table:formula="of:=(([.M23]-[.L23])/[.M23])*100" office:value-type="float" office:value="49.2374107789173" calcext:value-type="float">
            <text:p>49.237410778917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23]+(0.5*(0.4*([.D23]/10)*(1-([.D23]/10))))" office:value-type="float" office:value="4.98530100462348" calcext:value-type="float">
            <text:p>4.98530100462348</text:p>
          </table:table-cell>
          <table:table-cell table:formula="of:=((10*4*EXP(0.4*([.C24]/10)))/(1+(4*(EXP(0.4*([.C24]/10))))))" office:value-type="float" office:value="8.56472353194588" calcext:value-type="float">
            <text:p>8.56472353194588</text:p>
          </table:table-cell>
          <table:table-cell table:formula="of:=(([.E24]-[.D24])/[.E24])*100" office:value-type="float" office:value="41.7926219564633" calcext:value-type="float">
            <text:p>41.7926219564633</text:p>
          </table:table-cell>
          <table:table-cell office:value-type="float" office:value="2" calcext:value-type="float">
            <text:p>2</text:p>
          </table:table-cell>
          <table:table-cell table:formula="of:=[.H23]+(0.1*(0.4*([.H23]/10)*(1-([.H23]/10))))" office:value-type="float" office:value="4.19337390174531" calcext:value-type="float">
            <text:p>4.19337390174531</text:p>
          </table:table-cell>
          <table:table-cell table:formula="of:=((10*4*EXP(0.4*([.G24]/10)))/(1+(4*(EXP(0.4*([.G24]/10))))))" office:value-type="float" office:value="8.12493493666026" calcext:value-type="float">
            <text:p>8.12493493666026</text:p>
          </table:table-cell>
          <table:table-cell table:formula="of:=(([.I24]-[.H24])/[.I24])*100" office:value-type="float" office:value="48.3888309945163" calcext:value-type="float">
            <text:p>48.3888309945163</text:p>
          </table:table-cell>
          <table:table-cell office:value-type="float" office:value="1" calcext:value-type="float">
            <text:p>1</text:p>
          </table:table-cell>
          <table:table-cell table:formula="of:=[.L23]+(0.05*(0.4*([.L23]/10)*(1-([.L23]/10))))" office:value-type="float" office:value="4.09635421450577" calcext:value-type="float">
            <text:p>4.09635421450577</text:p>
          </table:table-cell>
          <table:table-cell table:formula="of:=((10*4*EXP(0.4*([.K24]/10)))/(1+(4*(EXP(0.4*([.K24]/10))))))" office:value-type="float" office:value="8.06323277587751" calcext:value-type="float">
            <text:p>8.06323277587751</text:p>
          </table:table-cell>
          <table:table-cell table:formula="of:=(([.M24]-[.L24])/[.M24])*100" office:value-type="float" office:value="49.1971231841317" calcext:value-type="float">
            <text:p>49.197123184131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.5" calcext:value-type="float">
            <text:p>10.5</text:p>
          </table:table-cell>
          <table:table-cell table:formula="of:=[.D24]+(0.5*(0.4*([.D24]/10)*(1-([.D24]/10))))" office:value-type="float" office:value="5.03530057250255" calcext:value-type="float">
            <text:p>5.03530057250255</text:p>
          </table:table-cell>
          <table:table-cell table:formula="of:=((10*4*EXP(0.4*([.C25]/10)))/(1+(4*(EXP(0.4*([.C25]/10))))))" office:value-type="float" office:value="8.5891341761491" calcext:value-type="float">
            <text:p>8.5891341761491</text:p>
          </table:table-cell>
          <table:table-cell table:formula="of:=(([.E25]-[.D25])/[.E25])*100" office:value-type="float" office:value="41.3759237050351" calcext:value-type="float">
            <text:p>41.3759237050351</text:p>
          </table:table-cell>
          <table:table-cell office:value-type="float" office:value="2.1" calcext:value-type="float">
            <text:p>2.1</text:p>
          </table:table-cell>
          <table:table-cell table:formula="of:=[.H24]+(0.1*(0.4*([.H24]/10)*(1-([.H24]/10))))" office:value-type="float" office:value="4.20311364348036" calcext:value-type="float">
            <text:p>4.20311364348036</text:p>
          </table:table-cell>
          <table:table-cell table:formula="of:=((10*4*EXP(0.4*([.G25]/10)))/(1+(4*(EXP(0.4*([.G25]/10))))))" office:value-type="float" office:value="8.13102123348922" calcext:value-type="float">
            <text:p>8.13102123348922</text:p>
          </table:table-cell>
          <table:table-cell table:formula="of:=(([.I25]-[.H25])/[.I25])*100" office:value-type="float" office:value="48.3076784233572" calcext:value-type="float">
            <text:p>48.3076784233572</text:p>
          </table:table-cell>
          <table:table-cell office:value-type="float" office:value="1.05" calcext:value-type="float">
            <text:p>1.05</text:p>
          </table:table-cell>
          <table:table-cell table:formula="of:=[.L24]+(0.05*(0.4*([.L24]/10)*(1-([.L24]/10))))" office:value-type="float" office:value="4.10119089936464" calcext:value-type="float">
            <text:p>4.10119089936464</text:p>
          </table:table-cell>
          <table:table-cell table:formula="of:=((10*4*EXP(0.4*([.K25]/10)))/(1+(4*(EXP(0.4*([.K25]/10))))))" office:value-type="float" office:value="8.06635418350956" calcext:value-type="float">
            <text:p>8.06635418350956</text:p>
          </table:table-cell>
          <table:table-cell table:formula="of:=(([.M25]-[.L25])/[.M25])*100" office:value-type="float" office:value="49.1568209619545" calcext:value-type="float">
            <text:p>49.156820961954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25]+(0.5*(0.4*([.D25]/10)*(1-([.D25]/10))))" office:value-type="float" office:value="5.08529808024172" calcext:value-type="float">
            <text:p>5.08529808024172</text:p>
          </table:table-cell>
          <table:table-cell table:formula="of:=((10*4*EXP(0.4*([.C26]/10)))/(1+(4*(EXP(0.4*([.C26]/10))))))" office:value-type="float" office:value="8.61319687726969" calcext:value-type="float">
            <text:p>8.61319687726969</text:p>
          </table:table-cell>
          <table:table-cell table:formula="of:=(([.E26]-[.D26])/[.E26])*100" office:value-type="float" office:value="40.9592262582332" calcext:value-type="float">
            <text:p>40.9592262582332</text:p>
          </table:table-cell>
          <table:table-cell office:value-type="float" office:value="2.2" calcext:value-type="float">
            <text:p>2.2</text:p>
          </table:table-cell>
          <table:table-cell table:formula="of:=[.H25]+(0.1*(0.4*([.H25]/10)*(1-([.H25]/10))))" office:value-type="float" office:value="4.21285963233428" calcext:value-type="float">
            <text:p>4.21285963233428</text:p>
          </table:table-cell>
          <table:table-cell table:formula="of:=((10*4*EXP(0.4*([.G26]/10)))/(1+(4*(EXP(0.4*([.G26]/10))))))" office:value-type="float" office:value="8.13709230434793" calcext:value-type="float">
            <text:p>8.13709230434793</text:p>
          </table:table-cell>
          <table:table-cell table:formula="of:=(([.I26]-[.H26])/[.I26])*100" office:value-type="float" office:value="48.2264736006104" calcext:value-type="float">
            <text:p>48.2264736006104</text:p>
          </table:table-cell>
          <table:table-cell office:value-type="float" office:value="1.1" calcext:value-type="float">
            <text:p>1.1</text:p>
          </table:table-cell>
          <table:table-cell table:formula="of:=[.L25]+(0.05*(0.4*([.L25]/10)*(1-([.L25]/10))))" office:value-type="float" office:value="4.10602932780476" calcext:value-type="float">
            <text:p>4.10602932780476</text:p>
          </table:table-cell>
          <table:table-cell table:formula="of:=((10*4*EXP(0.4*([.K26]/10)))/(1+(4*(EXP(0.4*([.K26]/10))))))" office:value-type="float" office:value="8.06947176495284" calcext:value-type="float">
            <text:p>8.06947176495284</text:p>
          </table:table-cell>
          <table:table-cell table:formula="of:=(([.M26]-[.L26])/[.M26])*100" office:value-type="float" office:value="49.1165041850945" calcext:value-type="float">
            <text:p>49.116504185094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.5" calcext:value-type="float">
            <text:p>11.5</text:p>
          </table:table-cell>
          <table:table-cell table:formula="of:=[.D26]+(0.5*(0.4*([.D26]/10)*(1-([.D26]/10))))" office:value-type="float" office:value="5.13528352871673" calcext:value-type="float">
            <text:p>5.13528352871673</text:p>
          </table:table-cell>
          <table:table-cell table:formula="of:=((10*4*EXP(0.4*([.C27]/10)))/(1+(4*(EXP(0.4*([.C27]/10))))))" office:value-type="float" office:value="8.63691431182504" calcext:value-type="float">
            <text:p>8.63691431182504</text:p>
          </table:table-cell>
          <table:table-cell table:formula="of:=(([.E27]-[.D27])/[.E27])*100" office:value-type="float" office:value="40.5426134460328" calcext:value-type="float">
            <text:p>40.5426134460328</text:p>
          </table:table-cell>
          <table:table-cell office:value-type="float" office:value="2.3" calcext:value-type="float">
            <text:p>2.3</text:p>
          </table:table-cell>
          <table:table-cell table:formula="of:=[.H26]+(0.1*(0.4*([.H26]/10)*(1-([.H26]/10))))" office:value-type="float" office:value="4.22261179635091" calcext:value-type="float">
            <text:p>4.22261179635091</text:p>
          </table:table-cell>
          <table:table-cell table:formula="of:=((10*4*EXP(0.4*([.G27]/10)))/(1+(4*(EXP(0.4*([.G27]/10))))))" office:value-type="float" office:value="8.14314815791441" calcext:value-type="float">
            <text:p>8.14314815791441</text:p>
          </table:table-cell>
          <table:table-cell table:formula="of:=(([.I27]-[.H27])/[.I27])*100" office:value-type="float" office:value="48.1452171265371" calcext:value-type="float">
            <text:p>48.1452171265371</text:p>
          </table:table-cell>
          <table:table-cell office:value-type="float" office:value="1.15" calcext:value-type="float">
            <text:p>1.15</text:p>
          </table:table-cell>
          <table:table-cell table:formula="of:=[.L26]+(0.05*(0.4*([.L26]/10)*(1-([.L26]/10))))" office:value-type="float" office:value="4.11086949109221" calcext:value-type="float">
            <text:p>4.11086949109221</text:p>
          </table:table-cell>
          <table:table-cell table:formula="of:=((10*4*EXP(0.4*([.K27]/10)))/(1+(4*(EXP(0.4*([.K27]/10))))))" office:value-type="float" office:value="8.07258552101449" calcext:value-type="float">
            <text:p>8.07258552101449</text:p>
          </table:table-cell>
          <table:table-cell table:formula="of:=(([.M27]-[.L27])/[.M27])*100" office:value-type="float" office:value="49.0761729263712" calcext:value-type="float">
            <text:p>49.076172926371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[.D27]+(0.5*(0.4*([.D27]/10)*(1-([.D27]/10))))" office:value-type="float" office:value="5.18524692545045" calcext:value-type="float">
            <text:p>5.18524692545045</text:p>
          </table:table-cell>
          <table:table-cell table:formula="of:=((10*4*EXP(0.4*([.C28]/10)))/(1+(4*(EXP(0.4*([.C28]/10))))))" office:value-type="float" office:value="8.66028921619516" calcext:value-type="float">
            <text:p>8.66028921619516</text:p>
          </table:table-cell>
          <table:table-cell table:formula="of:=(([.E28]-[.D28])/[.E28])*100" office:value-type="float" office:value="40.1261690457891" calcext:value-type="float">
            <text:p>40.1261690457891</text:p>
          </table:table-cell>
          <table:table-cell office:value-type="float" office:value="2.4" calcext:value-type="float">
            <text:p>2.4</text:p>
          </table:table-cell>
          <table:table-cell table:formula="of:=[.H27]+(0.1*(0.4*([.H27]/10)*(1-([.H27]/10))))" office:value-type="float" office:value="4.23237006338325" calcext:value-type="float">
            <text:p>4.23237006338325</text:p>
          </table:table-cell>
          <table:table-cell table:formula="of:=((10*4*EXP(0.4*([.G28]/10)))/(1+(4*(EXP(0.4*([.G28]/10))))))" office:value-type="float" office:value="8.14918880306611" calcext:value-type="float">
            <text:p>8.14918880306611</text:p>
          </table:table-cell>
          <table:table-cell table:formula="of:=(([.I28]-[.H28])/[.I28])*100" office:value-type="float" office:value="48.0639096029923" calcext:value-type="float">
            <text:p>48.0639096029923</text:p>
          </table:table-cell>
          <table:table-cell office:value-type="float" office:value="1.2" calcext:value-type="float">
            <text:p>1.2</text:p>
          </table:table-cell>
          <table:table-cell table:formula="of:=[.L27]+(0.05*(0.4*([.L27]/10)*(1-([.L27]/10))))" office:value-type="float" office:value="4.11571138047984" calcext:value-type="float">
            <text:p>4.11571138047984</text:p>
          </table:table-cell>
          <table:table-cell table:formula="of:=((10*4*EXP(0.4*([.K28]/10)))/(1+(4*(EXP(0.4*([.K28]/10))))))" office:value-type="float" office:value="8.07569545251496" calcext:value-type="float">
            <text:p>8.07569545251496</text:p>
          </table:table-cell>
          <table:table-cell table:formula="of:=(([.M28]-[.L28])/[.M28])*100" office:value-type="float" office:value="49.0358272587148" calcext:value-type="float">
            <text:p>49.035827258714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2.5" calcext:value-type="float">
            <text:p>12.5</text:p>
          </table:table-cell>
          <table:table-cell table:formula="of:=[.D28]+(0.5*(0.4*([.D28]/10)*(1-([.D28]/10))))" office:value-type="float" office:value="5.23517829260367" calcext:value-type="float">
            <text:p>5.23517829260367</text:p>
          </table:table-cell>
          <table:table-cell table:formula="of:=((10*4*EXP(0.4*([.C29]/10)))/(1+(4*(EXP(0.4*([.C29]/10))))))" office:value-type="float" office:value="8.68332438332133" calcext:value-type="float">
            <text:p>8.68332438332133</text:p>
          </table:table-cell>
          <table:table-cell table:formula="of:=(([.E29]-[.D29])/[.E29])*100" office:value-type="float" office:value="39.7099767151479" calcext:value-type="float">
            <text:p>39.7099767151479</text:p>
          </table:table-cell>
          <table:table-cell office:value-type="float" office:value="2.5" calcext:value-type="float">
            <text:p>2.5</text:p>
          </table:table-cell>
          <table:table-cell table:formula="of:=[.H28]+(0.1*(0.4*([.H28]/10)*(1-([.H28]/10))))" office:value-type="float" office:value="4.24213436109541" calcext:value-type="float">
            <text:p>4.24213436109541</text:p>
          </table:table-cell>
          <table:table-cell table:formula="of:=((10*4*EXP(0.4*([.G29]/10)))/(1+(4*(EXP(0.4*([.G29]/10))))))" office:value-type="float" office:value="8.15521424887865" calcext:value-type="float">
            <text:p>8.15521424887865</text:p>
          </table:table-cell>
          <table:table-cell table:formula="of:=(([.I29]-[.H29])/[.I29])*100" office:value-type="float" office:value="47.9825516334079" calcext:value-type="float">
            <text:p>47.9825516334079</text:p>
          </table:table-cell>
          <table:table-cell office:value-type="float" office:value="1.25" calcext:value-type="float">
            <text:p>1.25</text:p>
          </table:table-cell>
          <table:table-cell table:formula="of:=[.L28]+(0.05*(0.4*([.L28]/10)*(1-([.L28]/10))))" office:value-type="float" office:value="4.12055498720732" calcext:value-type="float">
            <text:p>4.12055498720732</text:p>
          </table:table-cell>
          <table:table-cell table:formula="of:=((10*4*EXP(0.4*([.K29]/10)))/(1+(4*(EXP(0.4*([.K29]/10))))))" office:value-type="float" office:value="8.07880156028796" calcext:value-type="float">
            <text:p>8.07880156028796</text:p>
          </table:table-cell>
          <table:table-cell table:formula="of:=(([.M29]-[.L29])/[.M29])*100" office:value-type="float" office:value="48.9954672551649" calcext:value-type="float">
            <text:p>48.995467255164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D29]+(0.5*(0.4*([.D29]/10)*(1-([.D29]/10))))" office:value-type="float" office:value="5.28506767494504" calcext:value-type="float">
            <text:p>5.28506767494504</text:p>
          </table:table-cell>
          <table:table-cell table:formula="of:=((10*4*EXP(0.4*([.C30]/10)))/(1+(4*(EXP(0.4*([.C30]/10))))))" office:value-type="float" office:value="8.70602265946368" calcext:value-type="float">
            <text:p>8.70602265946368</text:p>
          </table:table-cell>
          <table:table-cell table:formula="of:=(([.E30]-[.D30])/[.E30])*100" office:value-type="float" office:value="39.2941199251298" calcext:value-type="float">
            <text:p>39.2941199251298</text:p>
          </table:table-cell>
          <table:table-cell office:value-type="float" office:value="2.6" calcext:value-type="float">
            <text:p>2.6</text:p>
          </table:table-cell>
          <table:table-cell table:formula="of:=[.H29]+(0.1*(0.4*([.H29]/10)*(1-([.H29]/10))))" office:value-type="float" office:value="4.25190461696476" calcext:value-type="float">
            <text:p>4.25190461696476</text:p>
          </table:table-cell>
          <table:table-cell table:formula="of:=((10*4*EXP(0.4*([.G30]/10)))/(1+(4*(EXP(0.4*([.G30]/10))))))" office:value-type="float" office:value="8.16122450462462" calcext:value-type="float">
            <text:p>8.16122450462462</text:p>
          </table:table-cell>
          <table:table-cell table:formula="of:=(([.I30]-[.H30])/[.I30])*100" office:value-type="float" office:value="47.9011438227758" calcext:value-type="float">
            <text:p>47.9011438227758</text:p>
          </table:table-cell>
          <table:table-cell office:value-type="float" office:value="1.3" calcext:value-type="float">
            <text:p>1.3</text:p>
          </table:table-cell>
          <table:table-cell table:formula="of:=[.L29]+(0.05*(0.4*([.L29]/10)*(1-([.L29]/10))))" office:value-type="float" office:value="4.12540030250121" calcext:value-type="float">
            <text:p>4.12540030250121</text:p>
          </table:table-cell>
          <table:table-cell table:formula="of:=((10*4*EXP(0.4*([.K30]/10)))/(1+(4*(EXP(0.4*([.K30]/10))))))" office:value-type="float" office:value="8.08190384518042" calcext:value-type="float">
            <text:p>8.08190384518042</text:p>
          </table:table-cell>
          <table:table-cell table:formula="of:=(([.M30]-[.L30])/[.M30])*100" office:value-type="float" office:value="48.9550929888709" calcext:value-type="float">
            <text:p>48.955092988870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.5" calcext:value-type="float">
            <text:p>13.5</text:p>
          </table:table-cell>
          <table:table-cell table:formula="of:=[.D30]+(0.5*(0.4*([.D30]/10)*(1-([.D30]/10))))" office:value-type="float" office:value="5.33490514778645" calcext:value-type="float">
            <text:p>5.33490514778645</text:p>
          </table:table-cell>
          <table:table-cell table:formula="of:=((10*4*EXP(0.4*([.C31]/10)))/(1+(4*(EXP(0.4*([.C31]/10))))))" office:value-type="float" office:value="8.72838694101927" calcext:value-type="float">
            <text:p>8.72838694101927</text:p>
          </table:table-cell>
          <table:table-cell table:formula="of:=(([.E31]-[.D31])/[.E31])*100" office:value-type="float" office:value="38.8786818935017" calcext:value-type="float">
            <text:p>38.8786818935017</text:p>
          </table:table-cell>
          <table:table-cell office:value-type="float" office:value="2.7" calcext:value-type="float">
            <text:p>2.7</text:p>
          </table:table-cell>
          <table:table-cell table:formula="of:=[.H30]+(0.1*(0.4*([.H30]/10)*(1-([.H30]/10))))" office:value-type="float" office:value="4.26168075828391" calcext:value-type="float">
            <text:p>4.26168075828391</text:p>
          </table:table-cell>
          <table:table-cell table:formula="of:=((10*4*EXP(0.4*([.G31]/10)))/(1+(4*(EXP(0.4*([.G31]/10))))))" office:value-type="float" office:value="8.16721957977234" calcext:value-type="float">
            <text:p>8.16721957977234</text:p>
          </table:table-cell>
          <table:table-cell table:formula="of:=(([.I31]-[.H31])/[.I31])*100" office:value-type="float" office:value="47.8196867776304" calcext:value-type="float">
            <text:p>47.8196867776304</text:p>
          </table:table-cell>
          <table:table-cell office:value-type="float" office:value="1.35" calcext:value-type="float">
            <text:p>1.35</text:p>
          </table:table-cell>
          <table:table-cell table:formula="of:=[.L30]+(0.05*(0.4*([.L30]/10)*(1-([.L30]/10))))" office:value-type="float" office:value="4.13024731757504" calcext:value-type="float">
            <text:p>4.13024731757504</text:p>
          </table:table-cell>
          <table:table-cell table:formula="of:=((10*4*EXP(0.4*([.K31]/10)))/(1+(4*(EXP(0.4*([.K31]/10))))))" office:value-type="float" office:value="8.08500230805248" calcext:value-type="float">
            <text:p>8.08500230805248</text:p>
          </table:table-cell>
          <table:table-cell table:formula="of:=(([.M31]-[.L31])/[.M31])*100" office:value-type="float" office:value="48.9147045330908" calcext:value-type="float">
            <text:p>48.914704533090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formula="of:=[.D31]+(0.5*(0.4*([.D31]/10)*(1-([.D31]/10))))" office:value-type="float" office:value="5.38468082487042" calcext:value-type="float">
            <text:p>5.38468082487042</text:p>
          </table:table-cell>
          <table:table-cell table:formula="of:=((10*4*EXP(0.4*([.C32]/10)))/(1+(4*(EXP(0.4*([.C32]/10))))))" office:value-type="float" office:value="8.75042017140236" calcext:value-type="float">
            <text:p>8.75042017140236</text:p>
          </table:table-cell>
          <table:table-cell table:formula="of:=(([.E32]-[.D32])/[.E32])*100" office:value-type="float" office:value="38.4637455185486" calcext:value-type="float">
            <text:p>38.4637455185486</text:p>
          </table:table-cell>
          <table:table-cell office:value-type="float" office:value="2.8" calcext:value-type="float">
            <text:p>2.8</text:p>
          </table:table-cell>
          <table:table-cell table:formula="of:=[.H31]+(0.1*(0.4*([.H31]/10)*(1-([.H31]/10))))" office:value-type="float" office:value="4.27146271216283" calcext:value-type="float">
            <text:p>4.27146271216283</text:p>
          </table:table-cell>
          <table:table-cell table:formula="of:=((10*4*EXP(0.4*([.G32]/10)))/(1+(4*(EXP(0.4*([.G32]/10))))))" office:value-type="float" office:value="8.17319948398466" calcext:value-type="float">
            <text:p>8.17319948398466</text:p>
          </table:table-cell>
          <table:table-cell table:formula="of:=(([.I32]-[.H32])/[.I32])*100" office:value-type="float" office:value="47.7381811060315" calcext:value-type="float">
            <text:p>47.7381811060315</text:p>
          </table:table-cell>
          <table:table-cell office:value-type="float" office:value="1.4" calcext:value-type="float">
            <text:p>1.4</text:p>
          </table:table-cell>
          <table:table-cell table:formula="of:=[.L31]+(0.05*(0.4*([.L31]/10)*(1-([.L31]/10))))" office:value-type="float" office:value="4.13509602362932" calcext:value-type="float">
            <text:p>4.13509602362932</text:p>
          </table:table-cell>
          <table:table-cell table:formula="of:=((10*4*EXP(0.4*([.K32]/10)))/(1+(4*(EXP(0.4*([.K32]/10))))))" office:value-type="float" office:value="8.08809694977743" calcext:value-type="float">
            <text:p>8.08809694977743</text:p>
          </table:table-cell>
          <table:table-cell table:formula="of:=(([.M32]-[.L32])/[.M32])*100" office:value-type="float" office:value="48.8743019611911" calcext:value-type="float">
            <text:p>48.874301961191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5" calcext:value-type="float">
            <text:p>14.5</text:p>
          </table:table-cell>
          <table:table-cell table:formula="of:=[.D32]+(0.5*(0.4*([.D32]/10)*(1-([.D32]/10))))" office:value-type="float" office:value="5.43438486619637" calcext:value-type="float">
            <text:p>5.43438486619637</text:p>
          </table:table-cell>
          <table:table-cell table:formula="of:=((10*4*EXP(0.4*([.C33]/10)))/(1+(4*(EXP(0.4*([.C33]/10))))))" office:value-type="float" office:value="8.77212533798834" calcext:value-type="float">
            <text:p>8.77212533798834</text:p>
          </table:table-cell>
          <table:table-cell table:formula="of:=(([.E33]-[.D33])/[.E33])*100" office:value-type="float" office:value="38.0493933133585" calcext:value-type="float">
            <text:p>38.0493933133585</text:p>
          </table:table-cell>
          <table:table-cell office:value-type="float" office:value="2.9" calcext:value-type="float">
            <text:p>2.9</text:p>
          </table:table-cell>
          <table:table-cell table:formula="of:=[.H32]+(0.1*(0.4*([.H32]/10)*(1-([.H32]/10))))" office:value-type="float" office:value="4.28125040553092" calcext:value-type="float">
            <text:p>4.28125040553092</text:p>
          </table:table-cell>
          <table:table-cell table:formula="of:=((10*4*EXP(0.4*([.G33]/10)))/(1+(4*(EXP(0.4*([.G33]/10))))))" office:value-type="float" office:value="8.17916422711767" calcext:value-type="float">
            <text:p>8.17916422711767</text:p>
          </table:table-cell>
          <table:table-cell table:formula="of:=(([.I33]-[.H33])/[.I33])*100" office:value-type="float" office:value="47.6566274175469" calcext:value-type="float">
            <text:p>47.6566274175469</text:p>
          </table:table-cell>
          <table:table-cell office:value-type="float" office:value="1.45" calcext:value-type="float">
            <text:p>1.45</text:p>
          </table:table-cell>
          <table:table-cell table:formula="of:=[.L32]+(0.05*(0.4*([.L32]/10)*(1-([.L32]/10))))" office:value-type="float" office:value="4.13994641185165" calcext:value-type="float">
            <text:p>4.13994641185165</text:p>
          </table:table-cell>
          <table:table-cell table:formula="of:=((10*4*EXP(0.4*([.K33]/10)))/(1+(4*(EXP(0.4*([.K33]/10))))))" office:value-type="float" office:value="8.09118777124164" calcext:value-type="float">
            <text:p>8.09118777124164</text:p>
          </table:table-cell>
          <table:table-cell table:formula="of:=(([.M33]-[.L33])/[.M33])*100" office:value-type="float" office:value="48.833885346646" calcext:value-type="float">
            <text:p>48.83388534664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D33]+(0.5*(0.4*([.D33]/10)*(1-([.D33]/10))))" office:value-type="float" office:value="5.48400748577241" calcext:value-type="float">
            <text:p>5.48400748577241</text:p>
          </table:table-cell>
          <table:table-cell table:formula="of:=((10*4*EXP(0.4*([.C34]/10)))/(1+(4*(EXP(0.4*([.C34]/10))))))" office:value-type="float" office:value="8.79350546912231" calcext:value-type="float">
            <text:p>8.79350546912231</text:p>
          </table:table-cell>
          <table:table-cell table:formula="of:=(([.E34]-[.D34])/[.E34])*100" office:value-type="float" office:value="37.6357073407293" calcext:value-type="float">
            <text:p>37.6357073407293</text:p>
          </table:table-cell>
          <table:table-cell office:value-type="float" office:value="3" calcext:value-type="float">
            <text:p>3</text:p>
          </table:table-cell>
          <table:table-cell table:formula="of:=[.H33]+(0.1*(0.4*([.H33]/10)*(1-([.H33]/10))))" office:value-type="float" office:value="4.2910437651391" calcext:value-type="float">
            <text:p>4.2910437651391</text:p>
          </table:table-cell>
          <table:table-cell table:formula="of:=((10*4*EXP(0.4*([.G34]/10)))/(1+(4*(EXP(0.4*([.G34]/10))))))" office:value-type="float" office:value="8.18511381921954" calcext:value-type="float">
            <text:p>8.18511381921954</text:p>
          </table:table-cell>
          <table:table-cell table:formula="of:=(([.I34]-[.H34])/[.I34])*100" office:value-type="float" office:value="47.5750263232349" calcext:value-type="float">
            <text:p>47.5750263232349</text:p>
          </table:table-cell>
          <table:table-cell office:value-type="float" office:value="1.5" calcext:value-type="float">
            <text:p>1.5</text:p>
          </table:table-cell>
          <table:table-cell table:formula="of:=[.L33]+(0.05*(0.4*([.L33]/10)*(1-([.L33]/10))))" office:value-type="float" office:value="4.14479847341676" calcext:value-type="float">
            <text:p>4.14479847341676</text:p>
          </table:table-cell>
          <table:table-cell table:formula="of:=((10*4*EXP(0.4*([.K34]/10)))/(1+(4*(EXP(0.4*([.K34]/10))))))" office:value-type="float" office:value="8.09427477334459" calcext:value-type="float">
            <text:p>8.09427477334459</text:p>
          </table:table-cell>
          <table:table-cell table:formula="of:=(([.M34]-[.L34])/[.M34])*100" office:value-type="float" office:value="48.7934547630374" calcext:value-type="float">
            <text:p>48.793454763037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5.5" calcext:value-type="float">
            <text:p>15.5</text:p>
          </table:table-cell>
          <table:table-cell table:formula="of:=[.D34]+(0.5*(0.4*([.D34]/10)*(1-([.D34]/10))))" office:value-type="float" office:value="5.53353895927984" calcext:value-type="float">
            <text:p>5.53353895927984</text:p>
          </table:table-cell>
          <table:table-cell table:formula="of:=((10*4*EXP(0.4*([.C35]/10)))/(1+(4*(EXP(0.4*([.C35]/10))))))" office:value-type="float" office:value="8.81456363119375" calcext:value-type="float">
            <text:p>8.81456363119375</text:p>
          </table:table-cell>
          <table:table-cell table:formula="of:=(([.E35]-[.D35])/[.E35])*100" office:value-type="float" office:value="37.2227691488065" calcext:value-type="float">
            <text:p>37.2227691488065</text:p>
          </table:table-cell>
          <table:table-cell office:value-type="float" office:value="3.1" calcext:value-type="float">
            <text:p>3.1</text:p>
          </table:table-cell>
          <table:table-cell table:formula="of:=[.H34]+(0.1*(0.4*([.H34]/10)*(1-([.H34]/10))))" office:value-type="float" office:value="4.30084271756193" calcext:value-type="float">
            <text:p>4.30084271756193</text:p>
          </table:table-cell>
          <table:table-cell table:formula="of:=((10*4*EXP(0.4*([.G35]/10)))/(1+(4*(EXP(0.4*([.G35]/10))))))" office:value-type="float" office:value="8.19104827052924" calcext:value-type="float">
            <text:p>8.19104827052924</text:p>
          </table:table-cell>
          <table:table-cell table:formula="of:=(([.I35]-[.H35])/[.I35])*100" office:value-type="float" office:value="47.4933784356268" calcext:value-type="float">
            <text:p>47.4933784356268</text:p>
          </table:table-cell>
          <table:table-cell office:value-type="float" office:value="1.55" calcext:value-type="float">
            <text:p>1.55</text:p>
          </table:table-cell>
          <table:table-cell table:formula="of:=[.L34]+(0.05*(0.4*([.L34]/10)*(1-([.L34]/10))))" office:value-type="float" office:value="4.14965219948654" calcext:value-type="float">
            <text:p>4.14965219948654</text:p>
          </table:table-cell>
          <table:table-cell table:formula="of:=((10*4*EXP(0.4*([.K35]/10)))/(1+(4*(EXP(0.4*([.K35]/10))))))" office:value-type="float" office:value="8.0973579569988" calcext:value-type="float">
            <text:p>8.0973579569988</text:p>
          </table:table-cell>
          <table:table-cell table:formula="of:=(([.M35]-[.L35])/[.M35])*100" office:value-type="float" office:value="48.7530102840536" calcext:value-type="float">
            <text:p>48.753010284053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[.D35]+(0.5*(0.4*([.D35]/10)*(1-([.D35]/10))))" office:value-type="float" office:value="5.58296963163771" calcext:value-type="float">
            <text:p>5.58296963163771</text:p>
          </table:table-cell>
          <table:table-cell table:formula="of:=((10*4*EXP(0.4*([.C36]/10)))/(1+(4*(EXP(0.4*([.C36]/10))))))" office:value-type="float" office:value="8.83530292577797" calcext:value-type="float">
            <text:p>8.83530292577797</text:p>
          </table:table-cell>
          <table:table-cell table:formula="of:=(([.E36]-[.D36])/[.E36])*100" office:value-type="float" office:value="36.8106597075605" calcext:value-type="float">
            <text:p>36.8106597075605</text:p>
          </table:table-cell>
          <table:table-cell office:value-type="float" office:value="3.2" calcext:value-type="float">
            <text:p>3.2</text:p>
          </table:table-cell>
          <table:table-cell table:formula="of:=[.H35]+(0.1*(0.4*([.H35]/10)*(1-([.H35]/10))))" office:value-type="float" office:value="4.31064718919969" calcext:value-type="float">
            <text:p>4.31064718919969</text:p>
          </table:table-cell>
          <table:table-cell table:formula="of:=((10*4*EXP(0.4*([.G36]/10)))/(1+(4*(EXP(0.4*([.G36]/10))))))" office:value-type="float" office:value="8.19696759147533" calcext:value-type="float">
            <text:p>8.19696759147533</text:p>
          </table:table-cell>
          <table:table-cell table:formula="of:=(([.I36]-[.H36])/[.I36])*100" office:value-type="float" office:value="47.4116843687088" calcext:value-type="float">
            <text:p>47.4116843687088</text:p>
          </table:table-cell>
          <table:table-cell office:value-type="float" office:value="1.6" calcext:value-type="float">
            <text:p>1.6</text:p>
          </table:table-cell>
          <table:table-cell table:formula="of:=[.L35]+(0.05*(0.4*([.L35]/10)*(1-([.L35]/10))))" office:value-type="float" office:value="4.15450758121017" calcext:value-type="float">
            <text:p>4.15450758121017</text:p>
          </table:table-cell>
          <table:table-cell table:formula="of:=((10*4*EXP(0.4*([.K36]/10)))/(1+(4*(EXP(0.4*([.K36]/10))))))" office:value-type="float" office:value="8.10043732312974" calcext:value-type="float">
            <text:p>8.10043732312974</text:p>
          </table:table-cell>
          <table:table-cell table:formula="of:=(([.M36]-[.L36])/[.M36])*100" office:value-type="float" office:value="48.7125519834896" calcext:value-type="float">
            <text:p>48.712551983489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.5" calcext:value-type="float">
            <text:p>16.5</text:p>
          </table:table-cell>
          <table:table-cell table:formula="of:=[.D36]+(0.5*(0.4*([.D36]/10)*(1-([.D36]/10))))" office:value-type="float" office:value="5.63228992445488" calcext:value-type="float">
            <text:p>5.63228992445488</text:p>
          </table:table-cell>
          <table:table-cell table:formula="of:=((10*4*EXP(0.4*([.C37]/10)))/(1+(4*(EXP(0.4*([.C37]/10))))))" office:value-type="float" office:value="8.85572648684515" calcext:value-type="float">
            <text:p>8.85572648684515</text:p>
          </table:table-cell>
          <table:table-cell table:formula="of:=(([.E37]-[.D37])/[.E37])*100" office:value-type="float" office:value="36.3994593462045" calcext:value-type="float">
            <text:p>36.3994593462045</text:p>
          </table:table-cell>
          <table:table-cell office:value-type="float" office:value="3.3" calcext:value-type="float">
            <text:p>3.3</text:p>
          </table:table-cell>
          <table:table-cell table:formula="of:=[.H36]+(0.1*(0.4*([.H36]/10)*(1-([.H36]/10))))" office:value-type="float" office:value="4.32045710628059" calcext:value-type="float">
            <text:p>4.32045710628059</text:p>
          </table:table-cell>
          <table:table-cell table:formula="of:=((10*4*EXP(0.4*([.G37]/10)))/(1+(4*(EXP(0.4*([.G37]/10))))))" office:value-type="float" office:value="8.20287179267473" calcext:value-type="float">
            <text:p>8.20287179267473</text:p>
          </table:table-cell>
          <table:table-cell table:formula="of:=(([.I37]-[.H37])/[.I37])*100" office:value-type="float" office:value="47.3299447379049" calcext:value-type="float">
            <text:p>47.3299447379049</text:p>
          </table:table-cell>
          <table:table-cell office:value-type="float" office:value="1.65" calcext:value-type="float">
            <text:p>1.65</text:p>
          </table:table-cell>
          <table:table-cell table:formula="of:=[.L36]+(0.05*(0.4*([.L36]/10)*(1-([.L36]/10))))" office:value-type="float" office:value="4.15936460972413" calcext:value-type="float">
            <text:p>4.15936460972413</text:p>
          </table:table-cell>
          <table:table-cell table:formula="of:=((10*4*EXP(0.4*([.K37]/10)))/(1+(4*(EXP(0.4*([.K37]/10))))))" office:value-type="float" office:value="8.10351287267591" calcext:value-type="float">
            <text:p>8.10351287267591</text:p>
          </table:table-cell>
          <table:table-cell table:formula="of:=(([.M37]-[.L37])/[.M37])*100" office:value-type="float" office:value="48.6720799352462" calcext:value-type="float">
            <text:p>48.672079935246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[.D37]+(0.5*(0.4*([.D37]/10)*(1-([.D37]/10))))" office:value-type="float" office:value="5.68149034335775" calcext:value-type="float">
            <text:p>5.68149034335775</text:p>
          </table:table-cell>
          <table:table-cell table:formula="of:=((10*4*EXP(0.4*([.C38]/10)))/(1+(4*(EXP(0.4*([.C38]/10))))))" office:value-type="float" office:value="8.87583747803769" calcext:value-type="float">
            <text:p>8.87583747803769</text:p>
          </table:table-cell>
          <table:table-cell table:formula="of:=(([.E38]-[.D38])/[.E38])*100" office:value-type="float" office:value="35.9892476916574" calcext:value-type="float">
            <text:p>35.9892476916574</text:p>
          </table:table-cell>
          <table:table-cell office:value-type="float" office:value="3.4" calcext:value-type="float">
            <text:p>3.4</text:p>
          </table:table-cell>
          <table:table-cell table:formula="of:=[.H37]+(0.1*(0.4*([.H37]/10)*(1-([.H37]/10))))" office:value-type="float" office:value="4.33027239486282" calcext:value-type="float">
            <text:p>4.33027239486282</text:p>
          </table:table-cell>
          <table:table-cell table:formula="of:=((10*4*EXP(0.4*([.G38]/10)))/(1+(4*(EXP(0.4*([.G38]/10))))))" office:value-type="float" office:value="8.20876088493149" calcext:value-type="float">
            <text:p>8.20876088493149</text:p>
          </table:table-cell>
          <table:table-cell table:formula="of:=(([.I38]-[.H38])/[.I38])*100" office:value-type="float" office:value="47.2481601600585" calcext:value-type="float">
            <text:p>47.2481601600585</text:p>
          </table:table-cell>
          <table:table-cell office:value-type="float" office:value="1.7" calcext:value-type="float">
            <text:p>1.7</text:p>
          </table:table-cell>
          <table:table-cell table:formula="of:=[.L37]+(0.05*(0.4*([.L37]/10)*(1-([.L37]/10))))" office:value-type="float" office:value="4.16422327615225" calcext:value-type="float">
            <text:p>4.16422327615225</text:p>
          </table:table-cell>
          <table:table-cell table:formula="of:=((10*4*EXP(0.4*([.K38]/10)))/(1+(4*(EXP(0.4*([.K38]/10))))))" office:value-type="float" office:value="8.10658460658868" calcext:value-type="float">
            <text:p>8.10658460658868</text:p>
          </table:table-cell>
          <table:table-cell table:formula="of:=(([.M38]-[.L38])/[.M38])*100" office:value-type="float" office:value="48.6315942133293" calcext:value-type="float">
            <text:p>48.631594213329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7.5" calcext:value-type="float">
            <text:p>17.5</text:p>
          </table:table-cell>
          <table:table-cell table:formula="of:=[.D38]+(0.5*(0.4*([.D38]/10)*(1-([.D38]/10))))" office:value-type="float" office:value="5.73056148518157" calcext:value-type="float">
            <text:p>5.73056148518157</text:p>
          </table:table-cell>
          <table:table-cell table:formula="of:=((10*4*EXP(0.4*([.C39]/10)))/(1+(4*(EXP(0.4*([.C39]/10))))))" office:value-type="float" office:value="8.89563909001637" calcext:value-type="float">
            <text:p>8.89563909001637</text:p>
          </table:table-cell>
          <table:table-cell table:formula="of:=(([.E39]-[.D39])/[.E39])*100" office:value-type="float" office:value="35.5801036081487" calcext:value-type="float">
            <text:p>35.5801036081487</text:p>
          </table:table-cell>
          <table:table-cell office:value-type="float" office:value="3.5" calcext:value-type="float">
            <text:p>3.5</text:p>
          </table:table-cell>
          <table:table-cell table:formula="of:=[.H38]+(0.1*(0.4*([.H38]/10)*(1-([.H38]/10))))" office:value-type="float" office:value="4.34009298083679" calcext:value-type="float">
            <text:p>4.34009298083679</text:p>
          </table:table-cell>
          <table:table-cell table:formula="of:=((10*4*EXP(0.4*([.G39]/10)))/(1+(4*(EXP(0.4*([.G39]/10))))))" office:value-type="float" office:value="8.21463487923557" calcext:value-type="float">
            <text:p>8.21463487923557</text:p>
          </table:table-cell>
          <table:table-cell table:formula="of:=(([.I39]-[.H39])/[.I39])*100" office:value-type="float" office:value="47.1663312534146" calcext:value-type="float">
            <text:p>47.1663312534146</text:p>
          </table:table-cell>
          <table:table-cell office:value-type="float" office:value="1.75" calcext:value-type="float">
            <text:p>1.75</text:p>
          </table:table-cell>
          <table:table-cell table:formula="of:=[.L38]+(0.05*(0.4*([.L38]/10)*(1-([.L38]/10))))" office:value-type="float" office:value="4.16908357160583" calcext:value-type="float">
            <text:p>4.16908357160583</text:p>
          </table:table-cell>
          <table:table-cell table:formula="of:=((10*4*EXP(0.4*([.K39]/10)))/(1+(4*(EXP(0.4*([.K39]/10))))))" office:value-type="float" office:value="8.10965252583232" calcext:value-type="float">
            <text:p>8.10965252583232</text:p>
          </table:table-cell>
          <table:table-cell table:formula="of:=(([.M39]-[.L39])/[.M39])*100" office:value-type="float" office:value="48.59109489185" calcext:value-type="float">
            <text:p>48.5910948918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D39]+(0.5*(0.4*([.D39]/10)*(1-([.D39]/10))))" office:value-type="float" office:value="5.77949404501431" calcext:value-type="float">
            <text:p>5.77949404501431</text:p>
          </table:table-cell>
          <table:table-cell table:formula="of:=((10*4*EXP(0.4*([.C40]/10)))/(1+(4*(EXP(0.4*([.C40]/10))))))" office:value-type="float" office:value="8.9151345378756" calcext:value-type="float">
            <text:p>8.9151345378756</text:p>
          </table:table-cell>
          <table:table-cell table:formula="of:=(([.E40]-[.D40])/[.E40])*100" office:value-type="float" office:value="35.1721051380621" calcext:value-type="float">
            <text:p>35.1721051380621</text:p>
          </table:table-cell>
          <table:table-cell office:value-type="float" office:value="3.6" calcext:value-type="float">
            <text:p>3.6</text:p>
          </table:table-cell>
          <table:table-cell table:formula="of:=[.H39]+(0.1*(0.4*([.H39]/10)*(1-([.H39]/10))))" office:value-type="float" office:value="4.34991878992721" calcext:value-type="float">
            <text:p>4.34991878992721</text:p>
          </table:table-cell>
          <table:table-cell table:formula="of:=((10*4*EXP(0.4*([.G40]/10)))/(1+(4*(EXP(0.4*([.G40]/10))))))" office:value-type="float" office:value="8.22049378676158" calcext:value-type="float">
            <text:p>8.22049378676158</text:p>
          </table:table-cell>
          <table:table-cell table:formula="of:=(([.I40]-[.H40])/[.I40])*100" office:value-type="float" office:value="47.0844586376016" calcext:value-type="float">
            <text:p>47.0844586376016</text:p>
          </table:table-cell>
          <table:table-cell office:value-type="float" office:value="1.8" calcext:value-type="float">
            <text:p>1.8</text:p>
          </table:table-cell>
          <table:table-cell table:formula="of:=[.L39]+(0.05*(0.4*([.L39]/10)*(1-([.L39]/10))))" office:value-type="float" office:value="4.17394548718363" calcext:value-type="float">
            <text:p>4.17394548718363</text:p>
          </table:table-cell>
          <table:table-cell table:formula="of:=((10*4*EXP(0.4*([.K40]/10)))/(1+(4*(EXP(0.4*([.K40]/10))))))" office:value-type="float" office:value="8.11271663138396" calcext:value-type="float">
            <text:p>8.11271663138396</text:p>
          </table:table-cell>
          <table:table-cell table:formula="of:=(([.M40]-[.L40])/[.M40])*100" office:value-type="float" office:value="48.5505820450234" calcext:value-type="float">
            <text:p>48.550582045023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8.5" calcext:value-type="float">
            <text:p>18.5</text:p>
          </table:table-cell>
          <table:table-cell table:formula="of:=[.D40]+(0.5*(0.4*([.D40]/10)*(1-([.D40]/10))))" office:value-type="float" office:value="5.82827882308188" calcext:value-type="float">
            <text:p>5.82827882308188</text:p>
          </table:table-cell>
          <table:table-cell table:formula="of:=((10*4*EXP(0.4*([.C41]/10)))/(1+(4*(EXP(0.4*([.C41]/10))))))" office:value-type="float" office:value="8.93432705862811" calcext:value-type="float">
            <text:p>8.93432705862811</text:p>
          </table:table-cell>
          <table:table-cell table:formula="of:=(([.E41]-[.D41])/[.E41])*100" office:value-type="float" office:value="34.7653294441089" calcext:value-type="float">
            <text:p>34.7653294441089</text:p>
          </table:table-cell>
          <table:table-cell office:value-type="float" office:value="3.7" calcext:value-type="float">
            <text:p>3.7</text:p>
          </table:table-cell>
          <table:table-cell table:formula="of:=[.H40]+(0.1*(0.4*([.H40]/10)*(1-([.H40]/10))))" office:value-type="float" office:value="4.35974974769534" calcext:value-type="float">
            <text:p>4.35974974769534</text:p>
          </table:table-cell>
          <table:table-cell table:formula="of:=((10*4*EXP(0.4*([.G41]/10)))/(1+(4*(EXP(0.4*([.G41]/10))))))" office:value-type="float" office:value="8.22633761886759" calcext:value-type="float">
            <text:p>8.22633761886759</text:p>
          </table:table-cell>
          <table:table-cell table:formula="of:=(([.I41]-[.H41])/[.I41])*100" office:value-type="float" office:value="47.0025429336137" calcext:value-type="float">
            <text:p>47.0025429336137</text:p>
          </table:table-cell>
          <table:table-cell office:value-type="float" office:value="1.85" calcext:value-type="float">
            <text:p>1.85</text:p>
          </table:table-cell>
          <table:table-cell table:formula="of:=[.L40]+(0.05*(0.4*([.L40]/10)*(1-([.L40]/10))))" office:value-type="float" office:value="4.178809013972" calcext:value-type="float">
            <text:p>4.178809013972</text:p>
          </table:table-cell>
          <table:table-cell table:formula="of:=((10*4*EXP(0.4*([.K41]/10)))/(1+(4*(EXP(0.4*([.K41]/10))))))" office:value-type="float" office:value="8.11577692423351" calcext:value-type="float">
            <text:p>8.11577692423351</text:p>
          </table:table-cell>
          <table:table-cell table:formula="of:=(([.M41]-[.L41])/[.M41])*100" office:value-type="float" office:value="48.5100557471684" calcext:value-type="float">
            <text:p>48.510055747168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formula="of:=[.D41]+(0.5*(0.4*([.D41]/10)*(1-([.D41]/10))))" office:value-type="float" office:value="5.87690673146435" calcext:value-type="float">
            <text:p>5.87690673146435</text:p>
          </table:table-cell>
          <table:table-cell table:formula="of:=((10*4*EXP(0.4*([.C42]/10)))/(1+(4*(EXP(0.4*([.C42]/10))))))" office:value-type="float" office:value="8.95321990875916" calcext:value-type="float">
            <text:p>8.95321990875916</text:p>
          </table:table-cell>
          <table:table-cell table:formula="of:=(([.E42]-[.D42])/[.E42])*100" office:value-type="float" office:value="34.3598527529205" calcext:value-type="float">
            <text:p>34.3598527529205</text:p>
          </table:table-cell>
          <table:table-cell office:value-type="float" office:value="3.8" calcext:value-type="float">
            <text:p>3.8</text:p>
          </table:table-cell>
          <table:table-cell table:formula="of:=[.H41]+(0.1*(0.4*([.H41]/10)*(1-([.H41]/10))))" office:value-type="float" office:value="4.36958577954111" calcext:value-type="float">
            <text:p>4.36958577954111</text:p>
          </table:table-cell>
          <table:table-cell table:formula="of:=((10*4*EXP(0.4*([.G42]/10)))/(1+(4*(EXP(0.4*([.G42]/10))))))" office:value-type="float" office:value="8.23216638709385" calcext:value-type="float">
            <text:p>8.23216638709385</text:p>
          </table:table-cell>
          <table:table-cell table:formula="of:=(([.I42]-[.H42])/[.I42])*100" office:value-type="float" office:value="46.9205847637917" calcext:value-type="float">
            <text:p>46.9205847637917</text:p>
          </table:table-cell>
          <table:table-cell office:value-type="float" office:value="1.9" calcext:value-type="float">
            <text:p>1.9</text:p>
          </table:table-cell>
          <table:table-cell table:formula="of:=[.L41]+(0.05*(0.4*([.L41]/10)*(1-([.L41]/10))))" office:value-type="float" office:value="4.1836741430449" calcext:value-type="float">
            <text:p>4.1836741430449</text:p>
          </table:table-cell>
          <table:table-cell table:formula="of:=((10*4*EXP(0.4*([.K42]/10)))/(1+(4*(EXP(0.4*([.K42]/10))))))" office:value-type="float" office:value="8.11883340538368" calcext:value-type="float">
            <text:p>8.11883340538368</text:p>
          </table:table-cell>
          <table:table-cell table:formula="of:=(([.M42]-[.L42])/[.M42])*100" office:value-type="float" office:value="48.4695160727074" calcext:value-type="float">
            <text:p>48.469516072707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.5" calcext:value-type="float">
            <text:p>19.5</text:p>
          </table:table-cell>
          <table:table-cell table:formula="of:=[.D42]+(0.5*(0.4*([.D42]/10)*(1-([.D42]/10))))" office:value-type="float" office:value="5.92536880063298" calcext:value-type="float">
            <text:p>5.92536880063298</text:p>
          </table:table-cell>
          <table:table-cell table:formula="of:=((10*4*EXP(0.4*([.C43]/10)))/(1+(4*(EXP(0.4*([.C43]/10))))))" office:value-type="float" office:value="8.97181636185031" calcext:value-type="float">
            <text:p>8.97181636185031</text:p>
          </table:table-cell>
          <table:table-cell table:formula="of:=(([.E43]-[.D43])/[.E43])*100" office:value-type="float" office:value="33.9557503001438" calcext:value-type="float">
            <text:p>33.9557503001438</text:p>
          </table:table-cell>
          <table:table-cell office:value-type="float" office:value="3.9" calcext:value-type="float">
            <text:p>3.9</text:p>
          </table:table-cell>
          <table:table-cell table:formula="of:=[.H42]+(0.1*(0.4*([.H42]/10)*(1-([.H42]/10))))" office:value-type="float" office:value="4.37942681070537" calcext:value-type="float">
            <text:p>4.37942681070537</text:p>
          </table:table-cell>
          <table:table-cell table:formula="of:=((10*4*EXP(0.4*([.G43]/10)))/(1+(4*(EXP(0.4*([.G43]/10))))))" office:value-type="float" office:value="8.23798010316162" calcext:value-type="float">
            <text:p>8.23798010316162</text:p>
          </table:table-cell>
          <table:table-cell table:formula="of:=(([.I43]-[.H43])/[.I43])*100" office:value-type="float" office:value="46.8385847518058" calcext:value-type="float">
            <text:p>46.8385847518058</text:p>
          </table:table-cell>
          <table:table-cell office:value-type="float" office:value="1.95" calcext:value-type="float">
            <text:p>1.95</text:p>
          </table:table-cell>
          <table:table-cell table:formula="of:=[.L42]+(0.05*(0.4*([.L42]/10)*(1-([.L42]/10))))" office:value-type="float" office:value="4.18854086546395" calcext:value-type="float">
            <text:p>4.18854086546395</text:p>
          </table:table-cell>
          <table:table-cell table:formula="of:=((10*4*EXP(0.4*([.K43]/10)))/(1+(4*(EXP(0.4*([.K43]/10))))))" office:value-type="float" office:value="8.12188607584989" calcext:value-type="float">
            <text:p>8.12188607584989</text:p>
          </table:table-cell>
          <table:table-cell table:formula="of:=(([.M43]-[.L43])/[.M43])*100" office:value-type="float" office:value="48.4289630961654" calcext:value-type="float">
            <text:p>48.428963096165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formula="of:=[.D43]+(0.5*(0.4*([.D43]/10)*(1-([.D43]/10))))" office:value-type="float" office:value="5.97365618579861" calcext:value-type="float">
            <text:p>5.97365618579861</text:p>
          </table:table-cell>
          <table:table-cell table:formula="of:=((10*4*EXP(0.4*([.C44]/10)))/(1+(4*(EXP(0.4*([.C44]/10))))))" office:value-type="float" office:value="8.99011970627267" calcext:value-type="float">
            <text:p>8.99011970627267</text:p>
          </table:table-cell>
          <table:table-cell table:formula="of:=(([.E44]-[.D44])/[.E44])*100" office:value-type="float" office:value="33.5530962771206" calcext:value-type="float">
            <text:p>33.5530962771206</text:p>
          </table:table-cell>
          <table:table-cell office:value-type="float" office:value="4" calcext:value-type="float">
            <text:p>4</text:p>
          </table:table-cell>
          <table:table-cell table:formula="of:=[.H43]+(0.1*(0.4*([.H43]/10)*(1-([.H43]/10))))" office:value-type="float" office:value="4.38927276627206" calcext:value-type="float">
            <text:p>4.38927276627206</text:p>
          </table:table-cell>
          <table:table-cell table:formula="of:=((10*4*EXP(0.4*([.G44]/10)))/(1+(4*(EXP(0.4*([.G44]/10))))))" office:value-type="float" office:value="8.24377877897191" calcext:value-type="float">
            <text:p>8.24377877897191</text:p>
          </table:table-cell>
          <table:table-cell table:formula="of:=(([.I44]-[.H44])/[.I44])*100" office:value-type="float" office:value="46.7565435226362" calcext:value-type="float">
            <text:p>46.7565435226362</text:p>
          </table:table-cell>
          <table:table-cell office:value-type="float" office:value="2" calcext:value-type="float">
            <text:p>2</text:p>
          </table:table-cell>
          <table:table-cell table:formula="of:=[.L43]+(0.05*(0.4*([.L43]/10)*(1-([.L43]/10))))" office:value-type="float" office:value="4.19340917227854" calcext:value-type="float">
            <text:p>4.19340917227854</text:p>
          </table:table-cell>
          <table:table-cell table:formula="of:=((10*4*EXP(0.4*([.K44]/10)))/(1+(4*(EXP(0.4*([.K44]/10))))))" office:value-type="float" office:value="8.12493493666026" calcext:value-type="float">
            <text:p>8.12493493666026</text:p>
          </table:table-cell>
          <table:table-cell table:formula="of:=(([.M44]-[.L44])/[.M44])*100" office:value-type="float" office:value="48.3883968921696" calcext:value-type="float">
            <text:p>48.388396892169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.5" calcext:value-type="float">
            <text:p>20.5</text:p>
          </table:table-cell>
          <table:table-cell table:formula="of:=[.D44]+(0.5*(0.4*([.D44]/10)*(1-([.D44]/10))))" office:value-type="float" office:value="6.02176017306232" calcext:value-type="float">
            <text:p>6.02176017306232</text:p>
          </table:table-cell>
          <table:table-cell table:formula="of:=((10*4*EXP(0.4*([.C45]/10)))/(1+(4*(EXP(0.4*([.C45]/10))))))" office:value-type="float" office:value="9.00813324294933" calcext:value-type="float">
            <text:p>9.00813324294933</text:p>
          </table:table-cell>
          <table:table-cell table:formula="of:=(([.E45]-[.D45])/[.E45])*100" office:value-type="float" office:value="33.1519637792264" calcext:value-type="float">
            <text:p>33.1519637792264</text:p>
          </table:table-cell>
          <table:table-cell office:value-type="float" office:value="4.1" calcext:value-type="float">
            <text:p>4.1</text:p>
          </table:table-cell>
          <table:table-cell table:formula="of:=[.H44]+(0.1*(0.4*([.H44]/10)*(1-([.H44]/10))))" office:value-type="float" office:value="4.39912357117045" calcext:value-type="float">
            <text:p>4.39912357117045</text:p>
          </table:table-cell>
          <table:table-cell table:formula="of:=((10*4*EXP(0.4*([.G45]/10)))/(1+(4*(EXP(0.4*([.G45]/10))))))" office:value-type="float" office:value="8.24956242660423" calcext:value-type="float">
            <text:p>8.24956242660423</text:p>
          </table:table-cell>
          <table:table-cell table:formula="of:=(([.I45]-[.H45])/[.I45])*100" office:value-type="float" office:value="46.6744617025553" calcext:value-type="float">
            <text:p>46.6744617025553</text:p>
          </table:table-cell>
          <table:table-cell office:value-type="float" office:value="2.05" calcext:value-type="float">
            <text:p>2.05</text:p>
          </table:table-cell>
          <table:table-cell table:formula="of:=[.L44]+(0.05*(0.4*([.L44]/10)*(1-([.L44]/10))))" office:value-type="float" office:value="4.19827905452587" calcext:value-type="float">
            <text:p>4.19827905452587</text:p>
          </table:table-cell>
          <table:table-cell table:formula="of:=((10*4*EXP(0.4*([.K45]/10)))/(1+(4*(EXP(0.4*([.K45]/10))))))" office:value-type="float" office:value="8.12797998885558" calcext:value-type="float">
            <text:p>8.12797998885558</text:p>
          </table:table-cell>
          <table:table-cell table:formula="of:=(([.M45]-[.L45])/[.M45])*100" office:value-type="float" office:value="48.347817535449" calcext:value-type="float">
            <text:p>48.34781753544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formula="of:=[.D45]+(0.5*(0.4*([.D45]/10)*(1-([.D45]/10))))" office:value-type="float" office:value="6.0696721853598" calcext:value-type="float">
            <text:p>6.0696721853598</text:p>
          </table:table-cell>
          <table:table-cell table:formula="of:=((10*4*EXP(0.4*([.C46]/10)))/(1+(4*(EXP(0.4*([.C46]/10))))))" office:value-type="float" office:value="9.02586028318691" calcext:value-type="float">
            <text:p>9.02586028318691</text:p>
          </table:table-cell>
          <table:table-cell table:formula="of:=(([.E46]-[.D46])/[.E46])*100" office:value-type="float" office:value="32.7524247559404" calcext:value-type="float">
            <text:p>32.7524247559404</text:p>
          </table:table-cell>
          <table:table-cell office:value-type="float" office:value="4.2" calcext:value-type="float">
            <text:p>4.2</text:p>
          </table:table-cell>
          <table:table-cell table:formula="of:=[.H45]+(0.1*(0.4*([.H45]/10)*(1-([.H45]/10))))" office:value-type="float" office:value="4.40897915017736" calcext:value-type="float">
            <text:p>4.40897915017736</text:p>
          </table:table-cell>
          <table:table-cell table:formula="of:=((10*4*EXP(0.4*([.G46]/10)))/(1+(4*(EXP(0.4*([.G46]/10))))))" office:value-type="float" office:value="8.25533105831542" calcext:value-type="float">
            <text:p>8.25533105831542</text:p>
          </table:table-cell>
          <table:table-cell table:formula="of:=(([.I46]-[.H46])/[.I46])*100" office:value-type="float" office:value="46.5923399191085" calcext:value-type="float">
            <text:p>46.5923399191085</text:p>
          </table:table-cell>
          <table:table-cell office:value-type="float" office:value="2.1" calcext:value-type="float">
            <text:p>2.1</text:p>
          </table:table-cell>
          <table:table-cell table:formula="of:=[.L45]+(0.05*(0.4*([.L45]/10)*(1-([.L45]/10))))" office:value-type="float" office:value="4.20315050323099" calcext:value-type="float">
            <text:p>4.20315050323099</text:p>
          </table:table-cell>
          <table:table-cell table:formula="of:=((10*4*EXP(0.4*([.K46]/10)))/(1+(4*(EXP(0.4*([.K46]/10))))))" office:value-type="float" office:value="8.13102123348922" calcext:value-type="float">
            <text:p>8.13102123348922</text:p>
          </table:table-cell>
          <table:table-cell table:formula="of:=(([.M46]-[.L46])/[.M46])*100" office:value-type="float" office:value="48.3072251008338" calcext:value-type="float">
            <text:p>48.307225100833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1.5" calcext:value-type="float">
            <text:p>21.5</text:p>
          </table:table-cell>
          <table:table-cell table:formula="of:=[.D46]+(0.5*(0.4*([.D46]/10)*(1-([.D46]/10))))" office:value-type="float" office:value="6.11738378819154" calcext:value-type="float">
            <text:p>6.11738378819154</text:p>
          </table:table-cell>
          <table:table-cell table:formula="of:=((10*4*EXP(0.4*([.C47]/10)))/(1+(4*(EXP(0.4*([.C47]/10))))))" office:value-type="float" office:value="9.04330414657558" calcext:value-type="float">
            <text:p>9.04330414657558</text:p>
          </table:table-cell>
          <table:table-cell table:formula="of:=(([.E47]-[.D47])/[.E47])*100" office:value-type="float" office:value="32.3545499627147" calcext:value-type="float">
            <text:p>32.3545499627147</text:p>
          </table:table-cell>
          <table:table-cell office:value-type="float" office:value="4.3" calcext:value-type="float">
            <text:p>4.3</text:p>
          </table:table-cell>
          <table:table-cell table:formula="of:=[.H46]+(0.1*(0.4*([.H46]/10)*(1-([.H46]/10))))" office:value-type="float" office:value="4.41883942791939" calcext:value-type="float">
            <text:p>4.41883942791939</text:p>
          </table:table-cell>
          <table:table-cell table:formula="of:=((10*4*EXP(0.4*([.G47]/10)))/(1+(4*(EXP(0.4*([.G47]/10))))))" office:value-type="float" office:value="8.26108468653837" calcext:value-type="float">
            <text:p>8.26108468653837</text:p>
          </table:table-cell>
          <table:table-cell table:formula="of:=(([.I47]-[.H47])/[.I47])*100" office:value-type="float" office:value="46.5101788010963" calcext:value-type="float">
            <text:p>46.5101788010963</text:p>
          </table:table-cell>
          <table:table-cell office:value-type="float" office:value="2.15" calcext:value-type="float">
            <text:p>2.15</text:p>
          </table:table-cell>
          <table:table-cell table:formula="of:=[.L46]+(0.05*(0.4*([.L46]/10)*(1-([.L46]/10))))" office:value-type="float" office:value="4.20802350940689" calcext:value-type="float">
            <text:p>4.20802350940689</text:p>
          </table:table-cell>
          <table:table-cell table:formula="of:=((10*4*EXP(0.4*([.K47]/10)))/(1+(4*(EXP(0.4*([.K47]/10))))))" office:value-type="float" office:value="8.13405867162717" calcext:value-type="float">
            <text:p>8.13405867162717</text:p>
          </table:table-cell>
          <table:table-cell table:formula="of:=(([.M47]-[.L47])/[.M47])*100" office:value-type="float" office:value="48.2666196632548" calcext:value-type="float">
            <text:p>48.266619663254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[.D47]+(0.5*(0.4*([.D47]/10)*(1-([.D47]/10))))" office:value-type="float" office:value="6.16488669513131" calcext:value-type="float">
            <text:p>6.16488669513131</text:p>
          </table:table-cell>
          <table:table-cell table:formula="of:=((10*4*EXP(0.4*([.C48]/10)))/(1+(4*(EXP(0.4*([.C48]/10))))))" office:value-type="float" office:value="9.06046815895735" calcext:value-type="float">
            <text:p>9.06046815895735</text:p>
          </table:table-cell>
          <table:table-cell table:formula="of:=(([.E48]-[.D48])/[.E48])*100" office:value-type="float" office:value="31.9584089147028" calcext:value-type="float">
            <text:p>31.9584089147028</text:p>
          </table:table-cell>
          <table:table-cell office:value-type="float" office:value="4.4" calcext:value-type="float">
            <text:p>4.4</text:p>
          </table:table-cell>
          <table:table-cell table:formula="of:=[.H47]+(0.1*(0.4*([.H47]/10)*(1-([.H47]/10))))" office:value-type="float" office:value="4.42870432887518" calcext:value-type="float">
            <text:p>4.42870432887518</text:p>
          </table:table-cell>
          <table:table-cell table:formula="of:=((10*4*EXP(0.4*([.G48]/10)))/(1+(4*(EXP(0.4*([.G48]/10))))))" office:value-type="float" office:value="8.2668233238808" calcext:value-type="float">
            <text:p>8.2668233238808</text:p>
          </table:table-cell>
          <table:table-cell table:formula="of:=(([.I48]-[.H48])/[.I48])*100" office:value-type="float" office:value="46.4279789785546" calcext:value-type="float">
            <text:p>46.4279789785546</text:p>
          </table:table-cell>
          <table:table-cell office:value-type="float" office:value="2.2" calcext:value-type="float">
            <text:p>2.2</text:p>
          </table:table-cell>
          <table:table-cell table:formula="of:=[.L47]+(0.05*(0.4*([.L47]/10)*(1-([.L47]/10))))" office:value-type="float" office:value="4.21289806405456" calcext:value-type="float">
            <text:p>4.21289806405456</text:p>
          </table:table-cell>
          <table:table-cell table:formula="of:=((10*4*EXP(0.4*([.K48]/10)))/(1+(4*(EXP(0.4*([.K48]/10))))))" office:value-type="float" office:value="8.13709230434793" calcext:value-type="float">
            <text:p>8.13709230434793</text:p>
          </table:table-cell>
          <table:table-cell table:formula="of:=(([.M48]-[.L48])/[.M48])*100" office:value-type="float" office:value="48.2260012977429" calcext:value-type="float">
            <text:p>48.226001297742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2.5" calcext:value-type="float">
            <text:p>22.5</text:p>
          </table:table-cell>
          <table:table-cell table:formula="of:=[.D48]+(0.5*(0.4*([.D48]/10)*(1-([.D48]/10))))" office:value-type="float" office:value="6.21217277310633" calcext:value-type="float">
            <text:p>6.21217277310633</text:p>
          </table:table-cell>
          <table:table-cell table:formula="of:=((10*4*EXP(0.4*([.C49]/10)))/(1+(4*(EXP(0.4*([.C49]/10))))))" office:value-type="float" office:value="9.07735565046183" calcext:value-type="float">
            <text:p>9.07735565046183</text:p>
          </table:table-cell>
          <table:table-cell table:formula="of:=(([.E49]-[.D49])/[.E49])*100" office:value-type="float" office:value="31.5640698424076" calcext:value-type="float">
            <text:p>31.5640698424076</text:p>
          </table:table-cell>
          <table:table-cell office:value-type="float" office:value="4.5" calcext:value-type="float">
            <text:p>4.5</text:p>
          </table:table-cell>
          <table:table-cell table:formula="of:=[.H48]+(0.1*(0.4*([.H48]/10)*(1-([.H48]/10))))" office:value-type="float" office:value="4.43857377737764" calcext:value-type="float">
            <text:p>4.43857377737764</text:p>
          </table:table-cell>
          <table:table-cell table:formula="of:=((10*4*EXP(0.4*([.G49]/10)))/(1+(4*(EXP(0.4*([.G49]/10))))))" office:value-type="float" office:value="8.27254698312407" calcext:value-type="float">
            <text:p>8.27254698312407</text:p>
          </table:table-cell>
          <table:table-cell table:formula="of:=(([.I49]-[.H49])/[.I49])*100" office:value-type="float" office:value="46.3457410827368" calcext:value-type="float">
            <text:p>46.3457410827368</text:p>
          </table:table-cell>
          <table:table-cell office:value-type="float" office:value="2.25" calcext:value-type="float">
            <text:p>2.25</text:p>
          </table:table-cell>
          <table:table-cell table:formula="of:=[.L48]+(0.05*(0.4*([.L48]/10)*(1-([.L48]/10))))" office:value-type="float" office:value="4.21777415816304" calcext:value-type="float">
            <text:p>4.21777415816304</text:p>
          </table:table-cell>
          <table:table-cell table:formula="of:=((10*4*EXP(0.4*([.K49]/10)))/(1+(4*(EXP(0.4*([.K49]/10))))))" office:value-type="float" office:value="8.14012213274252" calcext:value-type="float">
            <text:p>8.14012213274252</text:p>
          </table:table-cell>
          <table:table-cell table:formula="of:=(([.M49]-[.L49])/[.M49])*100" office:value-type="float" office:value="48.1853700794288" calcext:value-type="float">
            <text:p>48.185370079428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formula="of:=[.D49]+(0.5*(0.4*([.D49]/10)*(1-([.D49]/10))))" office:value-type="float" office:value="6.25923404744261" calcext:value-type="float">
            <text:p>6.25923404744261</text:p>
          </table:table-cell>
          <table:table-cell table:formula="of:=((10*4*EXP(0.4*([.C50]/10)))/(1+(4*(EXP(0.4*([.C50]/10))))))" office:value-type="float" office:value="9.09396995360908" calcext:value-type="float">
            <text:p>9.09396995360908</text:p>
          </table:table-cell>
          <table:table-cell table:formula="of:=(([.E50]-[.D50])/[.E50])*100" office:value-type="float" office:value="31.171599649298" calcext:value-type="float">
            <text:p>31.171599649298</text:p>
          </table:table-cell>
          <table:table-cell office:value-type="float" office:value="4.6" calcext:value-type="float">
            <text:p>4.6</text:p>
          </table:table-cell>
          <table:table-cell table:formula="of:=[.H49]+(0.1*(0.4*([.H49]/10)*(1-([.H49]/10))))" office:value-type="float" office:value="4.44844769761626" calcext:value-type="float">
            <text:p>4.44844769761626</text:p>
          </table:table-cell>
          <table:table-cell table:formula="of:=((10*4*EXP(0.4*([.G50]/10)))/(1+(4*(EXP(0.4*([.G50]/10))))))" office:value-type="float" office:value="8.27825567722192" calcext:value-type="float">
            <text:p>8.27825567722192</text:p>
          </table:table-cell>
          <table:table-cell table:formula="of:=(([.I50]-[.H50])/[.I50])*100" office:value-type="float" office:value="46.2634657460942" calcext:value-type="float">
            <text:p>46.2634657460942</text:p>
          </table:table-cell>
          <table:table-cell office:value-type="float" office:value="2.3" calcext:value-type="float">
            <text:p>2.3</text:p>
          </table:table-cell>
          <table:table-cell table:formula="of:=[.L49]+(0.05*(0.4*([.L49]/10)*(1-([.L49]/10))))" office:value-type="float" office:value="4.22265178270952" calcext:value-type="float">
            <text:p>4.22265178270952</text:p>
          </table:table-cell>
          <table:table-cell table:formula="of:=((10*4*EXP(0.4*([.K50]/10)))/(1+(4*(EXP(0.4*([.K50]/10))))))" office:value-type="float" office:value="8.14314815791441" calcext:value-type="float">
            <text:p>8.14314815791441</text:p>
          </table:table-cell>
          <table:table-cell table:formula="of:=(([.M50]-[.L50])/[.M50])*100" office:value-type="float" office:value="48.1447260835421" calcext:value-type="float">
            <text:p>48.144726083542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3.5" calcext:value-type="float">
            <text:p>23.5</text:p>
          </table:table-cell>
          <table:table-cell table:formula="of:=[.D50]+(0.5*(0.4*([.D50]/10)*(1-([.D50]/10))))" office:value-type="float" office:value="6.30606270667013" calcext:value-type="float">
            <text:p>6.30606270667013</text:p>
          </table:table-cell>
          <table:table-cell table:formula="of:=((10*4*EXP(0.4*([.C51]/10)))/(1+(4*(EXP(0.4*([.C51]/10))))))" office:value-type="float" office:value="9.1103144014787" calcext:value-type="float">
            <text:p>9.1103144014787</text:p>
          </table:table-cell>
          <table:table-cell table:formula="of:=(([.E51]-[.D51])/[.E51])*100" office:value-type="float" office:value="30.7810638714446" calcext:value-type="float">
            <text:p>30.7810638714446</text:p>
          </table:table-cell>
          <table:table-cell office:value-type="float" office:value="4.7" calcext:value-type="float">
            <text:p>4.7</text:p>
          </table:table-cell>
          <table:table-cell table:formula="of:=[.H50]+(0.1*(0.4*([.H50]/10)*(1-([.H50]/10))))" office:value-type="float" office:value="4.45832601363935" calcext:value-type="float">
            <text:p>4.45832601363935</text:p>
          </table:table-cell>
          <table:table-cell table:formula="of:=((10*4*EXP(0.4*([.G51]/10)))/(1+(4*(EXP(0.4*([.G51]/10))))))" office:value-type="float" office:value="8.28394941929925" calcext:value-type="float">
            <text:p>8.28394941929925</text:p>
          </table:table-cell>
          <table:table-cell table:formula="of:=(([.I51]-[.H51])/[.I51])*100" office:value-type="float" office:value="46.1811536022574" calcext:value-type="float">
            <text:p>46.1811536022574</text:p>
          </table:table-cell>
          <table:table-cell office:value-type="float" office:value="2.35" calcext:value-type="float">
            <text:p>2.35</text:p>
          </table:table-cell>
          <table:table-cell table:formula="of:=[.L50]+(0.05*(0.4*([.L50]/10)*(1-([.L50]/10))))" office:value-type="float" office:value="4.22753092865933" calcext:value-type="float">
            <text:p>4.22753092865933</text:p>
          </table:table-cell>
          <table:table-cell table:formula="of:=((10*4*EXP(0.4*([.K51]/10)))/(1+(4*(EXP(0.4*([.K51]/10))))))" office:value-type="float" office:value="8.14617038097951" calcext:value-type="float">
            <text:p>8.14617038097951</text:p>
          </table:table-cell>
          <table:table-cell table:formula="of:=(([.M51]-[.L51])/[.M51])*100" office:value-type="float" office:value="48.1040693854109" calcext:value-type="float">
            <text:p>48.104069385410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formula="of:=[.D51]+(0.5*(0.4*([.D51]/10)*(1-([.D51]/10))))" office:value-type="float" office:value="6.35265110708262" calcext:value-type="float">
            <text:p>6.35265110708262</text:p>
          </table:table-cell>
          <table:table-cell table:formula="of:=((10*4*EXP(0.4*([.C52]/10)))/(1+(4*(EXP(0.4*([.C52]/10))))))" office:value-type="float" office:value="9.1263923259445" calcext:value-type="float">
            <text:p>9.1263923259445</text:p>
          </table:table-cell>
          <table:table-cell table:formula="of:=(([.E52]-[.D52])/[.E52])*100" office:value-type="float" office:value="30.3925266392142" calcext:value-type="float">
            <text:p>30.3925266392142</text:p>
          </table:table-cell>
          <table:table-cell office:value-type="float" office:value="4.8" calcext:value-type="float">
            <text:p>4.8</text:p>
          </table:table-cell>
          <table:table-cell table:formula="of:=[.H51]+(0.1*(0.4*([.H51]/10)*(1-([.H51]/10))))" office:value-type="float" office:value="4.46820864935635" calcext:value-type="float">
            <text:p>4.46820864935635</text:p>
          </table:table-cell>
          <table:table-cell table:formula="of:=((10*4*EXP(0.4*([.G52]/10)))/(1+(4*(EXP(0.4*([.G52]/10))))))" office:value-type="float" office:value="8.28962822265092" calcext:value-type="float">
            <text:p>8.28962822265092</text:p>
          </table:table-cell>
          <table:table-cell table:formula="of:=(([.I52]-[.H52])/[.I52])*100" office:value-type="float" office:value="46.0988052860171" calcext:value-type="float">
            <text:p>46.0988052860171</text:p>
          </table:table-cell>
          <table:table-cell office:value-type="float" office:value="2.4" calcext:value-type="float">
            <text:p>2.4</text:p>
          </table:table-cell>
          <table:table-cell table:formula="of:=[.L51]+(0.05*(0.4*([.L51]/10)*(1-([.L51]/10))))" office:value-type="float" office:value="4.2324115869661" calcext:value-type="float">
            <text:p>4.2324115869661</text:p>
          </table:table-cell>
          <table:table-cell table:formula="of:=((10*4*EXP(0.4*([.K52]/10)))/(1+(4*(EXP(0.4*([.K52]/10))))))" office:value-type="float" office:value="8.14918880306611" calcext:value-type="float">
            <text:p>8.14918880306611</text:p>
          </table:table-cell>
          <table:table-cell table:formula="of:=(([.M52]-[.L52])/[.M52])*100" office:value-type="float" office:value="48.0634000604617" calcext:value-type="float">
            <text:p>48.063400060461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4.5" calcext:value-type="float">
            <text:p>24.5</text:p>
          </table:table-cell>
          <table:table-cell table:formula="of:=[.D52]+(0.5*(0.4*([.D52]/10)*(1-([.D52]/10))))" office:value-type="float" office:value="6.39899177704764" calcext:value-type="float">
            <text:p>6.39899177704764</text:p>
          </table:table-cell>
          <table:table-cell table:formula="of:=((10*4*EXP(0.4*([.C53]/10)))/(1+(4*(EXP(0.4*([.C53]/10))))))" office:value-type="float" office:value="9.14220705597386" calcext:value-type="float">
            <text:p>9.14220705597386</text:p>
          </table:table-cell>
          <table:table-cell table:formula="of:=(([.E53]-[.D53])/[.E53])*100" office:value-type="float" office:value="30.0060506410616" calcext:value-type="float">
            <text:p>30.0060506410616</text:p>
          </table:table-cell>
          <table:table-cell office:value-type="float" office:value="4.9" calcext:value-type="float">
            <text:p>4.9</text:p>
          </table:table-cell>
          <table:table-cell table:formula="of:=[.H52]+(0.1*(0.4*([.H52]/10)*(1-([.H52]/10))))" office:value-type="float" office:value="4.47809552854011" calcext:value-type="float">
            <text:p>4.47809552854011</text:p>
          </table:table-cell>
          <table:table-cell table:formula="of:=((10*4*EXP(0.4*([.G53]/10)))/(1+(4*(EXP(0.4*([.G53]/10))))))" office:value-type="float" office:value="8.2952921007405" calcext:value-type="float">
            <text:p>8.2952921007405</text:p>
          </table:table-cell>
          <table:table-cell table:formula="of:=(([.I53]-[.H53])/[.I53])*100" office:value-type="float" office:value="46.0164214333048" calcext:value-type="float">
            <text:p>46.0164214333048</text:p>
          </table:table-cell>
          <table:table-cell office:value-type="float" office:value="2.45" calcext:value-type="float">
            <text:p>2.45</text:p>
          </table:table-cell>
          <table:table-cell table:formula="of:=[.L52]+(0.05*(0.4*([.L52]/10)*(1-([.L52]/10))))" office:value-type="float" office:value="4.23729374857173" calcext:value-type="float">
            <text:p>4.23729374857173</text:p>
          </table:table-cell>
          <table:table-cell table:formula="of:=((10*4*EXP(0.4*([.K53]/10)))/(1+(4*(EXP(0.4*([.K53]/10))))))" office:value-type="float" office:value="8.15220342531484" calcext:value-type="float">
            <text:p>8.15220342531484</text:p>
          </table:table-cell>
          <table:table-cell table:formula="of:=(([.M53]-[.L53])/[.M53])*100" office:value-type="float" office:value="48.0227181842179" calcext:value-type="float">
            <text:p>48.022718184217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[.D53]+(0.5*(0.4*([.D53]/10)*(1-([.D53]/10))))" office:value-type="float" office:value="6.44507742106314" calcext:value-type="float">
            <text:p>6.44507742106314</text:p>
          </table:table-cell>
          <table:table-cell table:formula="of:=((10*4*EXP(0.4*([.C54]/10)))/(1+(4*(EXP(0.4*([.C54]/10))))))" office:value-type="float" office:value="9.15776191599103" calcext:value-type="float">
            <text:p>9.15776191599103</text:p>
          </table:table-cell>
          <table:table-cell table:formula="of:=(([.E54]-[.D54])/[.E54])*100" office:value-type="float" office:value="29.6216970894501" calcext:value-type="float">
            <text:p>29.6216970894501</text:p>
          </table:table-cell>
          <table:table-cell office:value-type="float" office:value="5" calcext:value-type="float">
            <text:p>5</text:p>
          </table:table-cell>
          <table:table-cell table:formula="of:=[.H53]+(0.1*(0.4*([.H53]/10)*(1-([.H53]/10))))" office:value-type="float" office:value="4.48798657482917" calcext:value-type="float">
            <text:p>4.48798657482917</text:p>
          </table:table-cell>
          <table:table-cell table:formula="of:=((10*4*EXP(0.4*([.G54]/10)))/(1+(4*(EXP(0.4*([.G54]/10))))))" office:value-type="float" office:value="8.30094106719904" calcext:value-type="float">
            <text:p>8.30094106719904</text:p>
          </table:table-cell>
          <table:table-cell table:formula="of:=(([.I54]-[.H54])/[.I54])*100" office:value-type="float" office:value="45.9340026811739" calcext:value-type="float">
            <text:p>45.9340026811739</text:p>
          </table:table-cell>
          <table:table-cell office:value-type="float" office:value="2.5" calcext:value-type="float">
            <text:p>2.5</text:p>
          </table:table-cell>
          <table:table-cell table:formula="of:=[.L53]+(0.05*(0.4*([.L53]/10)*(1-([.L53]/10))))" office:value-type="float" office:value="4.24217740440654" calcext:value-type="float">
            <text:p>4.24217740440654</text:p>
          </table:table-cell>
          <table:table-cell table:formula="of:=((10*4*EXP(0.4*([.K54]/10)))/(1+(4*(EXP(0.4*([.K54]/10))))))" office:value-type="float" office:value="8.15521424887865" calcext:value-type="float">
            <text:p>8.15521424887865</text:p>
          </table:table-cell>
          <table:table-cell table:formula="of:=(([.M54]-[.L54])/[.M54])*100" office:value-type="float" office:value="47.9820238323004" calcext:value-type="float">
            <text:p>47.982023832300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5.5" calcext:value-type="float">
            <text:p>25.5</text:p>
          </table:table-cell>
          <table:table-cell table:formula="of:=[.D54]+(0.5*(0.4*([.D54]/10)*(1-([.D54]/10))))" office:value-type="float" office:value="6.49090092355741" calcext:value-type="float">
            <text:p>6.49090092355741</text:p>
          </table:table-cell>
          <table:table-cell table:formula="of:=((10*4*EXP(0.4*([.C55]/10)))/(1+(4*(EXP(0.4*([.C55]/10))))))" office:value-type="float" office:value="9.17306022430333" calcext:value-type="float">
            <text:p>9.17306022430333</text:p>
          </table:table-cell>
          <table:table-cell table:formula="of:=(([.E55]-[.D55])/[.E55])*100" office:value-type="float" office:value="29.239525688927" calcext:value-type="float">
            <text:p>29.239525688927</text:p>
          </table:table-cell>
          <table:table-cell office:value-type="float" office:value="5.1" calcext:value-type="float">
            <text:p>5.1</text:p>
          </table:table-cell>
          <table:table-cell table:formula="of:=[.H54]+(0.1*(0.4*([.H54]/10)*(1-([.H54]/10))))" office:value-type="float" office:value="4.49788171173015" calcext:value-type="float">
            <text:p>4.49788171173015</text:p>
          </table:table-cell>
          <table:table-cell table:formula="of:=((10*4*EXP(0.4*([.G55]/10)))/(1+(4*(EXP(0.4*([.G55]/10))))))" office:value-type="float" office:value="8.30657513582391" calcext:value-type="float">
            <text:p>8.30657513582391</text:p>
          </table:table-cell>
          <table:table-cell table:formula="of:=(([.I55]-[.H55])/[.I55])*100" office:value-type="float" office:value="45.8515496677799" calcext:value-type="float">
            <text:p>45.8515496677799</text:p>
          </table:table-cell>
          <table:table-cell office:value-type="float" office:value="2.55" calcext:value-type="float">
            <text:p>2.55</text:p>
          </table:table-cell>
          <table:table-cell table:formula="of:=[.L54]+(0.05*(0.4*([.L54]/10)*(1-([.L54]/10))))" office:value-type="float" office:value="4.24706254538926" calcext:value-type="float">
            <text:p>4.24706254538926</text:p>
          </table:table-cell>
          <table:table-cell table:formula="of:=((10*4*EXP(0.4*([.K55]/10)))/(1+(4*(EXP(0.4*([.K55]/10))))))" office:value-type="float" office:value="8.15822127492275" calcext:value-type="float">
            <text:p>8.15822127492275</text:p>
          </table:table-cell>
          <table:table-cell table:formula="of:=(([.M55]-[.L55])/[.M55])*100" office:value-type="float" office:value="47.9413170804261" calcext:value-type="float">
            <text:p>47.941317080426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formula="of:=[.D55]+(0.5*(0.4*([.D55]/10)*(1-([.D55]/10))))" office:value-type="float" office:value="6.53645535242968" calcext:value-type="float">
            <text:p>6.53645535242968</text:p>
          </table:table-cell>
          <table:table-cell table:formula="of:=((10*4*EXP(0.4*([.C56]/10)))/(1+(4*(EXP(0.4*([.C56]/10))))))" office:value-type="float" office:value="9.18810529158937" calcext:value-type="float">
            <text:p>9.18810529158937</text:p>
          </table:table-cell>
          <table:table-cell table:formula="of:=(([.E56]-[.D56])/[.E56])*100" office:value-type="float" office:value="28.8595946063762" calcext:value-type="float">
            <text:p>28.8595946063762</text:p>
          </table:table-cell>
          <table:table-cell office:value-type="float" office:value="5.2" calcext:value-type="float">
            <text:p>5.2</text:p>
          </table:table-cell>
          <table:table-cell table:formula="of:=[.H55]+(0.1*(0.4*([.H55]/10)*(1-([.H55]/10))))" office:value-type="float" office:value="4.50778086261999" calcext:value-type="float">
            <text:p>4.50778086261999</text:p>
          </table:table-cell>
          <table:table-cell table:formula="of:=((10*4*EXP(0.4*([.G56]/10)))/(1+(4*(EXP(0.4*([.G56]/10))))))" office:value-type="float" office:value="8.31219432057749" calcext:value-type="float">
            <text:p>8.31219432057749</text:p>
          </table:table-cell>
          <table:table-cell table:formula="of:=(([.I56]-[.H56])/[.I56])*100" office:value-type="float" office:value="45.7690630323617" calcext:value-type="float">
            <text:p>45.7690630323617</text:p>
          </table:table-cell>
          <table:table-cell office:value-type="float" office:value="2.6" calcext:value-type="float">
            <text:p>2.6</text:p>
          </table:table-cell>
          <table:table-cell table:formula="of:=[.L55]+(0.05*(0.4*([.L55]/10)*(1-([.L55]/10))))" office:value-type="float" office:value="4.25194916242715" calcext:value-type="float">
            <text:p>4.25194916242715</text:p>
          </table:table-cell>
          <table:table-cell table:formula="of:=((10*4*EXP(0.4*([.K56]/10)))/(1+(4*(EXP(0.4*([.K56]/10))))))" office:value-type="float" office:value="8.16122450462462" calcext:value-type="float">
            <text:p>8.16122450462462</text:p>
          </table:table-cell>
          <table:table-cell table:formula="of:=(([.M56]-[.L56])/[.M56])*100" office:value-type="float" office:value="47.9005980044079" calcext:value-type="float">
            <text:p>47.900598004407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6.5" calcext:value-type="float">
            <text:p>26.5</text:p>
          </table:table-cell>
          <table:table-cell table:formula="of:=[.D56]+(0.5*(0.4*([.D56]/10)*(1-([.D56]/10))))" office:value-type="float" office:value="6.58173396232966" calcext:value-type="float">
            <text:p>6.58173396232966</text:p>
          </table:table-cell>
          <table:table-cell table:formula="of:=((10*4*EXP(0.4*([.C57]/10)))/(1+(4*(EXP(0.4*([.C57]/10))))))" office:value-type="float" office:value="9.2029004194483" calcext:value-type="float">
            <text:p>9.2029004194483</text:p>
          </table:table-cell>
          <table:table-cell table:formula="of:=(([.E57]-[.D57])/[.E57])*100" office:value-type="float" office:value="28.481960443464" calcext:value-type="float">
            <text:p>28.481960443464</text:p>
          </table:table-cell>
          <table:table-cell office:value-type="float" office:value="5.3" calcext:value-type="float">
            <text:p>5.3</text:p>
          </table:table-cell>
          <table:table-cell table:formula="of:=[.H56]+(0.1*(0.4*([.H56]/10)*(1-([.H56]/10))))" office:value-type="float" office:value="4.5176839507483" calcext:value-type="float">
            <text:p>4.5176839507483</text:p>
          </table:table-cell>
          <table:table-cell table:formula="of:=((10*4*EXP(0.4*([.G57]/10)))/(1+(4*(EXP(0.4*([.G57]/10))))))" office:value-type="float" office:value="8.31779863558603" calcext:value-type="float">
            <text:p>8.31779863558603</text:p>
          </table:table-cell>
          <table:table-cell table:formula="of:=(([.I57]-[.H57])/[.I57])*100" office:value-type="float" office:value="45.6865434152216" calcext:value-type="float">
            <text:p>45.6865434152216</text:p>
          </table:table-cell>
          <table:table-cell office:value-type="float" office:value="2.65" calcext:value-type="float">
            <text:p>2.65</text:p>
          </table:table-cell>
          <table:table-cell table:formula="of:=[.L56]+(0.05*(0.4*([.L56]/10)*(1-([.L56]/10))))" office:value-type="float" office:value="4.25683724641603" calcext:value-type="float">
            <text:p>4.25683724641603</text:p>
          </table:table-cell>
          <table:table-cell table:formula="of:=((10*4*EXP(0.4*([.K57]/10)))/(1+(4*(EXP(0.4*([.K57]/10))))))" office:value-type="float" office:value="8.16422393917387" calcext:value-type="float">
            <text:p>8.16422393917387</text:p>
          </table:table-cell>
          <table:table-cell table:formula="of:=(([.M57]-[.L57])/[.M57])*100" office:value-type="float" office:value="47.8598666801542" calcext:value-type="float">
            <text:p>47.859866680154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formula="of:=[.D57]+(0.5*(0.4*([.D57]/10)*(1-([.D57]/10))))" office:value-type="float" office:value="6.62673019767449" calcext:value-type="float">
            <text:p>6.62673019767449</text:p>
          </table:table-cell>
          <table:table-cell table:formula="of:=((10*4*EXP(0.4*([.C58]/10)))/(1+(4*(EXP(0.4*([.C58]/10))))))" office:value-type="float" office:value="9.21744889900893" calcext:value-type="float">
            <text:p>9.21744889900893</text:p>
          </table:table-cell>
          <table:table-cell table:formula="of:=(([.E58]-[.D58])/[.E58])*100" office:value-type="float" office:value="28.106678211289" calcext:value-type="float">
            <text:p>28.106678211289</text:p>
          </table:table-cell>
          <table:table-cell office:value-type="float" office:value="5.4" calcext:value-type="float">
            <text:p>5.4</text:p>
          </table:table-cell>
          <table:table-cell table:formula="of:=[.H57]+(0.1*(0.4*([.H57]/10)*(1-([.H57]/10))))" office:value-type="float" office:value="4.52759089923976" calcext:value-type="float">
            <text:p>4.52759089923976</text:p>
          </table:table-cell>
          <table:table-cell table:formula="of:=((10*4*EXP(0.4*([.G58]/10)))/(1+(4*(EXP(0.4*([.G58]/10))))))" office:value-type="float" office:value="8.32338809513839" calcext:value-type="float">
            <text:p>8.32338809513839</text:p>
          </table:table-cell>
          <table:table-cell table:formula="of:=(([.I58]-[.H58])/[.I58])*100" office:value-type="float" office:value="45.603991457706" calcext:value-type="float">
            <text:p>45.603991457706</text:p>
          </table:table-cell>
          <table:table-cell office:value-type="float" office:value="2.7" calcext:value-type="float">
            <text:p>2.7</text:p>
          </table:table-cell>
          <table:table-cell table:formula="of:=[.L57]+(0.05*(0.4*([.L57]/10)*(1-([.L57]/10))))" office:value-type="float" office:value="4.26172678824037" calcext:value-type="float">
            <text:p>4.26172678824037</text:p>
          </table:table-cell>
          <table:table-cell table:formula="of:=((10*4*EXP(0.4*([.K58]/10)))/(1+(4*(EXP(0.4*([.K58]/10))))))" office:value-type="float" office:value="8.16721957977234" calcext:value-type="float">
            <text:p>8.16721957977234</text:p>
          </table:table-cell>
          <table:table-cell table:formula="of:=(([.M58]-[.L58])/[.M58])*100" office:value-type="float" office:value="47.8191231836678" calcext:value-type="float">
            <text:p>47.819123183667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7.5" calcext:value-type="float">
            <text:p>27.5</text:p>
          </table:table-cell>
          <table:table-cell table:formula="of:=[.D58]+(0.5*(0.4*([.D58]/10)*(1-([.D58]/10))))" office:value-type="float" office:value="6.67143769540243" calcext:value-type="float">
            <text:p>6.67143769540243</text:p>
          </table:table-cell>
          <table:table-cell table:formula="of:=((10*4*EXP(0.4*([.C59]/10)))/(1+(4*(EXP(0.4*([.C59]/10))))))" office:value-type="float" office:value="9.23175400959778" calcext:value-type="float">
            <text:p>9.23175400959778</text:p>
          </table:table-cell>
          <table:table-cell table:formula="of:=(([.E59]-[.D59])/[.E59])*100" office:value-type="float" office:value="27.7338013072436" calcext:value-type="float">
            <text:p>27.7338013072436</text:p>
          </table:table-cell>
          <table:table-cell office:value-type="float" office:value="5.5" calcext:value-type="float">
            <text:p>5.5</text:p>
          </table:table-cell>
          <table:table-cell table:formula="of:=[.H58]+(0.1*(0.4*([.H58]/10)*(1-([.H58]/10))))" office:value-type="float" office:value="4.53750163109636" calcext:value-type="float">
            <text:p>4.53750163109636</text:p>
          </table:table-cell>
          <table:table-cell table:formula="of:=((10*4*EXP(0.4*([.G59]/10)))/(1+(4*(EXP(0.4*([.G59]/10))))))" office:value-type="float" office:value="8.32896271368484" calcext:value-type="float">
            <text:p>8.32896271368484</text:p>
          </table:table-cell>
          <table:table-cell table:formula="of:=(([.I59]-[.H59])/[.I59])*100" office:value-type="float" office:value="45.5214078021858" calcext:value-type="float">
            <text:p>45.5214078021858</text:p>
          </table:table-cell>
          <table:table-cell office:value-type="float" office:value="2.75" calcext:value-type="float">
            <text:p>2.75</text:p>
          </table:table-cell>
          <table:table-cell table:formula="of:=[.L58]+(0.05*(0.4*([.L58]/10)*(1-([.L58]/10))))" office:value-type="float" office:value="4.26661777877333" calcext:value-type="float">
            <text:p>4.26661777877333</text:p>
          </table:table-cell>
          <table:table-cell table:formula="of:=((10*4*EXP(0.4*([.K59]/10)))/(1+(4*(EXP(0.4*([.K59]/10))))))" office:value-type="float" office:value="8.17021142763394" calcext:value-type="float">
            <text:p>8.17021142763394</text:p>
          </table:table-cell>
          <table:table-cell table:formula="of:=(([.M59]-[.L59])/[.M59])*100" office:value-type="float" office:value="47.7783675910463" calcext:value-type="float">
            <text:p>47.778367591046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formula="of:=[.D59]+(0.5*(0.4*([.D59]/10)*(1-([.D59]/10))))" office:value-type="float" office:value="6.71585028746321" calcext:value-type="float">
            <text:p>6.71585028746321</text:p>
          </table:table-cell>
          <table:table-cell table:formula="of:=((10*4*EXP(0.4*([.C60]/10)))/(1+(4*(EXP(0.4*([.C60]/10))))))" office:value-type="float" office:value="9.24581901746494" calcext:value-type="float">
            <text:p>9.24581901746494</text:p>
          </table:table-cell>
          <table:table-cell table:formula="of:=(([.E60]-[.D60])/[.E60])*100" office:value-type="float" office:value="27.3633814940865" calcext:value-type="float">
            <text:p>27.3633814940865</text:p>
          </table:table-cell>
          <table:table-cell office:value-type="float" office:value="5.6" calcext:value-type="float">
            <text:p>5.6</text:p>
          </table:table-cell>
          <table:table-cell table:formula="of:=[.H59]+(0.1*(0.4*([.H59]/10)*(1-([.H59]/10))))" office:value-type="float" office:value="4.54741606919987" calcext:value-type="float">
            <text:p>4.54741606919987</text:p>
          </table:table-cell>
          <table:table-cell table:formula="of:=((10*4*EXP(0.4*([.G60]/10)))/(1+(4*(EXP(0.4*([.G60]/10))))))" office:value-type="float" office:value="8.33452250583583" calcext:value-type="float">
            <text:p>8.33452250583583</text:p>
          </table:table-cell>
          <table:table-cell table:formula="of:=(([.I60]-[.H60])/[.I60])*100" office:value-type="float" office:value="45.4387930920366" calcext:value-type="float">
            <text:p>45.4387930920366</text:p>
          </table:table-cell>
          <table:table-cell office:value-type="float" office:value="2.8" calcext:value-type="float">
            <text:p>2.8</text:p>
          </table:table-cell>
          <table:table-cell table:formula="of:=[.L59]+(0.05*(0.4*([.L59]/10)*(1-([.L59]/10))))" office:value-type="float" office:value="4.27151020887684" calcext:value-type="float">
            <text:p>4.27151020887684</text:p>
          </table:table-cell>
          <table:table-cell table:formula="of:=((10*4*EXP(0.4*([.K60]/10)))/(1+(4*(EXP(0.4*([.K60]/10))))))" office:value-type="float" office:value="8.17319948398466" calcext:value-type="float">
            <text:p>8.17319948398466</text:p>
          </table:table-cell>
          <table:table-cell table:formula="of:=(([.M60]-[.L60])/[.M60])*100" office:value-type="float" office:value="47.7375999784803" calcext:value-type="float">
            <text:p>47.737599978480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8.5" calcext:value-type="float">
            <text:p>28.5</text:p>
          </table:table-cell>
          <table:table-cell table:formula="of:=[.D60]+(0.5*(0.4*([.D60]/10)*(1-([.D60]/10))))" office:value-type="float" office:value="6.75996200304523" calcext:value-type="float">
            <text:p>6.75996200304523</text:p>
          </table:table-cell>
          <table:table-cell table:formula="of:=((10*4*EXP(0.4*([.C61]/10)))/(1+(4*(EXP(0.4*([.C61]/10))))))" office:value-type="float" office:value="9.25964717456651" calcext:value-type="float">
            <text:p>9.25964717456651</text:p>
          </table:table-cell>
          <table:table-cell table:formula="of:=(([.E61]-[.D61])/[.E61])*100" office:value-type="float" office:value="26.9954688812244" calcext:value-type="float">
            <text:p>26.9954688812244</text:p>
          </table:table-cell>
          <table:table-cell office:value-type="float" office:value="5.7" calcext:value-type="float">
            <text:p>5.7</text:p>
          </table:table-cell>
          <table:table-cell table:formula="of:=[.H60]+(0.1*(0.4*([.H60]/10)*(1-([.H60]/10))))" office:value-type="float" office:value="4.5573341363141" calcext:value-type="float">
            <text:p>4.5573341363141</text:p>
          </table:table-cell>
          <table:table-cell table:formula="of:=((10*4*EXP(0.4*([.G61]/10)))/(1+(4*(EXP(0.4*([.G61]/10))))))" office:value-type="float" office:value="8.34006748636082" calcext:value-type="float">
            <text:p>8.34006748636082</text:p>
          </table:table-cell>
          <table:table-cell table:formula="of:=(([.I61]-[.H61])/[.I61])*100" office:value-type="float" office:value="45.3561479716192" calcext:value-type="float">
            <text:p>45.3561479716192</text:p>
          </table:table-cell>
          <table:table-cell office:value-type="float" office:value="2.85" calcext:value-type="float">
            <text:p>2.85</text:p>
          </table:table-cell>
          <table:table-cell table:formula="of:=[.L60]+(0.05*(0.4*([.L60]/10)*(1-([.L60]/10))))" office:value-type="float" office:value="4.27640406940169" calcext:value-type="float">
            <text:p>4.27640406940169</text:p>
          </table:table-cell>
          <table:table-cell table:formula="of:=((10*4*EXP(0.4*([.K61]/10)))/(1+(4*(EXP(0.4*([.K61]/10))))))" office:value-type="float" office:value="8.17618375006256" calcext:value-type="float">
            <text:p>8.17618375006256</text:p>
          </table:table-cell>
          <table:table-cell table:formula="of:=(([.M61]-[.L61])/[.M61])*100" office:value-type="float" office:value="47.6968204222542" calcext:value-type="float">
            <text:p>47.696820422254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formula="of:=[.D61]+(0.5*(0.4*([.D61]/10)*(1-([.D61]/10))))" office:value-type="float" office:value="6.80376707054091" calcext:value-type="float">
            <text:p>6.80376707054091</text:p>
          </table:table-cell>
          <table:table-cell table:formula="of:=((10*4*EXP(0.4*([.C62]/10)))/(1+(4*(EXP(0.4*([.C62]/10))))))" office:value-type="float" office:value="9.27324171740256" calcext:value-type="float">
            <text:p>9.27324171740256</text:p>
          </table:table-cell>
          <table:table-cell table:formula="of:=(([.E62]-[.D62])/[.E62])*100" office:value-type="float" office:value="26.6301119081942" calcext:value-type="float">
            <text:p>26.6301119081942</text:p>
          </table:table-cell>
          <table:table-cell office:value-type="float" office:value="5.8" calcext:value-type="float">
            <text:p>5.8</text:p>
          </table:table-cell>
          <table:table-cell table:formula="of:=[.H61]+(0.1*(0.4*([.H61]/10)*(1-([.H61]/10))))" office:value-type="float" office:value="4.56725575508735" calcext:value-type="float">
            <text:p>4.56725575508735</text:p>
          </table:table-cell>
          <table:table-cell table:formula="of:=((10*4*EXP(0.4*([.G62]/10)))/(1+(4*(EXP(0.4*([.G62]/10))))))" office:value-type="float" office:value="8.34559767018699" calcext:value-type="float">
            <text:p>8.34559767018699</text:p>
          </table:table-cell>
          <table:table-cell table:formula="of:=(([.I62]-[.H62])/[.I62])*100" office:value-type="float" office:value="45.2734730862598" calcext:value-type="float">
            <text:p>45.2734730862598</text:p>
          </table:table-cell>
          <table:table-cell office:value-type="float" office:value="2.9" calcext:value-type="float">
            <text:p>2.9</text:p>
          </table:table-cell>
          <table:table-cell table:formula="of:=[.L61]+(0.05*(0.4*([.L61]/10)*(1-([.L61]/10))))" office:value-type="float" office:value="4.28129935118753" calcext:value-type="float">
            <text:p>4.28129935118753</text:p>
          </table:table-cell>
          <table:table-cell table:formula="of:=((10*4*EXP(0.4*([.K62]/10)))/(1+(4*(EXP(0.4*([.K62]/10))))))" office:value-type="float" office:value="8.17916422711767" calcext:value-type="float">
            <text:p>8.17916422711767</text:p>
          </table:table-cell>
          <table:table-cell table:formula="of:=(([.M62]-[.L62])/[.M62])*100" office:value-type="float" office:value="47.6560289987445" calcext:value-type="float">
            <text:p>47.656028998744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.5" calcext:value-type="float">
            <text:p>29.5</text:p>
          </table:table-cell>
          <table:table-cell table:formula="of:=[.D62]+(0.5*(0.4*([.D62]/10)*(1-([.D62]/10))))" office:value-type="float" office:value="6.84725991925137" calcext:value-type="float">
            <text:p>6.84725991925137</text:p>
          </table:table-cell>
          <table:table-cell table:formula="of:=((10*4*EXP(0.4*([.C63]/10)))/(1+(4*(EXP(0.4*([.C63]/10))))))" office:value-type="float" office:value="9.28660586590937" calcext:value-type="float">
            <text:p>9.28660586590937</text:p>
          </table:table-cell>
          <table:table-cell table:formula="of:=(([.E63]-[.D63])/[.E63])*100" office:value-type="float" office:value="26.2673573303322" calcext:value-type="float">
            <text:p>26.2673573303322</text:p>
          </table:table-cell>
          <table:table-cell office:value-type="float" office:value="5.9" calcext:value-type="float">
            <text:p>5.9</text:p>
          </table:table-cell>
          <table:table-cell table:formula="of:=[.H62]+(0.1*(0.4*([.H62]/10)*(1-([.H62]/10))))" office:value-type="float" office:value="4.57718084805475" calcext:value-type="float">
            <text:p>4.57718084805475</text:p>
          </table:table-cell>
          <table:table-cell table:formula="of:=((10*4*EXP(0.4*([.G63]/10)))/(1+(4*(EXP(0.4*([.G63]/10))))))" office:value-type="float" office:value="8.3511130723981" calcext:value-type="float">
            <text:p>8.3511130723981</text:p>
          </table:table-cell>
          <table:table-cell table:formula="of:=(([.I63]-[.H63])/[.I63])*100" office:value-type="float" office:value="45.19076908223" calcext:value-type="float">
            <text:p>45.19076908223</text:p>
          </table:table-cell>
          <table:table-cell office:value-type="float" office:value="2.95" calcext:value-type="float">
            <text:p>2.95</text:p>
          </table:table-cell>
          <table:table-cell table:formula="of:=[.L62]+(0.05*(0.4*([.L62]/10)*(1-([.L62]/10))))" office:value-type="float" office:value="4.28619604506301" calcext:value-type="float">
            <text:p>4.28619604506301</text:p>
          </table:table-cell>
          <table:table-cell table:formula="of:=((10*4*EXP(0.4*([.K63]/10)))/(1+(4*(EXP(0.4*([.K63]/10))))))" office:value-type="float" office:value="8.18214091641202" calcext:value-type="float">
            <text:p>8.18214091641202</text:p>
          </table:table-cell>
          <table:table-cell table:formula="of:=(([.M63]-[.L63])/[.M63])*100" office:value-type="float" office:value="47.6152257844202" calcext:value-type="float">
            <text:p>47.615225784420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formula="of:=[.D63]+(0.5*(0.4*([.D63]/10)*(1-([.D63]/10))))" office:value-type="float" office:value="6.89043518083283" calcext:value-type="float">
            <text:p>6.89043518083283</text:p>
          </table:table-cell>
          <table:table-cell table:formula="of:=((10*4*EXP(0.4*([.C64]/10)))/(1+(4*(EXP(0.4*([.C64]/10))))))" office:value-type="float" office:value="9.2997428224049" calcext:value-type="float">
            <text:p>9.2997428224049</text:p>
          </table:table-cell>
          <table:table-cell table:formula="of:=(([.E64]-[.D64])/[.E64])*100" office:value-type="float" office:value="25.9072502066141" calcext:value-type="float">
            <text:p>25.9072502066141</text:p>
          </table:table-cell>
          <table:table-cell office:value-type="float" office:value="6" calcext:value-type="float">
            <text:p>6</text:p>
          </table:table-cell>
          <table:table-cell table:formula="of:=[.H63]+(0.1*(0.4*([.H63]/10)*(1-([.H63]/10))))" office:value-type="float" office:value="4.58710933764065" calcext:value-type="float">
            <text:p>4.58710933764065</text:p>
          </table:table-cell>
          <table:table-cell table:formula="of:=((10*4*EXP(0.4*([.G64]/10)))/(1+(4*(EXP(0.4*([.G64]/10))))))" office:value-type="float" office:value="8.35661370823326" calcext:value-type="float">
            <text:p>8.35661370823326</text:p>
          </table:table-cell>
          <table:table-cell table:formula="of:=(([.I64]-[.H64])/[.I64])*100" office:value-type="float" office:value="45.1080366067268" calcext:value-type="float">
            <text:p>45.1080366067268</text:p>
          </table:table-cell>
          <table:table-cell office:value-type="float" office:value="3" calcext:value-type="float">
            <text:p>3</text:p>
          </table:table-cell>
          <table:table-cell table:formula="of:=[.L63]+(0.05*(0.4*([.L63]/10)*(1-([.L63]/10))))" office:value-type="float" office:value="4.2910941418458" calcext:value-type="float">
            <text:p>4.2910941418458</text:p>
          </table:table-cell>
          <table:table-cell table:formula="of:=((10*4*EXP(0.4*([.K64]/10)))/(1+(4*(EXP(0.4*([.K64]/10))))))" office:value-type="float" office:value="8.18511381921954" calcext:value-type="float">
            <text:p>8.18511381921954</text:p>
          </table:table-cell>
          <table:table-cell table:formula="of:=(([.M64]-[.L64])/[.M64])*100" office:value-type="float" office:value="47.5744108558413" calcext:value-type="float">
            <text:p>47.5744108558413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0.5" calcext:value-type="float">
            <text:p>30.5</text:p>
          </table:table-cell>
          <table:table-cell table:formula="of:=[.D64]+(0.5*(0.4*([.D64]/10)*(1-([.D64]/10))))" office:value-type="float" office:value="6.93328769048697" calcext:value-type="float">
            <text:p>6.93328769048697</text:p>
          </table:table-cell>
          <table:table-cell table:formula="of:=((10*4*EXP(0.4*([.C65]/10)))/(1+(4*(EXP(0.4*([.C65]/10))))))" office:value-type="float" office:value="9.312655770586" calcext:value-type="float">
            <text:p>9.312655770586</text:p>
          </table:table-cell>
          <table:table-cell table:formula="of:=(([.E65]-[.D65])/[.E65])*100" office:value-type="float" office:value="25.5498338896436" calcext:value-type="float">
            <text:p>25.5498338896436</text:p>
          </table:table-cell>
          <table:table-cell office:value-type="float" office:value="6.1" calcext:value-type="float">
            <text:p>6.1</text:p>
          </table:table-cell>
          <table:table-cell table:formula="of:=[.H64]+(0.1*(0.4*([.H64]/10)*(1-([.H64]/10))))" office:value-type="float" office:value="4.59704114616102" calcext:value-type="float">
            <text:p>4.59704114616102</text:p>
          </table:table-cell>
          <table:table-cell table:formula="of:=((10*4*EXP(0.4*([.G65]/10)))/(1+(4*(EXP(0.4*([.G65]/10))))))" office:value-type="float" office:value="8.36209959308571" calcext:value-type="float">
            <text:p>8.36209959308571</text:p>
          </table:table-cell>
          <table:table-cell table:formula="of:=(([.I65]-[.H65])/[.I65])*100" office:value-type="float" office:value="45.0252763078529" calcext:value-type="float">
            <text:p>45.0252763078529</text:p>
          </table:table-cell>
          <table:table-cell office:value-type="float" office:value="3.05" calcext:value-type="float">
            <text:p>3.05</text:p>
          </table:table-cell>
          <table:table-cell table:formula="of:=[.L64]+(0.05*(0.4*([.L64]/10)*(1-([.L64]/10))))" office:value-type="float" office:value="4.29599363234265" calcext:value-type="float">
            <text:p>4.29599363234265</text:p>
          </table:table-cell>
          <table:table-cell table:formula="of:=((10*4*EXP(0.4*([.K65]/10)))/(1+(4*(EXP(0.4*([.K65]/10))))))" office:value-type="float" office:value="8.18808293682605" calcext:value-type="float">
            <text:p>8.18808293682605</text:p>
          </table:table-cell>
          <table:table-cell table:formula="of:=(([.M65]-[.L65])/[.M65])*100" office:value-type="float" office:value="47.5335842896591" calcext:value-type="float">
            <text:p>47.533584289659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[.D65]+(0.5*(0.4*([.D65]/10)*(1-([.D65]/10))))" office:value-type="float" office:value="6.97581248789859" calcext:value-type="float">
            <text:p>6.97581248789859</text:p>
          </table:table-cell>
          <table:table-cell table:formula="of:=((10*4*EXP(0.4*([.C66]/10)))/(1+(4*(EXP(0.4*([.C66]/10))))))" office:value-type="float" office:value="9.32534787457652" calcext:value-type="float">
            <text:p>9.32534787457652</text:p>
          </table:table-cell>
          <table:table-cell table:formula="of:=(([.E66]-[.D66])/[.E66])*100" office:value-type="float" office:value="25.1951500177641" calcext:value-type="float">
            <text:p>25.1951500177641</text:p>
          </table:table-cell>
          <table:table-cell office:value-type="float" office:value="6.2" calcext:value-type="float">
            <text:p>6.2</text:p>
          </table:table-cell>
          <table:table-cell table:formula="of:=[.H65]+(0.1*(0.4*([.H65]/10)*(1-([.H65]/10))))" office:value-type="float" office:value="4.60697619582587" calcext:value-type="float">
            <text:p>4.60697619582587</text:p>
          </table:table-cell>
          <table:table-cell table:formula="of:=((10*4*EXP(0.4*([.G66]/10)))/(1+(4*(EXP(0.4*([.G66]/10))))))" office:value-type="float" office:value="8.36757074250162" calcext:value-type="float">
            <text:p>8.36757074250162</text:p>
          </table:table-cell>
          <table:table-cell table:formula="of:=(([.I66]-[.H66])/[.I66])*100" office:value-type="float" office:value="44.9424888345965" calcext:value-type="float">
            <text:p>44.9424888345965</text:p>
          </table:table-cell>
          <table:table-cell office:value-type="float" office:value="3.1" calcext:value-type="float">
            <text:p>3.1</text:p>
          </table:table-cell>
          <table:table-cell table:formula="of:=[.L65]+(0.05*(0.4*([.L65]/10)*(1-([.L65]/10))))" office:value-type="float" office:value="4.30089450734951" calcext:value-type="float">
            <text:p>4.30089450734951</text:p>
          </table:table-cell>
          <table:table-cell table:formula="of:=((10*4*EXP(0.4*([.K66]/10)))/(1+(4*(EXP(0.4*([.K66]/10))))))" office:value-type="float" office:value="8.19104827052924" calcext:value-type="float">
            <text:p>8.19104827052924</text:p>
          </table:table-cell>
          <table:table-cell table:formula="of:=(([.M66]-[.L66])/[.M66])*100" office:value-type="float" office:value="47.4927461626151" calcext:value-type="float">
            <text:p>47.492746162615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1.5" calcext:value-type="float">
            <text:p>31.5</text:p>
          </table:table-cell>
          <table:table-cell table:formula="of:=[.D66]+(0.5*(0.4*([.D66]/10)*(1-([.D66]/10))))" office:value-type="float" office:value="7.01800481792392" calcext:value-type="float">
            <text:p>7.01800481792392</text:p>
          </table:table-cell>
          <table:table-cell table:formula="of:=((10*4*EXP(0.4*([.C67]/10)))/(1+(4*(EXP(0.4*([.C67]/10))))))" office:value-type="float" office:value="9.33782227802475" calcext:value-type="float">
            <text:p>9.33782227802475</text:p>
          </table:table-cell>
          <table:table-cell table:formula="of:=(([.E67]-[.D67])/[.E67])*100" office:value-type="float" office:value="24.8432385092636" calcext:value-type="float">
            <text:p>24.8432385092636</text:p>
          </table:table-cell>
          <table:table-cell office:value-type="float" office:value="6.3" calcext:value-type="float">
            <text:p>6.3</text:p>
          </table:table-cell>
          <table:table-cell table:formula="of:=[.H66]+(0.1*(0.4*([.H66]/10)*(1-([.H66]/10))))" office:value-type="float" office:value="4.61691440874161" calcext:value-type="float">
            <text:p>4.61691440874161</text:p>
          </table:table-cell>
          <table:table-cell table:formula="of:=((10*4*EXP(0.4*([.G67]/10)))/(1+(4*(EXP(0.4*([.G67]/10))))))" office:value-type="float" office:value="8.37302717217891" calcext:value-type="float">
            <text:p>8.37302717217891</text:p>
          </table:table-cell>
          <table:table-cell table:formula="of:=(([.I67]-[.H67])/[.I67])*100" office:value-type="float" office:value="44.8596748368111" calcext:value-type="float">
            <text:p>44.8596748368111</text:p>
          </table:table-cell>
          <table:table-cell office:value-type="float" office:value="3.15" calcext:value-type="float">
            <text:p>3.15</text:p>
          </table:table-cell>
          <table:table-cell table:formula="of:=[.L66]+(0.05*(0.4*([.L66]/10)*(1-([.L66]/10))))" office:value-type="float" office:value="4.30579675765154" calcext:value-type="float">
            <text:p>4.30579675765154</text:p>
          </table:table-cell>
          <table:table-cell table:formula="of:=((10*4*EXP(0.4*([.K67]/10)))/(1+(4*(EXP(0.4*([.K67]/10))))))" office:value-type="float" office:value="8.19400982163858" calcext:value-type="float">
            <text:p>8.19400982163858</text:p>
          </table:table-cell>
          <table:table-cell table:formula="of:=(([.M67]-[.L67])/[.M67])*100" office:value-type="float" office:value="47.4518965515409" calcext:value-type="float">
            <text:p>47.451896551540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formula="of:=[.D67]+(0.5*(0.4*([.D67]/10)*(1-([.D67]/10))))" office:value-type="float" office:value="7.05986013103359" calcext:value-type="float">
            <text:p>7.05986013103359</text:p>
          </table:table-cell>
          <table:table-cell table:formula="of:=((10*4*EXP(0.4*([.C68]/10)))/(1+(4*(EXP(0.4*([.C68]/10))))))" office:value-type="float" office:value="9.35008210324922" calcext:value-type="float">
            <text:p>9.35008210324922</text:p>
          </table:table-cell>
          <table:table-cell table:formula="of:=(([.E68]-[.D68])/[.E68])*100" office:value-type="float" office:value="24.4941375586398" calcext:value-type="float">
            <text:p>24.4941375586398</text:p>
          </table:table-cell>
          <table:table-cell office:value-type="float" office:value="6.4" calcext:value-type="float">
            <text:p>6.4</text:p>
          </table:table-cell>
          <table:table-cell table:formula="of:=[.H67]+(0.1*(0.4*([.H67]/10)*(1-([.H67]/10))))" office:value-type="float" office:value="4.62685570691352" calcext:value-type="float">
            <text:p>4.62685570691352</text:p>
          </table:table-cell>
          <table:table-cell table:formula="of:=((10*4*EXP(0.4*([.G68]/10)))/(1+(4*(EXP(0.4*([.G68]/10))))))" office:value-type="float" office:value="8.378468897966" calcext:value-type="float">
            <text:p>8.378468897966</text:p>
          </table:table-cell>
          <table:table-cell table:formula="of:=(([.I68]-[.H68])/[.I68])*100" office:value-type="float" office:value="44.7768349651956" calcext:value-type="float">
            <text:p>44.7768349651956</text:p>
          </table:table-cell>
          <table:table-cell office:value-type="float" office:value="3.2" calcext:value-type="float">
            <text:p>3.2</text:p>
          </table:table-cell>
          <table:table-cell table:formula="of:=[.L67]+(0.05*(0.4*([.L67]/10)*(1-([.L67]/10))))" office:value-type="float" office:value="4.3107003740232" calcext:value-type="float">
            <text:p>4.3107003740232</text:p>
          </table:table-cell>
          <table:table-cell table:formula="of:=((10*4*EXP(0.4*([.K68]/10)))/(1+(4*(EXP(0.4*([.K68]/10))))))" office:value-type="float" office:value="8.19696759147533" calcext:value-type="float">
            <text:p>8.19696759147533</text:p>
          </table:table-cell>
          <table:table-cell table:formula="of:=(([.M68]-[.L68])/[.M68])*100" office:value-type="float" office:value="47.411035533357" calcext:value-type="float">
            <text:p>47.41103553335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2.5" calcext:value-type="float">
            <text:p>32.5</text:p>
          </table:table-cell>
          <table:table-cell table:formula="of:=[.D68]+(0.5*(0.4*([.D68]/10)*(1-([.D68]/10))))" office:value-type="float" office:value="7.10137408351474" calcext:value-type="float">
            <text:p>7.10137408351474</text:p>
          </table:table-cell>
          <table:table-cell table:formula="of:=((10*4*EXP(0.4*([.C69]/10)))/(1+(4*(EXP(0.4*([.C69]/10))))))" office:value-type="float" office:value="9.3621304504314" calcext:value-type="float">
            <text:p>9.3621304504314</text:p>
          </table:table-cell>
          <table:table-cell table:formula="of:=(([.E69]-[.D69])/[.E69])*100" office:value-type="float" office:value="24.1478836348887" calcext:value-type="float">
            <text:p>24.1478836348887</text:p>
          </table:table-cell>
          <table:table-cell office:value-type="float" office:value="6.5" calcext:value-type="float">
            <text:p>6.5</text:p>
          </table:table-cell>
          <table:table-cell table:formula="of:=[.H68]+(0.1*(0.4*([.H68]/10)*(1-([.H68]/10))))" office:value-type="float" office:value="4.63680001224813" calcext:value-type="float">
            <text:p>4.63680001224813</text:p>
          </table:table-cell>
          <table:table-cell table:formula="of:=((10*4*EXP(0.4*([.G69]/10)))/(1+(4*(EXP(0.4*([.G69]/10))))))" office:value-type="float" office:value="8.38389593586065" calcext:value-type="float">
            <text:p>8.38389593586065</text:p>
          </table:table-cell>
          <table:table-cell table:formula="of:=(([.I69]-[.H69])/[.I69])*100" office:value-type="float" office:value="44.6939698712739" calcext:value-type="float">
            <text:p>44.6939698712739</text:p>
          </table:table-cell>
          <table:table-cell office:value-type="float" office:value="3.25" calcext:value-type="float">
            <text:p>3.25</text:p>
          </table:table-cell>
          <table:table-cell table:formula="of:=[.L68]+(0.05*(0.4*([.L68]/10)*(1-([.L68]/10))))" office:value-type="float" office:value="4.31560534722833" calcext:value-type="float">
            <text:p>4.31560534722833</text:p>
          </table:table-cell>
          <table:table-cell table:formula="of:=((10*4*EXP(0.4*([.K69]/10)))/(1+(4*(EXP(0.4*([.K69]/10))))))" office:value-type="float" office:value="8.19992158137248" calcext:value-type="float">
            <text:p>8.19992158137248</text:p>
          </table:table-cell>
          <table:table-cell table:formula="of:=(([.M69]-[.L69])/[.M69])*100" office:value-type="float" office:value="47.3701631850729" calcext:value-type="float">
            <text:p>47.370163185072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formula="of:=[.D69]+(0.5*(0.4*([.D69]/10)*(1-([.D69]/10))))" office:value-type="float" office:value="7.14254253743701" calcext:value-type="float">
            <text:p>7.14254253743701</text:p>
          </table:table-cell>
          <table:table-cell table:formula="of:=((10*4*EXP(0.4*([.C70]/10)))/(1+(4*(EXP(0.4*([.C70]/10))))))" office:value-type="float" office:value="9.37397039685434" calcext:value-type="float">
            <text:p>9.37397039685434</text:p>
          </table:table-cell>
          <table:table-cell table:formula="of:=(([.E70]-[.D70])/[.E70])*100" office:value-type="float" office:value="23.8045114817745" calcext:value-type="float">
            <text:p>23.8045114817745</text:p>
          </table:table-cell>
          <table:table-cell office:value-type="float" office:value="6.6" calcext:value-type="float">
            <text:p>6.6</text:p>
          </table:table-cell>
          <table:table-cell table:formula="of:=[.H69]+(0.1*(0.4*([.H69]/10)*(1-([.H69]/10))))" office:value-type="float" office:value="4.64674724655569" calcext:value-type="float">
            <text:p>4.64674724655569</text:p>
          </table:table-cell>
          <table:table-cell table:formula="of:=((10*4*EXP(0.4*([.G70]/10)))/(1+(4*(EXP(0.4*([.G70]/10))))))" office:value-type="float" office:value="8.38930830200874" calcext:value-type="float">
            <text:p>8.38930830200874</text:p>
          </table:table-cell>
          <table:table-cell table:formula="of:=(([.I70]-[.H70])/[.I70])*100" office:value-type="float" office:value="44.6110802073745" calcext:value-type="float">
            <text:p>44.6110802073745</text:p>
          </table:table-cell>
          <table:table-cell office:value-type="float" office:value="3.3" calcext:value-type="float">
            <text:p>3.3</text:p>
          </table:table-cell>
          <table:table-cell table:formula="of:=[.L69]+(0.05*(0.4*([.L69]/10)*(1-([.L69]/10))))" office:value-type="float" office:value="4.32051166802018" calcext:value-type="float">
            <text:p>4.32051166802018</text:p>
          </table:table-cell>
          <table:table-cell table:formula="of:=((10*4*EXP(0.4*([.K70]/10)))/(1+(4*(EXP(0.4*([.K70]/10))))))" office:value-type="float" office:value="8.20287179267473" calcext:value-type="float">
            <text:p>8.20287179267473</text:p>
          </table:table-cell>
          <table:table-cell table:formula="of:=(([.M70]-[.L70])/[.M70])*100" office:value-type="float" office:value="47.3292795837861" calcext:value-type="float">
            <text:p>47.329279583786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3.5" calcext:value-type="float">
            <text:p>33.5</text:p>
          </table:table-cell>
          <table:table-cell table:formula="of:=[.D70]+(0.5*(0.4*([.D70]/10)*(1-([.D70]/10))))" office:value-type="float" office:value="7.18336156038756" calcext:value-type="float">
            <text:p>7.18336156038756</text:p>
          </table:table-cell>
          <table:table-cell table:formula="of:=((10*4*EXP(0.4*([.C71]/10)))/(1+(4*(EXP(0.4*([.C71]/10))))))" office:value-type="float" office:value="9.38560499618573" calcext:value-type="float">
            <text:p>9.38560499618573</text:p>
          </table:table-cell>
          <table:table-cell table:formula="of:=(([.E71]-[.D71])/[.E71])*100" office:value-type="float" office:value="23.4640541200397" calcext:value-type="float">
            <text:p>23.4640541200397</text:p>
          </table:table-cell>
          <table:table-cell office:value-type="float" office:value="6.7" calcext:value-type="float">
            <text:p>6.7</text:p>
          </table:table-cell>
          <table:table-cell table:formula="of:=[.H70]+(0.1*(0.4*([.H70]/10)*(1-([.H70]/10))))" office:value-type="float" office:value="4.65669733155257" calcext:value-type="float">
            <text:p>4.65669733155257</text:p>
          </table:table-cell>
          <table:table-cell table:formula="of:=((10*4*EXP(0.4*([.G71]/10)))/(1+(4*(EXP(0.4*([.G71]/10))))))" office:value-type="float" office:value="8.3947060127031" calcext:value-type="float">
            <text:p>8.3947060127031</text:p>
          </table:table-cell>
          <table:table-cell table:formula="of:=(([.I71]-[.H71])/[.I71])*100" office:value-type="float" office:value="44.5281666266106" calcext:value-type="float">
            <text:p>44.5281666266106</text:p>
          </table:table-cell>
          <table:table-cell office:value-type="float" office:value="3.35" calcext:value-type="float">
            <text:p>3.35</text:p>
          </table:table-cell>
          <table:table-cell table:formula="of:=[.L70]+(0.05*(0.4*([.L70]/10)*(1-([.L70]/10))))" office:value-type="float" office:value="4.32541932714152" calcext:value-type="float">
            <text:p>4.32541932714152</text:p>
          </table:table-cell>
          <table:table-cell table:formula="of:=((10*4*EXP(0.4*([.K71]/10)))/(1+(4*(EXP(0.4*([.K71]/10))))))" office:value-type="float" office:value="8.20581822673841" calcext:value-type="float">
            <text:p>8.20581822673841</text:p>
          </table:table-cell>
          <table:table-cell table:formula="of:=(([.M71]-[.L71])/[.M71])*100" office:value-type="float" office:value="47.2883848066818" calcext:value-type="float">
            <text:p>47.288384806681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table:formula="of:=[.D71]+(0.5*(0.4*([.D71]/10)*(1-([.D71]/10))))" office:value-type="float" office:value="7.2238274249808" calcext:value-type="float">
            <text:p>7.2238274249808</text:p>
          </table:table-cell>
          <table:table-cell table:formula="of:=((10*4*EXP(0.4*([.C72]/10)))/(1+(4*(EXP(0.4*([.C72]/10))))))" office:value-type="float" office:value="9.39703727780431" calcext:value-type="float">
            <text:p>9.39703727780431</text:p>
          </table:table-cell>
          <table:table-cell table:formula="of:=(([.E72]-[.D72])/[.E72])*100" office:value-type="float" office:value="23.1265428515071" calcext:value-type="float">
            <text:p>23.1265428515071</text:p>
          </table:table-cell>
          <table:table-cell office:value-type="float" office:value="6.8" calcext:value-type="float">
            <text:p>6.8</text:p>
          </table:table-cell>
          <table:table-cell table:formula="of:=[.H71]+(0.1*(0.4*([.H71]/10)*(1-([.H71]/10))))" office:value-type="float" office:value="4.6666501888637" calcext:value-type="float">
            <text:p>4.6666501888637</text:p>
          </table:table-cell>
          <table:table-cell table:formula="of:=((10*4*EXP(0.4*([.G72]/10)))/(1+(4*(EXP(0.4*([.G72]/10))))))" office:value-type="float" office:value="8.40008908438228" calcext:value-type="float">
            <text:p>8.40008908438228</text:p>
          </table:table-cell>
          <table:table-cell table:formula="of:=(([.I72]-[.H72])/[.I72])*100" office:value-type="float" office:value="44.4452297828592" calcext:value-type="float">
            <text:p>44.4452297828592</text:p>
          </table:table-cell>
          <table:table-cell office:value-type="float" office:value="3.4" calcext:value-type="float">
            <text:p>3.4</text:p>
          </table:table-cell>
          <table:table-cell table:formula="of:=[.L71]+(0.05*(0.4*([.L71]/10)*(1-([.L71]/10))))" office:value-type="float" office:value="4.33032831532468" calcext:value-type="float">
            <text:p>4.33032831532468</text:p>
          </table:table-cell>
          <table:table-cell table:formula="of:=((10*4*EXP(0.4*([.K72]/10)))/(1+(4*(EXP(0.4*([.K72]/10))))))" office:value-type="float" office:value="8.20876088493149" calcext:value-type="float">
            <text:p>8.20876088493149</text:p>
          </table:table-cell>
          <table:table-cell table:formula="of:=(([.M72]-[.L72])/[.M72])*100" office:value-type="float" office:value="47.2474789310321" calcext:value-type="float">
            <text:p>47.247478931032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4.5" calcext:value-type="float">
            <text:p>34.5</text:p>
          </table:table-cell>
          <table:table-cell table:formula="of:=[.D72]+(0.5*(0.4*([.D72]/10)*(1-([.D72]/10))))" office:value-type="float" office:value="7.26393660814861" calcext:value-type="float">
            <text:p>7.26393660814861</text:p>
          </table:table-cell>
          <table:table-cell table:formula="of:=((10*4*EXP(0.4*([.C73]/10)))/(1+(4*(EXP(0.4*([.C73]/10))))))" office:value-type="float" office:value="9.40827024616845" calcext:value-type="float">
            <text:p>9.40827024616845</text:p>
          </table:table-cell>
          <table:table-cell table:formula="of:=(([.E73]-[.D73])/[.E73])*100" office:value-type="float" office:value="22.7920072650244" calcext:value-type="float">
            <text:p>22.7920072650244</text:p>
          </table:table-cell>
          <table:table-cell office:value-type="float" office:value="6.9" calcext:value-type="float">
            <text:p>6.9</text:p>
          </table:table-cell>
          <table:table-cell table:formula="of:=[.H72]+(0.1*(0.4*([.H72]/10)*(1-([.H72]/10))))" office:value-type="float" office:value="4.67660574002507" calcext:value-type="float">
            <text:p>4.67660574002507</text:p>
          </table:table-cell>
          <table:table-cell table:formula="of:=((10*4*EXP(0.4*([.G73]/10)))/(1+(4*(EXP(0.4*([.G73]/10))))))" office:value-type="float" office:value="8.40545753362938" calcext:value-type="float">
            <text:p>8.40545753362938</text:p>
          </table:table-cell>
          <table:table-cell table:formula="of:=(([.I73]-[.H73])/[.I73])*100" office:value-type="float" office:value="44.3622703307412" calcext:value-type="float">
            <text:p>44.3622703307412</text:p>
          </table:table-cell>
          <table:table-cell office:value-type="float" office:value="3.45" calcext:value-type="float">
            <text:p>3.45</text:p>
          </table:table-cell>
          <table:table-cell table:formula="of:=[.L72]+(0.05*(0.4*([.L72]/10)*(1-([.L72]/10))))" office:value-type="float" office:value="4.33523862329163" calcext:value-type="float">
            <text:p>4.33523862329163</text:p>
          </table:table-cell>
          <table:table-cell table:formula="of:=((10*4*EXP(0.4*([.K73]/10)))/(1+(4*(EXP(0.4*([.K73]/10))))))" office:value-type="float" office:value="8.21169976863352" calcext:value-type="float">
            <text:p>8.21169976863352</text:p>
          </table:table-cell>
          <table:table-cell table:formula="of:=(([.M73]-[.L73])/[.M73])*100" office:value-type="float" office:value="47.2065620341957" calcext:value-type="float">
            <text:p>47.206562034195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table:formula="of:=[.D73]+(0.5*(0.4*([.D73]/10)*(1-([.D73]/10))))" office:value-type="float" office:value="7.30368579021718" calcext:value-type="float">
            <text:p>7.30368579021718</text:p>
          </table:table-cell>
          <table:table-cell table:formula="of:=((10*4*EXP(0.4*([.C74]/10)))/(1+(4*(EXP(0.4*([.C74]/10))))))" office:value-type="float" office:value="9.41930688022553" calcext:value-type="float">
            <text:p>9.41930688022553</text:p>
          </table:table-cell>
          <table:table-cell table:formula="of:=(([.E74]-[.D74])/[.E74])*100" office:value-type="float" office:value="22.4604752442007" calcext:value-type="float">
            <text:p>22.4604752442007</text:p>
          </table:table-cell>
          <table:table-cell office:value-type="float" office:value="7" calcext:value-type="float">
            <text:p>7</text:p>
          </table:table-cell>
          <table:table-cell table:formula="of:=[.H73]+(0.1*(0.4*([.H73]/10)*(1-([.H73]/10))))" office:value-type="float" office:value="4.68656390648611" calcext:value-type="float">
            <text:p>4.68656390648611</text:p>
          </table:table-cell>
          <table:table-cell table:formula="of:=((10*4*EXP(0.4*([.G74]/10)))/(1+(4*(EXP(0.4*([.G74]/10))))))" office:value-type="float" office:value="8.41081137717086" calcext:value-type="float">
            <text:p>8.41081137717086</text:p>
          </table:table-cell>
          <table:table-cell table:formula="of:=(([.I74]-[.H74])/[.I74])*100" office:value-type="float" office:value="44.2792889256003" calcext:value-type="float">
            <text:p>44.2792889256003</text:p>
          </table:table-cell>
          <table:table-cell office:value-type="float" office:value="3.5" calcext:value-type="float">
            <text:p>3.5</text:p>
          </table:table-cell>
          <table:table-cell table:formula="of:=[.L73]+(0.05*(0.4*([.L73]/10)*(1-([.L73]/10))))" office:value-type="float" office:value="4.34015024175404" calcext:value-type="float">
            <text:p>4.34015024175404</text:p>
          </table:table-cell>
          <table:table-cell table:formula="of:=((10*4*EXP(0.4*([.K74]/10)))/(1+(4*(EXP(0.4*([.K74]/10))))))" office:value-type="float" office:value="8.21463487923557" calcext:value-type="float">
            <text:p>8.21463487923557</text:p>
          </table:table-cell>
          <table:table-cell table:formula="of:=(([.M74]-[.L74])/[.M74])*100" office:value-type="float" office:value="47.1656341936171" calcext:value-type="float">
            <text:p>47.165634193617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5.5" calcext:value-type="float">
            <text:p>35.5</text:p>
          </table:table-cell>
          <table:table-cell table:formula="of:=[.D74]+(0.5*(0.4*([.D74]/10)*(1-([.D74]/10))))" office:value-type="float" office:value="7.34307185377708" calcext:value-type="float">
            <text:p>7.34307185377708</text:p>
          </table:table-cell>
          <table:table-cell table:formula="of:=((10*4*EXP(0.4*([.C75]/10)))/(1+(4*(EXP(0.4*([.C75]/10))))))" office:value-type="float" office:value="9.43015013286101" calcext:value-type="float">
            <text:p>9.43015013286101</text:p>
          </table:table-cell>
          <table:table-cell table:formula="of:=(([.E75]-[.D75])/[.E75])*100" office:value-type="float" office:value="22.1319729768792" calcext:value-type="float">
            <text:p>22.1319729768792</text:p>
          </table:table-cell>
          <table:table-cell office:value-type="float" office:value="7.1" calcext:value-type="float">
            <text:p>7.1</text:p>
          </table:table-cell>
          <table:table-cell table:formula="of:=[.H74]+(0.1*(0.4*([.H74]/10)*(1-([.H74]/10))))" office:value-type="float" office:value="4.69652460961223" calcext:value-type="float">
            <text:p>4.69652460961223</text:p>
          </table:table-cell>
          <table:table-cell table:formula="of:=((10*4*EXP(0.4*([.G75]/10)))/(1+(4*(EXP(0.4*([.G75]/10))))))" office:value-type="float" office:value="8.41615063187532" calcext:value-type="float">
            <text:p>8.41615063187532</text:p>
          </table:table-cell>
          <table:table-cell table:formula="of:=(([.I75]-[.H75])/[.I75])*100" office:value-type="float" office:value="44.1962862234831" calcext:value-type="float">
            <text:p>44.1962862234831</text:p>
          </table:table-cell>
          <table:table-cell office:value-type="float" office:value="3.55" calcext:value-type="float">
            <text:p>3.55</text:p>
          </table:table-cell>
          <table:table-cell table:formula="of:=[.L74]+(0.05*(0.4*([.L74]/10)*(1-([.L74]/10))))" office:value-type="float" office:value="4.34506316141335" calcext:value-type="float">
            <text:p>4.34506316141335</text:p>
          </table:table-cell>
          <table:table-cell table:formula="of:=((10*4*EXP(0.4*([.K75]/10)))/(1+(4*(EXP(0.4*([.K75]/10))))))" office:value-type="float" office:value="8.21756621814024" calcext:value-type="float">
            <text:p>8.21756621814024</text:p>
          </table:table-cell>
          <table:table-cell table:formula="of:=(([.M75]-[.L75])/[.M75])*100" office:value-type="float" office:value="47.1246954868263" calcext:value-type="float">
            <text:p>47.124695486826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formula="of:=[.D75]+(0.5*(0.4*([.D75]/10)*(1-([.D75]/10))))" office:value-type="float" office:value="7.38209188235315" calcext:value-type="float">
            <text:p>7.38209188235315</text:p>
          </table:table-cell>
          <table:table-cell table:formula="of:=((10*4*EXP(0.4*([.C76]/10)))/(1+(4*(EXP(0.4*([.C76]/10))))))" office:value-type="float" office:value="9.44080293038601" calcext:value-type="float">
            <text:p>9.44080293038601</text:p>
          </table:table-cell>
          <table:table-cell table:formula="of:=(([.E76]-[.D76])/[.E76])*100" office:value-type="float" office:value="21.8065249662899" calcext:value-type="float">
            <text:p>21.8065249662899</text:p>
          </table:table-cell>
          <table:table-cell office:value-type="float" office:value="7.2" calcext:value-type="float">
            <text:p>7.2</text:p>
          </table:table-cell>
          <table:table-cell table:formula="of:=[.H75]+(0.1*(0.4*([.H75]/10)*(1-([.H75]/10))))" office:value-type="float" office:value="4.7064877706872" calcext:value-type="float">
            <text:p>4.7064877706872</text:p>
          </table:table-cell>
          <table:table-cell table:formula="of:=((10*4*EXP(0.4*([.G76]/10)))/(1+(4*(EXP(0.4*([.G76]/10))))))" office:value-type="float" office:value="8.42147531475237" calcext:value-type="float">
            <text:p>8.42147531475237</text:p>
          </table:table-cell>
          <table:table-cell table:formula="of:=(([.I76]-[.H76])/[.I76])*100" office:value-type="float" office:value="44.113262881118" calcext:value-type="float">
            <text:p>44.113262881118</text:p>
          </table:table-cell>
          <table:table-cell office:value-type="float" office:value="3.6" calcext:value-type="float">
            <text:p>3.6</text:p>
          </table:table-cell>
          <table:table-cell table:formula="of:=[.L75]+(0.05*(0.4*([.L75]/10)*(1-([.L75]/10))))" office:value-type="float" office:value="4.34997737296084" calcext:value-type="float">
            <text:p>4.34997737296084</text:p>
          </table:table-cell>
          <table:table-cell table:formula="of:=((10*4*EXP(0.4*([.K76]/10)))/(1+(4*(EXP(0.4*([.K76]/10))))))" office:value-type="float" office:value="8.22049378676158" calcext:value-type="float">
            <text:p>8.22049378676158</text:p>
          </table:table-cell>
          <table:table-cell table:formula="of:=(([.M76]-[.L76])/[.M76])*100" office:value-type="float" office:value="47.0837459914377" calcext:value-type="float">
            <text:p>47.08374599143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6.5" calcext:value-type="float">
            <text:p>36.5</text:p>
          </table:table-cell>
          <table:table-cell table:formula="of:=[.D76]+(0.5*(0.4*([.D76]/10)*(1-([.D76]/10))))" office:value-type="float" office:value="7.42074315888121" calcext:value-type="float">
            <text:p>7.42074315888121</text:p>
          </table:table-cell>
          <table:table-cell table:formula="of:=((10*4*EXP(0.4*([.C77]/10)))/(1+(4*(EXP(0.4*([.C77]/10))))))" office:value-type="float" office:value="9.45126817206209" calcext:value-type="float">
            <text:p>9.45126817206209</text:p>
          </table:table-cell>
          <table:table-cell table:formula="of:=(([.E77]-[.D77])/[.E77])*100" office:value-type="float" office:value="21.4841540438256" calcext:value-type="float">
            <text:p>21.4841540438256</text:p>
          </table:table-cell>
          <table:table-cell office:value-type="float" office:value="7.3" calcext:value-type="float">
            <text:p>7.3</text:p>
          </table:table-cell>
          <table:table-cell table:formula="of:=[.H76]+(0.1*(0.4*([.H76]/10)*(1-([.H76]/10))))" office:value-type="float" office:value="4.7164533109157" calcext:value-type="float">
            <text:p>4.7164533109157</text:p>
          </table:table-cell>
          <table:table-cell table:formula="of:=((10*4*EXP(0.4*([.G77]/10)))/(1+(4*(EXP(0.4*([.G77]/10))))))" office:value-type="float" office:value="8.4267854429514" calcext:value-type="float">
            <text:p>8.4267854429514</text:p>
          </table:table-cell>
          <table:table-cell table:formula="of:=(([.I77]-[.H77])/[.I77])*100" office:value-type="float" office:value="44.030219555895" calcext:value-type="float">
            <text:p>44.030219555895</text:p>
          </table:table-cell>
          <table:table-cell office:value-type="float" office:value="3.65" calcext:value-type="float">
            <text:p>3.65</text:p>
          </table:table-cell>
          <table:table-cell table:formula="of:=[.L76]+(0.05*(0.4*([.L76]/10)*(1-([.L76]/10))))" office:value-type="float" office:value="4.35489286707771" calcext:value-type="float">
            <text:p>4.35489286707771</text:p>
          </table:table-cell>
          <table:table-cell table:formula="of:=((10*4*EXP(0.4*([.K77]/10)))/(1+(4*(EXP(0.4*([.K77]/10))))))" office:value-type="float" office:value="8.22341758652507" calcext:value-type="float">
            <text:p>8.22341758652507</text:p>
          </table:table-cell>
          <table:table-cell table:formula="of:=(([.M77]-[.L77])/[.M77])*100" office:value-type="float" office:value="47.0427857851503" calcext:value-type="float">
            <text:p>47.042785785150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formula="of:=[.D77]+(0.5*(0.4*([.D77]/10)*(1-([.D77]/10))))" office:value-type="float" office:value="7.45902316399867" calcext:value-type="float">
            <text:p>7.45902316399867</text:p>
          </table:table-cell>
          <table:table-cell table:formula="of:=((10*4*EXP(0.4*([.C78]/10)))/(1+(4*(EXP(0.4*([.C78]/10))))))" office:value-type="float" office:value="9.46154872966222" calcext:value-type="float">
            <text:p>9.46154872966222</text:p>
          </table:table-cell>
          <table:table-cell table:formula="of:=(([.E78]-[.D78])/[.E78])*100" office:value-type="float" office:value="21.1648813833784" calcext:value-type="float">
            <text:p>21.1648813833784</text:p>
          </table:table-cell>
          <table:table-cell office:value-type="float" office:value="7.4" calcext:value-type="float">
            <text:p>7.4</text:p>
          </table:table-cell>
          <table:table-cell table:formula="of:=[.H77]+(0.1*(0.4*([.H77]/10)*(1-([.H77]/10))))" office:value-type="float" office:value="4.72642115142574" calcext:value-type="float">
            <text:p>4.72642115142574</text:p>
          </table:table-cell>
          <table:table-cell table:formula="of:=((10*4*EXP(0.4*([.G78]/10)))/(1+(4*(EXP(0.4*([.G78]/10))))))" office:value-type="float" office:value="8.4320810337604" calcext:value-type="float">
            <text:p>8.4320810337604</text:p>
          </table:table-cell>
          <table:table-cell table:formula="of:=(([.I78]-[.H78])/[.I78])*100" office:value-type="float" office:value="43.9471569058448" calcext:value-type="float">
            <text:p>43.9471569058448</text:p>
          </table:table-cell>
          <table:table-cell office:value-type="float" office:value="3.7" calcext:value-type="float">
            <text:p>3.7</text:p>
          </table:table-cell>
          <table:table-cell table:formula="of:=[.L77]+(0.05*(0.4*([.L77]/10)*(1-([.L77]/10))))" office:value-type="float" office:value="4.35980963443512" calcext:value-type="float">
            <text:p>4.35980963443512</text:p>
          </table:table-cell>
          <table:table-cell table:formula="of:=((10*4*EXP(0.4*([.K78]/10)))/(1+(4*(EXP(0.4*([.K78]/10))))))" office:value-type="float" office:value="8.22633761886759" calcext:value-type="float">
            <text:p>8.22633761886759</text:p>
          </table:table-cell>
          <table:table-cell table:formula="of:=(([.M78]-[.L78])/[.M78])*100" office:value-type="float" office:value="47.0018149457465" calcext:value-type="float">
            <text:p>47.001814945746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7.5" calcext:value-type="float">
            <text:p>37.5</text:p>
          </table:table-cell>
          <table:table-cell table:formula="of:=[.D78]+(0.5*(0.4*([.D78]/10)*(1-([.D78]/10))))" office:value-type="float" office:value="7.4969295741565" calcext:value-type="float">
            <text:p>7.4969295741565</text:p>
          </table:table-cell>
          <table:table-cell table:formula="of:=((10*4*EXP(0.4*([.C79]/10)))/(1+(4*(EXP(0.4*([.C79]/10))))))" office:value-type="float" office:value="9.47164744706664" calcext:value-type="float">
            <text:p>9.47164744706664</text:p>
          </table:table-cell>
          <table:table-cell table:formula="of:=(([.E79]-[.D79])/[.E79])*100" office:value-type="float" office:value="20.8487265171774" calcext:value-type="float">
            <text:p>20.8487265171774</text:p>
          </table:table-cell>
          <table:table-cell office:value-type="float" office:value="7.5" calcext:value-type="float">
            <text:p>7.5</text:p>
          </table:table-cell>
          <table:table-cell table:formula="of:=[.H78]+(0.1*(0.4*([.H78]/10)*(1-([.H78]/10))))" office:value-type="float" office:value="4.73639121327118" calcext:value-type="float">
            <text:p>4.73639121327118</text:p>
          </table:table-cell>
          <table:table-cell table:formula="of:=((10*4*EXP(0.4*([.G79]/10)))/(1+(4*(EXP(0.4*([.G79]/10))))))" office:value-type="float" office:value="8.43736210460482" calcext:value-type="float">
            <text:p>8.43736210460482</text:p>
          </table:table-cell>
          <table:table-cell table:formula="of:=(([.I79]-[.H79])/[.I79])*100" office:value-type="float" office:value="43.864075589618" calcext:value-type="float">
            <text:p>43.864075589618</text:p>
          </table:table-cell>
          <table:table-cell office:value-type="float" office:value="3.75" calcext:value-type="float">
            <text:p>3.75</text:p>
          </table:table-cell>
          <table:table-cell table:formula="of:=[.L78]+(0.05*(0.4*([.L78]/10)*(1-([.L78]/10))))" office:value-type="float" office:value="4.36472766569429" calcext:value-type="float">
            <text:p>4.36472766569429</text:p>
          </table:table-cell>
          <table:table-cell table:formula="of:=((10*4*EXP(0.4*([.K79]/10)))/(1+(4*(EXP(0.4*([.K79]/10))))))" office:value-type="float" office:value="8.22925388523733" calcext:value-type="float">
            <text:p>8.22925388523733</text:p>
          </table:table-cell>
          <table:table-cell table:formula="of:=(([.M79]-[.L79])/[.M79])*100" office:value-type="float" office:value="46.9608335510917" calcext:value-type="float">
            <text:p>46.960833551091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table:formula="of:=[.D79]+(0.5*(0.4*([.D79]/10)*(1-([.D79]/10))))" office:value-type="float" office:value="7.53446025955991" calcext:value-type="float">
            <text:p>7.53446025955991</text:p>
          </table:table-cell>
          <table:table-cell table:formula="of:=((10*4*EXP(0.4*([.C80]/10)))/(1+(4*(EXP(0.4*([.C80]/10))))))" office:value-type="float" office:value="9.4815671398925" calcext:value-type="float">
            <text:p>9.4815671398925</text:p>
          </table:table-cell>
          <table:table-cell table:formula="of:=(([.E80]-[.D80])/[.E80])*100" office:value-type="float" office:value="20.5357073530639" calcext:value-type="float">
            <text:p>20.5357073530639</text:p>
          </table:table-cell>
          <table:table-cell office:value-type="float" office:value="7.6" calcext:value-type="float">
            <text:p>7.6</text:p>
          </table:table-cell>
          <table:table-cell table:formula="of:=[.H79]+(0.1*(0.4*([.H79]/10)*(1-([.H79]/10))))" office:value-type="float" office:value="4.74636341743421" calcext:value-type="float">
            <text:p>4.74636341743421</text:p>
          </table:table-cell>
          <table:table-cell table:formula="of:=((10*4*EXP(0.4*([.G80]/10)))/(1+(4*(EXP(0.4*([.G80]/10))))))" office:value-type="float" office:value="8.44262867304635" calcext:value-type="float">
            <text:p>8.44262867304635</text:p>
          </table:table-cell>
          <table:table-cell table:formula="of:=(([.I80]-[.H80])/[.I80])*100" office:value-type="float" office:value="43.7809762664644" calcext:value-type="float">
            <text:p>43.7809762664644</text:p>
          </table:table-cell>
          <table:table-cell office:value-type="float" office:value="3.8" calcext:value-type="float">
            <text:p>3.8</text:p>
          </table:table-cell>
          <table:table-cell table:formula="of:=[.L79]+(0.05*(0.4*([.L79]/10)*(1-([.L79]/10))))" office:value-type="float" office:value="4.36964695150654" calcext:value-type="float">
            <text:p>4.36964695150654</text:p>
          </table:table-cell>
          <table:table-cell table:formula="of:=((10*4*EXP(0.4*([.K80]/10)))/(1+(4*(EXP(0.4*([.K80]/10))))))" office:value-type="float" office:value="8.23216638709385" calcext:value-type="float">
            <text:p>8.23216638709385</text:p>
          </table:table-cell>
          <table:table-cell table:formula="of:=(([.M80]-[.L80])/[.M80])*100" office:value-type="float" office:value="46.9198416791339" calcext:value-type="float">
            <text:p>46.919841679133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8.5" calcext:value-type="float">
            <text:p>38.5</text:p>
          </table:table-cell>
          <table:table-cell table:formula="of:=[.D80]+(0.5*(0.4*([.D80]/10)*(1-([.D80]/10))))" office:value-type="float" office:value="7.57161328194533" calcext:value-type="float">
            <text:p>7.57161328194533</text:p>
          </table:table-cell>
          <table:table-cell table:formula="of:=((10*4*EXP(0.4*([.C81]/10)))/(1+(4*(EXP(0.4*([.C81]/10))))))" office:value-type="float" office:value="9.49131059515622" calcext:value-type="float">
            <text:p>9.49131059515622</text:p>
          </table:table-cell>
          <table:table-cell table:formula="of:=(([.E81]-[.D81])/[.E81])*100" office:value-type="float" office:value="20.2258401931402" calcext:value-type="float">
            <text:p>20.2258401931402</text:p>
          </table:table-cell>
          <table:table-cell office:value-type="float" office:value="7.7" calcext:value-type="float">
            <text:p>7.7</text:p>
          </table:table-cell>
          <table:table-cell table:formula="of:=[.H80]+(0.1*(0.4*([.H80]/10)*(1-([.H80]/10))))" office:value-type="float" office:value="4.7563376848278" calcext:value-type="float">
            <text:p>4.7563376848278</text:p>
          </table:table-cell>
          <table:table-cell table:formula="of:=((10*4*EXP(0.4*([.G81]/10)))/(1+(4*(EXP(0.4*([.G81]/10))))))" office:value-type="float" office:value="8.44788075678176" calcext:value-type="float">
            <text:p>8.44788075678176</text:p>
          </table:table-cell>
          <table:table-cell table:formula="of:=(([.I81]-[.H81])/[.I81])*100" office:value-type="float" office:value="43.6978595962126" calcext:value-type="float">
            <text:p>43.6978595962126</text:p>
          </table:table-cell>
          <table:table-cell office:value-type="float" office:value="3.85" calcext:value-type="float">
            <text:p>3.85</text:p>
          </table:table-cell>
          <table:table-cell table:formula="of:=[.L80]+(0.05*(0.4*([.L80]/10)*(1-([.L80]/10))))" office:value-type="float" office:value="4.37456748251339" calcext:value-type="float">
            <text:p>4.37456748251339</text:p>
          </table:table-cell>
          <table:table-cell table:formula="of:=((10*4*EXP(0.4*([.K81]/10)))/(1+(4*(EXP(0.4*([.K81]/10))))))" office:value-type="float" office:value="8.23507512590793" calcext:value-type="float">
            <text:p>8.23507512590793</text:p>
          </table:table-cell>
          <table:table-cell table:formula="of:=(([.M81]-[.L81])/[.M81])*100" office:value-type="float" office:value="46.878839407903" calcext:value-type="float">
            <text:p>46.87883940790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table:formula="of:=[.D81]+(0.5*(0.4*([.D81]/10)*(1-([.D81]/10))))" office:value-type="float" office:value="7.60838689220158" calcext:value-type="float">
            <text:p>7.60838689220158</text:p>
          </table:table-cell>
          <table:table-cell table:formula="of:=((10*4*EXP(0.4*([.C82]/10)))/(1+(4*(EXP(0.4*([.C82]/10))))))" office:value-type="float" office:value="9.50088057096731" calcext:value-type="float">
            <text:p>9.50088057096731</text:p>
          </table:table-cell>
          <table:table-cell table:formula="of:=(([.E82]-[.D82])/[.E82])*100" office:value-type="float" office:value="19.9191397537276" calcext:value-type="float">
            <text:p>19.9191397537276</text:p>
          </table:table-cell>
          <table:table-cell office:value-type="float" office:value="7.8" calcext:value-type="float">
            <text:p>7.8</text:p>
          </table:table-cell>
          <table:table-cell table:formula="of:=[.H81]+(0.1*(0.4*([.H81]/10)*(1-([.H81]/10))))" office:value-type="float" office:value="4.76631393629827" calcext:value-type="float">
            <text:p>4.76631393629827</text:p>
          </table:table-cell>
          <table:table-cell table:formula="of:=((10*4*EXP(0.4*([.G82]/10)))/(1+(4*(EXP(0.4*([.G82]/10))))))" office:value-type="float" office:value="8.45311837364173" calcext:value-type="float">
            <text:p>8.45311837364173</text:p>
          </table:table-cell>
          <table:table-cell table:formula="of:=(([.I82]-[.H82])/[.I82])*100" office:value-type="float" office:value="43.6147262392486" calcext:value-type="float">
            <text:p>43.6147262392486</text:p>
          </table:table-cell>
          <table:table-cell office:value-type="float" office:value="3.9" calcext:value-type="float">
            <text:p>3.9</text:p>
          </table:table-cell>
          <table:table-cell table:formula="of:=[.L81]+(0.05*(0.4*([.L81]/10)*(1-([.L81]/10))))" office:value-type="float" office:value="4.3794892493466" calcext:value-type="float">
            <text:p>4.3794892493466</text:p>
          </table:table-cell>
          <table:table-cell table:formula="of:=((10*4*EXP(0.4*([.K82]/10)))/(1+(4*(EXP(0.4*([.K82]/10))))))" office:value-type="float" office:value="8.23798010316162" calcext:value-type="float">
            <text:p>8.23798010316162</text:p>
          </table:table-cell>
          <table:table-cell table:formula="of:=(([.M82]-[.L82])/[.M82])*100" office:value-type="float" office:value="46.8378268155101" calcext:value-type="float">
            <text:p>46.837826815510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9.5" calcext:value-type="float">
            <text:p>39.5</text:p>
          </table:table-cell>
          <table:table-cell table:formula="of:=[.D82]+(0.5*(0.4*([.D82]/10)*(1-([.D82]/10))))" office:value-type="float" office:value="7.64477952784276" calcext:value-type="float">
            <text:p>7.64477952784276</text:p>
          </table:table-cell>
          <table:table-cell table:formula="of:=((10*4*EXP(0.4*([.C83]/10)))/(1+(4*(EXP(0.4*([.C83]/10))))))" office:value-type="float" office:value="9.51027979625273" calcext:value-type="float">
            <text:p>9.51027979625273</text:p>
          </table:table-cell>
          <table:table-cell table:formula="of:=(([.E83]-[.D83])/[.E83])*100" office:value-type="float" office:value="19.6156191865672" calcext:value-type="float">
            <text:p>19.6156191865672</text:p>
          </table:table-cell>
          <table:table-cell office:value-type="float" office:value="7.9" calcext:value-type="float">
            <text:p>7.9</text:p>
          </table:table-cell>
          <table:table-cell table:formula="of:=[.H82]+(0.1*(0.4*([.H82]/10)*(1-([.H82]/10))))" office:value-type="float" office:value="4.77629209262772" calcext:value-type="float">
            <text:p>4.77629209262772</text:p>
          </table:table-cell>
          <table:table-cell table:formula="of:=((10*4*EXP(0.4*([.G83]/10)))/(1+(4*(EXP(0.4*([.G83]/10))))))" office:value-type="float" office:value="8.45834154158967" calcext:value-type="float">
            <text:p>8.45834154158967</text:p>
          </table:table-cell>
          <table:table-cell table:formula="of:=(([.I83]-[.H83])/[.I83])*100" office:value-type="float" office:value="43.531576856495" calcext:value-type="float">
            <text:p>43.531576856495</text:p>
          </table:table-cell>
          <table:table-cell office:value-type="float" office:value="3.95" calcext:value-type="float">
            <text:p>3.95</text:p>
          </table:table-cell>
          <table:table-cell table:formula="of:=[.L82]+(0.05*(0.4*([.L82]/10)*(1-([.L82]/10))))" office:value-type="float" office:value="4.38441224262827" calcext:value-type="float">
            <text:p>4.38441224262827</text:p>
          </table:table-cell>
          <table:table-cell table:formula="of:=((10*4*EXP(0.4*([.K83]/10)))/(1+(4*(EXP(0.4*([.K83]/10))))))" office:value-type="float" office:value="8.24088132034815" calcext:value-type="float">
            <text:p>8.24088132034815</text:p>
          </table:table-cell>
          <table:table-cell table:formula="of:=(([.M83]-[.L83])/[.M83])*100" office:value-type="float" office:value="46.7968039801471" calcext:value-type="float">
            <text:p>46.796803980147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table:formula="of:=[.D83]+(0.5*(0.4*([.D83]/10)*(1-([.D83]/10))))" office:value-type="float" office:value="7.68078981034097" calcext:value-type="float">
            <text:p>7.68078981034097</text:p>
          </table:table-cell>
          <table:table-cell table:formula="of:=((10*4*EXP(0.4*([.C84]/10)))/(1+(4*(EXP(0.4*([.C84]/10))))))" office:value-type="float" office:value="9.5195109705105" calcext:value-type="float">
            <text:p>9.5195109705105</text:p>
          </table:table-cell>
          <table:table-cell table:formula="of:=(([.E84]-[.D84])/[.E84])*100" office:value-type="float" office:value="19.3152901011987" calcext:value-type="float">
            <text:p>19.3152901011987</text:p>
          </table:table-cell>
          <table:table-cell office:value-type="float" office:value="8" calcext:value-type="float">
            <text:p>8</text:p>
          </table:table-cell>
          <table:table-cell table:formula="of:=[.H83]+(0.1*(0.4*([.H83]/10)*(1-([.H83]/10))))" office:value-type="float" office:value="4.78627207453659" calcext:value-type="float">
            <text:p>4.78627207453659</text:p>
          </table:table-cell>
          <table:table-cell table:formula="of:=((10*4*EXP(0.4*([.G84]/10)))/(1+(4*(EXP(0.4*([.G84]/10))))))" office:value-type="float" office:value="8.46355027872057" calcext:value-type="float">
            <text:p>8.46355027872057</text:p>
          </table:table-cell>
          <table:table-cell table:formula="of:=(([.I84]-[.H84])/[.I84])*100" office:value-type="float" office:value="43.4484121093905" calcext:value-type="float">
            <text:p>43.4484121093905</text:p>
          </table:table-cell>
          <table:table-cell office:value-type="float" office:value="4" calcext:value-type="float">
            <text:p>4</text:p>
          </table:table-cell>
          <table:table-cell table:formula="of:=[.L83]+(0.05*(0.4*([.L83]/10)*(1-([.L83]/10))))" office:value-type="float" office:value="4.38933645297086" calcext:value-type="float">
            <text:p>4.38933645297086</text:p>
          </table:table-cell>
          <table:table-cell table:formula="of:=((10*4*EXP(0.4*([.K84]/10)))/(1+(4*(EXP(0.4*([.K84]/10))))))" office:value-type="float" office:value="8.24377877897191" calcext:value-type="float">
            <text:p>8.24377877897191</text:p>
          </table:table-cell>
          <table:table-cell table:formula="of:=(([.M84]-[.L84])/[.M84])*100" office:value-type="float" office:value="46.7557709800861" calcext:value-type="float">
            <text:p>46.755770980086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0.5" calcext:value-type="float">
            <text:p>40.5</text:p>
          </table:table-cell>
          <table:table-cell table:formula="of:=[.D84]+(0.5*(0.4*([.D84]/10)*(1-([.D84]/10))))" office:value-type="float" office:value="7.71641654232651" calcext:value-type="float">
            <text:p>7.71641654232651</text:p>
          </table:table-cell>
          <table:table-cell table:formula="of:=((10*4*EXP(0.4*([.C85]/10)))/(1+(4*(EXP(0.4*([.C85]/10))))))" office:value-type="float" office:value="9.52857676359171" calcext:value-type="float">
            <text:p>9.52857676359171</text:p>
          </table:table-cell>
          <table:table-cell table:formula="of:=(([.E85]-[.D85])/[.E85])*100" office:value-type="float" office:value="19.0181625884506" calcext:value-type="float">
            <text:p>19.0181625884506</text:p>
          </table:table-cell>
          <table:table-cell office:value-type="float" office:value="8.1" calcext:value-type="float">
            <text:p>8.1</text:p>
          </table:table-cell>
          <table:table-cell table:formula="of:=[.H84]+(0.1*(0.4*([.H84]/10)*(1-([.H84]/10))))" office:value-type="float" office:value="4.79625380268614" calcext:value-type="float">
            <text:p>4.79625380268614</text:p>
          </table:table-cell>
          <table:table-cell table:formula="of:=((10*4*EXP(0.4*([.G85]/10)))/(1+(4*(EXP(0.4*([.G85]/10))))))" office:value-type="float" office:value="8.46874460325984" calcext:value-type="float">
            <text:p>8.46874460325984</text:p>
          </table:table-cell>
          <table:table-cell table:formula="of:=(([.I85]-[.H85])/[.I85])*100" office:value-type="float" office:value="43.3652326598686" calcext:value-type="float">
            <text:p>43.3652326598686</text:p>
          </table:table-cell>
          <table:table-cell office:value-type="float" office:value="4.05" calcext:value-type="float">
            <text:p>4.05</text:p>
          </table:table-cell>
          <table:table-cell table:formula="of:=[.L84]+(0.05*(0.4*([.L84]/10)*(1-([.L84]/10))))" office:value-type="float" office:value="4.39426187097733" calcext:value-type="float">
            <text:p>4.39426187097733</text:p>
          </table:table-cell>
          <table:table-cell table:formula="of:=((10*4*EXP(0.4*([.K85]/10)))/(1+(4*(EXP(0.4*([.K85]/10))))))" office:value-type="float" office:value="8.24667248054841" calcext:value-type="float">
            <text:p>8.24667248054841</text:p>
          </table:table-cell>
          <table:table-cell table:formula="of:=(([.M85]-[.L85])/[.M85])*100" office:value-type="float" office:value="46.7147278936788" calcext:value-type="float">
            <text:p>46.714727893678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table:formula="of:=[.D85]+(0.5*(0.4*([.D85]/10)*(1-([.D85]/10))))" office:value-type="float" office:value="7.75165870466366" calcext:value-type="float">
            <text:p>7.75165870466366</text:p>
          </table:table-cell>
          <table:table-cell table:formula="of:=((10*4*EXP(0.4*([.C86]/10)))/(1+(4*(EXP(0.4*([.C86]/10))))))" office:value-type="float" office:value="9.53747981550972" calcext:value-type="float">
            <text:p>9.53747981550972</text:p>
          </table:table-cell>
          <table:table-cell table:formula="of:=(([.E86]-[.D86])/[.E86])*100" office:value-type="float" office:value="18.7242452449753" calcext:value-type="float">
            <text:p>18.7242452449753</text:p>
          </table:table-cell>
          <table:table-cell office:value-type="float" office:value="8.2" calcext:value-type="float">
            <text:p>8.2</text:p>
          </table:table-cell>
          <table:table-cell table:formula="of:=[.H85]+(0.1*(0.4*([.H85]/10)*(1-([.H85]/10))))" office:value-type="float" office:value="4.80623719768098" calcext:value-type="float">
            <text:p>4.80623719768098</text:p>
          </table:table-cell>
          <table:table-cell table:formula="of:=((10*4*EXP(0.4*([.G86]/10)))/(1+(4*(EXP(0.4*([.G86]/10))))))" office:value-type="float" office:value="8.47392453356209" calcext:value-type="float">
            <text:p>8.47392453356209</text:p>
          </table:table-cell>
          <table:table-cell table:formula="of:=(([.I86]-[.H86])/[.I86])*100" office:value-type="float" office:value="43.2820391703367" calcext:value-type="float">
            <text:p>43.2820391703367</text:p>
          </table:table-cell>
          <table:table-cell office:value-type="float" office:value="4.1" calcext:value-type="float">
            <text:p>4.1</text:p>
          </table:table-cell>
          <table:table-cell table:formula="of:=[.L85]+(0.05*(0.4*([.L85]/10)*(1-([.L85]/10))))" office:value-type="float" office:value="4.39918848724114" calcext:value-type="float">
            <text:p>4.39918848724114</text:p>
          </table:table-cell>
          <table:table-cell table:formula="of:=((10*4*EXP(0.4*([.K86]/10)))/(1+(4*(EXP(0.4*([.K86]/10))))))" office:value-type="float" office:value="8.24956242660423" calcext:value-type="float">
            <text:p>8.24956242660423</text:p>
          </table:table-cell>
          <table:table-cell table:formula="of:=(([.M86]-[.L86])/[.M86])*100" office:value-type="float" office:value="46.6736747993557" calcext:value-type="float">
            <text:p>46.673674799355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1.5" calcext:value-type="float">
            <text:p>41.5</text:p>
          </table:table-cell>
          <table:table-cell table:formula="of:=[.D86]+(0.5*(0.4*([.D86]/10)*(1-([.D86]/10))))" office:value-type="float" office:value="7.78651545340976" calcext:value-type="float">
            <text:p>7.78651545340976</text:p>
          </table:table-cell>
          <table:table-cell table:formula="of:=((10*4*EXP(0.4*([.C87]/10)))/(1+(4*(EXP(0.4*([.C87]/10))))))" office:value-type="float" office:value="9.54622273627565" calcext:value-type="float">
            <text:p>9.54622273627565</text:p>
          </table:table-cell>
          <table:table-cell table:formula="of:=(([.E87]-[.D87])/[.E87])*100" office:value-type="float" office:value="18.4335451987623" calcext:value-type="float">
            <text:p>18.4335451987623</text:p>
          </table:table-cell>
          <table:table-cell office:value-type="float" office:value="8.3" calcext:value-type="float">
            <text:p>8.3</text:p>
          </table:table-cell>
          <table:table-cell table:formula="of:=[.H86]+(0.1*(0.4*([.H86]/10)*(1-([.H86]/10))))" office:value-type="float" office:value="4.81622218007155" calcext:value-type="float">
            <text:p>4.81622218007155</text:p>
          </table:table-cell>
          <table:table-cell table:formula="of:=((10*4*EXP(0.4*([.G87]/10)))/(1+(4*(EXP(0.4*([.G87]/10))))))" office:value-type="float" office:value="8.47909008811007" calcext:value-type="float">
            <text:p>8.47909008811007</text:p>
          </table:table-cell>
          <table:table-cell table:formula="of:=(([.I87]-[.H87])/[.I87])*100" office:value-type="float" office:value="43.1988323036552" calcext:value-type="float">
            <text:p>43.1988323036552</text:p>
          </table:table-cell>
          <table:table-cell office:value-type="float" office:value="4.15" calcext:value-type="float">
            <text:p>4.15</text:p>
          </table:table-cell>
          <table:table-cell table:formula="of:=[.L86]+(0.05*(0.4*([.L86]/10)*(1-([.L86]/10))))" office:value-type="float" office:value="4.40411629234637" calcext:value-type="float">
            <text:p>4.40411629234637</text:p>
          </table:table-cell>
          <table:table-cell table:formula="of:=((10*4*EXP(0.4*([.K87]/10)))/(1+(4*(EXP(0.4*([.K87]/10))))))" office:value-type="float" office:value="8.25244861867703" calcext:value-type="float">
            <text:p>8.25244861867703</text:p>
          </table:table-cell>
          <table:table-cell table:formula="of:=(([.M87]-[.L87])/[.M87])*100" office:value-type="float" office:value="46.6326117756259" calcext:value-type="float">
            <text:p>46.632611775625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table:formula="of:=[.D87]+(0.5*(0.4*([.D87]/10)*(1-([.D87]/10))))" office:value-type="float" office:value="7.82098611666558" calcext:value-type="float">
            <text:p>7.82098611666558</text:p>
          </table:table-cell>
          <table:table-cell table:formula="of:=((10*4*EXP(0.4*([.C88]/10)))/(1+(4*(EXP(0.4*([.C88]/10))))))" office:value-type="float" office:value="9.55480810575903" calcext:value-type="float">
            <text:p>9.55480810575903</text:p>
          </table:table-cell>
          <table:table-cell table:formula="of:=(([.E88]-[.D88])/[.E88])*100" office:value-type="float" office:value="18.1460681355643" calcext:value-type="float">
            <text:p>18.1460681355643</text:p>
          </table:table-cell>
          <table:table-cell office:value-type="float" office:value="8.4" calcext:value-type="float">
            <text:p>8.4</text:p>
          </table:table-cell>
          <table:table-cell table:formula="of:=[.H87]+(0.1*(0.4*([.H87]/10)*(1-([.H87]/10))))" office:value-type="float" office:value="4.82620867035671" calcext:value-type="float">
            <text:p>4.82620867035671</text:p>
          </table:table-cell>
          <table:table-cell table:formula="of:=((10*4*EXP(0.4*([.G88]/10)))/(1+(4*(EXP(0.4*([.G88]/10))))))" office:value-type="float" office:value="8.4842412855134" calcext:value-type="float">
            <text:p>8.4842412855134</text:p>
          </table:table-cell>
          <table:table-cell table:formula="of:=(([.I88]-[.H88])/[.I88])*100" office:value-type="float" office:value="43.1156127231161" calcext:value-type="float">
            <text:p>43.1156127231161</text:p>
          </table:table-cell>
          <table:table-cell office:value-type="float" office:value="4.2" calcext:value-type="float">
            <text:p>4.2</text:p>
          </table:table-cell>
          <table:table-cell table:formula="of:=[.L87]+(0.05*(0.4*([.L87]/10)*(1-([.L87]/10))))" office:value-type="float" office:value="4.40904527686776" calcext:value-type="float">
            <text:p>4.40904527686776</text:p>
          </table:table-cell>
          <table:table-cell table:formula="of:=((10*4*EXP(0.4*([.K88]/10)))/(1+(4*(EXP(0.4*([.K88]/10))))))" office:value-type="float" office:value="8.25533105831542" calcext:value-type="float">
            <text:p>8.25533105831542</text:p>
          </table:table-cell>
          <table:table-cell table:formula="of:=(([.M88]-[.L88])/[.M88])*100" office:value-type="float" office:value="46.5915389010763" calcext:value-type="float">
            <text:p>46.5915389010763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2.5" calcext:value-type="float">
            <text:p>42.5</text:p>
          </table:table-cell>
          <table:table-cell table:formula="of:=[.D88]+(0.5*(0.4*([.D88]/10)*(1-([.D88]/10))))" office:value-type="float" office:value="7.85507019132474" calcext:value-type="float">
            <text:p>7.85507019132474</text:p>
          </table:table-cell>
          <table:table-cell table:formula="of:=((10*4*EXP(0.4*([.C89]/10)))/(1+(4*(EXP(0.4*([.C89]/10))))))" office:value-type="float" office:value="9.56323847357276" calcext:value-type="float">
            <text:p>9.56323847357276</text:p>
          </table:table-cell>
          <table:table-cell table:formula="of:=(([.E89]-[.D89])/[.E89])*100" office:value-type="float" office:value="17.8618183261707" calcext:value-type="float">
            <text:p>17.8618183261707</text:p>
          </table:table-cell>
          <table:table-cell office:value-type="float" office:value="8.5" calcext:value-type="float">
            <text:p>8.5</text:p>
          </table:table-cell>
          <table:table-cell table:formula="of:=[.H88]+(0.1*(0.4*([.H88]/10)*(1-([.H88]/10))))" office:value-type="float" office:value="4.83619658898621" calcext:value-type="float">
            <text:p>4.83619658898621</text:p>
          </table:table-cell>
          <table:table-cell table:formula="of:=((10*4*EXP(0.4*([.G89]/10)))/(1+(4*(EXP(0.4*([.G89]/10))))))" office:value-type="float" office:value="8.48937814450751" calcext:value-type="float">
            <text:p>8.48937814450751</text:p>
          </table:table-cell>
          <table:table-cell table:formula="of:=(([.I89]-[.H89])/[.I89])*100" office:value-type="float" office:value="43.0323810924226" calcext:value-type="float">
            <text:p>43.0323810924226</text:p>
          </table:table-cell>
          <table:table-cell office:value-type="float" office:value="4.25" calcext:value-type="float">
            <text:p>4.25</text:p>
          </table:table-cell>
          <table:table-cell table:formula="of:=[.L88]+(0.05*(0.4*([.L88]/10)*(1-([.L88]/10))))" office:value-type="float" office:value="4.4139754313708" calcext:value-type="float">
            <text:p>4.4139754313708</text:p>
          </table:table-cell>
          <table:table-cell table:formula="of:=((10*4*EXP(0.4*([.K89]/10)))/(1+(4*(EXP(0.4*([.K89]/10))))))" office:value-type="float" office:value="8.25820974707903" calcext:value-type="float">
            <text:p>8.25820974707903</text:p>
          </table:table-cell>
          <table:table-cell table:formula="of:=(([.M89]-[.L89])/[.M89])*100" office:value-type="float" office:value="46.5504562543711" calcext:value-type="float">
            <text:p>46.550456254371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table:formula="of:=[.D89]+(0.5*(0.4*([.D89]/10)*(1-([.D89]/10))))" office:value-type="float" office:value="7.88876733972995" calcext:value-type="float">
            <text:p>7.88876733972995</text:p>
          </table:table-cell>
          <table:table-cell table:formula="of:=((10*4*EXP(0.4*([.C90]/10)))/(1+(4*(EXP(0.4*([.C90]/10))))))" office:value-type="float" office:value="9.57151635898134" calcext:value-type="float">
            <text:p>9.57151635898134</text:p>
          </table:table-cell>
          <table:table-cell table:formula="of:=(([.E90]-[.D90])/[.E90])*100" office:value-type="float" office:value="17.5807986544619" calcext:value-type="float">
            <text:p>17.5807986544619</text:p>
          </table:table-cell>
          <table:table-cell office:value-type="float" office:value="8.6" calcext:value-type="float">
            <text:p>8.6</text:p>
          </table:table-cell>
          <table:table-cell table:formula="of:=[.H89]+(0.1*(0.4*([.H89]/10)*(1-([.H89]/10))))" office:value-type="float" office:value="4.84618585636322" calcext:value-type="float">
            <text:p>4.84618585636322</text:p>
          </table:table-cell>
          <table:table-cell table:formula="of:=((10*4*EXP(0.4*([.G90]/10)))/(1+(4*(EXP(0.4*([.G90]/10))))))" office:value-type="float" office:value="8.49450068395244" calcext:value-type="float">
            <text:p>8.49450068395244</text:p>
          </table:table-cell>
          <table:table-cell table:formula="of:=(([.I90]-[.H90])/[.I90])*100" office:value-type="float" office:value="42.9491380756671" calcext:value-type="float">
            <text:p>42.9491380756671</text:p>
          </table:table-cell>
          <table:table-cell office:value-type="float" office:value="4.3" calcext:value-type="float">
            <text:p>4.3</text:p>
          </table:table-cell>
          <table:table-cell table:formula="of:=[.L89]+(0.05*(0.4*([.L89]/10)*(1-([.L89]/10))))" office:value-type="float" office:value="4.41890674641179" calcext:value-type="float">
            <text:p>4.41890674641179</text:p>
          </table:table-cell>
          <table:table-cell table:formula="of:=((10*4*EXP(0.4*([.K90]/10)))/(1+(4*(EXP(0.4*([.K90]/10))))))" office:value-type="float" office:value="8.26108468653837" calcext:value-type="float">
            <text:p>8.26108468653837</text:p>
          </table:table-cell>
          <table:table-cell table:formula="of:=(([.M90]-[.L90])/[.M90])*100" office:value-type="float" office:value="46.5093639142508" calcext:value-type="float">
            <text:p>46.509363914250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3.5" calcext:value-type="float">
            <text:p>43.5</text:p>
          </table:table-cell>
          <table:table-cell table:formula="of:=[.D90]+(0.5*(0.4*([.D90]/10)*(1-([.D90]/10))))" office:value-type="float" office:value="7.92207738624377" calcext:value-type="float">
            <text:p>7.92207738624377</text:p>
          </table:table-cell>
          <table:table-cell table:formula="of:=((10*4*EXP(0.4*([.C91]/10)))/(1+(4*(EXP(0.4*([.C91]/10))))))" office:value-type="float" office:value="9.57964425083144" calcext:value-type="float">
            <text:p>9.57964425083144</text:p>
          </table:table-cell>
          <table:table-cell table:formula="of:=(([.E91]-[.D91])/[.E91])*100" office:value-type="float" office:value="17.3030106461814" calcext:value-type="float">
            <text:p>17.3030106461814</text:p>
          </table:table-cell>
          <table:table-cell office:value-type="float" office:value="8.7" calcext:value-type="float">
            <text:p>8.7</text:p>
          </table:table-cell>
          <table:table-cell table:formula="of:=[.H90]+(0.1*(0.4*([.H90]/10)*(1-([.H90]/10))))" office:value-type="float" office:value="4.85617639284691" calcext:value-type="float">
            <text:p>4.85617639284691</text:p>
          </table:table-cell>
          <table:table-cell table:formula="of:=((10*4*EXP(0.4*([.G91]/10)))/(1+(4*(EXP(0.4*([.G91]/10))))))" office:value-type="float" office:value="8.4996089228317" calcext:value-type="float">
            <text:p>8.4996089228317</text:p>
          </table:table-cell>
          <table:table-cell table:formula="of:=(([.I91]-[.H91])/[.I91])*100" office:value-type="float" office:value="42.8658843373108" calcext:value-type="float">
            <text:p>42.8658843373108</text:p>
          </table:table-cell>
          <table:table-cell office:value-type="float" office:value="4.35" calcext:value-type="float">
            <text:p>4.35</text:p>
          </table:table-cell>
          <table:table-cell table:formula="of:=[.L90]+(0.05*(0.4*([.L90]/10)*(1-([.L90]/10))))" office:value-type="float" office:value="4.42383921253792" calcext:value-type="float">
            <text:p>4.42383921253792</text:p>
          </table:table-cell>
          <table:table-cell table:formula="of:=((10*4*EXP(0.4*([.K91]/10)))/(1+(4*(EXP(0.4*([.K91]/10))))))" office:value-type="float" office:value="8.26395587827487" calcext:value-type="float">
            <text:p>8.26395587827487</text:p>
          </table:table-cell>
          <table:table-cell table:formula="of:=(([.M91]-[.L91])/[.M91])*100" office:value-type="float" office:value="46.4682619595325" calcext:value-type="float">
            <text:p>46.468261959532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table:formula="of:=[.D91]+(0.5*(0.4*([.D91]/10)*(1-([.D91]/10))))" office:value-type="float" office:value="7.95500031374138" calcext:value-type="float">
            <text:p>7.95500031374138</text:p>
          </table:table-cell>
          <table:table-cell table:formula="of:=((10*4*EXP(0.4*([.C92]/10)))/(1+(4*(EXP(0.4*([.C92]/10))))))" office:value-type="float" office:value="9.58762460750387" calcext:value-type="float">
            <text:p>9.58762460750387</text:p>
          </table:table-cell>
          <table:table-cell table:formula="of:=(([.E92]-[.D92])/[.E92])*100" office:value-type="float" office:value="17.0284544983613" calcext:value-type="float">
            <text:p>17.0284544983613</text:p>
          </table:table-cell>
          <table:table-cell office:value-type="float" office:value="8.8" calcext:value-type="float">
            <text:p>8.8</text:p>
          </table:table-cell>
          <table:table-cell table:formula="of:=[.H91]+(0.1*(0.4*([.H91]/10)*(1-([.H91]/10))))" office:value-type="float" office:value="4.86616811875492" calcext:value-type="float">
            <text:p>4.86616811875492</text:p>
          </table:table-cell>
          <table:table-cell table:formula="of:=((10*4*EXP(0.4*([.G92]/10)))/(1+(4*(EXP(0.4*([.G92]/10))))))" office:value-type="float" office:value="8.50470288025111" calcext:value-type="float">
            <text:p>8.50470288025111</text:p>
          </table:table-cell>
          <table:table-cell table:formula="of:=(([.I92]-[.H92])/[.I92])*100" office:value-type="float" office:value="42.7826205421624" calcext:value-type="float">
            <text:p>42.7826205421624</text:p>
          </table:table-cell>
          <table:table-cell office:value-type="float" office:value="4.4" calcext:value-type="float">
            <text:p>4.4</text:p>
          </table:table-cell>
          <table:table-cell table:formula="of:=[.L91]+(0.05*(0.4*([.L91]/10)*(1-([.L91]/10))))" office:value-type="float" office:value="4.42877282028732" calcext:value-type="float">
            <text:p>4.42877282028732</text:p>
          </table:table-cell>
          <table:table-cell table:formula="of:=((10*4*EXP(0.4*([.K92]/10)))/(1+(4*(EXP(0.4*([.K92]/10))))))" office:value-type="float" office:value="8.2668233238808" calcext:value-type="float">
            <text:p>8.2668233238808</text:p>
          </table:table-cell>
          <table:table-cell table:formula="of:=(([.M92]-[.L92])/[.M92])*100" office:value-type="float" office:value="46.4271504691084" calcext:value-type="float">
            <text:p>46.427150469108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4.5" calcext:value-type="float">
            <text:p>44.5</text:p>
          </table:table-cell>
          <table:table-cell table:formula="of:=[.D92]+(0.5*(0.4*([.D92]/10)*(1-([.D92]/10))))" office:value-type="float" office:value="7.98753626003296" calcext:value-type="float">
            <text:p>7.98753626003296</text:p>
          </table:table-cell>
          <table:table-cell table:formula="of:=((10*4*EXP(0.4*([.C93]/10)))/(1+(4*(EXP(0.4*([.C93]/10))))))" office:value-type="float" office:value="9.59545985688614" calcext:value-type="float">
            <text:p>9.59545985688614</text:p>
          </table:table-cell>
          <table:table-cell table:formula="of:=(([.E93]-[.D93])/[.E93])*100" office:value-type="float" office:value="16.7571291093387" calcext:value-type="float">
            <text:p>16.7571291093387</text:p>
          </table:table-cell>
          <table:table-cell office:value-type="float" office:value="8.9" calcext:value-type="float">
            <text:p>8.9</text:p>
          </table:table-cell>
          <table:table-cell table:formula="of:=[.H92]+(0.1*(0.4*([.H92]/10)*(1-([.H92]/10))))" office:value-type="float" office:value="4.87616095436595" calcext:value-type="float">
            <text:p>4.87616095436595</text:p>
          </table:table-cell>
          <table:table-cell table:formula="of:=((10*4*EXP(0.4*([.G93]/10)))/(1+(4*(EXP(0.4*([.G93]/10))))))" office:value-type="float" office:value="8.50978257543771" calcext:value-type="float">
            <text:p>8.50978257543771</text:p>
          </table:table-cell>
          <table:table-cell table:formula="of:=(([.I93]-[.H93])/[.I93])*100" office:value-type="float" office:value="42.6993473553567" calcext:value-type="float">
            <text:p>42.6993473553567</text:p>
          </table:table-cell>
          <table:table-cell office:value-type="float" office:value="4.45" calcext:value-type="float">
            <text:p>4.45</text:p>
          </table:table-cell>
          <table:table-cell table:formula="of:=[.L92]+(0.05*(0.4*([.L92]/10)*(1-([.L92]/10))))" office:value-type="float" office:value="4.43370756018915" calcext:value-type="float">
            <text:p>4.43370756018915</text:p>
          </table:table-cell>
          <table:table-cell table:formula="of:=((10*4*EXP(0.4*([.K93]/10)))/(1+(4*(EXP(0.4*([.K93]/10))))))" office:value-type="float" office:value="8.26968702495925" calcext:value-type="float">
            <text:p>8.26968702495925</text:p>
          </table:table-cell>
          <table:table-cell table:formula="of:=(([.M93]-[.L93])/[.M93])*100" office:value-type="float" office:value="46.3860295219456" calcext:value-type="float">
            <text:p>46.3860295219456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D93]+(0.5*(0.4*([.D93]/10)*(1-([.D93]/10))))" office:value-type="float" office:value="8.01968551422293" calcext:value-type="float">
            <text:p>8.01968551422293</text:p>
          </table:table-cell>
          <table:table-cell table:formula="of:=((10*4*EXP(0.4*([.C94]/10)))/(1+(4*(EXP(0.4*([.C94]/10))))))" office:value-type="float" office:value="9.60315239636462" calcext:value-type="float">
            <text:p>9.60315239636462</text:p>
          </table:table-cell>
          <table:table-cell table:formula="of:=(([.E94]-[.D94])/[.E94])*100" office:value-type="float" office:value="16.4890321093011" calcext:value-type="float">
            <text:p>16.4890321093011</text:p>
          </table:table-cell>
          <table:table-cell office:value-type="float" office:value="9" calcext:value-type="float">
            <text:p>9</text:p>
          </table:table-cell>
          <table:table-cell table:formula="of:=[.H93]+(0.1*(0.4*([.H93]/10)*(1-([.H93]/10))))" office:value-type="float" office:value="4.88615481992226" calcext:value-type="float">
            <text:p>4.88615481992226</text:p>
          </table:table-cell>
          <table:table-cell table:formula="of:=((10*4*EXP(0.4*([.G94]/10)))/(1+(4*(EXP(0.4*([.G94]/10))))))" office:value-type="float" office:value="8.51484802773855" calcext:value-type="float">
            <text:p>8.51484802773855</text:p>
          </table:table-cell>
          <table:table-cell table:formula="of:=(([.I94]-[.H94])/[.I94])*100" office:value-type="float" office:value="42.6160654423334" calcext:value-type="float">
            <text:p>42.6160654423334</text:p>
          </table:table-cell>
          <table:table-cell office:value-type="float" office:value="4.5" calcext:value-type="float">
            <text:p>4.5</text:p>
          </table:table-cell>
          <table:table-cell table:formula="of:=[.L93]+(0.05*(0.4*([.L93]/10)*(1-([.L93]/10))))" office:value-type="float" office:value="4.43864342276367" calcext:value-type="float">
            <text:p>4.43864342276367</text:p>
          </table:table-cell>
          <table:table-cell table:formula="of:=((10*4*EXP(0.4*([.K94]/10)))/(1+(4*(EXP(0.4*([.K94]/10))))))" office:value-type="float" office:value="8.27254698312407" calcext:value-type="float">
            <text:p>8.27254698312407</text:p>
          </table:table-cell>
          <table:table-cell table:formula="of:=(([.M94]-[.L94])/[.M94])*100" office:value-type="float" office:value="46.3448991970857" calcext:value-type="float">
            <text:p>46.344899197085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5.5" calcext:value-type="float">
            <text:p>45.5</text:p>
          </table:table-cell>
          <table:table-cell table:formula="of:=[.D94]+(0.5*(0.4*([.D94]/10)*(1-([.D94]/10))))" office:value-type="float" office:value="8.05144851301332" calcext:value-type="float">
            <text:p>8.05144851301332</text:p>
          </table:table-cell>
          <table:table-cell table:formula="of:=((10*4*EXP(0.4*([.C95]/10)))/(1+(4*(EXP(0.4*([.C95]/10))))))" office:value-type="float" office:value="9.61070459283553" calcext:value-type="float">
            <text:p>9.61070459283553</text:p>
          </table:table-cell>
          <table:table-cell table:formula="of:=(([.E95]-[.D95])/[.E95])*100" office:value-type="float" office:value="16.2241598913007" calcext:value-type="float">
            <text:p>16.2241598913007</text:p>
          </table:table-cell>
          <table:table-cell office:value-type="float" office:value="9.1" calcext:value-type="float">
            <text:p>9.1</text:p>
          </table:table-cell>
          <table:table-cell table:formula="of:=[.H94]+(0.1*(0.4*([.H94]/10)*(1-([.H94]/10))))" office:value-type="float" office:value="4.89614963563225" calcext:value-type="float">
            <text:p>4.89614963563225</text:p>
          </table:table-cell>
          <table:table-cell table:formula="of:=((10*4*EXP(0.4*([.G95]/10)))/(1+(4*(EXP(0.4*([.G95]/10))))))" office:value-type="float" office:value="8.51989925661959" calcext:value-type="float">
            <text:p>8.51989925661959</text:p>
          </table:table-cell>
          <table:table-cell table:formula="of:=(([.I95]-[.H95])/[.I95])*100" office:value-type="float" office:value="42.5327754688161" calcext:value-type="float">
            <text:p>42.5327754688161</text:p>
          </table:table-cell>
          <table:table-cell office:value-type="float" office:value="4.55" calcext:value-type="float">
            <text:p>4.55</text:p>
          </table:table-cell>
          <table:table-cell table:formula="of:=[.L94]+(0.05*(0.4*([.L94]/10)*(1-([.L94]/10))))" office:value-type="float" office:value="4.44358039852231" calcext:value-type="float">
            <text:p>4.44358039852231</text:p>
          </table:table-cell>
          <table:table-cell table:formula="of:=((10*4*EXP(0.4*([.K95]/10)))/(1+(4*(EXP(0.4*([.K95]/10))))))" office:value-type="float" office:value="8.27540319999986" calcext:value-type="float">
            <text:p>8.27540319999986</text:p>
          </table:table-cell>
          <table:table-cell table:formula="of:=(([.M95]-[.L95])/[.M95])*100" office:value-type="float" office:value="46.3037595736437" calcext:value-type="float">
            <text:p>46.303759573643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table:formula="of:=[.D95]+(0.5*(0.4*([.D95]/10)*(1-([.D95]/10))))" office:value-type="float" office:value="8.08282583695817" calcext:value-type="float">
            <text:p>8.08282583695817</text:p>
          </table:table-cell>
          <table:table-cell table:formula="of:=((10*4*EXP(0.4*([.C96]/10)))/(1+(4*(EXP(0.4*([.C96]/10))))))" office:value-type="float" office:value="9.61811878273389" calcext:value-type="float">
            <text:p>9.61811878273389</text:p>
          </table:table-cell>
          <table:table-cell table:formula="of:=(([.E96]-[.D96])/[.E96])*100" office:value-type="float" office:value="15.9625076426777" calcext:value-type="float">
            <text:p>15.9625076426777</text:p>
          </table:table-cell>
          <table:table-cell office:value-type="float" office:value="9.2" calcext:value-type="float">
            <text:p>9.2</text:p>
          </table:table-cell>
          <table:table-cell table:formula="of:=[.H95]+(0.1*(0.4*([.H95]/10)*(1-([.H95]/10))))" office:value-type="float" office:value="4.90614532167298" calcext:value-type="float">
            <text:p>4.90614532167298</text:p>
          </table:table-cell>
          <table:table-cell table:formula="of:=((10*4*EXP(0.4*([.G96]/10)))/(1+(4*(EXP(0.4*([.G96]/10))))))" office:value-type="float" office:value="8.52493628166458" calcext:value-type="float">
            <text:p>8.52493628166458</text:p>
          </table:table-cell>
          <table:table-cell table:formula="of:=(([.I96]-[.H96])/[.I96])*100" office:value-type="float" office:value="42.4494781007911" calcext:value-type="float">
            <text:p>42.4494781007911</text:p>
          </table:table-cell>
          <table:table-cell office:value-type="float" office:value="4.6" calcext:value-type="float">
            <text:p>4.6</text:p>
          </table:table-cell>
          <table:table-cell table:formula="of:=[.L95]+(0.05*(0.4*([.L95]/10)*(1-([.L95]/10))))" office:value-type="float" office:value="4.44851847796773" calcext:value-type="float">
            <text:p>4.44851847796773</text:p>
          </table:table-cell>
          <table:table-cell table:formula="of:=((10*4*EXP(0.4*([.K96]/10)))/(1+(4*(EXP(0.4*([.K96]/10))))))" office:value-type="float" office:value="8.27825567722192" calcext:value-type="float">
            <text:p>8.27825567722192</text:p>
          </table:table-cell>
          <table:table-cell table:formula="of:=(([.M96]-[.L96])/[.M96])*100" office:value-type="float" office:value="46.262610730808" calcext:value-type="float">
            <text:p>46.26261073080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6.5" calcext:value-type="float">
            <text:p>46.5</text:p>
          </table:table-cell>
          <table:table-cell table:formula="of:=[.D96]+(0.5*(0.4*([.D96]/10)*(1-([.D96]/10))))" office:value-type="float" office:value="8.11381820667614" calcext:value-type="float">
            <text:p>8.11381820667614</text:p>
          </table:table-cell>
          <table:table-cell table:formula="of:=((10*4*EXP(0.4*([.C97]/10)))/(1+(4*(EXP(0.4*([.C97]/10))))))" office:value-type="float" office:value="9.62539727207961" calcext:value-type="float">
            <text:p>9.62539727207961</text:p>
          </table:table-cell>
          <table:table-cell table:formula="of:=(([.E97]-[.D97])/[.E97])*100" office:value-type="float" office:value="15.7040693768361" calcext:value-type="float">
            <text:p>15.7040693768361</text:p>
          </table:table-cell>
          <table:table-cell office:value-type="float" office:value="9.3" calcext:value-type="float">
            <text:p>9.3</text:p>
          </table:table-cell>
          <table:table-cell table:formula="of:=[.H96]+(0.1*(0.4*([.H96]/10)*(1-([.H96]/10))))" office:value-type="float" office:value="4.91614179819272" calcext:value-type="float">
            <text:p>4.91614179819272</text:p>
          </table:table-cell>
          <table:table-cell table:formula="of:=((10*4*EXP(0.4*([.G97]/10)))/(1+(4*(EXP(0.4*([.G97]/10))))))" office:value-type="float" office:value="8.52995912257388" calcext:value-type="float">
            <text:p>8.52995912257388</text:p>
          </table:table-cell>
          <table:table-cell table:formula="of:=(([.I97]-[.H97])/[.I97])*100" office:value-type="float" office:value="42.3661740044858" calcext:value-type="float">
            <text:p>42.3661740044858</text:p>
          </table:table-cell>
          <table:table-cell office:value-type="float" office:value="4.65" calcext:value-type="float">
            <text:p>4.65</text:p>
          </table:table-cell>
          <table:table-cell table:formula="of:=[.L96]+(0.05*(0.4*([.L96]/10)*(1-([.L96]/10))))" office:value-type="float" office:value="4.4534576515939" calcext:value-type="float">
            <text:p>4.4534576515939</text:p>
          </table:table-cell>
          <table:table-cell table:formula="of:=((10*4*EXP(0.4*([.K97]/10)))/(1+(4*(EXP(0.4*([.K97]/10))))))" office:value-type="float" office:value="8.28110441643619" calcext:value-type="float">
            <text:p>8.28110441643619</text:p>
          </table:table-cell>
          <table:table-cell table:formula="of:=(([.M97]-[.L97])/[.M97])*100" office:value-type="float" office:value="46.2214527478394" calcext:value-type="float">
            <text:p>46.2214527478394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table:formula="of:=[.D97]+(0.5*(0.4*([.D97]/10)*(1-([.D97]/10))))" office:value-type="float" office:value="8.14442647902768" calcext:value-type="float">
            <text:p>8.14442647902768</text:p>
          </table:table-cell>
          <table:table-cell table:formula="of:=((10*4*EXP(0.4*([.C98]/10)))/(1+(4*(EXP(0.4*([.C98]/10))))))" office:value-type="float" office:value="9.63254233653993" calcext:value-type="float">
            <text:p>9.63254233653993</text:p>
          </table:table-cell>
          <table:table-cell table:formula="of:=(([.E98]-[.D98])/[.E98])*100" office:value-type="float" office:value="15.4488379653132" calcext:value-type="float">
            <text:p>15.4488379653132</text:p>
          </table:table-cell>
          <table:table-cell office:value-type="float" office:value="9.4" calcext:value-type="float">
            <text:p>9.4</text:p>
          </table:table-cell>
          <table:table-cell table:formula="of:=[.H97]+(0.1*(0.4*([.H97]/10)*(1-([.H97]/10))))" office:value-type="float" office:value="4.92613898531351" calcext:value-type="float">
            <text:p>4.92613898531351</text:p>
          </table:table-cell>
          <table:table-cell table:formula="of:=((10*4*EXP(0.4*([.G98]/10)))/(1+(4*(EXP(0.4*([.G98]/10))))))" office:value-type="float" office:value="8.53496779916338" calcext:value-type="float">
            <text:p>8.53496779916338</text:p>
          </table:table-cell>
          <table:table-cell table:formula="of:=(([.I98]-[.H98])/[.I98])*100" office:value-type="float" office:value="42.2828638463476" calcext:value-type="float">
            <text:p>42.2828638463476</text:p>
          </table:table-cell>
          <table:table-cell office:value-type="float" office:value="4.7" calcext:value-type="float">
            <text:p>4.7</text:p>
          </table:table-cell>
          <table:table-cell table:formula="of:=[.L97]+(0.05*(0.4*([.L97]/10)*(1-([.L97]/10))))" office:value-type="float" office:value="4.45839790988618" calcext:value-type="float">
            <text:p>4.45839790988618</text:p>
          </table:table-cell>
          <table:table-cell table:formula="of:=((10*4*EXP(0.4*([.K98]/10)))/(1+(4*(EXP(0.4*([.K98]/10))))))" office:value-type="float" office:value="8.28394941929925" calcext:value-type="float">
            <text:p>8.28394941929925</text:p>
          </table:table-cell>
          <table:table-cell table:formula="of:=(([.M98]-[.L98])/[.M98])*100" office:value-type="float" office:value="46.1802857040704" calcext:value-type="float">
            <text:p>46.180285704070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7.5" calcext:value-type="float">
            <text:p>47.5</text:p>
          </table:table-cell>
          <table:table-cell table:formula="of:=[.D98]+(0.5*(0.4*([.D98]/10)*(1-([.D98]/10))))" office:value-type="float" office:value="8.17465164326366" calcext:value-type="float">
            <text:p>8.17465164326366</text:p>
          </table:table-cell>
          <table:table-cell table:formula="of:=((10*4*EXP(0.4*([.C99]/10)))/(1+(4*(EXP(0.4*([.C99]/10))))))" office:value-type="float" office:value="9.63955622150754" calcext:value-type="float">
            <text:p>9.63955622150754</text:p>
          </table:table-cell>
          <table:table-cell table:formula="of:=(([.E99]-[.D99])/[.E99])*100" office:value-type="float" office:value="15.1968051700909" calcext:value-type="float">
            <text:p>15.1968051700909</text:p>
          </table:table-cell>
          <table:table-cell office:value-type="float" office:value="9.5" calcext:value-type="float">
            <text:p>9.5</text:p>
          </table:table-cell>
          <table:table-cell table:formula="of:=[.H98]+(0.1*(0.4*([.H98]/10)*(1-([.H98]/10))))" office:value-type="float" office:value="4.93613680313372" calcext:value-type="float">
            <text:p>4.93613680313372</text:p>
          </table:table-cell>
          <table:table-cell table:formula="of:=((10*4*EXP(0.4*([.G99]/10)))/(1+(4*(EXP(0.4*([.G99]/10))))))" office:value-type="float" office:value="8.53996233136336" calcext:value-type="float">
            <text:p>8.53996233136336</text:p>
          </table:table-cell>
          <table:table-cell table:formula="of:=(([.I99]-[.H99])/[.I99])*100" office:value-type="float" office:value="42.1995482930228" calcext:value-type="float">
            <text:p>42.1995482930228</text:p>
          </table:table-cell>
          <table:table-cell office:value-type="float" office:value="4.75" calcext:value-type="float">
            <text:p>4.75</text:p>
          </table:table-cell>
          <table:table-cell table:formula="of:=[.L98]+(0.05*(0.4*([.L98]/10)*(1-([.L98]/10))))" office:value-type="float" office:value="4.46333924332138" calcext:value-type="float">
            <text:p>4.46333924332138</text:p>
          </table:table-cell>
          <table:table-cell table:formula="of:=((10*4*EXP(0.4*([.K99]/10)))/(1+(4*(EXP(0.4*([.K99]/10))))))" office:value-type="float" office:value="8.28679068747826" calcext:value-type="float">
            <text:p>8.28679068747826</text:p>
          </table:table-cell>
          <table:table-cell table:formula="of:=(([.M99]-[.L99])/[.M99])*100" office:value-type="float" office:value="46.1391096789051" calcext:value-type="float">
            <text:p>46.139109678905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table:formula="of:=[.D99]+(0.5*(0.4*([.D99]/10)*(1-([.D99]/10))))" office:value-type="float" office:value="8.20449481715151" calcext:value-type="float">
            <text:p>8.20449481715151</text:p>
          </table:table-cell>
          <table:table-cell table:formula="of:=((10*4*EXP(0.4*([.C100]/10)))/(1+(4*(EXP(0.4*([.C100]/10))))))" office:value-type="float" office:value="9.64644114219345" calcext:value-type="float">
            <text:p>9.64644114219345</text:p>
          </table:table-cell>
          <table:table-cell table:formula="of:=(([.E100]-[.D100])/[.E100])*100" office:value-type="float" office:value="14.9479616760929" calcext:value-type="float">
            <text:p>14.9479616760929</text:p>
          </table:table-cell>
          <table:table-cell office:value-type="float" office:value="9.6" calcext:value-type="float">
            <text:p>9.6</text:p>
          </table:table-cell>
          <table:table-cell table:formula="of:=[.H99]+(0.1*(0.4*([.H99]/10)*(1-([.H99]/10))))" office:value-type="float" office:value="4.94613517173055" calcext:value-type="float">
            <text:p>4.94613517173055</text:p>
          </table:table-cell>
          <table:table-cell table:formula="of:=((10*4*EXP(0.4*([.G100]/10)))/(1+(4*(EXP(0.4*([.G100]/10))))))" office:value-type="float" office:value="8.54494273921735" calcext:value-type="float">
            <text:p>8.54494273921735</text:p>
          </table:table-cell>
          <table:table-cell table:formula="of:=(([.I100]-[.H100])/[.I100])*100" office:value-type="float" office:value="42.116228011335" calcext:value-type="float">
            <text:p>42.116228011335</text:p>
          </table:table-cell>
          <table:table-cell office:value-type="float" office:value="4.8" calcext:value-type="float">
            <text:p>4.8</text:p>
          </table:table-cell>
          <table:table-cell table:formula="of:=[.L99]+(0.05*(0.4*([.L99]/10)*(1-([.L99]/10))))" office:value-type="float" office:value="4.46828164236782" calcext:value-type="float">
            <text:p>4.46828164236782</text:p>
          </table:table-cell>
          <table:table-cell table:formula="of:=((10*4*EXP(0.4*([.K100]/10)))/(1+(4*(EXP(0.4*([.K100]/10))))))" office:value-type="float" office:value="8.28962822265092" calcext:value-type="float">
            <text:p>8.28962822265092</text:p>
          </table:table-cell>
          <table:table-cell table:formula="of:=(([.M100]-[.L100])/[.M100])*100" office:value-type="float" office:value="46.0979247518181" calcext:value-type="float">
            <text:p>46.097924751818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8.5" calcext:value-type="float">
            <text:p>48.5</text:p>
          </table:table-cell>
          <table:table-cell table:formula="of:=[.D100]+(0.5*(0.4*([.D100]/10)*(1-([.D100]/10))))" office:value-type="float" office:value="8.23395724308521" calcext:value-type="float">
            <text:p>8.23395724308521</text:p>
          </table:table-cell>
          <table:table-cell table:formula="of:=((10*4*EXP(0.4*([.C101]/10)))/(1+(4*(EXP(0.4*([.C101]/10))))))" office:value-type="float" office:value="9.65319928373403" calcext:value-type="float">
            <text:p>9.65319928373403</text:p>
          </table:table-cell>
          <table:table-cell table:formula="of:=(([.E101]-[.D101])/[.E101])*100" office:value-type="float" office:value="14.7022971238177" calcext:value-type="float">
            <text:p>14.7022971238177</text:p>
          </table:table-cell>
          <table:table-cell office:value-type="float" office:value="9.7" calcext:value-type="float">
            <text:p>9.7</text:p>
          </table:table-cell>
          <table:table-cell table:formula="of:=[.H100]+(0.1*(0.4*([.H100]/10)*(1-([.H100]/10))))" office:value-type="float" office:value="4.95613401116266" calcext:value-type="float">
            <text:p>4.95613401116266</text:p>
          </table:table-cell>
          <table:table-cell table:formula="of:=((10*4*EXP(0.4*([.G101]/10)))/(1+(4*(EXP(0.4*([.G101]/10))))))" office:value-type="float" office:value="8.54990904288103" calcext:value-type="float">
            <text:p>8.54990904288103</text:p>
          </table:table-cell>
          <table:table-cell table:formula="of:=(([.I101]-[.H101])/[.I101])*100" office:value-type="float" office:value="42.0329036682639" calcext:value-type="float">
            <text:p>42.0329036682639</text:p>
          </table:table-cell>
          <table:table-cell office:value-type="float" office:value="4.85" calcext:value-type="float">
            <text:p>4.85</text:p>
          </table:table-cell>
          <table:table-cell table:formula="of:=[.L100]+(0.05*(0.4*([.L100]/10)*(1-([.L100]/10))))" office:value-type="float" office:value="4.47322509748545" calcext:value-type="float">
            <text:p>4.47322509748545</text:p>
          </table:table-cell>
          <table:table-cell table:formula="of:=((10*4*EXP(0.4*([.K101]/10)))/(1+(4*(EXP(0.4*([.K101]/10))))))" office:value-type="float" office:value="8.29246202650544" calcext:value-type="float">
            <text:p>8.29246202650544</text:p>
          </table:table-cell>
          <table:table-cell table:formula="of:=(([.M101]-[.L101])/[.M101])*100" office:value-type="float" office:value="46.0567310023543" calcext:value-type="float">
            <text:p>46.056731002354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table:formula="of:=[.D101]+(0.5*(0.4*([.D101]/10)*(1-([.D101]/10))))" office:value-type="float" office:value="8.263040284185" calcext:value-type="float">
            <text:p>8.263040284185</text:p>
          </table:table-cell>
          <table:table-cell table:formula="of:=((10*4*EXP(0.4*([.C102]/10)))/(1+(4*(EXP(0.4*([.C102]/10))))))" office:value-type="float" office:value="9.65983280131149" calcext:value-type="float">
            <text:p>9.65983280131149</text:p>
          </table:table-cell>
          <table:table-cell table:formula="of:=(([.E102]-[.D102])/[.E102])*100" office:value-type="float" office:value="14.4598001420568" calcext:value-type="float">
            <text:p>14.4598001420568</text:p>
          </table:table-cell>
          <table:table-cell office:value-type="float" office:value="9.8" calcext:value-type="float">
            <text:p>9.8</text:p>
          </table:table-cell>
          <table:table-cell table:formula="of:=[.H101]+(0.1*(0.4*([.H101]/10)*(1-([.H101]/10))))" office:value-type="float" office:value="4.96613324147267" calcext:value-type="float">
            <text:p>4.96613324147267</text:p>
          </table:table-cell>
          <table:table-cell table:formula="of:=((10*4*EXP(0.4*([.G102]/10)))/(1+(4*(EXP(0.4*([.G102]/10))))))" office:value-type="float" office:value="8.55486126262113" calcext:value-type="float">
            <text:p>8.55486126262113</text:p>
          </table:table-cell>
          <table:table-cell table:formula="of:=(([.I102]-[.H102])/[.I102])*100" office:value-type="float" office:value="41.949575930924" calcext:value-type="float">
            <text:p>41.949575930924</text:p>
          </table:table-cell>
          <table:table-cell office:value-type="float" office:value="4.9" calcext:value-type="float">
            <text:p>4.9</text:p>
          </table:table-cell>
          <table:table-cell table:formula="of:=[.L101]+(0.05*(0.4*([.L101]/10)*(1-([.L101]/10))))" office:value-type="float" office:value="4.47816959912587" calcext:value-type="float">
            <text:p>4.47816959912587</text:p>
          </table:table-cell>
          <table:table-cell table:formula="of:=((10*4*EXP(0.4*([.K102]/10)))/(1+(4*(EXP(0.4*([.K102]/10))))))" office:value-type="float" office:value="8.2952921007405" calcext:value-type="float">
            <text:p>8.2952921007405</text:p>
          </table:table-cell>
          <table:table-cell table:formula="of:=(([.M102]-[.L102])/[.M102])*100" office:value-type="float" office:value="46.0155285101279" calcext:value-type="float">
            <text:p>46.015528510127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9.5" calcext:value-type="float">
            <text:p>49.5</text:p>
          </table:table-cell>
          <table:table-cell table:formula="of:=[.D102]+(0.5*(0.4*([.D102]/10)*(1-([.D102]/10))))" office:value-type="float" office:value="8.29174542039257" calcext:value-type="float">
            <text:p>8.29174542039257</text:p>
          </table:table-cell>
          <table:table-cell table:formula="of:=((10*4*EXP(0.4*([.C103]/10)))/(1+(4*(EXP(0.4*([.C103]/10))))))" office:value-type="float" office:value="9.66634382028703" calcext:value-type="float">
            <text:p>9.66634382028703</text:p>
          </table:table-cell>
          <table:table-cell table:formula="of:=(([.E103]-[.D103])/[.E103])*100" office:value-type="float" office:value="14.22045838065" calcext:value-type="float">
            <text:p>14.22045838065</text:p>
          </table:table-cell>
          <table:table-cell office:value-type="float" office:value="9.9" calcext:value-type="float">
            <text:p>9.9</text:p>
          </table:table-cell>
          <table:table-cell table:formula="of:=[.H102]+(0.1*(0.4*([.H102]/10)*(1-([.H102]/10))))" office:value-type="float" office:value="4.97613278268974" calcext:value-type="float">
            <text:p>4.97613278268974</text:p>
          </table:table-cell>
          <table:table-cell table:formula="of:=((10*4*EXP(0.4*([.G103]/10)))/(1+(4*(EXP(0.4*([.G103]/10))))))" office:value-type="float" office:value="8.55979941881426" calcext:value-type="float">
            <text:p>8.55979941881426</text:p>
          </table:table-cell>
          <table:table-cell table:formula="of:=(([.I103]-[.H103])/[.I103])*100" office:value-type="float" office:value="41.8662454665433" calcext:value-type="float">
            <text:p>41.8662454665433</text:p>
          </table:table-cell>
          <table:table-cell office:value-type="float" office:value="4.95" calcext:value-type="float">
            <text:p>4.95</text:p>
          </table:table-cell>
          <table:table-cell table:formula="of:=[.L102]+(0.05*(0.4*([.L102]/10)*(1-([.L102]/10))))" office:value-type="float" office:value="4.48311513773242" calcext:value-type="float">
            <text:p>4.48311513773242</text:p>
          </table:table-cell>
          <table:table-cell table:formula="of:=((10*4*EXP(0.4*([.K103]/10)))/(1+(4*(EXP(0.4*([.K103]/10))))))" office:value-type="float" office:value="8.2981184470652" calcext:value-type="float">
            <text:p>8.2981184470652</text:p>
          </table:table-cell>
          <table:table-cell table:formula="of:=(([.M103]-[.L103])/[.M103])*100" office:value-type="float" office:value="45.974317354822" calcext:value-type="float">
            <text:p>45.974317354822</text:p>
          </table:table-cell>
        </table:table-row>
        <table:table-row table:style-name="ro1" table:number-rows-repeated="10">
          <table:table-cell/>
          <table:table-cell table:style-name="ce2" table:number-columns-repeated="13"/>
        </table:table-row>
        <table:table-row table:style-name="ro1">
          <table:table-cell/>
          <table:table-cell table:style-name="ce2" table:number-columns-repeated="13"/>
        </table:table-row>
      </table:table>
      <table:table table:name="Sheet2" table:style-name="ta1">
        <table:shapes>
          <draw:frame draw:z-index="0" draw:style-name="gr1" draw:text-style-name="P1" svg:width="453.51pt" svg:height="255.09pt" svg:x="253.08pt" svg:y="1330.24pt">
            <loext:p draw:notify-on-update-of-ranges="Sheet2.N4:Sheet2.N10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3" table:default-cell-style-name="ce1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3" office:value-type="string" calcext:value-type="string" table:number-columns-spanned="4" table:number-rows-spanned="1">
            <text:p>Dt=0.5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Dt=0.1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Dt=0.05</text:p>
          </table:table-cell>
          <table:covered-table-cell table:number-columns-repeated="3" table:style-name="ce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Pn</text:p>
          </table:table-cell>
          <table:table-cell table:style-name="ce3" office:value-type="string" calcext:value-type="string">
            <text:p>PnProm</text:p>
          </table:table-cell>
          <table:table-cell table:style-name="ce3" office:value-type="string" calcext:value-type="string">
            <text:p>Error</text:p>
          </table:table-cell>
          <table:table-cell table:style-name="ce4" office:value-type="string" calcext:value-type="string">
            <text:p>tn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PnProm</text:p>
          </table:table-cell>
          <table:table-cell table:style-name="ce4" office:value-type="string" calcext:value-type="string">
            <text:p>Error</text:p>
          </table:table-cell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Pn</text:p>
          </table:table-cell>
          <table:table-cell table:style-name="ce5" office:value-type="string" calcext:value-type="string">
            <text:p>PnProm</text:p>
          </table:table-cell>
          <table:table-cell table:style-name="ce5"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D4]+(0.5*(EXP([.C5])*(COS(5*[.C5])-SIN(5*[.C5]))))" office:value-type="float" office:value="0.84621186312823" calcext:value-type="float">
            <text:p>0.84621186312823</text:p>
          </table:table-cell>
          <table:table-cell table:formula="of:=(1/13)*EXP([.C5])*((2*SIN(5*[.C5]))+(3*COS(5*[.C5])))" office:value-type="float" office:value="-0.153012311669392" calcext:value-type="float">
            <text:p>-0.153012311669392</text:p>
          </table:table-cell>
          <table:table-cell table:formula="of:=(([.E5]-[.D5])/[.E5])*100" office:value-type="float" office:value="653.035147234824" calcext:value-type="float">
            <text:p>653.035147234824</text:p>
          </table:table-cell>
          <table:table-cell office:value-type="float" office:value="0.1" calcext:value-type="float">
            <text:p>0.1</text:p>
          </table:table-cell>
          <table:table-cell table:formula="of:=[.H4]+(0.1*(EXP([.G5])*(COS(5*[.G5])-SIN(5*[.G5]))))" office:value-type="float" office:value="2.04400315629634" calcext:value-type="float">
            <text:p>2.04400315629634</text:p>
          </table:table-cell>
          <table:table-cell table:formula="of:=(1/13)*EXP([.G5])*((2*SIN(5*[.G5]))+(3*COS(5*[.G5])))" office:value-type="float" office:value="0.305333115548533" calcext:value-type="float">
            <text:p>0.305333115548533</text:p>
          </table:table-cell>
          <table:table-cell table:formula="of:=(([.I5]-[.H5])/[.I5])*100" office:value-type="float" office:value="-569.433825618384" calcext:value-type="float">
            <text:p>-569.433825618384</text:p>
          </table:table-cell>
          <table:table-cell office:value-type="float" office:value="0.05" calcext:value-type="float">
            <text:p>0.05</text:p>
          </table:table-cell>
          <table:table-cell table:formula="of:=[.L4]+(0.05*(EXP([.K5])*(COS(5*[.K5])-SIN(5*[.K5]))))" office:value-type="float" office:value="2.03792504961854" calcext:value-type="float">
            <text:p>2.03792504961854</text:p>
          </table:table-cell>
          <table:table-cell table:formula="of:=(1/13)*EXP([.K5])*((2*SIN(5*[.K5]))+(3*COS(5*[.K5])))" office:value-type="float" office:value="0.275072779582988" calcext:value-type="float">
            <text:p>0.275072779582988</text:p>
          </table:table-cell>
          <table:table-cell table:formula="of:=(([.M5]-[.L5])/[.M5])*100" office:value-type="float" office:value="-640.867581557162" calcext:value-type="float">
            <text:p>-640.86758155716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5]+(0.5*(EXP([.C6])*(COS(5*[.C6])-SIN(5*[.C6]))))" office:value-type="float" office:value="2.5350619605536" calcext:value-type="float">
            <text:p>2.5350619605536</text:p>
          </table:table-cell>
          <table:table-cell table:formula="of:=(1/13)*EXP([.C6])*((2*SIN(5*[.C6]))+(3*COS(5*[.C6])))" office:value-type="float" office:value="-0.223079351451781" calcext:value-type="float">
            <text:p>-0.223079351451781</text:p>
          </table:table-cell>
          <table:table-cell table:formula="of:=(([.E6]-[.D6])/[.E6])*100" office:value-type="float" office:value="1236.39471517899" calcext:value-type="float">
            <text:p>1236.39471517899</text:p>
          </table:table-cell>
          <table:table-cell office:value-type="float" office:value="0.2" calcext:value-type="float">
            <text:p>0.2</text:p>
          </table:table-cell>
          <table:table-cell table:formula="of:=[.H5]+(0.1*(EXP([.G6])*(COS(5*[.G6])-SIN(5*[.G6]))))" office:value-type="float" office:value="2.0072183307835" calcext:value-type="float">
            <text:p>2.0072183307835</text:p>
          </table:table-cell>
          <table:table-cell table:formula="of:=(1/13)*EXP([.G6])*((2*SIN(5*[.G6]))+(3*COS(5*[.G6])))" office:value-type="float" office:value="0.310410011030398" calcext:value-type="float">
            <text:p>0.310410011030398</text:p>
          </table:table-cell>
          <table:table-cell table:formula="of:=(([.I6]-[.H6])/[.I6])*100" office:value-type="float" office:value="-546.634534794992" calcext:value-type="float">
            <text:p>-546.634534794992</text:p>
          </table:table-cell>
          <table:table-cell office:value-type="float" office:value="0.1" calcext:value-type="float">
            <text:p>0.1</text:p>
          </table:table-cell>
          <table:table-cell table:formula="of:=[.L5]+(0.05*(EXP([.K6])*(COS(5*[.K6])-SIN(5*[.K6]))))" office:value-type="float" office:value="2.05992662776671" calcext:value-type="float">
            <text:p>2.05992662776671</text:p>
          </table:table-cell>
          <table:table-cell table:formula="of:=(1/13)*EXP([.K6])*((2*SIN(5*[.K6]))+(3*COS(5*[.K6])))" office:value-type="float" office:value="0.305333115548533" calcext:value-type="float">
            <text:p>0.305333115548533</text:p>
          </table:table-cell>
          <table:table-cell table:formula="of:=(([.M6]-[.L6])/[.M6])*100" office:value-type="float" office:value="-574.648940081734" calcext:value-type="float">
            <text:p>-574.6489400817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formula="of:=[.D6]+(0.5*(EXP([.C7])*(COS(5*[.C7])-SIN(5*[.C7]))))" office:value-type="float" office:value="1.20990569627645" calcext:value-type="float">
            <text:p>1.20990569627645</text:p>
          </table:table-cell>
          <table:table-cell table:formula="of:=(1/13)*EXP([.C7])*((2*SIN(5*[.C7]))+(3*COS(5*[.C7])))" office:value-type="float" office:value="1.0052448949062" calcext:value-type="float">
            <text:p>1.0052448949062</text:p>
          </table:table-cell>
          <table:table-cell table:formula="of:=(([.E7]-[.D7])/[.E7])*100" office:value-type="float" office:value="-20.3592977599101" calcext:value-type="float">
            <text:p>-20.3592977599101</text:p>
          </table:table-cell>
          <table:table-cell office:value-type="float" office:value="0.3" calcext:value-type="float">
            <text:p>0.3</text:p>
          </table:table-cell>
          <table:table-cell table:formula="of:=[.H6]+(0.1*(EXP([.G7])*(COS(5*[.G7])-SIN(5*[.G7]))))" office:value-type="float" office:value="1.8821191149349" calcext:value-type="float">
            <text:p>1.8821191149349</text:p>
          </table:table-cell>
          <table:table-cell table:formula="of:=(1/13)*EXP([.G7])*((2*SIN(5*[.G7]))+(3*COS(5*[.G7])))" office:value-type="float" office:value="0.229185422341851" calcext:value-type="float">
            <text:p>0.229185422341851</text:p>
          </table:table-cell>
          <table:table-cell table:formula="of:=(([.I7]-[.H7])/[.I7])*100" office:value-type="float" office:value="-721.2211299057" calcext:value-type="float">
            <text:p>-721.2211299057</text:p>
          </table:table-cell>
          <table:table-cell office:value-type="float" office:value="0.15" calcext:value-type="float">
            <text:p>0.15</text:p>
          </table:table-cell>
          <table:table-cell table:formula="of:=[.L6]+(0.05*(EXP([.K7])*(COS(5*[.K7])-SIN(5*[.K7]))))" office:value-type="float" office:value="2.06283412428245" calcext:value-type="float">
            <text:p>2.06283412428245</text:p>
          </table:table-cell>
          <table:table-cell table:formula="of:=(1/13)*EXP([.K7])*((2*SIN(5*[.K7]))+(3*COS(5*[.K7])))" office:value-type="float" office:value="0.318015850290315" calcext:value-type="float">
            <text:p>0.318015850290315</text:p>
          </table:table-cell>
          <table:table-cell table:formula="of:=(([.M7]-[.L7])/[.M7])*100" office:value-type="float" office:value="-548.657644705224" calcext:value-type="float">
            <text:p>-548.6576447052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]+(0.5*(EXP([.C8])*(COS(5*[.C8])-SIN(5*[.C8]))))" office:value-type="float" office:value="0.119833650277797" calcext:value-type="float">
            <text:p>0.119833650277797</text:p>
          </table:table-cell>
          <table:table-cell table:formula="of:=(1/13)*EXP([.C8])*((2*SIN(5*[.C8]))+(3*COS(5*[.C8])))" office:value-type="float" office:value="-2.04918806252404" calcext:value-type="float">
            <text:p>-2.04918806252404</text:p>
          </table:table-cell>
          <table:table-cell table:formula="of:=(([.E8]-[.D8])/[.E8])*100" office:value-type="float" office:value="105.84786006074" calcext:value-type="float">
            <text:p>105.84786006074</text:p>
          </table:table-cell>
          <table:table-cell office:value-type="float" office:value="0.4" calcext:value-type="float">
            <text:p>0.4</text:p>
          </table:table-cell>
          <table:table-cell table:formula="of:=[.H7]+(0.1*(EXP([.G8])*(COS(5*[.G8])-SIN(5*[.G8]))))" office:value-type="float" office:value="1.68438606619025" calcext:value-type="float">
            <text:p>1.68438606619025</text:p>
          </table:table-cell>
          <table:table-cell table:formula="of:=(1/13)*EXP([.G8])*((2*SIN(5*[.G8]))+(3*COS(5*[.G8])))" office:value-type="float" office:value="0.0654284870662677" calcext:value-type="float">
            <text:p>0.065428487066268</text:p>
          </table:table-cell>
          <table:table-cell table:formula="of:=(([.I8]-[.H8])/[.I8])*100" office:value-type="float" office:value="-2474.39250350426" calcext:value-type="float">
            <text:p>-2474.39250350426</text:p>
          </table:table-cell>
          <table:table-cell office:value-type="float" office:value="0.2" calcext:value-type="float">
            <text:p>0.2</text:p>
          </table:table-cell>
          <table:table-cell table:formula="of:=[.L7]+(0.05*(EXP([.K8])*(COS(5*[.K8])-SIN(5*[.K8]))))" office:value-type="float" office:value="2.04444171152603" calcext:value-type="float">
            <text:p>2.04444171152603</text:p>
          </table:table-cell>
          <table:table-cell table:formula="of:=(1/13)*EXP([.K8])*((2*SIN(5*[.K8]))+(3*COS(5*[.K8])))" office:value-type="float" office:value="0.310410011030398" calcext:value-type="float">
            <text:p>0.310410011030398</text:p>
          </table:table-cell>
          <table:table-cell table:formula="of:=(([.M8]-[.L8])/[.M8])*100" office:value-type="float" office:value="-558.626216577087" calcext:value-type="float">
            <text:p>-558.62621657708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D8]+(0.5*(EXP([.C9])*(COS(5*[.C9])-SIN(5*[.C9]))))" office:value-type="float" office:value="6.60165246229619" calcext:value-type="float">
            <text:p>6.60165246229619</text:p>
          </table:table-cell>
          <table:table-cell table:formula="of:=(1/13)*EXP([.C9])*((2*SIN(5*[.C9]))+(3*COS(5*[.C9])))" office:value-type="float" office:value="2.68085248479949" calcext:value-type="float">
            <text:p>2.68085248479949</text:p>
          </table:table-cell>
          <table:table-cell table:formula="of:=(([.E9]-[.D9])/[.E9])*100" office:value-type="float" office:value="-146.25198513263" calcext:value-type="float">
            <text:p>-146.25198513263</text:p>
          </table:table-cell>
          <table:table-cell office:value-type="float" office:value="0.5" calcext:value-type="float">
            <text:p>0.5</text:p>
          </table:table-cell>
          <table:table-cell table:formula="of:=[.H8]+(0.1*(EXP([.G9])*(COS(5*[.G9])-SIN(5*[.G9]))))" office:value-type="float" office:value="1.45362843881589" calcext:value-type="float">
            <text:p>1.45362843881589</text:p>
          </table:table-cell>
          <table:table-cell table:formula="of:=(1/13)*EXP([.G9])*((2*SIN(5*[.G9]))+(3*COS(5*[.G9])))" office:value-type="float" office:value="-0.153012311669392" calcext:value-type="float">
            <text:p>-0.153012311669392</text:p>
          </table:table-cell>
          <table:table-cell table:formula="of:=(([.I9]-[.H9])/[.I9])*100" office:value-type="float" office:value="1050.00750132884" calcext:value-type="float">
            <text:p>1050.00750132884</text:p>
          </table:table-cell>
          <table:table-cell office:value-type="float" office:value="0.25" calcext:value-type="float">
            <text:p>0.25</text:p>
          </table:table-cell>
          <table:table-cell table:formula="of:=[.L8]+(0.05*(EXP([.K9])*(COS(5*[.K9])-SIN(5*[.K9]))))" office:value-type="float" office:value="2.00375978934939" calcext:value-type="float">
            <text:p>2.00375978934939</text:p>
          </table:table-cell>
          <table:table-cell table:formula="of:=(1/13)*EXP([.K9])*((2*SIN(5*[.K9]))+(3*COS(5*[.K9])))" office:value-type="float" office:value="0.280898963530252" calcext:value-type="float">
            <text:p>0.280898963530252</text:p>
          </table:table-cell>
          <table:table-cell table:formula="of:=(([.M9]-[.L9])/[.M9])*100" office:value-type="float" office:value="-613.338263753897" calcext:value-type="float">
            <text:p>-613.33826375389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9]+(0.5*(EXP([.C10])*(COS(5*[.C10])-SIN(5*[.C10]))))" office:value-type="float" office:value="-7.5584075617043" calcext:value-type="float">
            <text:p>-7.5584075617043</text:p>
          </table:table-cell>
          <table:table-cell table:formula="of:=(1/13)*EXP([.C10])*((2*SIN(5*[.C10]))+(3*COS(5*[.C10])))" office:value-type="float" office:value="-1.51180446331725" calcext:value-type="float">
            <text:p>-1.51180446331725</text:p>
          </table:table-cell>
          <table:table-cell table:formula="of:=(([.E10]-[.D10])/[.E10])*100" office:value-type="float" office:value="-399.959336349583" calcext:value-type="float">
            <text:p>-399.959336349583</text:p>
          </table:table-cell>
          <table:table-cell office:value-type="float" office:value="0.6" calcext:value-type="float">
            <text:p>0.6</text:p>
          </table:table-cell>
          <table:table-cell table:formula="of:=[.H9]+(0.1*(EXP([.G10])*(COS(5*[.G10])-SIN(5*[.G10]))))" office:value-type="float" office:value="1.24752630280606" calcext:value-type="float">
            <text:p>1.24752630280606</text:p>
          </table:table-cell>
          <table:table-cell table:formula="of:=(1/13)*EXP([.G10])*((2*SIN(5*[.G10]))+(3*COS(5*[.G10])))" office:value-type="float" office:value="-0.376721306254565" calcext:value-type="float">
            <text:p>-0.376721306254565</text:p>
          </table:table-cell>
          <table:table-cell table:formula="of:=(([.I10]-[.H10])/[.I10])*100" office:value-type="float" office:value="431.153635882506" calcext:value-type="float">
            <text:p>431.153635882506</text:p>
          </table:table-cell>
          <table:table-cell office:value-type="float" office:value="0.3" calcext:value-type="float">
            <text:p>0.3</text:p>
          </table:table-cell>
          <table:table-cell table:formula="of:=[.L9]+(0.05*(EXP([.K10])*(COS(5*[.K10])-SIN(5*[.K10]))))" office:value-type="float" office:value="1.94121018142509" calcext:value-type="float">
            <text:p>1.94121018142509</text:p>
          </table:table-cell>
          <table:table-cell table:formula="of:=(1/13)*EXP([.K10])*((2*SIN(5*[.K10]))+(3*COS(5*[.K10])))" office:value-type="float" office:value="0.229185422341851" calcext:value-type="float">
            <text:p>0.229185422341851</text:p>
          </table:table-cell>
          <table:table-cell table:formula="of:=(([.M10]-[.L10])/[.M10])*100" office:value-type="float" office:value="-747.004212392531" calcext:value-type="float">
            <text:p>-747.00421239253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formula="of:=[.D10]+(0.5*(EXP([.C11])*(COS(5*[.C11])-SIN(5*[.C11]))))" office:value-type="float" office:value="12.2291672749347" calcext:value-type="float">
            <text:p>12.2291672749347</text:p>
          </table:table-cell>
          <table:table-cell table:formula="of:=(1/13)*EXP([.C11])*((2*SIN(5*[.C11]))+(3*COS(5*[.C11])))" office:value-type="float" office:value="-3.29354088837111" calcext:value-type="float">
            <text:p>-3.29354088837111</text:p>
          </table:table-cell>
          <table:table-cell table:formula="of:=(([.E11]-[.D11])/[.E11])*100" office:value-type="float" office:value="471.30758929132" calcext:value-type="float">
            <text:p>471.30758929132</text:p>
          </table:table-cell>
          <table:table-cell office:value-type="float" office:value="0.7" calcext:value-type="float">
            <text:p>0.7</text:p>
          </table:table-cell>
          <table:table-cell table:formula="of:=[.H10]+(0.1*(EXP([.G11])*(COS(5*[.G11])-SIN(5*[.G11]))))" office:value-type="float" office:value="1.12958615130951" calcext:value-type="float">
            <text:p>1.12958615130951</text:p>
          </table:table-cell>
          <table:table-cell table:formula="of:=(1/13)*EXP([.G11])*((2*SIN(5*[.G11]))+(3*COS(5*[.G11])))" office:value-type="float" office:value="-0.543858301336341" calcext:value-type="float">
            <text:p>-0.543858301336341</text:p>
          </table:table-cell>
          <table:table-cell table:formula="of:=(([.I11]-[.H11])/[.I11])*100" office:value-type="float" office:value="307.698613505384" calcext:value-type="float">
            <text:p>307.698613505384</text:p>
          </table:table-cell>
          <table:table-cell office:value-type="float" office:value="0.35" calcext:value-type="float">
            <text:p>0.35</text:p>
          </table:table-cell>
          <table:table-cell table:formula="of:=[.L10]+(0.05*(EXP([.K11])*(COS(5*[.K11])-SIN(5*[.K11]))))" office:value-type="float" office:value="1.85874589548921" calcext:value-type="float">
            <text:p>1.85874589548921</text:p>
          </table:table-cell>
          <table:table-cell table:formula="of:=(1/13)*EXP([.K11])*((2*SIN(5*[.K11]))+(3*COS(5*[.K11])))" office:value-type="float" office:value="0.156450420865415" calcext:value-type="float">
            <text:p>0.156450420865415</text:p>
          </table:table-cell>
          <table:table-cell table:formula="of:=(([.M11]-[.L11])/[.M11])*100" office:value-type="float" office:value="-1088.07343898945" calcext:value-type="float">
            <text:p>-1088.073438989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]+(0.5*(EXP([.C12])*(COS(5*[.C12])-SIN(5*[.C12]))))" office:value-type="float" office:value="-1.55313079234086" calcext:value-type="float">
            <text:p>-1.55313079234086</text:p>
          </table:table-cell>
          <table:table-cell table:formula="of:=(1/13)*EXP([.C12])*((2*SIN(5*[.C12]))+(3*COS(5*[.C12])))" office:value-type="float" office:value="12.8101400348242" calcext:value-type="float">
            <text:p>12.8101400348242</text:p>
          </table:table-cell>
          <table:table-cell table:formula="of:=(([.E12]-[.D12])/[.E12])*100" office:value-type="float" office:value="112.124229619026" calcext:value-type="float">
            <text:p>112.124229619026</text:p>
          </table:table-cell>
          <table:table-cell office:value-type="float" office:value="0.8" calcext:value-type="float">
            <text:p>0.8</text:p>
          </table:table-cell>
          <table:table-cell table:formula="of:=[.H11]+(0.1*(EXP([.G12])*(COS(5*[.G12])-SIN(5*[.G12]))))" office:value-type="float" office:value="1.15254458103082" calcext:value-type="float">
            <text:p>1.15254458103082</text:p>
          </table:table-cell>
          <table:table-cell table:formula="of:=(1/13)*EXP([.G12])*((2*SIN(5*[.G12]))+(3*COS(5*[.G12])))" office:value-type="float" office:value="-0.594824749909692" calcext:value-type="float">
            <text:p>-0.594824749909692</text:p>
          </table:table-cell>
          <table:table-cell table:formula="of:=(([.I12]-[.H12])/[.I12])*100" office:value-type="float" office:value="293.762041879696" calcext:value-type="float">
            <text:p>293.762041879696</text:p>
          </table:table-cell>
          <table:table-cell office:value-type="float" office:value="0.4" calcext:value-type="float">
            <text:p>0.4</text:p>
          </table:table-cell>
          <table:table-cell table:formula="of:=[.L11]+(0.05*(EXP([.K12])*(COS(5*[.K12])-SIN(5*[.K12]))))" office:value-type="float" office:value="1.75987937111689" calcext:value-type="float">
            <text:p>1.75987937111689</text:p>
          </table:table-cell>
          <table:table-cell table:formula="of:=(1/13)*EXP([.K12])*((2*SIN(5*[.K12]))+(3*COS(5*[.K12])))" office:value-type="float" office:value="0.0654284870662677" calcext:value-type="float">
            <text:p>0.065428487066268</text:p>
          </table:table-cell>
          <table:table-cell table:formula="of:=(([.M12]-[.L12])/[.M12])*100" office:value-type="float" office:value="-2589.77543273228" calcext:value-type="float">
            <text:p>-2589.7754327322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table:formula="of:=[.D12]+(0.5*(EXP([.C13])*(COS(5*[.C13])-SIN(5*[.C13]))))" office:value-type="float" office:value="-18.9322939914546" calcext:value-type="float">
            <text:p>-18.9322939914546</text:p>
          </table:table-cell>
          <table:table-cell table:formula="of:=(1/13)*EXP([.C13])*((2*SIN(5*[.C13]))+(3*COS(5*[.C13])))" office:value-type="float" office:value="-24.8880953436007" calcext:value-type="float">
            <text:p>-24.8880953436007</text:p>
          </table:table-cell>
          <table:table-cell table:formula="of:=(([.E13]-[.D13])/[.E13])*100" office:value-type="float" office:value="23.9303219869634" calcext:value-type="float">
            <text:p>23.9303219869634</text:p>
          </table:table-cell>
          <table:table-cell office:value-type="float" office:value="0.9" calcext:value-type="float">
            <text:p>0.9</text:p>
          </table:table-cell>
          <table:table-cell table:formula="of:=[.H12]+(0.1*(EXP([.G13])*(COS(5*[.G13])-SIN(5*[.G13]))))" office:value-type="float" office:value="1.34113079248681" calcext:value-type="float">
            <text:p>1.34113079248681</text:p>
          </table:table-cell>
          <table:table-cell table:formula="of:=(1/13)*EXP([.G13])*((2*SIN(5*[.G13]))+(3*COS(5*[.G13])))" office:value-type="float" office:value="-0.489545711508744" calcext:value-type="float">
            <text:p>-0.489545711508744</text:p>
          </table:table-cell>
          <table:table-cell table:formula="of:=(([.I13]-[.H13])/[.I13])*100" office:value-type="float" office:value="373.95414993087" calcext:value-type="float">
            <text:p>373.95414993087</text:p>
          </table:table-cell>
          <table:table-cell office:value-type="float" office:value="0.45" calcext:value-type="float">
            <text:p>0.45</text:p>
          </table:table-cell>
          <table:table-cell table:formula="of:=[.L12]+(0.05*(EXP([.K13])*(COS(5*[.K13])-SIN(5*[.K13]))))" office:value-type="float" office:value="1.64960766996678" calcext:value-type="float">
            <text:p>1.64960766996678</text:p>
          </table:table-cell>
          <table:table-cell table:formula="of:=(1/13)*EXP([.K13])*((2*SIN(5*[.K13]))+(3*COS(5*[.K13])))" office:value-type="float" office:value="-0.0396148991994993" calcext:value-type="float">
            <text:p>-0.039614899199499</text:p>
          </table:table-cell>
          <table:table-cell table:formula="of:=(([.M13]-[.L13])/[.M13])*100" office:value-type="float" office:value="4264.10921976453" calcext:value-type="float">
            <text:p>4264.1092197645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3]+(0.5*(EXP([.C14])*(COS(5*[.C14])-SIN(5*[.C14]))))" office:value-type="float" office:value="64.4428469909355" calcext:value-type="float">
            <text:p>64.4428469909355</text:p>
          </table:table-cell>
          <table:table-cell table:formula="of:=(1/13)*EXP([.C14])*((2*SIN(5*[.C14]))+(3*COS(5*[.C14])))" office:value-type="float" office:value="30.9259337823473" calcext:value-type="float">
            <text:p>30.9259337823473</text:p>
          </table:table-cell>
          <table:table-cell table:formula="of:=(([.E14]-[.D14])/[.E14])*100" office:value-type="float" office:value="-108.378015178057" calcext:value-type="float">
            <text:p>-108.378015178057</text:p>
          </table:table-cell>
          <table:table-cell office:value-type="float" office:value="1" calcext:value-type="float">
            <text:p>1</text:p>
          </table:table-cell>
          <table:table-cell table:formula="of:=[.H13]+(0.1*(EXP([.G14])*(COS(5*[.G14])-SIN(5*[.G14]))))" office:value-type="float" office:value="1.67890081197188" calcext:value-type="float">
            <text:p>1.67890081197188</text:p>
          </table:table-cell>
          <table:table-cell table:formula="of:=(1/13)*EXP([.G14])*((2*SIN(5*[.G14]))+(3*COS(5*[.G14])))" office:value-type="float" office:value="-0.223079351451781" calcext:value-type="float">
            <text:p>-0.223079351451781</text:p>
          </table:table-cell>
          <table:table-cell table:formula="of:=(([.I14]-[.H14])/[.I14])*100" office:value-type="float" office:value="852.602516120718" calcext:value-type="float">
            <text:p>852.602516120718</text:p>
          </table:table-cell>
          <table:table-cell office:value-type="float" office:value="0.5" calcext:value-type="float">
            <text:p>0.5</text:p>
          </table:table-cell>
          <table:table-cell table:formula="of:=[.L13]+(0.05*(EXP([.K14])*(COS(5*[.K14])-SIN(5*[.K14]))))" office:value-type="float" office:value="1.5342288562796" calcext:value-type="float">
            <text:p>1.5342288562796</text:p>
          </table:table-cell>
          <table:table-cell table:formula="of:=(1/13)*EXP([.K14])*((2*SIN(5*[.K14]))+(3*COS(5*[.K14])))" office:value-type="float" office:value="-0.153012311669392" calcext:value-type="float">
            <text:p>-0.153012311669392</text:p>
          </table:table-cell>
          <table:table-cell table:formula="of:=(([.M14]-[.L14])/[.M14])*100" office:value-type="float" office:value="1102.68327400644" calcext:value-type="float">
            <text:p>1102.683274006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table:formula="of:=[.D14]+(0.5*(EXP([.C15])*(COS(5*[.C15])-SIN(5*[.C15]))))" office:value-type="float" office:value="-108.569887110759" calcext:value-type="float">
            <text:p>-108.569887110759</text:p>
          </table:table-cell>
          <table:table-cell table:formula="of:=(1/13)*EXP([.C15])*((2*SIN(5*[.C15]))+(3*COS(5*[.C15])))" office:value-type="float" office:value="-14.0449563307125" calcext:value-type="float">
            <text:p>-14.0449563307125</text:p>
          </table:table-cell>
          <table:table-cell table:formula="of:=(([.E15]-[.D15])/[.E15])*100" office:value-type="float" office:value="-673.016907666321" calcext:value-type="float">
            <text:p>-673.016907666321</text:p>
          </table:table-cell>
          <table:table-cell office:value-type="float" office:value="1.1" calcext:value-type="float">
            <text:p>1.1</text:p>
          </table:table-cell>
          <table:table-cell table:formula="of:=[.H14]+(0.1*(EXP([.G15])*(COS(5*[.G15])-SIN(5*[.G15]))))" office:value-type="float" office:value="2.10375300524451" calcext:value-type="float">
            <text:p>2.10375300524451</text:p>
          </table:table-cell>
          <table:table-cell table:formula="of:=(1/13)*EXP([.G15])*((2*SIN(5*[.G15]))+(3*COS(5*[.G15])))" office:value-type="float" office:value="0.165212648089648" calcext:value-type="float">
            <text:p>0.165212648089648</text:p>
          </table:table-cell>
          <table:table-cell table:formula="of:=(([.I15]-[.H15])/[.I15])*100" office:value-type="float" office:value="-1173.36074421068" calcext:value-type="float">
            <text:p>-1173.36074421068</text:p>
          </table:table-cell>
          <table:table-cell office:value-type="float" office:value="0.55" calcext:value-type="float">
            <text:p>0.55</text:p>
          </table:table-cell>
          <table:table-cell table:formula="of:=[.L14]+(0.05*(EXP([.K15])*(COS(5*[.K15])-SIN(5*[.K15]))))" office:value-type="float" office:value="1.42105060860642" calcext:value-type="float">
            <text:p>1.42105060860642</text:p>
          </table:table-cell>
          <table:table-cell table:formula="of:=(1/13)*EXP([.K15])*((2*SIN(5*[.K15]))+(3*COS(5*[.K15])))" office:value-type="float" office:value="-0.267932271462019" calcext:value-type="float">
            <text:p>-0.267932271462019</text:p>
          </table:table-cell>
          <table:table-cell table:formula="of:=(([.M15]-[.L15])/[.M15])*100" office:value-type="float" office:value="630.376800395191" calcext:value-type="float">
            <text:p>630.37680039519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5]+(0.5*(EXP([.C16])*(COS(5*[.C16])-SIN(5*[.C16]))))" office:value-type="float" office:value="121.845054070793" calcext:value-type="float">
            <text:p>121.845054070793</text:p>
          </table:table-cell>
          <table:table-cell table:formula="of:=(1/13)*EXP([.C16])*((2*SIN(5*[.C16]))+(3*COS(5*[.C16])))" office:value-type="float" office:value="-46.9624910086879" calcext:value-type="float">
            <text:p>-46.9624910086879</text:p>
          </table:table-cell>
          <table:table-cell table:formula="of:=(([.E16]-[.D16])/[.E16])*100" office:value-type="float" office:value="359.451854988383" calcext:value-type="float">
            <text:p>359.451854988383</text:p>
          </table:table-cell>
          <table:table-cell office:value-type="float" office:value="1.2" calcext:value-type="float">
            <text:p>1.2</text:p>
          </table:table-cell>
          <table:table-cell table:formula="of:=[.H15]+(0.1*(EXP([.G16])*(COS(5*[.G16])-SIN(5*[.G16]))))" office:value-type="float" office:value="2.51530997939069" calcext:value-type="float">
            <text:p>2.51530997939069</text:p>
          </table:table-cell>
          <table:table-cell table:formula="of:=(1/13)*EXP([.G16])*((2*SIN(5*[.G16]))+(3*COS(5*[.G16])))" office:value-type="float" office:value="0.592942200319986" calcext:value-type="float">
            <text:p>0.592942200319986</text:p>
          </table:table-cell>
          <table:table-cell table:formula="of:=(([.I16]-[.H16])/[.I16])*100" office:value-type="float" office:value="-324.20829180876" calcext:value-type="float">
            <text:p>-324.20829180876</text:p>
          </table:table-cell>
          <table:table-cell office:value-type="float" office:value="0.6" calcext:value-type="float">
            <text:p>0.6</text:p>
          </table:table-cell>
          <table:table-cell table:formula="of:=[.L15]+(0.05*(EXP([.K16])*(COS(5*[.K16])-SIN(5*[.K16]))))" office:value-type="float" office:value="1.3179995406015" calcext:value-type="float">
            <text:p>1.3179995406015</text:p>
          </table:table-cell>
          <table:table-cell table:formula="of:=(1/13)*EXP([.K16])*((2*SIN(5*[.K16]))+(3*COS(5*[.K16])))" office:value-type="float" office:value="-0.376721306254565" calcext:value-type="float">
            <text:p>-0.376721306254565</text:p>
          </table:table-cell>
          <table:table-cell table:formula="of:=(([.M16]-[.L16])/[.M16])*100" office:value-type="float" office:value="449.860631379017" calcext:value-type="float">
            <text:p>449.86063137901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formula="of:=[.D16]+(0.5*(EXP([.C17])*(COS(5*[.C17])-SIN(5*[.C17]))))" office:value-type="float" office:value="-16.5504943632578" calcext:value-type="float">
            <text:p>-16.5504943632578</text:p>
          </table:table-cell>
          <table:table-cell table:formula="of:=(1/13)*EXP([.C17])*((2*SIN(5*[.C17]))+(3*COS(5*[.C17])))" office:value-type="float" office:value="162.240137998471" calcext:value-type="float">
            <text:p>162.240137998471</text:p>
          </table:table-cell>
          <table:table-cell table:formula="of:=(([.E17]-[.D17])/[.E17])*100" office:value-type="float" office:value="110.201232917722" calcext:value-type="float">
            <text:p>110.201232917722</text:p>
          </table:table-cell>
          <table:table-cell office:value-type="float" office:value="1.3" calcext:value-type="float">
            <text:p>1.3</text:p>
          </table:table-cell>
          <table:table-cell table:formula="of:=[.H16]+(0.1*(EXP([.G17])*(COS(5*[.G17])-SIN(5*[.G17]))))" office:value-type="float" office:value="2.79471504592" calcext:value-type="float">
            <text:p>2.79471504592</text:p>
          </table:table-cell>
          <table:table-cell table:formula="of:=(1/13)*EXP([.G17])*((2*SIN(5*[.G17]))+(3*COS(5*[.G17])))" office:value-type="float" office:value="0.948372867155685" calcext:value-type="float">
            <text:p>0.948372867155685</text:p>
          </table:table-cell>
          <table:table-cell table:formula="of:=(([.I17]-[.H17])/[.I17])*100" office:value-type="float" office:value="-194.685259638625" calcext:value-type="float">
            <text:p>-194.685259638625</text:p>
          </table:table-cell>
          <table:table-cell office:value-type="float" office:value="0.65" calcext:value-type="float">
            <text:p>0.65</text:p>
          </table:table-cell>
          <table:table-cell table:formula="of:=[.L16]+(0.05*(EXP([.K17])*(COS(5*[.K17])-SIN(5*[.K17]))))" office:value-type="float" office:value="1.23314735129282" calcext:value-type="float">
            <text:p>1.23314735129282</text:p>
          </table:table-cell>
          <table:table-cell table:formula="of:=(1/13)*EXP([.K17])*((2*SIN(5*[.K17]))+(3*COS(5*[.K17])))" office:value-type="float" office:value="-0.471337872845083" calcext:value-type="float">
            <text:p>-0.471337872845083</text:p>
          </table:table-cell>
          <table:table-cell table:formula="of:=(([.M17]-[.L17])/[.M17])*100" office:value-type="float" office:value="361.627045552124" calcext:value-type="float">
            <text:p>361.6270455521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7]+(0.5*(EXP([.C18])*(COS(5*[.C18])-SIN(5*[.C18]))))" office:value-type="float" office:value="-277.28025630465" calcext:value-type="float">
            <text:p>-277.28025630465</text:p>
          </table:table-cell>
          <table:table-cell table:formula="of:=(1/13)*EXP([.C18])*((2*SIN(5*[.C18]))+(3*COS(5*[.C18])))" office:value-type="float" office:value="-300.936549062909" calcext:value-type="float">
            <text:p>-300.936549062909</text:p>
          </table:table-cell>
          <table:table-cell table:formula="of:=(([.E18]-[.D18])/[.E18])*100" office:value-type="float" office:value="7.86089055381366" calcext:value-type="float">
            <text:p>7.86089055381366</text:p>
          </table:table-cell>
          <table:table-cell office:value-type="float" office:value="1.4" calcext:value-type="float">
            <text:p>1.4</text:p>
          </table:table-cell>
          <table:table-cell table:formula="of:=[.H17]+(0.1*(EXP([.G18])*(COS(5*[.G18])-SIN(5*[.G18]))))" office:value-type="float" office:value="2.83401628226753" calcext:value-type="float">
            <text:p>2.83401628226753</text:p>
          </table:table-cell>
          <table:table-cell table:formula="of:=(1/13)*EXP([.G18])*((2*SIN(5*[.G18]))+(3*COS(5*[.G18])))" office:value-type="float" office:value="1.11539209670269" calcext:value-type="float">
            <text:p>1.11539209670269</text:p>
          </table:table-cell>
          <table:table-cell table:formula="of:=(([.I18]-[.H18])/[.I18])*100" office:value-type="float" office:value="-154.082514180029" calcext:value-type="float">
            <text:p>-154.082514180029</text:p>
          </table:table-cell>
          <table:table-cell office:value-type="float" office:value="0.7" calcext:value-type="float">
            <text:p>0.7</text:p>
          </table:table-cell>
          <table:table-cell table:formula="of:=[.L17]+(0.05*(EXP([.K18])*(COS(5*[.K18])-SIN(5*[.K18]))))" office:value-type="float" office:value="1.17417727554455" calcext:value-type="float">
            <text:p>1.17417727554455</text:p>
          </table:table-cell>
          <table:table-cell table:formula="of:=(1/13)*EXP([.K18])*((2*SIN(5*[.K18]))+(3*COS(5*[.K18])))" office:value-type="float" office:value="-0.543858301336341" calcext:value-type="float">
            <text:p>-0.543858301336341</text:p>
          </table:table-cell>
          <table:table-cell table:formula="of:=(([.M18]-[.L18])/[.M18])*100" office:value-type="float" office:value="315.897646989927" calcext:value-type="float">
            <text:p>315.8976469899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table:formula="of:=[.D18]+(0.5*(EXP([.C19])*(COS(5*[.C19])-SIN(5*[.C19]))))" office:value-type="float" office:value="787.694188852508" calcext:value-type="float">
            <text:p>787.694188852508</text:p>
          </table:table-cell>
          <table:table-cell table:formula="of:=(1/13)*EXP([.C19])*((2*SIN(5*[.C19]))+(3*COS(5*[.C19])))" office:value-type="float" office:value="353.977198045142" calcext:value-type="float">
            <text:p>353.977198045142</text:p>
          </table:table-cell>
          <table:table-cell table:formula="of:=(([.E19]-[.D19])/[.E19])*100" office:value-type="float" office:value="-122.526816191153" calcext:value-type="float">
            <text:p>-122.526816191153</text:p>
          </table:table-cell>
          <table:table-cell office:value-type="float" office:value="1.5" calcext:value-type="float">
            <text:p>1.5</text:p>
          </table:table-cell>
          <table:table-cell table:formula="of:=[.H18]+(0.1*(EXP([.G19])*(COS(5*[.G19])-SIN(5*[.G19]))))" office:value-type="float" office:value="2.5689850294121" calcext:value-type="float">
            <text:p>2.5689850294121</text:p>
          </table:table-cell>
          <table:table-cell table:formula="of:=(1/13)*EXP([.G19])*((2*SIN(5*[.G19]))+(3*COS(5*[.G19])))" office:value-type="float" office:value="1.0052448949062" calcext:value-type="float">
            <text:p>1.0052448949062</text:p>
          </table:table-cell>
          <table:table-cell table:formula="of:=(([.I19]-[.H19])/[.I19])*100" office:value-type="float" office:value="-155.558127420464" calcext:value-type="float">
            <text:p>-155.558127420464</text:p>
          </table:table-cell>
          <table:table-cell office:value-type="float" office:value="0.75" calcext:value-type="float">
            <text:p>0.75</text:p>
          </table:table-cell>
          <table:table-cell table:formula="of:=[.L18]+(0.05*(EXP([.K19])*(COS(5*[.K19])-SIN(5*[.K19]))))" office:value-type="float" office:value="1.14782083295221" calcext:value-type="float">
            <text:p>1.14782083295221</text:p>
          </table:table-cell>
          <table:table-cell table:formula="of:=(1/13)*EXP([.K19])*((2*SIN(5*[.K19]))+(3*COS(5*[.K19])))" office:value-type="float" office:value="-0.587027935531078" calcext:value-type="float">
            <text:p>-0.587027935531078</text:p>
          </table:table-cell>
          <table:table-cell table:formula="of:=(([.M19]-[.L19])/[.M19])*100" office:value-type="float" office:value="295.530870590304" calcext:value-type="float">
            <text:p>295.53087059030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9]+(0.5*(EXP([.C20])*(COS(5*[.C20])-SIN(5*[.C20]))))" office:value-type="float" office:value="-1316.93849551012" calcext:value-type="float">
            <text:p>-1316.93849551012</text:p>
          </table:table-cell>
          <table:table-cell table:formula="of:=(1/13)*EXP([.C20])*((2*SIN(5*[.C20]))+(3*COS(5*[.C20])))" office:value-type="float" office:value="-117.080074713206" calcext:value-type="float">
            <text:p>-117.080074713206</text:p>
          </table:table-cell>
          <table:table-cell table:formula="of:=(([.E20]-[.D20])/[.E20])*100" office:value-type="float" office:value="-1024.81863266319" calcext:value-type="float">
            <text:p>-1024.81863266319</text:p>
          </table:table-cell>
          <table:table-cell office:value-type="float" office:value="1.6" calcext:value-type="float">
            <text:p>1.6</text:p>
          </table:table-cell>
          <table:table-cell table:formula="of:=[.H19]+(0.1*(EXP([.G20])*(COS(5*[.G20])-SIN(5*[.G20]))))" office:value-type="float" office:value="2.0068860434048" calcext:value-type="float">
            <text:p>2.0068860434048</text:p>
          </table:table-cell>
          <table:table-cell table:formula="of:=(1/13)*EXP([.G20])*((2*SIN(5*[.G20]))+(3*COS(5*[.G20])))" office:value-type="float" office:value="0.58758829185559" calcext:value-type="float">
            <text:p>0.58758829185559</text:p>
          </table:table-cell>
          <table:table-cell table:formula="of:=(([.I20]-[.H20])/[.I20])*100" office:value-type="float" office:value="-241.546295462611" calcext:value-type="float">
            <text:p>-241.546295462611</text:p>
          </table:table-cell>
          <table:table-cell office:value-type="float" office:value="0.8" calcext:value-type="float">
            <text:p>0.8</text:p>
          </table:table-cell>
          <table:table-cell table:formula="of:=[.L19]+(0.05*(EXP([.K20])*(COS(5*[.K20])-SIN(5*[.K20]))))" office:value-type="float" office:value="1.15930004781286" calcext:value-type="float">
            <text:p>1.15930004781286</text:p>
          </table:table-cell>
          <table:table-cell table:formula="of:=(1/13)*EXP([.K20])*((2*SIN(5*[.K20]))+(3*COS(5*[.K20])))" office:value-type="float" office:value="-0.594824749909692" calcext:value-type="float">
            <text:p>-0.594824749909692</text:p>
          </table:table-cell>
          <table:table-cell table:formula="of:=(([.M20]-[.L20])/[.M20])*100" office:value-type="float" office:value="294.89774895696" calcext:value-type="float">
            <text:p>294.8977489569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table:formula="of:=[.D20]+(0.5*(EXP([.C21])*(COS(5*[.C21])-SIN(5*[.C21]))))" office:value-type="float" office:value="1348.0216840465" calcext:value-type="float">
            <text:p>1348.0216840465</text:p>
          </table:table-cell>
          <table:table-cell table:formula="of:=(1/13)*EXP([.C21])*((2*SIN(5*[.C21]))+(3*COS(5*[.C21])))" office:value-type="float" office:value="-652.916420117984" calcext:value-type="float">
            <text:p>-652.916420117984</text:p>
          </table:table-cell>
          <table:table-cell table:formula="of:=(([.E21]-[.D21])/[.E21])*100" office:value-type="float" office:value="306.461599449882" calcext:value-type="float">
            <text:p>306.461599449882</text:p>
          </table:table-cell>
          <table:table-cell office:value-type="float" office:value="1.7" calcext:value-type="float">
            <text:p>1.7</text:p>
          </table:table-cell>
          <table:table-cell table:formula="of:=[.H20]+(0.1*(EXP([.G21])*(COS(5*[.G21])-SIN(5*[.G21]))))" office:value-type="float" office:value="1.24026025020846" calcext:value-type="float">
            <text:p>1.24026025020846</text:p>
          </table:table-cell>
          <table:table-cell table:formula="of:=(1/13)*EXP([.G21])*((2*SIN(5*[.G21]))+(3*COS(5*[.G21])))" office:value-type="float" office:value="-0.0880301198865141" calcext:value-type="float">
            <text:p>-0.088030119886514</text:p>
          </table:table-cell>
          <table:table-cell table:formula="of:=(([.I21]-[.H21])/[.I21])*100" office:value-type="float" office:value="1508.90442022272" calcext:value-type="float">
            <text:p>1508.90442022272</text:p>
          </table:table-cell>
          <table:table-cell office:value-type="float" office:value="0.85" calcext:value-type="float">
            <text:p>0.85</text:p>
          </table:table-cell>
          <table:table-cell table:formula="of:=[.L20]+(0.05*(EXP([.K21])*(COS(5*[.K21])-SIN(5*[.K21]))))" office:value-type="float" office:value="1.21181363996418" calcext:value-type="float">
            <text:p>1.21181363996418</text:p>
          </table:table-cell>
          <table:table-cell table:formula="of:=(1/13)*EXP([.K21])*((2*SIN(5*[.K21]))+(3*COS(5*[.K21])))" office:value-type="float" office:value="-0.562998434104204" calcext:value-type="float">
            <text:p>-0.562998434104204</text:p>
          </table:table-cell>
          <table:table-cell table:formula="of:=(([.M21]-[.L21])/[.M21])*100" office:value-type="float" office:value="315.24280824907" calcext:value-type="float">
            <text:p>315.2428082490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21]+(0.5*(EXP([.C22])*(COS(5*[.C22])-SIN(5*[.C22]))))" office:value-type="float" office:value="28.9144294571129" calcext:value-type="float">
            <text:p>28.9144294571129</text:p>
          </table:table-cell>
          <table:table-cell table:formula="of:=(1/13)*EXP([.C22])*((2*SIN(5*[.C22]))+(3*COS(5*[.C22])))" office:value-type="float" office:value="2043.08229540861" calcext:value-type="float">
            <text:p>2043.08229540861</text:p>
          </table:table-cell>
          <table:table-cell table:formula="of:=(([.E22]-[.D22])/[.E22])*100" office:value-type="float" office:value="98.5847643277957" calcext:value-type="float">
            <text:p>98.5847643277957</text:p>
          </table:table-cell>
          <table:table-cell office:value-type="float" office:value="1.8" calcext:value-type="float">
            <text:p>1.8</text:p>
          </table:table-cell>
          <table:table-cell table:formula="of:=[.H21]+(0.1*(EXP([.G22])*(COS(5*[.G22])-SIN(5*[.G22]))))" office:value-type="float" office:value="0.439741407424353" calcext:value-type="float">
            <text:p>0.439741407424353</text:p>
          </table:table-cell>
          <table:table-cell table:formula="of:=(1/13)*EXP([.G22])*((2*SIN(5*[.G22]))+(3*COS(5*[.G22])))" office:value-type="float" office:value="-0.888439041316971" calcext:value-type="float">
            <text:p>-0.888439041316971</text:p>
          </table:table-cell>
          <table:table-cell table:formula="of:=(([.I22]-[.H22])/[.I22])*100" office:value-type="float" office:value="149.495957175914" calcext:value-type="float">
            <text:p>149.495957175914</text:p>
          </table:table-cell>
          <table:table-cell office:value-type="float" office:value="0.9" calcext:value-type="float">
            <text:p>0.9</text:p>
          </table:table-cell>
          <table:table-cell table:formula="of:=[.L21]+(0.05*(EXP([.K22])*(COS(5*[.K22])-SIN(5*[.K22]))))" office:value-type="float" office:value="1.30610674569217" calcext:value-type="float">
            <text:p>1.30610674569217</text:p>
          </table:table-cell>
          <table:table-cell table:formula="of:=(1/13)*EXP([.K22])*((2*SIN(5*[.K22]))+(3*COS(5*[.K22])))" office:value-type="float" office:value="-0.489545711508744" calcext:value-type="float">
            <text:p>-0.489545711508744</text:p>
          </table:table-cell>
          <table:table-cell table:formula="of:=(([.M22]-[.L22])/[.M22])*100" office:value-type="float" office:value="366.799752298278" calcext:value-type="float">
            <text:p>366.79975229827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table:formula="of:=[.D22]+(0.5*(EXP([.C23])*(COS(5*[.C23])-SIN(5*[.C23]))))" office:value-type="float" office:value="-3730.47973573199" calcext:value-type="float">
            <text:p>-3730.47973573199</text:p>
          </table:table-cell>
          <table:table-cell table:formula="of:=(1/13)*EXP([.C23])*((2*SIN(5*[.C23]))+(3*COS(5*[.C23])))" office:value-type="float" office:value="-3622.45081758973" calcext:value-type="float">
            <text:p>-3622.45081758973</text:p>
          </table:table-cell>
          <table:table-cell table:formula="of:=(([.E23]-[.D23])/[.E23])*100" office:value-type="float" office:value="-2.98220524120569" calcext:value-type="float">
            <text:p>-2.98220524120569</text:p>
          </table:table-cell>
          <table:table-cell office:value-type="float" office:value="1.9" calcext:value-type="float">
            <text:p>1.9</text:p>
          </table:table-cell>
          <table:table-cell table:formula="of:=[.H22]+(0.1*(EXP([.G23])*(COS(5*[.G23])-SIN(5*[.G23]))))" office:value-type="float" office:value="-0.17671212442388" calcext:value-type="float">
            <text:p>-0.17671212442388</text:p>
          </table:table-cell>
          <table:table-cell table:formula="of:=(1/13)*EXP([.G23])*((2*SIN(5*[.G23]))+(3*COS(5*[.G23])))" office:value-type="float" office:value="-1.61583601912157" calcext:value-type="float">
            <text:p>-1.61583601912157</text:p>
          </table:table-cell>
          <table:table-cell table:formula="of:=(([.I23]-[.H23])/[.I23])*100" office:value-type="float" office:value="89.0637340464815" calcext:value-type="float">
            <text:p>89.0637340464815</text:p>
          </table:table-cell>
          <table:table-cell office:value-type="float" office:value="0.95" calcext:value-type="float">
            <text:p>0.95</text:p>
          </table:table-cell>
          <table:table-cell table:formula="of:=[.L22]+(0.05*(EXP([.K23])*(COS(5*[.K23])-SIN(5*[.K23]))))" office:value-type="float" office:value="1.44016220903576" calcext:value-type="float">
            <text:p>1.44016220903576</text:p>
          </table:table-cell>
          <table:table-cell table:formula="of:=(1/13)*EXP([.K23])*((2*SIN(5*[.K23]))+(3*COS(5*[.K23])))" office:value-type="float" office:value="-0.375082868005852" calcext:value-type="float">
            <text:p>-0.375082868005852</text:p>
          </table:table-cell>
          <table:table-cell table:formula="of:=(([.M23]-[.L23])/[.M23])*100" office:value-type="float" office:value="483.958408095913" calcext:value-type="float">
            <text:p>483.95840809591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23]+(0.5*(EXP([.C24])*(COS(5*[.C24])-SIN(5*[.C24]))))" office:value-type="float" office:value="9786.51124439752" calcext:value-type="float">
            <text:p>9786.51124439752</text:p>
          </table:table-cell>
          <table:table-cell table:formula="of:=(1/13)*EXP([.C24])*((2*SIN(5*[.C24]))+(3*COS(5*[.C24])))" office:value-type="float" office:value="4015.84555216477" calcext:value-type="float">
            <text:p>4015.84555216477</text:p>
          </table:table-cell>
          <table:table-cell table:formula="of:=(([.E24]-[.D24])/[.E24])*100" office:value-type="float" office:value="-143.697401139394" calcext:value-type="float">
            <text:p>-143.697401139394</text:p>
          </table:table-cell>
          <table:table-cell office:value-type="float" office:value="2" calcext:value-type="float">
            <text:p>2</text:p>
          </table:table-cell>
          <table:table-cell table:formula="of:=[.H23]+(0.1*(EXP([.G24])*(COS(5*[.G24])-SIN(5*[.G24]))))" office:value-type="float" office:value="-0.394726533623611" calcext:value-type="float">
            <text:p>-0.394726533623611</text:p>
          </table:table-cell>
          <table:table-cell table:formula="of:=(1/13)*EXP([.G24])*((2*SIN(5*[.G24]))+(3*COS(5*[.G24])))" office:value-type="float" office:value="-2.04918806252404" calcext:value-type="float">
            <text:p>-2.04918806252404</text:p>
          </table:table-cell>
          <table:table-cell table:formula="of:=(([.I24]-[.H24])/[.I24])*100" office:value-type="float" office:value="80.7374178660101" calcext:value-type="float">
            <text:p>80.7374178660101</text:p>
          </table:table-cell>
          <table:table-cell office:value-type="float" office:value="1" calcext:value-type="float">
            <text:p>1</text:p>
          </table:table-cell>
          <table:table-cell table:formula="of:=[.L23]+(0.05*(EXP([.K24])*(COS(5*[.K24])-SIN(5*[.K24]))))" office:value-type="float" office:value="1.6090472187783" calcext:value-type="float">
            <text:p>1.6090472187783</text:p>
          </table:table-cell>
          <table:table-cell table:formula="of:=(1/13)*EXP([.K24])*((2*SIN(5*[.K24]))+(3*COS(5*[.K24])))" office:value-type="float" office:value="-0.223079351451781" calcext:value-type="float">
            <text:p>-0.223079351451781</text:p>
          </table:table-cell>
          <table:table-cell table:formula="of:=(([.M24]-[.L24])/[.M24])*100" office:value-type="float" office:value="821.289177284567" calcext:value-type="float">
            <text:p>821.28917728456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.5" calcext:value-type="float">
            <text:p>10.5</text:p>
          </table:table-cell>
          <table:table-cell table:formula="of:=[.D24]+(0.5*(EXP([.C25])*(COS(5*[.C25])-SIN(5*[.C25]))))" office:value-type="float" office:value="-15702.5694436323" calcext:value-type="float">
            <text:p>-15702.5694436323</text:p>
          </table:table-cell>
          <table:table-cell table:formula="of:=(1/13)*EXP([.C25])*((2*SIN(5*[.C25]))+(3*COS(5*[.C25])))" office:value-type="float" office:value="-761.917518683072" calcext:value-type="float">
            <text:p>-761.917518683072</text:p>
          </table:table-cell>
          <table:table-cell table:formula="of:=(([.E25]-[.D25])/[.E25])*100" office:value-type="float" office:value="-1960.9277328041" calcext:value-type="float">
            <text:p>-1960.9277328041</text:p>
          </table:table-cell>
          <table:table-cell office:value-type="float" office:value="2.1" calcext:value-type="float">
            <text:p>2.1</text:p>
          </table:table-cell>
          <table:table-cell table:formula="of:=[.H24]+(0.1*(EXP([.G25])*(COS(5*[.G25])-SIN(5*[.G25]))))" office:value-type="float" office:value="-0.0646835642657844" calcext:value-type="float">
            <text:p>-0.064683564265784</text:p>
          </table:table-cell>
          <table:table-cell table:formula="of:=(1/13)*EXP([.G25])*((2*SIN(5*[.G25]))+(3*COS(5*[.G25])))" office:value-type="float" office:value="-2.00134124274886" calcext:value-type="float">
            <text:p>-2.00134124274886</text:p>
          </table:table-cell>
          <table:table-cell table:formula="of:=(([.I25]-[.H25])/[.I25])*100" office:value-type="float" office:value="96.7679892422073" calcext:value-type="float">
            <text:p>96.7679892422073</text:p>
          </table:table-cell>
          <table:table-cell office:value-type="float" office:value="1.05" calcext:value-type="float">
            <text:p>1.05</text:p>
          </table:table-cell>
          <table:table-cell table:formula="of:=[.L24]+(0.05*(EXP([.K25])*(COS(5*[.K25])-SIN(5*[.K25]))))" office:value-type="float" office:value="1.80494205638168" calcext:value-type="float">
            <text:p>1.80494205638168</text:p>
          </table:table-cell>
          <table:table-cell table:formula="of:=(1/13)*EXP([.K25])*((2*SIN(5*[.K25]))+(3*COS(5*[.K25])))" office:value-type="float" office:value="-0.0399219477857593" calcext:value-type="float">
            <text:p>-0.039921947785759</text:p>
          </table:table-cell>
          <table:table-cell table:formula="of:=(([.M25]-[.L25])/[.M25])*100" office:value-type="float" office:value="4621.17733851035" calcext:value-type="float">
            <text:p>4621.1773385103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25]+(0.5*(EXP([.C26])*(COS(5*[.C26])-SIN(5*[.C26]))))" office:value-type="float" office:value="14889.5822915188" calcext:value-type="float">
            <text:p>14889.5822915188</text:p>
          </table:table-cell>
          <table:table-cell table:formula="of:=(1/13)*EXP([.C26])*((2*SIN(5*[.C26]))+(3*COS(5*[.C26])))" office:value-type="float" office:value="-8903.42340307496" calcext:value-type="float">
            <text:p>-8903.42340307496</text:p>
          </table:table-cell>
          <table:table-cell table:formula="of:=(([.E26]-[.D26])/[.E26])*100" office:value-type="float" office:value="267.234350400279" calcext:value-type="float">
            <text:p>267.234350400279</text:p>
          </table:table-cell>
          <table:table-cell office:value-type="float" office:value="2.2" calcext:value-type="float">
            <text:p>2.2</text:p>
          </table:table-cell>
          <table:table-cell table:formula="of:=[.H25]+(0.1*(EXP([.G26])*(COS(5*[.G26])-SIN(5*[.G26]))))" office:value-type="float" office:value="0.841803145485075" calcext:value-type="float">
            <text:p>0.841803145485075</text:p>
          </table:table-cell>
          <table:table-cell table:formula="of:=(1/13)*EXP([.G26])*((2*SIN(5*[.G26]))+(3*COS(5*[.G26])))" office:value-type="float" office:value="-1.37923263650648" calcext:value-type="float">
            <text:p>-1.37923263650648</text:p>
          </table:table-cell>
          <table:table-cell table:formula="of:=(([.I26]-[.H26])/[.I26])*100" office:value-type="float" office:value="161.034166623066" calcext:value-type="float">
            <text:p>161.034166623066</text:p>
          </table:table-cell>
          <table:table-cell office:value-type="float" office:value="1.1" calcext:value-type="float">
            <text:p>1.1</text:p>
          </table:table-cell>
          <table:table-cell table:formula="of:=[.L25]+(0.05*(EXP([.K26])*(COS(5*[.K26])-SIN(5*[.K26]))))" office:value-type="float" office:value="2.01736815301799" calcext:value-type="float">
            <text:p>2.01736815301799</text:p>
          </table:table-cell>
          <table:table-cell table:formula="of:=(1/13)*EXP([.K26])*((2*SIN(5*[.K26]))+(3*COS(5*[.K26])))" office:value-type="float" office:value="0.165212648089648" calcext:value-type="float">
            <text:p>0.165212648089648</text:p>
          </table:table-cell>
          <table:table-cell table:formula="of:=(([.M26]-[.L26])/[.M26])*100" office:value-type="float" office:value="-1121.07367465191" calcext:value-type="float">
            <text:p>-1121.0736746519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.5" calcext:value-type="float">
            <text:p>11.5</text:p>
          </table:table-cell>
          <table:table-cell table:formula="of:=[.D26]+(0.5*(EXP([.C27])*(COS(5*[.C27])-SIN(5*[.C27]))))" office:value-type="float" office:value="3360.03389361049" calcext:value-type="float">
            <text:p>3360.03389361049</text:p>
          </table:table-cell>
          <table:table-cell table:formula="of:=(1/13)*EXP([.C27])*((2*SIN(5*[.C27]))+(3*COS(5*[.C27])))" office:value-type="float" office:value="25591.5030885583" calcext:value-type="float">
            <text:p>25591.5030885583</text:p>
          </table:table-cell>
          <table:table-cell table:formula="of:=(([.E27]-[.D27])/[.E27])*100" office:value-type="float" office:value="86.8705097860675" calcext:value-type="float">
            <text:p>86.8705097860675</text:p>
          </table:table-cell>
          <table:table-cell office:value-type="float" office:value="2.3" calcext:value-type="float">
            <text:p>2.3</text:p>
          </table:table-cell>
          <table:table-cell table:formula="of:=[.H26]+(0.1*(EXP([.G27])*(COS(5*[.G27])-SIN(5*[.G27]))))" office:value-type="float" office:value="2.19705210207402" calcext:value-type="float">
            <text:p>2.19705210207402</text:p>
          </table:table-cell>
          <table:table-cell table:formula="of:=(1/13)*EXP([.G27])*((2*SIN(5*[.G27]))+(3*COS(5*[.G27])))" office:value-type="float" office:value="-0.230933069720407" calcext:value-type="float">
            <text:p>-0.230933069720407</text:p>
          </table:table-cell>
          <table:table-cell table:formula="of:=(([.I27]-[.H27])/[.I27])*100" office:value-type="float" office:value="1051.38046046589" calcext:value-type="float">
            <text:p>1051.38046046589</text:p>
          </table:table-cell>
          <table:table-cell office:value-type="float" office:value="1.15" calcext:value-type="float">
            <text:p>1.15</text:p>
          </table:table-cell>
          <table:table-cell table:formula="of:=[.L26]+(0.05*(EXP([.K27])*(COS(5*[.K27])-SIN(5*[.K27]))))" office:value-type="float" office:value="2.23362091124099" calcext:value-type="float">
            <text:p>2.23362091124099</text:p>
          </table:table-cell>
          <table:table-cell table:formula="of:=(1/13)*EXP([.K27])*((2*SIN(5*[.K27]))+(3*COS(5*[.K27])))" office:value-type="float" office:value="0.380688353836208" calcext:value-type="float">
            <text:p>0.380688353836208</text:p>
          </table:table-cell>
          <table:table-cell table:formula="of:=(([.M27]-[.L27])/[.M27])*100" office:value-type="float" office:value="-486.732136334806" calcext:value-type="float">
            <text:p>-486.73213633480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[.D27]+(0.5*(EXP([.C28])*(COS(5*[.C28])-SIN(5*[.C28]))))" office:value-type="float" office:value="-49340.1595626057" calcext:value-type="float">
            <text:p>-49340.1595626057</text:p>
          </table:table-cell>
          <table:table-cell table:formula="of:=(1/13)*EXP([.C28])*((2*SIN(5*[.C28]))+(3*COS(5*[.C28])))" office:value-type="float" office:value="-43403.700464326" calcext:value-type="float">
            <text:p>-43403.700464326</text:p>
          </table:table-cell>
          <table:table-cell table:formula="of:=(([.E28]-[.D28])/[.E28])*100" office:value-type="float" office:value="-13.6773110006113" calcext:value-type="float">
            <text:p>-13.6773110006113</text:p>
          </table:table-cell>
          <table:table-cell office:value-type="float" office:value="2.4" calcext:value-type="float">
            <text:p>2.4</text:p>
          </table:table-cell>
          <table:table-cell table:formula="of:=[.H27]+(0.1*(EXP([.G28])*(COS(5*[.G28])-SIN(5*[.G28]))))" office:value-type="float" office:value="3.71872099635454" calcext:value-type="float">
            <text:p>3.71872099635454</text:p>
          </table:table-cell>
          <table:table-cell table:formula="of:=(1/13)*EXP([.G28])*((2*SIN(5*[.G28]))+(3*COS(5*[.G28])))" office:value-type="float" office:value="1.23664440364955" calcext:value-type="float">
            <text:p>1.23664440364955</text:p>
          </table:table-cell>
          <table:table-cell table:formula="of:=(([.I28]-[.H28])/[.I28])*100" office:value-type="float" office:value="-200.710615386279" calcext:value-type="float">
            <text:p>-200.710615386279</text:p>
          </table:table-cell>
          <table:table-cell office:value-type="float" office:value="1.2" calcext:value-type="float">
            <text:p>1.2</text:p>
          </table:table-cell>
          <table:table-cell table:formula="of:=[.L27]+(0.05*(EXP([.K28])*(COS(5*[.K28])-SIN(5*[.K28]))))" office:value-type="float" office:value="2.43939939831408" calcext:value-type="float">
            <text:p>2.43939939831408</text:p>
          </table:table-cell>
          <table:table-cell table:formula="of:=(1/13)*EXP([.K28])*((2*SIN(5*[.K28]))+(3*COS(5*[.K28])))" office:value-type="float" office:value="0.592942200319986" calcext:value-type="float">
            <text:p>0.592942200319986</text:p>
          </table:table-cell>
          <table:table-cell table:formula="of:=(([.M28]-[.L28])/[.M28])*100" office:value-type="float" office:value="-311.405934169914" calcext:value-type="float">
            <text:p>-311.40593416991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2.5" calcext:value-type="float">
            <text:p>12.5</text:p>
          </table:table-cell>
          <table:table-cell table:formula="of:=[.D28]+(0.5*(EXP([.C29])*(COS(5*[.C29])-SIN(5*[.C29]))))" office:value-type="float" office:value="121219.822986806" calcext:value-type="float">
            <text:p>121219.822986806</text:p>
          </table:table-cell>
          <table:table-cell table:formula="of:=(1/13)*EXP([.C29])*((2*SIN(5*[.C29]))+(3*COS(5*[.C29])))" office:value-type="float" office:value="45095.7245226112" calcext:value-type="float">
            <text:p>45095.7245226112</text:p>
          </table:table-cell>
          <table:table-cell table:formula="of:=(([.E29]-[.D29])/[.E29])*100" office:value-type="float" office:value="-168.805578067663" calcext:value-type="float">
            <text:p>-168.805578067663</text:p>
          </table:table-cell>
          <table:table-cell office:value-type="float" office:value="2.5" calcext:value-type="float">
            <text:p>2.5</text:p>
          </table:table-cell>
          <table:table-cell table:formula="of:=[.H28]+(0.1*(EXP([.G29])*(COS(5*[.G29])-SIN(5*[.G29]))))" office:value-type="float" office:value="5.01508475875822" calcext:value-type="float">
            <text:p>5.01508475875822</text:p>
          </table:table-cell>
          <table:table-cell table:formula="of:=(1/13)*EXP([.G29])*((2*SIN(5*[.G29]))+(3*COS(5*[.G29])))" office:value-type="float" office:value="2.68085248479949" calcext:value-type="float">
            <text:p>2.68085248479949</text:p>
          </table:table-cell>
          <table:table-cell table:formula="of:=(([.I29]-[.H29])/[.I29])*100" office:value-type="float" office:value="-87.0705227980241" calcext:value-type="float">
            <text:p>-87.0705227980241</text:p>
          </table:table-cell>
          <table:table-cell office:value-type="float" office:value="1.25" calcext:value-type="float">
            <text:p>1.25</text:p>
          </table:table-cell>
          <table:table-cell table:formula="of:=[.L28]+(0.05*(EXP([.K29])*(COS(5*[.K29])-SIN(5*[.K29]))))" office:value-type="float" office:value="2.61961080246658" calcext:value-type="float">
            <text:p>2.61961080246658</text:p>
          </table:table-cell>
          <table:table-cell table:formula="of:=(1/13)*EXP([.K29])*((2*SIN(5*[.K29]))+(3*COS(5*[.K29])))" office:value-type="float" office:value="0.787203848084301" calcext:value-type="float">
            <text:p>0.787203848084301</text:p>
          </table:table-cell>
          <table:table-cell table:formula="of:=(([.M29]-[.L29])/[.M29])*100" office:value-type="float" office:value="-232.774135802503" calcext:value-type="float">
            <text:p>-232.77413580250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D29]+(0.5*(EXP([.C30])*(COS(5*[.C30])-SIN(5*[.C30]))))" office:value-type="float" office:value="-186098.775452311" calcext:value-type="float">
            <text:p>-186098.775452311</text:p>
          </table:table-cell>
          <table:table-cell table:formula="of:=(1/13)*EXP([.C30])*((2*SIN(5*[.C30]))+(3*COS(5*[.C30])))" office:value-type="float" office:value="-1147.01439364115" calcext:value-type="float">
            <text:p>-1147.01439364115</text:p>
          </table:table-cell>
          <table:table-cell table:formula="of:=(([.E30]-[.D30])/[.E30])*100" office:value-type="float" office:value="-16124.6242491821" calcext:value-type="float">
            <text:p>-16124.6242491821</text:p>
          </table:table-cell>
          <table:table-cell office:value-type="float" office:value="2.6" calcext:value-type="float">
            <text:p>2.6</text:p>
          </table:table-cell>
          <table:table-cell table:formula="of:=[.H29]+(0.1*(EXP([.G30])*(COS(5*[.G30])-SIN(5*[.G30]))))" office:value-type="float" office:value="5.67114544189563" calcext:value-type="float">
            <text:p>5.67114544189563</text:p>
          </table:table-cell>
          <table:table-cell table:formula="of:=(1/13)*EXP([.G30])*((2*SIN(5*[.G30]))+(3*COS(5*[.G30])))" office:value-type="float" office:value="3.68976269753894" calcext:value-type="float">
            <text:p>3.68976269753894</text:p>
          </table:table-cell>
          <table:table-cell table:formula="of:=(([.I30]-[.H30])/[.I30])*100" office:value-type="float" office:value="-53.6994627236668" calcext:value-type="float">
            <text:p>-53.6994627236668</text:p>
          </table:table-cell>
          <table:table-cell office:value-type="float" office:value="1.3" calcext:value-type="float">
            <text:p>1.3</text:p>
          </table:table-cell>
          <table:table-cell table:formula="of:=[.L29]+(0.05*(EXP([.K30])*(COS(5*[.K30])-SIN(5*[.K30]))))" office:value-type="float" office:value="2.75931333573124" calcext:value-type="float">
            <text:p>2.75931333573124</text:p>
          </table:table-cell>
          <table:table-cell table:formula="of:=(1/13)*EXP([.K30])*((2*SIN(5*[.K30]))+(3*COS(5*[.K30])))" office:value-type="float" office:value="0.948372867155685" calcext:value-type="float">
            <text:p>0.948372867155685</text:p>
          </table:table-cell>
          <table:table-cell table:formula="of:=(([.M30]-[.L30])/[.M30])*100" office:value-type="float" office:value="-190.952370243029" calcext:value-type="float">
            <text:p>-190.95237024302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.5" calcext:value-type="float">
            <text:p>13.5</text:p>
          </table:table-cell>
          <table:table-cell table:formula="of:=[.D30]+(0.5*(EXP([.C31])*(COS(5*[.C31])-SIN(5*[.C31]))))" office:value-type="float" office:value="162122.35997598" calcext:value-type="float">
            <text:p>162122.35997598</text:p>
          </table:table-cell>
          <table:table-cell table:formula="of:=(1/13)*EXP([.C31])*((2*SIN(5*[.C31]))+(3*COS(5*[.C31])))" office:value-type="float" office:value="-119552.791866459" calcext:value-type="float">
            <text:p>-119552.791866459</text:p>
          </table:table-cell>
          <table:table-cell table:formula="of:=(([.E31]-[.D31])/[.E31])*100" office:value-type="float" office:value="235.607339188759" calcext:value-type="float">
            <text:p>235.607339188759</text:p>
          </table:table-cell>
          <table:table-cell office:value-type="float" office:value="2.7" calcext:value-type="float">
            <text:p>2.7</text:p>
          </table:table-cell>
          <table:table-cell table:formula="of:=[.H30]+(0.1*(EXP([.G31])*(COS(5*[.G31])-SIN(5*[.G31]))))" office:value-type="float" office:value="5.3603617654872" calcext:value-type="float">
            <text:p>5.3603617654872</text:p>
          </table:table-cell>
          <table:table-cell table:formula="of:=(1/13)*EXP([.G31])*((2*SIN(5*[.G31]))+(3*COS(5*[.G31])))" office:value-type="float" office:value="3.88284406664166" calcext:value-type="float">
            <text:p>3.88284406664166</text:p>
          </table:table-cell>
          <table:table-cell table:formula="of:=(([.I31]-[.H31])/[.I31])*100" office:value-type="float" office:value="-38.0524603483105" calcext:value-type="float">
            <text:p>-38.0524603483105</text:p>
          </table:table-cell>
          <table:table-cell office:value-type="float" office:value="1.35" calcext:value-type="float">
            <text:p>1.35</text:p>
          </table:table-cell>
          <table:table-cell table:formula="of:=[.L30]+(0.05*(EXP([.K31])*(COS(5*[.K31])-SIN(5*[.K31]))))" office:value-type="float" office:value="2.84474803437813" calcext:value-type="float">
            <text:p>2.84474803437813</text:p>
          </table:table-cell>
          <table:table-cell table:formula="of:=(1/13)*EXP([.K31])*((2*SIN(5*[.K31]))+(3*COS(5*[.K31])))" office:value-type="float" office:value="1.06201072457804" calcext:value-type="float">
            <text:p>1.06201072457804</text:p>
          </table:table-cell>
          <table:table-cell table:formula="of:=(([.M31]-[.L31])/[.M31])*100" office:value-type="float" office:value="-167.864341530864" calcext:value-type="float">
            <text:p>-167.86434153086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formula="of:=[.D31]+(0.5*(EXP([.C32])*(COS(5*[.C32])-SIN(5*[.C32]))))" office:value-type="float" office:value="77596.4288553247" calcext:value-type="float">
            <text:p>77596.4288553247</text:p>
          </table:table-cell>
          <table:table-cell table:formula="of:=(1/13)*EXP([.C32])*((2*SIN(5*[.C32]))+(3*COS(5*[.C32])))" office:value-type="float" office:value="318943.512219973" calcext:value-type="float">
            <text:p>318943.512219973</text:p>
          </table:table-cell>
          <table:table-cell table:formula="of:=(([.E32]-[.D32])/[.E32])*100" office:value-type="float" office:value="75.6707925126858" calcext:value-type="float">
            <text:p>75.6707925126858</text:p>
          </table:table-cell>
          <table:table-cell office:value-type="float" office:value="2.8" calcext:value-type="float">
            <text:p>2.8</text:p>
          </table:table-cell>
          <table:table-cell table:formula="of:=[.H31]+(0.1*(EXP([.G32])*(COS(5*[.G32])-SIN(5*[.G32]))))" office:value-type="float" office:value="3.95620248555096" calcext:value-type="float">
            <text:p>3.95620248555096</text:p>
          </table:table-cell>
          <table:table-cell table:formula="of:=(1/13)*EXP([.G32])*((2*SIN(5*[.G32]))+(3*COS(5*[.G32])))" office:value-type="float" office:value="3.02508937447507" calcext:value-type="float">
            <text:p>3.02508937447507</text:p>
          </table:table-cell>
          <table:table-cell table:formula="of:=(([.I32]-[.H32])/[.I32])*100" office:value-type="float" office:value="-30.7796893186818" calcext:value-type="float">
            <text:p>-30.7796893186818</text:p>
          </table:table-cell>
          <table:table-cell office:value-type="float" office:value="1.4" calcext:value-type="float">
            <text:p>1.4</text:p>
          </table:table-cell>
          <table:table-cell table:formula="of:=[.L31]+(0.05*(EXP([.K32])*(COS(5*[.K32])-SIN(5*[.K32]))))" office:value-type="float" office:value="2.86439865255189" calcext:value-type="float">
            <text:p>2.86439865255189</text:p>
          </table:table-cell>
          <table:table-cell table:formula="of:=(1/13)*EXP([.K32])*((2*SIN(5*[.K32]))+(3*COS(5*[.K32])))" office:value-type="float" office:value="1.11539209670269" calcext:value-type="float">
            <text:p>1.11539209670269</text:p>
          </table:table-cell>
          <table:table-cell table:formula="of:=(([.M32]-[.L32])/[.M32])*100" office:value-type="float" office:value="-156.806432555834" calcext:value-type="float">
            <text:p>-156.80643255583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5" calcext:value-type="float">
            <text:p>14.5</text:p>
          </table:table-cell>
          <table:table-cell table:formula="of:=[.D32]+(0.5*(EXP([.C33])*(COS(5*[.C33])-SIN(5*[.C33]))))" office:value-type="float" office:value="-645672.487121439" calcext:value-type="float">
            <text:p>-645672.487121439</text:p>
          </table:table-cell>
          <table:table-cell table:formula="of:=(1/13)*EXP([.C33])*((2*SIN(5*[.C33]))+(3*COS(5*[.C33])))" office:value-type="float" office:value="-517582.880801466" calcext:value-type="float">
            <text:p>-517582.880801466</text:p>
          </table:table-cell>
          <table:table-cell table:formula="of:=(([.E33]-[.D33])/[.E33])*100" office:value-type="float" office:value="-24.7476512595681" calcext:value-type="float">
            <text:p>-24.7476512595681</text:p>
          </table:table-cell>
          <table:table-cell office:value-type="float" office:value="2.9" calcext:value-type="float">
            <text:p>2.9</text:p>
          </table:table-cell>
          <table:table-cell table:formula="of:=[.H32]+(0.1*(EXP([.G33])*(COS(5*[.G33])-SIN(5*[.G33]))))" office:value-type="float" office:value="1.61206609914695" calcext:value-type="float">
            <text:p>1.61206609914695</text:p>
          </table:table-cell>
          <table:table-cell table:formula="of:=(1/13)*EXP([.G33])*((2*SIN(5*[.G33]))+(3*COS(5*[.G33])))" office:value-type="float" office:value="1.12542320225195" calcext:value-type="float">
            <text:p>1.12542320225195</text:p>
          </table:table-cell>
          <table:table-cell table:formula="of:=(([.I33]-[.H33])/[.I33])*100" office:value-type="float" office:value="-43.2408800459443" calcext:value-type="float">
            <text:p>-43.2408800459443</text:p>
          </table:table-cell>
          <table:table-cell office:value-type="float" office:value="1.45" calcext:value-type="float">
            <text:p>1.45</text:p>
          </table:table-cell>
          <table:table-cell table:formula="of:=[.L32]+(0.05*(EXP([.K33])*(COS(5*[.K33])-SIN(5*[.K33]))))" office:value-type="float" office:value="2.81001053976141" calcext:value-type="float">
            <text:p>2.81001053976141</text:p>
          </table:table-cell>
          <table:table-cell table:formula="of:=(1/13)*EXP([.K33])*((2*SIN(5*[.K33]))+(3*COS(5*[.K33])))" office:value-type="float" office:value="1.09855026499466" calcext:value-type="float">
            <text:p>1.09855026499466</text:p>
          </table:table-cell>
          <table:table-cell table:formula="of:=(([.M33]-[.L33])/[.M33])*100" office:value-type="float" office:value="-155.792623178246" calcext:value-type="float">
            <text:p>-155.79262317824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D33]+(0.5*(EXP([.C34])*(COS(5*[.C34])-SIN(5*[.C34]))))" office:value-type="float" office:value="1494770.42123231" calcext:value-type="float">
            <text:p>1494770.42123231</text:p>
          </table:table-cell>
          <table:table-cell table:formula="of:=(1/13)*EXP([.C34])*((2*SIN(5*[.C34]))+(3*COS(5*[.C34])))" office:value-type="float" office:value="500333.302748242" calcext:value-type="float">
            <text:p>500333.302748242</text:p>
          </table:table-cell>
          <table:table-cell table:formula="of:=(([.E34]-[.D34])/[.E34])*100" office:value-type="float" office:value="-198.754932566312" calcext:value-type="float">
            <text:p>-198.754932566312</text:p>
          </table:table-cell>
          <table:table-cell office:value-type="float" office:value="3" calcext:value-type="float">
            <text:p>3</text:p>
          </table:table-cell>
          <table:table-cell table:formula="of:=[.H33]+(0.1*(EXP([.G34])*(COS(5*[.G34])-SIN(5*[.G34]))))" office:value-type="float" office:value="-1.21994590565315" calcext:value-type="float">
            <text:p>-1.21994590565315</text:p>
          </table:table-cell>
          <table:table-cell table:formula="of:=(1/13)*EXP([.G34])*((2*SIN(5*[.G34]))+(3*COS(5*[.G34])))" office:value-type="float" office:value="-1.51180446331725" calcext:value-type="float">
            <text:p>-1.51180446331725</text:p>
          </table:table-cell>
          <table:table-cell table:formula="of:=(([.I34]-[.H34])/[.I34])*100" office:value-type="float" office:value="19.305311285012" calcext:value-type="float">
            <text:p>19.305311285012</text:p>
          </table:table-cell>
          <table:table-cell office:value-type="float" office:value="1.5" calcext:value-type="float">
            <text:p>1.5</text:p>
          </table:table-cell>
          <table:table-cell table:formula="of:=[.L33]+(0.05*(EXP([.K34])*(COS(5*[.K34])-SIN(5*[.K34]))))" office:value-type="float" office:value="2.6774949133337" calcext:value-type="float">
            <text:p>2.6774949133337</text:p>
          </table:table-cell>
          <table:table-cell table:formula="of:=(1/13)*EXP([.K34])*((2*SIN(5*[.K34]))+(3*COS(5*[.K34])))" office:value-type="float" office:value="1.0052448949062" calcext:value-type="float">
            <text:p>1.0052448949062</text:p>
          </table:table-cell>
          <table:table-cell table:formula="of:=(([.M34]-[.L34])/[.M34])*100" office:value-type="float" office:value="-166.352500460451" calcext:value-type="float">
            <text:p>-166.35250046045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5.5" calcext:value-type="float">
            <text:p>15.5</text:p>
          </table:table-cell>
          <table:table-cell table:formula="of:=[.D34]+(0.5*(EXP([.C35])*(COS(5*[.C35])-SIN(5*[.C35]))))" office:value-type="float" office:value="-2193642.4543731" calcext:value-type="float">
            <text:p>-2193642.4543731</text:p>
          </table:table-cell>
          <table:table-cell table:formula="of:=(1/13)*EXP([.C35])*((2*SIN(5*[.C35]))+(3*COS(5*[.C35])))" office:value-type="float" office:value="85193.1255504497" calcext:value-type="float">
            <text:p>85193.1255504497</text:p>
          </table:table-cell>
          <table:table-cell table:formula="of:=(([.E35]-[.D35])/[.E35])*100" office:value-type="float" office:value="2674.90547529457" calcext:value-type="float">
            <text:p>2674.90547529457</text:p>
          </table:table-cell>
          <table:table-cell office:value-type="float" office:value="3.1" calcext:value-type="float">
            <text:p>3.1</text:p>
          </table:table-cell>
          <table:table-cell table:formula="of:=[.H34]+(0.1*(EXP([.G35])*(COS(5*[.G35])-SIN(5*[.G35]))))" office:value-type="float" office:value="-3.85022764606001" calcext:value-type="float">
            <text:p>-3.85022764606001</text:p>
          </table:table-cell>
          <table:table-cell table:formula="of:=(1/13)*EXP([.G35])*((2*SIN(5*[.G35]))+(3*COS(5*[.G35])))" office:value-type="float" office:value="-4.30712897584001" calcext:value-type="float">
            <text:p>-4.30712897584001</text:p>
          </table:table-cell>
          <table:table-cell table:formula="of:=(([.I35]-[.H35])/[.I35])*100" office:value-type="float" office:value="10.6080252609777" calcext:value-type="float">
            <text:p>10.6080252609777</text:p>
          </table:table-cell>
          <table:table-cell office:value-type="float" office:value="1.55" calcext:value-type="float">
            <text:p>1.55</text:p>
          </table:table-cell>
          <table:table-cell table:formula="of:=[.L34]+(0.05*(EXP([.K35])*(COS(5*[.K35])-SIN(5*[.K35]))))" office:value-type="float" office:value="2.46764498972051" calcext:value-type="float">
            <text:p>2.46764498972051</text:p>
          </table:table-cell>
          <table:table-cell table:formula="of:=(1/13)*EXP([.K35])*((2*SIN(5*[.K35]))+(3*COS(5*[.K35])))" office:value-type="float" office:value="0.833778233871229" calcext:value-type="float">
            <text:p>0.833778233871229</text:p>
          </table:table-cell>
          <table:table-cell table:formula="of:=(([.M35]-[.L35])/[.M35])*100" office:value-type="float" office:value="-195.959391775346" calcext:value-type="float">
            <text:p>-195.95939177534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[.D35]+(0.5*(EXP([.C36])*(COS(5*[.C36])-SIN(5*[.C36]))))" office:value-type="float" office:value="1731803.13314384" calcext:value-type="float">
            <text:p>1731803.13314384</text:p>
          </table:table-cell>
          <table:table-cell table:formula="of:=(1/13)*EXP([.C36])*((2*SIN(5*[.C36]))+(3*COS(5*[.C36])))" office:value-type="float" office:value="-1585103.7380083" calcext:value-type="float">
            <text:p>-1585103.7380083</text:p>
          </table:table-cell>
          <table:table-cell table:formula="of:=(([.E36]-[.D36])/[.E36])*100" office:value-type="float" office:value="209.254876612673" calcext:value-type="float">
            <text:p>209.254876612673</text:p>
          </table:table-cell>
          <table:table-cell office:value-type="float" office:value="3.2" calcext:value-type="float">
            <text:p>3.2</text:p>
          </table:table-cell>
          <table:table-cell table:formula="of:=[.H35]+(0.1*(EXP([.G36])*(COS(5*[.G36])-SIN(5*[.G36]))))" office:value-type="float" office:value="-5.49330897702479" calcext:value-type="float">
            <text:p>-5.49330897702479</text:p>
          </table:table-cell>
          <table:table-cell table:formula="of:=(1/13)*EXP([.G36])*((2*SIN(5*[.G36]))+(3*COS(5*[.G36])))" office:value-type="float" office:value="-6.50826338297014" calcext:value-type="float">
            <text:p>-6.50826338297014</text:p>
          </table:table-cell>
          <table:table-cell table:formula="of:=(([.I36]-[.H36])/[.I36])*100" office:value-type="float" office:value="15.5948575867585" calcext:value-type="float">
            <text:p>15.5948575867585</text:p>
          </table:table-cell>
          <table:table-cell office:value-type="float" office:value="1.6" calcext:value-type="float">
            <text:p>1.6</text:p>
          </table:table-cell>
          <table:table-cell table:formula="of:=[.L35]+(0.05*(EXP([.K36])*(COS(5*[.K36])-SIN(5*[.K36]))))" office:value-type="float" office:value="2.18659549671686" calcext:value-type="float">
            <text:p>2.18659549671686</text:p>
          </table:table-cell>
          <table:table-cell table:formula="of:=(1/13)*EXP([.K36])*((2*SIN(5*[.K36]))+(3*COS(5*[.K36])))" office:value-type="float" office:value="0.58758829185559" calcext:value-type="float">
            <text:p>0.58758829185559</text:p>
          </table:table-cell>
          <table:table-cell table:formula="of:=(([.M36]-[.L36])/[.M36])*100" office:value-type="float" office:value="-272.130542256321" calcext:value-type="float">
            <text:p>-272.13054225632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.5" calcext:value-type="float">
            <text:p>16.5</text:p>
          </table:table-cell>
          <table:table-cell table:formula="of:=[.D36]+(0.5*(EXP([.C37])*(COS(5*[.C37])-SIN(5*[.C37]))))" office:value-type="float" office:value="1388000.92832854" calcext:value-type="float">
            <text:p>1388000.92832854</text:p>
          </table:table-cell>
          <table:table-cell table:formula="of:=(1/13)*EXP([.C37])*((2*SIN(5*[.C37]))+(3*COS(5*[.C37])))" office:value-type="float" office:value="3955829.31008662" calcext:value-type="float">
            <text:p>3955829.31008662</text:p>
          </table:table-cell>
          <table:table-cell table:formula="of:=(([.E37]-[.D37])/[.E37])*100" office:value-type="float" office:value="64.9125172112609" calcext:value-type="float">
            <text:p>64.9125172112609</text:p>
          </table:table-cell>
          <table:table-cell office:value-type="float" office:value="3.3" calcext:value-type="float">
            <text:p>3.3</text:p>
          </table:table-cell>
          <table:table-cell table:formula="of:=[.H36]+(0.1*(EXP([.G37])*(COS(5*[.G37])-SIN(5*[.G37]))))" office:value-type="float" office:value="-5.46785485925807" calcext:value-type="float">
            <text:p>-5.46785485925807</text:p>
          </table:table-cell>
          <table:table-cell table:formula="of:=(1/13)*EXP([.G37])*((2*SIN(5*[.G37]))+(3*COS(5*[.G37])))" office:value-type="float" office:value="-7.36371318079636" calcext:value-type="float">
            <text:p>-7.36371318079636</text:p>
          </table:table-cell>
          <table:table-cell table:formula="of:=(([.I37]-[.H37])/[.I37])*100" office:value-type="float" office:value="25.7459555388775" calcext:value-type="float">
            <text:p>25.7459555388775</text:p>
          </table:table-cell>
          <table:table-cell office:value-type="float" office:value="1.65" calcext:value-type="float">
            <text:p>1.65</text:p>
          </table:table-cell>
          <table:table-cell table:formula="of:=[.L36]+(0.05*(EXP([.K37])*(COS(5*[.K37])-SIN(5*[.K37]))))" office:value-type="float" office:value="1.84596733472299" calcext:value-type="float">
            <text:p>1.84596733472299</text:p>
          </table:table-cell>
          <table:table-cell table:formula="of:=(1/13)*EXP([.K37])*((2*SIN(5*[.K37]))+(3*COS(5*[.K37])))" office:value-type="float" office:value="0.27555521817731" calcext:value-type="float">
            <text:p>0.27555521817731</text:p>
          </table:table-cell>
          <table:table-cell table:formula="of:=(([.M37]-[.L37])/[.M37])*100" office:value-type="float" office:value="-569.908320710944" calcext:value-type="float">
            <text:p>-569.90832071094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[.D37]+(0.5*(EXP([.C38])*(COS(5*[.C38])-SIN(5*[.C38]))))" office:value-type="float" office:value="-8374235.58766722" calcext:value-type="float">
            <text:p>-8374235.58766722</text:p>
          </table:table-cell>
          <table:table-cell table:formula="of:=(1/13)*EXP([.C38])*((2*SIN(5*[.C38]))+(3*COS(5*[.C38])))" office:value-type="float" office:value="-6141454.65388827" calcext:value-type="float">
            <text:p>-6141454.65388827</text:p>
          </table:table-cell>
          <table:table-cell table:formula="of:=(([.E38]-[.D38])/[.E38])*100" office:value-type="float" office:value="-36.3558970897119" calcext:value-type="float">
            <text:p>-36.3558970897119</text:p>
          </table:table-cell>
          <table:table-cell office:value-type="float" office:value="3.4" calcext:value-type="float">
            <text:p>3.4</text:p>
          </table:table-cell>
          <table:table-cell table:formula="of:=[.H37]+(0.1*(EXP([.G38])*(COS(5*[.G38])-SIN(5*[.G38]))))" office:value-type="float" office:value="-3.41161597513388" calcext:value-type="float">
            <text:p>-3.41161597513388</text:p>
          </table:table-cell>
          <table:table-cell table:formula="of:=(1/13)*EXP([.G38])*((2*SIN(5*[.G38]))+(3*COS(5*[.G38])))" office:value-type="float" office:value="-6.33460666432712" calcext:value-type="float">
            <text:p>-6.33460666432712</text:p>
          </table:table-cell>
          <table:table-cell table:formula="of:=(([.I38]-[.H38])/[.I38])*100" office:value-type="float" office:value="46.1432073699831" calcext:value-type="float">
            <text:p>46.1432073699831</text:p>
          </table:table-cell>
          <table:table-cell office:value-type="float" office:value="1.7" calcext:value-type="float">
            <text:p>1.7</text:p>
          </table:table-cell>
          <table:table-cell table:formula="of:=[.L37]+(0.05*(EXP([.K38])*(COS(5*[.K38])-SIN(5*[.K38]))))" office:value-type="float" office:value="1.46265443812482" calcext:value-type="float">
            <text:p>1.46265443812482</text:p>
          </table:table-cell>
          <table:table-cell table:formula="of:=(1/13)*EXP([.K38])*((2*SIN(5*[.K38]))+(3*COS(5*[.K38])))" office:value-type="float" office:value="-0.0880301198865141" calcext:value-type="float">
            <text:p>-0.088030119886514</text:p>
          </table:table-cell>
          <table:table-cell table:formula="of:=(([.M38]-[.L38])/[.M38])*100" office:value-type="float" office:value="1761.53861883913" calcext:value-type="float">
            <text:p>1761.5386188391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7.5" calcext:value-type="float">
            <text:p>17.5</text:p>
          </table:table-cell>
          <table:table-cell table:formula="of:=[.D38]+(0.5*(EXP([.C39])*(COS(5*[.C39])-SIN(5*[.C39]))))" office:value-type="float" office:value="18349460.3458086" calcext:value-type="float">
            <text:p>18349460.3458086</text:p>
          </table:table-cell>
          <table:table-cell table:formula="of:=(1/13)*EXP([.C39])*((2*SIN(5*[.C39]))+(3*COS(5*[.C39])))" office:value-type="float" office:value="5470975.60911521" calcext:value-type="float">
            <text:p>5470975.60911521</text:p>
          </table:table-cell>
          <table:table-cell table:formula="of:=(([.E39]-[.D39])/[.E39])*100" office:value-type="float" office:value="-235.396493364665" calcext:value-type="float">
            <text:p>-235.396493364665</text:p>
          </table:table-cell>
          <table:table-cell office:value-type="float" office:value="3.5" calcext:value-type="float">
            <text:p>3.5</text:p>
          </table:table-cell>
          <table:table-cell table:formula="of:=[.H38]+(0.1*(EXP([.G39])*(COS(5*[.G39])-SIN(5*[.G39]))))" office:value-type="float" office:value="0.54589899219391" calcext:value-type="float">
            <text:p>0.54589899219391</text:p>
          </table:table-cell>
          <table:table-cell table:formula="of:=(1/13)*EXP([.G39])*((2*SIN(5*[.G39]))+(3*COS(5*[.G39])))" office:value-type="float" office:value="-3.29354088837111" calcext:value-type="float">
            <text:p>-3.29354088837111</text:p>
          </table:table-cell>
          <table:table-cell table:formula="of:=(([.I39]-[.H39])/[.I39])*100" office:value-type="float" office:value="116.57483573747" calcext:value-type="float">
            <text:p>116.57483573747</text:p>
          </table:table-cell>
          <table:table-cell office:value-type="float" office:value="1.75" calcext:value-type="float">
            <text:p>1.75</text:p>
          </table:table-cell>
          <table:table-cell table:formula="of:=[.L38]+(0.05*(EXP([.K39])*(COS(5*[.K39])-SIN(5*[.K39]))))" office:value-type="float" office:value="1.05822969830162" calcext:value-type="float">
            <text:p>1.05822969830162</text:p>
          </table:table-cell>
          <table:table-cell table:formula="of:=(1/13)*EXP([.K39])*((2*SIN(5*[.K39]))+(3*COS(5*[.K39])))" office:value-type="float" office:value="-0.483868746861384" calcext:value-type="float">
            <text:p>-0.483868746861384</text:p>
          </table:table-cell>
          <table:table-cell table:formula="of:=(([.M39]-[.L39])/[.M39])*100" office:value-type="float" office:value="318.701808117559" calcext:value-type="float">
            <text:p>318.70180811755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D39]+(0.5*(EXP([.C40])*(COS(5*[.C40])-SIN(5*[.C40]))))" office:value-type="float" office:value="-25710686.2277827" calcext:value-type="float">
            <text:p>-25710686.2277827</text:p>
          </table:table-cell>
          <table:table-cell table:formula="of:=(1/13)*EXP([.C40])*((2*SIN(5*[.C40]))+(3*COS(5*[.C40])))" office:value-type="float" office:value="2241391.32791523" calcext:value-type="float">
            <text:p>2241391.32791523</text:p>
          </table:table-cell>
          <table:table-cell table:formula="of:=(([.E40]-[.D40])/[.E40])*100" office:value-type="float" office:value="1247.08600446388" calcext:value-type="float">
            <text:p>1247.08600446388</text:p>
          </table:table-cell>
          <table:table-cell office:value-type="float" office:value="3.6" calcext:value-type="float">
            <text:p>3.6</text:p>
          </table:table-cell>
          <table:table-cell table:formula="of:=[.H39]+(0.1*(EXP([.G40])*(COS(5*[.G40])-SIN(5*[.G40]))))" office:value-type="float" office:value="5.71102229388957" calcext:value-type="float">
            <text:p>5.71102229388957</text:p>
          </table:table-cell>
          <table:table-cell table:formula="of:=(1/13)*EXP([.G40])*((2*SIN(5*[.G40]))+(3*COS(5*[.G40])))" office:value-type="float" office:value="1.34843557254304" calcext:value-type="float">
            <text:p>1.34843557254304</text:p>
          </table:table-cell>
          <table:table-cell table:formula="of:=(([.I40]-[.H40])/[.I40])*100" office:value-type="float" office:value="-323.529489296921" calcext:value-type="float">
            <text:p>-323.529489296921</text:p>
          </table:table-cell>
          <table:table-cell office:value-type="float" office:value="1.8" calcext:value-type="float">
            <text:p>1.8</text:p>
          </table:table-cell>
          <table:table-cell table:formula="of:=[.L39]+(0.05*(EXP([.K40])*(COS(5*[.K40])-SIN(5*[.K40]))))" office:value-type="float" office:value="0.657970276909571" calcext:value-type="float">
            <text:p>0.657970276909571</text:p>
          </table:table-cell>
          <table:table-cell table:formula="of:=(1/13)*EXP([.K40])*((2*SIN(5*[.K40]))+(3*COS(5*[.K40])))" office:value-type="float" office:value="-0.888439041316971" calcext:value-type="float">
            <text:p>-0.888439041316971</text:p>
          </table:table-cell>
          <table:table-cell table:formula="of:=(([.M40]-[.L40])/[.M40])*100" office:value-type="float" office:value="174.059135890093" calcext:value-type="float">
            <text:p>174.05913589009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8.5" calcext:value-type="float">
            <text:p>18.5</text:p>
          </table:table-cell>
          <table:table-cell table:formula="of:=[.D40]+(0.5*(EXP([.C41])*(COS(5*[.C41])-SIN(5*[.C41]))))" office:value-type="float" office:value="18041569.1822214" calcext:value-type="float">
            <text:p>18041569.1822214</text:p>
          </table:table-cell>
          <table:table-cell table:formula="of:=(1/13)*EXP([.C41])*((2*SIN(5*[.C41]))+(3*COS(5*[.C41])))" office:value-type="float" office:value="-20792793.1768661" calcext:value-type="float">
            <text:p>-20792793.1768661</text:p>
          </table:table-cell>
          <table:table-cell table:formula="of:=(([.E41]-[.D41])/[.E41])*100" office:value-type="float" office:value="186.768377046593" calcext:value-type="float">
            <text:p>186.768377046593</text:p>
          </table:table-cell>
          <table:table-cell office:value-type="float" office:value="3.7" calcext:value-type="float">
            <text:p>3.7</text:p>
          </table:table-cell>
          <table:table-cell table:formula="of:=[.H40]+(0.1*(EXP([.G41])*(COS(5*[.G41])-SIN(5*[.G41]))))" office:value-type="float" office:value="10.8963890082856" calcext:value-type="float">
            <text:p>10.8963890082856</text:p>
          </table:table-cell>
          <table:table-cell table:formula="of:=(1/13)*EXP([.G41])*((2*SIN(5*[.G41]))+(3*COS(5*[.G41])))" office:value-type="float" office:value="6.63837787450446" calcext:value-type="float">
            <text:p>6.63837787450446</text:p>
          </table:table-cell>
          <table:table-cell table:formula="of:=(([.I41]-[.H41])/[.I41])*100" office:value-type="float" office:value="-64.1423434199877" calcext:value-type="float">
            <text:p>-64.1423434199877</text:p>
          </table:table-cell>
          <table:table-cell office:value-type="float" office:value="1.85" calcext:value-type="float">
            <text:p>1.85</text:p>
          </table:table-cell>
          <table:table-cell table:formula="of:=[.L40]+(0.05*(EXP([.K41])*(COS(5*[.K41])-SIN(5*[.K41]))))" office:value-type="float" office:value="0.289528550944895" calcext:value-type="float">
            <text:p>0.289528550944895</text:p>
          </table:table-cell>
          <table:table-cell table:formula="of:=(1/13)*EXP([.K41])*((2*SIN(5*[.K41]))+(3*COS(5*[.K41])))" office:value-type="float" office:value="-1.27515191064556" calcext:value-type="float">
            <text:p>-1.27515191064556</text:p>
          </table:table-cell>
          <table:table-cell table:formula="of:=(([.M41]-[.L41])/[.M41])*100" office:value-type="float" office:value="122.705416392179" calcext:value-type="float">
            <text:p>122.70541639217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formula="of:=[.D41]+(0.5*(EXP([.C42])*(COS(5*[.C42])-SIN(5*[.C42]))))" office:value-type="float" office:value="22228036.3135633" calcext:value-type="float">
            <text:p>22228036.3135633</text:p>
          </table:table-cell>
          <table:table-cell table:formula="of:=(1/13)*EXP([.C42])*((2*SIN(5*[.C42]))+(3*COS(5*[.C42])))" office:value-type="float" office:value="48836109.0629869" calcext:value-type="float">
            <text:p>48836109.0629869</text:p>
          </table:table-cell>
          <table:table-cell table:formula="of:=(([.E42]-[.D42])/[.E42])*100" office:value-type="float" office:value="54.4844240459565" calcext:value-type="float">
            <text:p>54.4844240459565</text:p>
          </table:table-cell>
          <table:table-cell office:value-type="float" office:value="3.8" calcext:value-type="float">
            <text:p>3.8</text:p>
          </table:table-cell>
          <table:table-cell table:formula="of:=[.H41]+(0.1*(EXP([.G42])*(COS(5*[.G42])-SIN(5*[.G42]))))" office:value-type="float" office:value="14.6460468829312" calcext:value-type="float">
            <text:p>14.6460468829312</text:p>
          </table:table-cell>
          <table:table-cell table:formula="of:=(1/13)*EXP([.G42])*((2*SIN(5*[.G42]))+(3*COS(5*[.G42])))" office:value-type="float" office:value="11.2298600185994" calcext:value-type="float">
            <text:p>11.2298600185994</text:p>
          </table:table-cell>
          <table:table-cell table:formula="of:=(([.I42]-[.H42])/[.I42])*100" office:value-type="float" office:value="-30.4205649818766" calcext:value-type="float">
            <text:p>-30.4205649818766</text:p>
          </table:table-cell>
          <table:table-cell office:value-type="float" office:value="1.9" calcext:value-type="float">
            <text:p>1.9</text:p>
          </table:table-cell>
          <table:table-cell table:formula="of:=[.L41]+(0.05*(EXP([.K42])*(COS(5*[.K42])-SIN(5*[.K42]))))" office:value-type="float" office:value="-0.018698214979222" calcext:value-type="float">
            <text:p>-0.018698214979222</text:p>
          </table:table-cell>
          <table:table-cell table:formula="of:=(1/13)*EXP([.K42])*((2*SIN(5*[.K42]))+(3*COS(5*[.K42])))" office:value-type="float" office:value="-1.61583601912157" calcext:value-type="float">
            <text:p>-1.61583601912157</text:p>
          </table:table-cell>
          <table:table-cell table:formula="of:=(([.M42]-[.L42])/[.M42])*100" office:value-type="float" office:value="98.8428148179673" calcext:value-type="float">
            <text:p>98.842814817967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.5" calcext:value-type="float">
            <text:p>19.5</text:p>
          </table:table-cell>
          <table:table-cell table:formula="of:=[.D42]+(0.5*(EXP([.C43])*(COS(5*[.C43])-SIN(5*[.C43]))))" office:value-type="float" office:value="-107762419.570195" calcext:value-type="float">
            <text:p>-107762419.570195</text:p>
          </table:table-cell>
          <table:table-cell table:formula="of:=(1/13)*EXP([.C43])*((2*SIN(5*[.C43]))+(3*COS(5*[.C43])))" office:value-type="float" office:value="-72490900.2964422" calcext:value-type="float">
            <text:p>-72490900.2964422</text:p>
          </table:table-cell>
          <table:table-cell table:formula="of:=(([.E43]-[.D43])/[.E43])*100" office:value-type="float" office:value="-48.6564784400722" calcext:value-type="float">
            <text:p>-48.6564784400722</text:p>
          </table:table-cell>
          <table:table-cell office:value-type="float" office:value="3.9" calcext:value-type="float">
            <text:p>3.9</text:p>
          </table:table-cell>
          <table:table-cell table:formula="of:=[.H42]+(0.1*(EXP([.G43])*(COS(5*[.G43])-SIN(5*[.G43]))))" office:value-type="float" office:value="15.5860524777773" calcext:value-type="float">
            <text:p>15.5860524777773</text:p>
          </table:table-cell>
          <table:table-cell table:formula="of:=(1/13)*EXP([.G43])*((2*SIN(5*[.G43]))+(3*COS(5*[.G43])))" office:value-type="float" office:value="13.6750716016416" calcext:value-type="float">
            <text:p>13.6750716016416</text:p>
          </table:table-cell>
          <table:table-cell table:formula="of:=(([.I43]-[.H43])/[.I43])*100" office:value-type="float" office:value="-13.9741928364471" calcext:value-type="float">
            <text:p>-13.9741928364471</text:p>
          </table:table-cell>
          <table:table-cell office:value-type="float" office:value="1.95" calcext:value-type="float">
            <text:p>1.95</text:p>
          </table:table-cell>
          <table:table-cell table:formula="of:=[.L42]+(0.05*(EXP([.K43])*(COS(5*[.K43])-SIN(5*[.K43]))))" office:value-type="float" office:value="-0.239420305572451" calcext:value-type="float">
            <text:p>-0.239420305572451</text:p>
          </table:table-cell>
          <table:table-cell table:formula="of:=(1/13)*EXP([.K43])*((2*SIN(5*[.K43]))+(3*COS(5*[.K43])))" office:value-type="float" office:value="-1.88248679811213" calcext:value-type="float">
            <text:p>-1.88248679811213</text:p>
          </table:table-cell>
          <table:table-cell table:formula="of:=(([.M43]-[.L43])/[.M43])*100" office:value-type="float" office:value="87.2817006837681" calcext:value-type="float">
            <text:p>87.281700683768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formula="of:=[.D43]+(0.5*(EXP([.C44])*(COS(5*[.C44])-SIN(5*[.C44]))))" office:value-type="float" office:value="224256625.128217" calcext:value-type="float">
            <text:p>224256625.128217</text:p>
          </table:table-cell>
          <table:table-cell table:formula="of:=(1/13)*EXP([.C44])*((2*SIN(5*[.C44]))+(3*COS(5*[.C44])))" office:value-type="float" office:value="58750718.6231825" calcext:value-type="float">
            <text:p>58750718.6231825</text:p>
          </table:table-cell>
          <table:table-cell table:formula="of:=(([.E44]-[.D44])/[.E44])*100" office:value-type="float" office:value="-281.708735456603" calcext:value-type="float">
            <text:p>-281.708735456603</text:p>
          </table:table-cell>
          <table:table-cell office:value-type="float" office:value="4" calcext:value-type="float">
            <text:p>4</text:p>
          </table:table-cell>
          <table:table-cell table:formula="of:=[.H43]+(0.1*(EXP([.G44])*(COS(5*[.G44])-SIN(5*[.G44]))))" office:value-type="float" office:value="12.8295928643221" calcext:value-type="float">
            <text:p>12.8295928643221</text:p>
          </table:table-cell>
          <table:table-cell table:formula="of:=(1/13)*EXP([.G44])*((2*SIN(5*[.G44]))+(3*COS(5*[.G44])))" office:value-type="float" office:value="12.8101400348242" calcext:value-type="float">
            <text:p>12.8101400348242</text:p>
          </table:table-cell>
          <table:table-cell table:formula="of:=(([.I44]-[.H44])/[.I44])*100" office:value-type="float" office:value="-0.151854932460427" calcext:value-type="float">
            <text:p>-0.151854932460427</text:p>
          </table:table-cell>
          <table:table-cell office:value-type="float" office:value="2" calcext:value-type="float">
            <text:p>2</text:p>
          </table:table-cell>
          <table:table-cell table:formula="of:=[.L43]+(0.05*(EXP([.K44])*(COS(5*[.K44])-SIN(5*[.K44]))))" office:value-type="float" office:value="-0.348427510172316" calcext:value-type="float">
            <text:p>-0.348427510172316</text:p>
          </table:table-cell>
          <table:table-cell table:formula="of:=(1/13)*EXP([.K44])*((2*SIN(5*[.K44]))+(3*COS(5*[.K44])))" office:value-type="float" office:value="-2.04918806252404" calcext:value-type="float">
            <text:p>-2.04918806252404</text:p>
          </table:table-cell>
          <table:table-cell table:formula="of:=(([.M44]-[.L44])/[.M44])*100" office:value-type="float" office:value="82.9968016823625" calcext:value-type="float">
            <text:p>82.996801682362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.5" calcext:value-type="float">
            <text:p>20.5</text:p>
          </table:table-cell>
          <table:table-cell table:formula="of:=[.D44]+(0.5*(EXP([.C45])*(COS(5*[.C45])-SIN(5*[.C45]))))" office:value-type="float" office:value="-299495704.798846" calcext:value-type="float">
            <text:p>-299495704.798846</text:p>
          </table:table-cell>
          <table:table-cell table:formula="of:=(1/13)*EXP([.C45])*((2*SIN(5*[.C45]))+(3*COS(5*[.C45])))" office:value-type="float" office:value="41847452.5186544" calcext:value-type="float">
            <text:p>41847452.5186544</text:p>
          </table:table-cell>
          <table:table-cell table:formula="of:=(([.E45]-[.D45])/[.E45])*100" office:value-type="float" office:value="815.684436622134" calcext:value-type="float">
            <text:p>815.684436622134</text:p>
          </table:table-cell>
          <table:table-cell office:value-type="float" office:value="4.1" calcext:value-type="float">
            <text:p>4.1</text:p>
          </table:table-cell>
          <table:table-cell table:formula="of:=[.H44]+(0.1*(EXP([.G45])*(COS(5*[.G45])-SIN(5*[.G45]))))" office:value-type="float" office:value="6.33460436389601" calcext:value-type="float">
            <text:p>6.33460436389601</text:p>
          </table:table-cell>
          <table:table-cell table:formula="of:=(1/13)*EXP([.G45])*((2*SIN(5*[.G45]))+(3*COS(5*[.G45])))" office:value-type="float" office:value="8.1457944114789" calcext:value-type="float">
            <text:p>8.1457944114789</text:p>
          </table:table-cell>
          <table:table-cell table:formula="of:=(([.I45]-[.H45])/[.I45])*100" office:value-type="float" office:value="22.2346643690221" calcext:value-type="float">
            <text:p>22.2346643690221</text:p>
          </table:table-cell>
          <table:table-cell office:value-type="float" office:value="2.05" calcext:value-type="float">
            <text:p>2.05</text:p>
          </table:table-cell>
          <table:table-cell table:formula="of:=[.L44]+(0.05*(EXP([.K45])*(COS(5*[.K45])-SIN(5*[.K45]))))" office:value-type="float" office:value="-0.326559089735527" calcext:value-type="float">
            <text:p>-0.326559089735527</text:p>
          </table:table-cell>
          <table:table-cell table:formula="of:=(1/13)*EXP([.K45])*((2*SIN(5*[.K45]))+(3*COS(5*[.K45])))" office:value-type="float" office:value="-2.09409373273146" calcext:value-type="float">
            <text:p>-2.09409373273146</text:p>
          </table:table-cell>
          <table:table-cell table:formula="of:=(([.M45]-[.L45])/[.M45])*100" office:value-type="float" office:value="84.4057080811958" calcext:value-type="float">
            <text:p>84.405708081195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formula="of:=[.D45]+(0.5*(EXP([.C46])*(COS(5*[.C46])-SIN(5*[.C46]))))" office:value-type="float" office:value="181592603.851926" calcext:value-type="float">
            <text:p>181592603.851926</text:p>
          </table:table-cell>
          <table:table-cell table:formula="of:=(1/13)*EXP([.C46])*((2*SIN(5*[.C46]))+(3*COS(5*[.C46])))" office:value-type="float" office:value="-270250474.007475" calcext:value-type="float">
            <text:p>-270250474.007475</text:p>
          </table:table-cell>
          <table:table-cell table:formula="of:=(([.E46]-[.D46])/[.E46])*100" office:value-type="float" office:value="167.194185142078" calcext:value-type="float">
            <text:p>167.194185142078</text:p>
          </table:table-cell>
          <table:table-cell office:value-type="float" office:value="4.2" calcext:value-type="float">
            <text:p>4.2</text:p>
          </table:table-cell>
          <table:table-cell table:formula="of:=[.H45]+(0.1*(EXP([.G46])*(COS(5*[.G46])-SIN(5*[.G46]))))" office:value-type="float" office:value="-2.89735060078285" calcext:value-type="float">
            <text:p>-2.89735060078285</text:p>
          </table:table-cell>
          <table:table-cell table:formula="of:=(1/13)*EXP([.G46])*((2*SIN(5*[.G46]))+(3*COS(5*[.G46])))" office:value-type="float" office:value="0.154525034845715" calcext:value-type="float">
            <text:p>0.154525034845715</text:p>
          </table:table-cell>
          <table:table-cell table:formula="of:=(([.I46]-[.H46])/[.I46])*100" office:value-type="float" office:value="1975.00401062889" calcext:value-type="float">
            <text:p>1975.00401062889</text:p>
          </table:table-cell>
          <table:table-cell office:value-type="float" office:value="2.1" calcext:value-type="float">
            <text:p>2.1</text:p>
          </table:table-cell>
          <table:table-cell table:formula="of:=[.L45]+(0.05*(EXP([.K46])*(COS(5*[.K46])-SIN(5*[.K46]))))" office:value-type="float" office:value="-0.161537605056614" calcext:value-type="float">
            <text:p>-0.161537605056614</text:p>
          </table:table-cell>
          <table:table-cell table:formula="of:=(1/13)*EXP([.K46])*((2*SIN(5*[.K46]))+(3*COS(5*[.K46])))" office:value-type="float" office:value="-2.00134124274886" calcext:value-type="float">
            <text:p>-2.00134124274886</text:p>
          </table:table-cell>
          <table:table-cell table:formula="of:=(([.M46]-[.L46])/[.M46])*100" office:value-type="float" office:value="91.9285326457001" calcext:value-type="float">
            <text:p>91.928532645700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1.5" calcext:value-type="float">
            <text:p>21.5</text:p>
          </table:table-cell>
          <table:table-cell table:formula="of:=[.D46]+(0.5*(EXP([.C47])*(COS(5*[.C47])-SIN(5*[.C47]))))" office:value-type="float" office:value="334396013.647786" calcext:value-type="float">
            <text:p>334396013.647786</text:p>
          </table:table-cell>
          <table:table-cell table:formula="of:=(1/13)*EXP([.C47])*((2*SIN(5*[.C47]))+(3*COS(5*[.C47])))" office:value-type="float" office:value="600174274.421006" calcext:value-type="float">
            <text:p>600174274.421006</text:p>
          </table:table-cell>
          <table:table-cell table:formula="of:=(([.E47]-[.D47])/[.E47])*100" office:value-type="float" office:value="44.2835143225055" calcext:value-type="float">
            <text:p>44.2835143225055</text:p>
          </table:table-cell>
          <table:table-cell office:value-type="float" office:value="4.3" calcext:value-type="float">
            <text:p>4.3</text:p>
          </table:table-cell>
          <table:table-cell table:formula="of:=[.H46]+(0.1*(EXP([.G47])*(COS(5*[.G47])-SIN(5*[.G47]))))" office:value-type="float" office:value="-12.872107164236" calcext:value-type="float">
            <text:p>-12.872107164236</text:p>
          </table:table-cell>
          <table:table-cell table:formula="of:=(1/13)*EXP([.G47])*((2*SIN(5*[.G47]))+(3*COS(5*[.G47])))" office:value-type="float" office:value="-9.6495546738436" calcext:value-type="float">
            <text:p>-9.6495546738436</text:p>
          </table:table-cell>
          <table:table-cell table:formula="of:=(([.I47]-[.H47])/[.I47])*100" office:value-type="float" office:value="-33.3958674707292" calcext:value-type="float">
            <text:p>-33.3958674707292</text:p>
          </table:table-cell>
          <table:table-cell office:value-type="float" office:value="2.15" calcext:value-type="float">
            <text:p>2.15</text:p>
          </table:table-cell>
          <table:table-cell table:formula="of:=[.L46]+(0.05*(EXP([.K47])*(COS(5*[.K47])-SIN(5*[.K47]))))" office:value-type="float" office:value="0.150472396669575" calcext:value-type="float">
            <text:p>0.150472396669575</text:p>
          </table:table-cell>
          <table:table-cell table:formula="of:=(1/13)*EXP([.K47])*((2*SIN(5*[.K47]))+(3*COS(5*[.K47])))" office:value-type="float" office:value="-1.76275935421124" calcext:value-type="float">
            <text:p>-1.76275935421124</text:p>
          </table:table-cell>
          <table:table-cell table:formula="of:=(([.M47]-[.L47])/[.M47])*100" office:value-type="float" office:value="108.536184834878" calcext:value-type="float">
            <text:p>108.53618483487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[.D47]+(0.5*(EXP([.C48])*(COS(5*[.C48])-SIN(5*[.C48]))))" office:value-type="float" office:value="-1377002187.44725" calcext:value-type="float">
            <text:p>-1377002187.44725</text:p>
          </table:table-cell>
          <table:table-cell table:formula="of:=(1/13)*EXP([.C48])*((2*SIN(5*[.C48]))+(3*COS(5*[.C48])))" office:value-type="float" office:value="-850878456.280185" calcext:value-type="float">
            <text:p>-850878456.280185</text:p>
          </table:table-cell>
          <table:table-cell table:formula="of:=(([.E48]-[.D48])/[.E48])*100" office:value-type="float" office:value="-61.8330064986179" calcext:value-type="float">
            <text:p>-61.8330064986179</text:p>
          </table:table-cell>
          <table:table-cell office:value-type="float" office:value="4.4" calcext:value-type="float">
            <text:p>4.4</text:p>
          </table:table-cell>
          <table:table-cell table:formula="of:=[.H47]+(0.1*(EXP([.G48])*(COS(5*[.G48])-SIN(5*[.G48]))))" office:value-type="float" office:value="-20.9447802752616" calcext:value-type="float">
            <text:p>-20.9447802752616</text:p>
          </table:table-cell>
          <table:table-cell table:formula="of:=(1/13)*EXP([.G48])*((2*SIN(5*[.G48]))+(3*COS(5*[.G48])))" office:value-type="float" office:value="-18.9065328833384" calcext:value-type="float">
            <text:p>-18.9065328833384</text:p>
          </table:table-cell>
          <table:table-cell table:formula="of:=(([.I48]-[.H48])/[.I48])*100" office:value-type="float" office:value="-10.7806513468129" calcext:value-type="float">
            <text:p>-10.7806513468129</text:p>
          </table:table-cell>
          <table:table-cell office:value-type="float" office:value="2.2" calcext:value-type="float">
            <text:p>2.2</text:p>
          </table:table-cell>
          <table:table-cell table:formula="of:=[.L47]+(0.05*(EXP([.K48])*(COS(5*[.K48])-SIN(5*[.K48]))))" office:value-type="float" office:value="0.603715751545005" calcext:value-type="float">
            <text:p>0.603715751545005</text:p>
          </table:table-cell>
          <table:table-cell table:formula="of:=(1/13)*EXP([.K48])*((2*SIN(5*[.K48]))+(3*COS(5*[.K48])))" office:value-type="float" office:value="-1.37923263650648" calcext:value-type="float">
            <text:p>-1.37923263650648</text:p>
          </table:table-cell>
          <table:table-cell table:formula="of:=(([.M48]-[.L48])/[.M48])*100" office:value-type="float" office:value="143.771858029272" calcext:value-type="float">
            <text:p>143.77185802927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2.5" calcext:value-type="float">
            <text:p>22.5</text:p>
          </table:table-cell>
          <table:table-cell table:formula="of:=[.D48]+(0.5*(EXP([.C49])*(COS(5*[.C49])-SIN(5*[.C49]))))" office:value-type="float" office:value="2728678561.06674" calcext:value-type="float">
            <text:p>2728678561.06674</text:p>
          </table:table-cell>
          <table:table-cell table:formula="of:=(1/13)*EXP([.C49])*((2*SIN(5*[.C49]))+(3*COS(5*[.C49])))" office:value-type="float" office:value="616344099.608733" calcext:value-type="float">
            <text:p>616344099.608733</text:p>
          </table:table-cell>
          <table:table-cell table:formula="of:=(([.E49]-[.D49])/[.E49])*100" office:value-type="float" office:value="-342.71999404212" calcext:value-type="float">
            <text:p>-342.71999404212</text:p>
          </table:table-cell>
          <table:table-cell office:value-type="float" office:value="4.5" calcext:value-type="float">
            <text:p>4.5</text:p>
          </table:table-cell>
          <table:table-cell table:formula="of:=[.H48]+(0.1*(EXP([.G49])*(COS(5*[.G49])-SIN(5*[.G49]))))" office:value-type="float" office:value="-24.4206129150844" calcext:value-type="float">
            <text:p>-24.4206129150844</text:p>
          </table:table-cell>
          <table:table-cell table:formula="of:=(1/13)*EXP([.G49])*((2*SIN(5*[.G49]))+(3*COS(5*[.G49])))" office:value-type="float" office:value="-24.8880953436007" calcext:value-type="float">
            <text:p>-24.8880953436007</text:p>
          </table:table-cell>
          <table:table-cell table:formula="of:=(([.I49]-[.H49])/[.I49])*100" office:value-type="float" office:value="1.87833750257845" calcext:value-type="float">
            <text:p>1.87833750257845</text:p>
          </table:table-cell>
          <table:table-cell office:value-type="float" office:value="2.25" calcext:value-type="float">
            <text:p>2.25</text:p>
          </table:table-cell>
          <table:table-cell table:formula="of:=[.L48]+(0.05*(EXP([.K49])*(COS(5*[.K49])-SIN(5*[.K49]))))" office:value-type="float" office:value="1.18222932821142" calcext:value-type="float">
            <text:p>1.18222932821142</text:p>
          </table:table-cell>
          <table:table-cell table:formula="of:=(1/13)*EXP([.K49])*((2*SIN(5*[.K49]))+(3*COS(5*[.K49])))" office:value-type="float" office:value="-0.861593731040384" calcext:value-type="float">
            <text:p>-0.861593731040384</text:p>
          </table:table-cell>
          <table:table-cell table:formula="of:=(([.M49]-[.L49])/[.M49])*100" office:value-type="float" office:value="237.214244442548" calcext:value-type="float">
            <text:p>237.21424444254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formula="of:=[.D49]+(0.5*(EXP([.C50])*(COS(5*[.C50])-SIN(5*[.C50]))))" office:value-type="float" office:value="-3465338445.90289" calcext:value-type="float">
            <text:p>-3465338445.90289</text:p>
          </table:table-cell>
          <table:table-cell table:formula="of:=(1/13)*EXP([.C50])*((2*SIN(5*[.C50]))+(3*COS(5*[.C50])))" office:value-type="float" office:value="684715804.940966" calcext:value-type="float">
            <text:p>684715804.940966</text:p>
          </table:table-cell>
          <table:table-cell table:formula="of:=(([.E50]-[.D50])/[.E50])*100" office:value-type="float" office:value="606.098796156992" calcext:value-type="float">
            <text:p>606.098796156992</text:p>
          </table:table-cell>
          <table:table-cell office:value-type="float" office:value="4.6" calcext:value-type="float">
            <text:p>4.6</text:p>
          </table:table-cell>
          <table:table-cell table:formula="of:=[.H49]+(0.1*(EXP([.G50])*(COS(5*[.G50])-SIN(5*[.G50]))))" office:value-type="float" office:value="-21.3028999738529" calcext:value-type="float">
            <text:p>-21.3028999738529</text:p>
          </table:table-cell>
          <table:table-cell table:formula="of:=(1/13)*EXP([.G50])*((2*SIN(5*[.G50]))+(3*COS(5*[.G50])))" office:value-type="float" office:value="-25.1843769785456" calcext:value-type="float">
            <text:p>-25.1843769785456</text:p>
          </table:table-cell>
          <table:table-cell table:formula="of:=(([.I50]-[.H50])/[.I50])*100" office:value-type="float" office:value="15.412241517824" calcext:value-type="float">
            <text:p>15.412241517824</text:p>
          </table:table-cell>
          <table:table-cell office:value-type="float" office:value="2.3" calcext:value-type="float">
            <text:p>2.3</text:p>
          </table:table-cell>
          <table:table-cell table:formula="of:=[.L49]+(0.05*(EXP([.K50])*(COS(5*[.K50])-SIN(5*[.K50]))))" office:value-type="float" office:value="1.85985380650589" calcext:value-type="float">
            <text:p>1.85985380650589</text:p>
          </table:table-cell>
          <table:table-cell table:formula="of:=(1/13)*EXP([.K50])*((2*SIN(5*[.K50]))+(3*COS(5*[.K50])))" office:value-type="float" office:value="-0.230933069720407" calcext:value-type="float">
            <text:p>-0.230933069720407</text:p>
          </table:table-cell>
          <table:table-cell table:formula="of:=(([.M50]-[.L50])/[.M50])*100" office:value-type="float" office:value="905.364865568034" calcext:value-type="float">
            <text:p>905.36486556803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3.5" calcext:value-type="float">
            <text:p>23.5</text:p>
          </table:table-cell>
          <table:table-cell table:formula="of:=[.D50]+(0.5*(EXP([.C51])*(COS(5*[.C51])-SIN(5*[.C51]))))" office:value-type="float" office:value="1737154005.44601" calcext:value-type="float">
            <text:p>1737154005.44601</text:p>
          </table:table-cell>
          <table:table-cell table:formula="of:=(1/13)*EXP([.C51])*((2*SIN(5*[.C51]))+(3*COS(5*[.C51])))" office:value-type="float" office:value="-3484227853.0186" calcext:value-type="float">
            <text:p>-3484227853.0186</text:p>
          </table:table-cell>
          <table:table-cell table:formula="of:=(([.E51]-[.D51])/[.E51])*100" office:value-type="float" office:value="149.857646478" calcext:value-type="float">
            <text:p>149.857646478</text:p>
          </table:table-cell>
          <table:table-cell office:value-type="float" office:value="4.7" calcext:value-type="float">
            <text:p>4.7</text:p>
          </table:table-cell>
          <table:table-cell table:formula="of:=[.H50]+(0.1*(EXP([.G51])*(COS(5*[.G51])-SIN(5*[.G51]))))" office:value-type="float" office:value="-11.0099014921417" calcext:value-type="float">
            <text:p>-11.0099014921417</text:p>
          </table:table-cell>
          <table:table-cell table:formula="of:=(1/13)*EXP([.G51])*((2*SIN(5*[.G51]))+(3*COS(5*[.G51])))" office:value-type="float" office:value="-18.4531946005187" calcext:value-type="float">
            <text:p>-18.4531946005187</text:p>
          </table:table-cell>
          <table:table-cell table:formula="of:=(([.I51]-[.H51])/[.I51])*100" office:value-type="float" office:value="40.3360679248883" calcext:value-type="float">
            <text:p>40.3360679248883</text:p>
          </table:table-cell>
          <table:table-cell office:value-type="float" office:value="2.35" calcext:value-type="float">
            <text:p>2.35</text:p>
          </table:table-cell>
          <table:table-cell table:formula="of:=[.L50]+(0.05*(EXP([.K51])*(COS(5*[.K51])-SIN(5*[.K51]))))" office:value-type="float" office:value="2.60093995079638" calcext:value-type="float">
            <text:p>2.60093995079638</text:p>
          </table:table-cell>
          <table:table-cell table:formula="of:=(1/13)*EXP([.K51])*((2*SIN(5*[.K51]))+(3*COS(5*[.K51])))" office:value-type="float" office:value="0.481756277493532" calcext:value-type="float">
            <text:p>0.481756277493532</text:p>
          </table:table-cell>
          <table:table-cell table:formula="of:=(([.M51]-[.L51])/[.M51])*100" office:value-type="float" office:value="-439.887090694174" calcext:value-type="float">
            <text:p>-439.88709069417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formula="of:=[.D51]+(0.5*(EXP([.C52])*(COS(5*[.C52])-SIN(5*[.C52]))))" office:value-type="float" office:value="4830683303.20579" calcext:value-type="float">
            <text:p>4830683303.20579</text:p>
          </table:table-cell>
          <table:table-cell table:formula="of:=(1/13)*EXP([.C52])*((2*SIN(5*[.C52]))+(3*COS(5*[.C52])))" office:value-type="float" office:value="7343121433.02491" calcext:value-type="float">
            <text:p>7343121433.02491</text:p>
          </table:table-cell>
          <table:table-cell table:formula="of:=(([.E52]-[.D52])/[.E52])*100" office:value-type="float" office:value="34.2148519908673" calcext:value-type="float">
            <text:p>34.2148519908673</text:p>
          </table:table-cell>
          <table:table-cell office:value-type="float" office:value="4.8" calcext:value-type="float">
            <text:p>4.8</text:p>
          </table:table-cell>
          <table:table-cell table:formula="of:=[.H51]+(0.1*(EXP([.G52])*(COS(5*[.G52])-SIN(5*[.G52]))))" office:value-type="float" office:value="5.14803582261414" calcext:value-type="float">
            <text:p>5.14803582261414</text:p>
          </table:table-cell>
          <table:table-cell table:formula="of:=(1/13)*EXP([.G52])*((2*SIN(5*[.G52]))+(3*COS(5*[.G52])))" office:value-type="float" office:value="-5.03445422108533" calcext:value-type="float">
            <text:p>-5.03445422108533</text:p>
          </table:table-cell>
          <table:table-cell table:formula="of:=(([.I52]-[.H52])/[.I52])*100" office:value-type="float" office:value="202.256085695508" calcext:value-type="float">
            <text:p>202.256085695508</text:p>
          </table:table-cell>
          <table:table-cell office:value-type="float" office:value="2.4" calcext:value-type="float">
            <text:p>2.4</text:p>
          </table:table-cell>
          <table:table-cell table:formula="of:=[.L51]+(0.05*(EXP([.K52])*(COS(5*[.K52])-SIN(5*[.K52]))))" office:value-type="float" office:value="3.36177439793665" calcext:value-type="float">
            <text:p>3.36177439793665</text:p>
          </table:table-cell>
          <table:table-cell table:formula="of:=(1/13)*EXP([.K52])*((2*SIN(5*[.K52]))+(3*COS(5*[.K52])))" office:value-type="float" office:value="1.23664440364955" calcext:value-type="float">
            <text:p>1.23664440364955</text:p>
          </table:table-cell>
          <table:table-cell table:formula="of:=(([.M52]-[.L52])/[.M52])*100" office:value-type="float" office:value="-171.846489420522" calcext:value-type="float">
            <text:p>-171.84648942052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4.5" calcext:value-type="float">
            <text:p>24.5</text:p>
          </table:table-cell>
          <table:table-cell table:formula="of:=[.D52]+(0.5*(EXP([.C53])*(COS(5*[.C53])-SIN(5*[.C53]))))" office:value-type="float" office:value="-17483411196.8536" calcext:value-type="float">
            <text:p>-17483411196.8536</text:p>
          </table:table-cell>
          <table:table-cell table:formula="of:=(1/13)*EXP([.C53])*((2*SIN(5*[.C53]))+(3*COS(5*[.C53])))" office:value-type="float" office:value="-9927394499.92966" calcext:value-type="float">
            <text:p>-9927394499.92966</text:p>
          </table:table-cell>
          <table:table-cell table:formula="of:=(([.E53]-[.D53])/[.E53])*100" office:value-type="float" office:value="-76.112787670294" calcext:value-type="float">
            <text:p>-76.112787670294</text:p>
          </table:table-cell>
          <table:table-cell office:value-type="float" office:value="4.9" calcext:value-type="float">
            <text:p>4.9</text:p>
          </table:table-cell>
          <table:table-cell table:formula="of:=[.H52]+(0.1*(EXP([.G53])*(COS(5*[.G53])-SIN(5*[.G53]))))" office:value-type="float" office:value="23.9186183900074" calcext:value-type="float">
            <text:p>23.9186183900074</text:p>
          </table:table-cell>
          <table:table-cell table:formula="of:=(1/13)*EXP([.G53])*((2*SIN(5*[.G53]))+(3*COS(5*[.G53])))" office:value-type="float" office:value="12.7731626937477" calcext:value-type="float">
            <text:p>12.7731626937477</text:p>
          </table:table-cell>
          <table:table-cell table:formula="of:=(([.I53]-[.H53])/[.I53])*100" office:value-type="float" office:value="-87.2568209102602" calcext:value-type="float">
            <text:p>-87.2568209102602</text:p>
          </table:table-cell>
          <table:table-cell office:value-type="float" office:value="2.45" calcext:value-type="float">
            <text:p>2.45</text:p>
          </table:table-cell>
          <table:table-cell table:formula="of:=[.L52]+(0.05*(EXP([.K53])*(COS(5*[.K53])-SIN(5*[.K53]))))" office:value-type="float" office:value="4.09270369014888" calcext:value-type="float">
            <text:p>4.09270369014888</text:p>
          </table:table-cell>
          <table:table-cell table:formula="of:=(1/13)*EXP([.K53])*((2*SIN(5*[.K53]))+(3*COS(5*[.K53])))" office:value-type="float" office:value="1.98684328844783" calcext:value-type="float">
            <text:p>1.98684328844783</text:p>
          </table:table-cell>
          <table:table-cell table:formula="of:=(([.M53]-[.L53])/[.M53])*100" office:value-type="float" office:value="-105.990261735549" calcext:value-type="float">
            <text:p>-105.99026173554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[.D53]+(0.5*(EXP([.C54])*(COS(5*[.C54])-SIN(5*[.C54]))))" office:value-type="float" office:value="33055206505.7363" calcext:value-type="float">
            <text:p>33055206505.7363</text:p>
          </table:table-cell>
          <table:table-cell table:formula="of:=(1/13)*EXP([.C54])*((2*SIN(5*[.C54]))+(3*COS(5*[.C54])))" office:value-type="float" office:value="6264773073.64296" calcext:value-type="float">
            <text:p>6264773073.64296</text:p>
          </table:table-cell>
          <table:table-cell table:formula="of:=(([.E54]-[.D54])/[.E54])*100" office:value-type="float" office:value="-427.636134895382" calcext:value-type="float">
            <text:p>-427.636134895382</text:p>
          </table:table-cell>
          <table:table-cell office:value-type="float" office:value="5" calcext:value-type="float">
            <text:p>5</text:p>
          </table:table-cell>
          <table:table-cell table:formula="of:=[.H53]+(0.1*(EXP([.G54])*(COS(5*[.G54])-SIN(5*[.G54]))))" office:value-type="float" office:value="40.5936465864854" calcext:value-type="float">
            <text:p>40.5936465864854</text:p>
          </table:table-cell>
          <table:table-cell table:formula="of:=(1/13)*EXP([.G54])*((2*SIN(5*[.G54]))+(3*COS(5*[.G54])))" office:value-type="float" office:value="30.9259337823473" calcext:value-type="float">
            <text:p>30.9259337823473</text:p>
          </table:table-cell>
          <table:table-cell table:formula="of:=(([.I54]-[.H54])/[.I54])*100" office:value-type="float" office:value="-31.2608598083998" calcext:value-type="float">
            <text:p>-31.2608598083998</text:p>
          </table:table-cell>
          <table:table-cell office:value-type="float" office:value="2.5" calcext:value-type="float">
            <text:p>2.5</text:p>
          </table:table-cell>
          <table:table-cell table:formula="of:=[.L53]+(0.05*(EXP([.K54])*(COS(5*[.K54])-SIN(5*[.K54]))))" office:value-type="float" office:value="4.74088557135072" calcext:value-type="float">
            <text:p>4.74088557135072</text:p>
          </table:table-cell>
          <table:table-cell table:formula="of:=(1/13)*EXP([.K54])*((2*SIN(5*[.K54]))+(3*COS(5*[.K54])))" office:value-type="float" office:value="2.68085248479949" calcext:value-type="float">
            <text:p>2.68085248479949</text:p>
          </table:table-cell>
          <table:table-cell table:formula="of:=(([.M54]-[.L54])/[.M54])*100" office:value-type="float" office:value="-76.8424632922431" calcext:value-type="float">
            <text:p>-76.842463292243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5.5" calcext:value-type="float">
            <text:p>25.5</text:p>
          </table:table-cell>
          <table:table-cell table:formula="of:=[.D54]+(0.5*(EXP([.C55])*(COS(5*[.C55])-SIN(5*[.C55]))))" office:value-type="float" office:value="-39797927751.7623" calcext:value-type="float">
            <text:p>-39797927751.7623</text:p>
          </table:table-cell>
          <table:table-cell table:formula="of:=(1/13)*EXP([.C55])*((2*SIN(5*[.C55]))+(3*COS(5*[.C55])))" office:value-type="float" office:value="10435648176.5745" calcext:value-type="float">
            <text:p>10435648176.5745</text:p>
          </table:table-cell>
          <table:table-cell table:formula="of:=(([.E55]-[.D55])/[.E55])*100" office:value-type="float" office:value="481.365173282661" calcext:value-type="float">
            <text:p>481.365173282661</text:p>
          </table:table-cell>
          <table:table-cell office:value-type="float" office:value="5.1" calcext:value-type="float">
            <text:p>5.1</text:p>
          </table:table-cell>
          <table:table-cell table:formula="of:=[.H54]+(0.1*(EXP([.G55])*(COS(5*[.G55])-SIN(5*[.G55]))))" office:value-type="float" office:value="50.012715459872" calcext:value-type="float">
            <text:p>50.012715459872</text:p>
          </table:table-cell>
          <table:table-cell table:formula="of:=(1/13)*EXP([.G55])*((2*SIN(5*[.G55]))+(3*COS(5*[.G55])))" office:value-type="float" office:value="44.3876343457691" calcext:value-type="float">
            <text:p>44.3876343457691</text:p>
          </table:table-cell>
          <table:table-cell table:formula="of:=(([.I55]-[.H55])/[.I55])*100" office:value-type="float" office:value="-12.6726310086383" calcext:value-type="float">
            <text:p>-12.6726310086383</text:p>
          </table:table-cell>
          <table:table-cell office:value-type="float" office:value="2.55" calcext:value-type="float">
            <text:p>2.55</text:p>
          </table:table-cell>
          <table:table-cell table:formula="of:=[.L54]+(0.05*(EXP([.K55])*(COS(5*[.K55])-SIN(5*[.K55]))))" office:value-type="float" office:value="5.25354645156595" calcext:value-type="float">
            <text:p>5.25354645156595</text:p>
          </table:table-cell>
          <table:table-cell table:formula="of:=(1/13)*EXP([.K55])*((2*SIN(5*[.K55]))+(3*COS(5*[.K55])))" office:value-type="float" office:value="3.26557562708776" calcext:value-type="float">
            <text:p>3.26557562708776</text:p>
          </table:table-cell>
          <table:table-cell table:formula="of:=(([.M55]-[.L55])/[.M55])*100" office:value-type="float" office:value="-60.8765820025139" calcext:value-type="float">
            <text:p>-60.876582002513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formula="of:=[.D55]+(0.5*(EXP([.C56])*(COS(5*[.C56])-SIN(5*[.C56]))))" office:value-type="float" office:value="15281815098.7365" calcext:value-type="float">
            <text:p>15281815098.7365</text:p>
          </table:table-cell>
          <table:table-cell table:formula="of:=(1/13)*EXP([.C56])*((2*SIN(5*[.C56]))+(3*COS(5*[.C56])))" office:value-type="float" office:value="-44597531898.8059" calcext:value-type="float">
            <text:p>-44597531898.8059</text:p>
          </table:table-cell>
          <table:table-cell table:formula="of:=(([.E56]-[.D56])/[.E56])*100" office:value-type="float" office:value="134.266055649473" calcext:value-type="float">
            <text:p>134.266055649473</text:p>
          </table:table-cell>
          <table:table-cell office:value-type="float" office:value="5.2" calcext:value-type="float">
            <text:p>5.2</text:p>
          </table:table-cell>
          <table:table-cell table:formula="of:=[.H55]+(0.1*(EXP([.G56])*(COS(5*[.G56])-SIN(5*[.G56]))))" office:value-type="float" office:value="47.9164990590307" calcext:value-type="float">
            <text:p>47.9164990590307</text:p>
          </table:table-cell>
          <table:table-cell table:formula="of:=(1/13)*EXP([.G56])*((2*SIN(5*[.G56]))+(3*COS(5*[.G56])))" office:value-type="float" office:value="48.3282236439351" calcext:value-type="float">
            <text:p>48.3282236439351</text:p>
          </table:table-cell>
          <table:table-cell table:formula="of:=(([.I56]-[.H56])/[.I56])*100" office:value-type="float" office:value="0.851934033284316" calcext:value-type="float">
            <text:p>0.851934033284316</text:p>
          </table:table-cell>
          <table:table-cell office:value-type="float" office:value="2.6" calcext:value-type="float">
            <text:p>2.6</text:p>
          </table:table-cell>
          <table:table-cell table:formula="of:=[.L55]+(0.05*(EXP([.K56])*(COS(5*[.K56])-SIN(5*[.K56]))))" office:value-type="float" office:value="5.58157679313465" calcext:value-type="float">
            <text:p>5.58157679313465</text:p>
          </table:table-cell>
          <table:table-cell table:formula="of:=(1/13)*EXP([.K56])*((2*SIN(5*[.K56]))+(3*COS(5*[.K56])))" office:value-type="float" office:value="3.68976269753894" calcext:value-type="float">
            <text:p>3.68976269753894</text:p>
          </table:table-cell>
          <table:table-cell table:formula="of:=(([.M56]-[.L56])/[.M56])*100" office:value-type="float" office:value="-51.2719719579134" calcext:value-type="float">
            <text:p>-51.271971957913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6.5" calcext:value-type="float">
            <text:p>26.5</text:p>
          </table:table-cell>
          <table:table-cell table:formula="of:=[.D56]+(0.5*(EXP([.C57])*(COS(5*[.C57])-SIN(5*[.C57]))))" office:value-type="float" office:value="67811630230.1225" calcext:value-type="float">
            <text:p>67811630230.1225</text:p>
          </table:table-cell>
          <table:table-cell table:formula="of:=(1/13)*EXP([.C57])*((2*SIN(5*[.C57]))+(3*COS(5*[.C57])))" office:value-type="float" office:value="89447383918.2357" calcext:value-type="float">
            <text:p>89447383918.2357</text:p>
          </table:table-cell>
          <table:table-cell table:formula="of:=(([.E57]-[.D57])/[.E57])*100" office:value-type="float" office:value="24.1882464755934" calcext:value-type="float">
            <text:p>24.1882464755934</text:p>
          </table:table-cell>
          <table:table-cell office:value-type="float" office:value="5.3" calcext:value-type="float">
            <text:p>5.3</text:p>
          </table:table-cell>
          <table:table-cell table:formula="of:=[.H56]+(0.1*(EXP([.G57])*(COS(5*[.G57])-SIN(5*[.G57]))))" office:value-type="float" office:value="32.3458709748675" calcext:value-type="float">
            <text:p>32.3458709748675</text:p>
          </table:table-cell>
          <table:table-cell table:formula="of:=(1/13)*EXP([.G57])*((2*SIN(5*[.G57]))+(3*COS(5*[.G57])))" office:value-type="float" office:value="39.5298528995733" calcext:value-type="float">
            <text:p>39.5298528995733</text:p>
          </table:table-cell>
          <table:table-cell table:formula="of:=(([.I57]-[.H57])/[.I57])*100" office:value-type="float" office:value="18.173560986824" calcext:value-type="float">
            <text:p>18.173560986824</text:p>
          </table:table-cell>
          <table:table-cell office:value-type="float" office:value="2.65" calcext:value-type="float">
            <text:p>2.65</text:p>
          </table:table-cell>
          <table:table-cell table:formula="of:=[.L56]+(0.05*(EXP([.K57])*(COS(5*[.K57])-SIN(5*[.K57]))))" office:value-type="float" office:value="5.68325550195467" calcext:value-type="float">
            <text:p>5.68325550195467</text:p>
          </table:table-cell>
          <table:table-cell table:formula="of:=(1/13)*EXP([.K57])*((2*SIN(5*[.K57]))+(3*COS(5*[.K57])))" office:value-type="float" office:value="3.9076887826339" calcext:value-type="float">
            <text:p>3.9076887826339</text:p>
          </table:table-cell>
          <table:table-cell table:formula="of:=(([.M57]-[.L57])/[.M57])*100" office:value-type="float" office:value="-45.4377719948307" calcext:value-type="float">
            <text:p>-45.437771994830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formula="of:=[.D57]+(0.5*(EXP([.C58])*(COS(5*[.C58])-SIN(5*[.C58]))))" office:value-type="float" office:value="-220679961838.702" calcext:value-type="float">
            <text:p>-220679961838.702</text:p>
          </table:table-cell>
          <table:table-cell table:formula="of:=(1/13)*EXP([.C58])*((2*SIN(5*[.C58]))+(3*COS(5*[.C58])))" office:value-type="float" office:value="-115066733275.639" calcext:value-type="float">
            <text:p>-115066733275.639</text:p>
          </table:table-cell>
          <table:table-cell table:formula="of:=(([.E58]-[.D58])/[.E58])*100" office:value-type="float" office:value="-91.7843285861505" calcext:value-type="float">
            <text:p>-91.7843285861505</text:p>
          </table:table-cell>
          <table:table-cell office:value-type="float" office:value="5.4" calcext:value-type="float">
            <text:p>5.4</text:p>
          </table:table-cell>
          <table:table-cell table:formula="of:=[.H57]+(0.1*(EXP([.G58])*(COS(5*[.G58])-SIN(5*[.G58]))))" office:value-type="float" office:value="4.70295362207628" calcext:value-type="float">
            <text:p>4.70295362207628</text:p>
          </table:table-cell>
          <table:table-cell table:formula="of:=(1/13)*EXP([.G58])*((2*SIN(5*[.G58]))+(3*COS(5*[.G58])))" office:value-type="float" office:value="17.6501010520176" calcext:value-type="float">
            <text:p>17.6501010520176</text:p>
          </table:table-cell>
          <table:table-cell table:formula="of:=(([.I58]-[.H58])/[.I58])*100" office:value-type="float" office:value="73.3545229672287" calcext:value-type="float">
            <text:p>73.3545229672287</text:p>
          </table:table-cell>
          <table:table-cell office:value-type="float" office:value="2.7" calcext:value-type="float">
            <text:p>2.7</text:p>
          </table:table-cell>
          <table:table-cell table:formula="of:=[.L57]+(0.05*(EXP([.K58])*(COS(5*[.K58])-SIN(5*[.K58]))))" office:value-type="float" office:value="5.52786366375046" calcext:value-type="float">
            <text:p>5.52786366375046</text:p>
          </table:table-cell>
          <table:table-cell table:formula="of:=(1/13)*EXP([.K58])*((2*SIN(5*[.K58]))+(3*COS(5*[.K58])))" office:value-type="float" office:value="3.88284406664166" calcext:value-type="float">
            <text:p>3.88284406664166</text:p>
          </table:table-cell>
          <table:table-cell table:formula="of:=(([.M58]-[.L58])/[.M58])*100" office:value-type="float" office:value="-42.3663574656916" calcext:value-type="float">
            <text:p>-42.366357465691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7.5" calcext:value-type="float">
            <text:p>27.5</text:p>
          </table:table-cell>
          <table:table-cell table:formula="of:=[.D58]+(0.5*(EXP([.C59])*(COS(5*[.C59])-SIN(5*[.C59]))))" office:value-type="float" office:value="398644658741.451" calcext:value-type="float">
            <text:p>398644658741.451</text:p>
          </table:table-cell>
          <table:table-cell table:formula="of:=(1/13)*EXP([.C59])*((2*SIN(5*[.C59]))+(3*COS(5*[.C59])))" office:value-type="float" office:value="60831472219.7986" calcext:value-type="float">
            <text:p>60831472219.7986</text:p>
          </table:table-cell>
          <table:table-cell table:formula="of:=(([.E59]-[.D59])/[.E59])*100" office:value-type="float" office:value="-555.326337164836" calcext:value-type="float">
            <text:p>-555.326337164836</text:p>
          </table:table-cell>
          <table:table-cell office:value-type="float" office:value="5.5" calcext:value-type="float">
            <text:p>5.5</text:p>
          </table:table-cell>
          <table:table-cell table:formula="of:=[.H58]+(0.1*(EXP([.G59])*(COS(5*[.G59])-SIN(5*[.G59]))))" office:value-type="float" office:value="-29.8995931982625" calcext:value-type="float">
            <text:p>-29.8995931982625</text:p>
          </table:table-cell>
          <table:table-cell table:formula="of:=(1/13)*EXP([.G59])*((2*SIN(5*[.G59]))+(3*COS(5*[.G59])))" office:value-type="float" office:value="-14.0449563307125" calcext:value-type="float">
            <text:p>-14.0449563307125</text:p>
          </table:table-cell>
          <table:table-cell table:formula="of:=(([.I59]-[.H59])/[.I59])*100" office:value-type="float" office:value="-112.884913945089" calcext:value-type="float">
            <text:p>-112.884913945089</text:p>
          </table:table-cell>
          <table:table-cell office:value-type="float" office:value="2.75" calcext:value-type="float">
            <text:p>2.75</text:p>
          </table:table-cell>
          <table:table-cell table:formula="of:=[.L58]+(0.05*(EXP([.K59])*(COS(5*[.K59])-SIN(5*[.K59]))))" office:value-type="float" office:value="5.09893028371913" calcext:value-type="float">
            <text:p>5.09893028371913</text:p>
          </table:table-cell>
          <table:table-cell table:formula="of:=(1/13)*EXP([.K59])*((2*SIN(5*[.K59]))+(3*COS(5*[.K59])))" office:value-type="float" office:value="3.59138535526952" calcext:value-type="float">
            <text:p>3.59138535526952</text:p>
          </table:table-cell>
          <table:table-cell table:formula="of:=(([.M59]-[.L59])/[.M59])*100" office:value-type="float" office:value="-41.9766964365893" calcext:value-type="float">
            <text:p>-41.976696436589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formula="of:=[.D59]+(0.5*(EXP([.C60])*(COS(5*[.C60])-SIN(5*[.C60]))))" office:value-type="float" office:value="-453239246748.868" calcext:value-type="float">
            <text:p>-453239246748.868</text:p>
          </table:table-cell>
          <table:table-cell table:formula="of:=(1/13)*EXP([.C60])*((2*SIN(5*[.C60]))+(3*COS(5*[.C60])))" office:value-type="float" office:value="152083786759.938" calcext:value-type="float">
            <text:p>152083786759.938</text:p>
          </table:table-cell>
          <table:table-cell table:formula="of:=(([.E60]-[.D60])/[.E60])*100" office:value-type="float" office:value="398.019438103748" calcext:value-type="float">
            <text:p>398.019438103748</text:p>
          </table:table-cell>
          <table:table-cell office:value-type="float" office:value="5.6" calcext:value-type="float">
            <text:p>5.6</text:p>
          </table:table-cell>
          <table:table-cell table:formula="of:=[.H59]+(0.1*(EXP([.G60])*(COS(5*[.G60])-SIN(5*[.G60]))))" office:value-type="float" office:value="-63.2570057260189" calcext:value-type="float">
            <text:p>-63.2570057260189</text:p>
          </table:table-cell>
          <table:table-cell table:formula="of:=(1/13)*EXP([.G60])*((2*SIN(5*[.G60]))+(3*COS(5*[.G60])))" office:value-type="float" office:value="-48.8016908013432" calcext:value-type="float">
            <text:p>-48.8016908013432</text:p>
          </table:table-cell>
          <table:table-cell table:formula="of:=(([.I60]-[.H60])/[.I60])*100" office:value-type="float" office:value="-29.6205206977745" calcext:value-type="float">
            <text:p>-29.6205206977745</text:p>
          </table:table-cell>
          <table:table-cell office:value-type="float" office:value="2.8" calcext:value-type="float">
            <text:p>2.8</text:p>
          </table:table-cell>
          <table:table-cell table:formula="of:=[.L59]+(0.05*(EXP([.K60])*(COS(5*[.K60])-SIN(5*[.K60]))))" office:value-type="float" office:value="4.39685064375101" calcext:value-type="float">
            <text:p>4.39685064375101</text:p>
          </table:table-cell>
          <table:table-cell table:formula="of:=(1/13)*EXP([.K60])*((2*SIN(5*[.K60]))+(3*COS(5*[.K60])))" office:value-type="float" office:value="3.02508937447507" calcext:value-type="float">
            <text:p>3.02508937447507</text:p>
          </table:table-cell>
          <table:table-cell table:formula="of:=(([.M60]-[.L60])/[.M60])*100" office:value-type="float" office:value="-45.3461402116084" calcext:value-type="float">
            <text:p>-45.346140211608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8.5" calcext:value-type="float">
            <text:p>28.5</text:p>
          </table:table-cell>
          <table:table-cell table:formula="of:=[.D60]+(0.5*(EXP([.C61])*(COS(5*[.C61])-SIN(5*[.C61]))))" office:value-type="float" office:value="113704935241.288" calcext:value-type="float">
            <text:p>113704935241.288</text:p>
          </table:table-cell>
          <table:table-cell table:formula="of:=(1/13)*EXP([.C61])*((2*SIN(5*[.C61]))+(3*COS(5*[.C61])))" office:value-type="float" office:value="-567120633145.912" calcext:value-type="float">
            <text:p>-567120633145.912</text:p>
          </table:table-cell>
          <table:table-cell table:formula="of:=(([.E61]-[.D61])/[.E61])*100" office:value-type="float" office:value="120.049514793801" calcext:value-type="float">
            <text:p>120.049514793801</text:p>
          </table:table-cell>
          <table:table-cell office:value-type="float" office:value="5.7" calcext:value-type="float">
            <text:p>5.7</text:p>
          </table:table-cell>
          <table:table-cell table:formula="of:=[.H60]+(0.1*(EXP([.G61])*(COS(5*[.G61])-SIN(5*[.G61]))))" office:value-type="float" office:value="-85.6986491045297" calcext:value-type="float">
            <text:p>-85.6986491045297</text:p>
          </table:table-cell>
          <table:table-cell table:formula="of:=(1/13)*EXP([.G61])*((2*SIN(5*[.G61]))+(3*COS(5*[.G61])))" office:value-type="float" office:value="-77.5088949636206" calcext:value-type="float">
            <text:p>-77.5088949636206</text:p>
          </table:table-cell>
          <table:table-cell table:formula="of:=(([.I61]-[.H61])/[.I61])*100" office:value-type="float" office:value="-10.5662119744489" calcext:value-type="float">
            <text:p>-10.5662119744489</text:p>
          </table:table-cell>
          <table:table-cell office:value-type="float" office:value="2.85" calcext:value-type="float">
            <text:p>2.85</text:p>
          </table:table-cell>
          <table:table-cell table:formula="of:=[.L60]+(0.05*(EXP([.K61])*(COS(5*[.K61])-SIN(5*[.K61]))))" office:value-type="float" office:value="3.44063326835798" calcext:value-type="float">
            <text:p>3.44063326835798</text:p>
          </table:table-cell>
          <table:table-cell table:formula="of:=(1/13)*EXP([.K61])*((2*SIN(5*[.K61]))+(3*COS(5*[.K61])))" office:value-type="float" office:value="2.19355464595705" calcext:value-type="float">
            <text:p>2.19355464595705</text:p>
          </table:table-cell>
          <table:table-cell table:formula="of:=(([.M61]-[.L61])/[.M61])*100" office:value-type="float" office:value="-56.8519514523803" calcext:value-type="float">
            <text:p>-56.851951452380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formula="of:=[.D61]+(0.5*(EXP([.C62])*(COS(5*[.C62])-SIN(5*[.C62]))))" office:value-type="float" office:value="931654833830.507" calcext:value-type="float">
            <text:p>931654833830.507</text:p>
          </table:table-cell>
          <table:table-cell table:formula="of:=(1/13)*EXP([.C62])*((2*SIN(5*[.C62]))+(3*COS(5*[.C62])))" office:value-type="float" office:value="1084770183145.5" calcext:value-type="float">
            <text:p>1084770183145.5</text:p>
          </table:table-cell>
          <table:table-cell table:formula="of:=(([.E62]-[.D62])/[.E62])*100" office:value-type="float" office:value="14.1150034997277" calcext:value-type="float">
            <text:p>14.1150034997277</text:p>
          </table:table-cell>
          <table:table-cell office:value-type="float" office:value="5.8" calcext:value-type="float">
            <text:p>5.8</text:p>
          </table:table-cell>
          <table:table-cell table:formula="of:=[.H61]+(0.1*(EXP([.G62])*(COS(5*[.G62])-SIN(5*[.G62]))))" office:value-type="float" office:value="-88.4871583991997" calcext:value-type="float">
            <text:p>-88.4871583991997</text:p>
          </table:table-cell>
          <table:table-cell table:formula="of:=(1/13)*EXP([.G62])*((2*SIN(5*[.G62]))+(3*COS(5*[.G62])))" office:value-type="float" office:value="-90.7419367941135" calcext:value-type="float">
            <text:p>-90.7419367941135</text:p>
          </table:table-cell>
          <table:table-cell table:formula="of:=(([.I62]-[.H62])/[.I62])*100" office:value-type="float" office:value="2.484825070496" calcext:value-type="float">
            <text:p>2.484825070496</text:p>
          </table:table-cell>
          <table:table-cell office:value-type="float" office:value="2.9" calcext:value-type="float">
            <text:p>2.9</text:p>
          </table:table-cell>
          <table:table-cell table:formula="of:=[.L61]+(0.05*(EXP([.K62])*(COS(5*[.K62])-SIN(5*[.K62]))))" office:value-type="float" office:value="2.26856507515598" calcext:value-type="float">
            <text:p>2.26856507515598</text:p>
          </table:table-cell>
          <table:table-cell table:formula="of:=(1/13)*EXP([.K62])*((2*SIN(5*[.K62]))+(3*COS(5*[.K62])))" office:value-type="float" office:value="1.12542320225195" calcext:value-type="float">
            <text:p>1.12542320225195</text:p>
          </table:table-cell>
          <table:table-cell table:formula="of:=(([.M62]-[.L62])/[.M62])*100" office:value-type="float" office:value="-101.574400689147" calcext:value-type="float">
            <text:p>-101.57440068914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.5" calcext:value-type="float">
            <text:p>29.5</text:p>
          </table:table-cell>
          <table:table-cell table:formula="of:=[.D62]+(0.5*(EXP([.C63])*(COS(5*[.C63])-SIN(5*[.C63]))))" office:value-type="float" office:value="-2770257962127.23" calcext:value-type="float">
            <text:p>-2770257962127.23</text:p>
          </table:table-cell>
          <table:table-cell table:formula="of:=(1/13)*EXP([.C63])*((2*SIN(5*[.C63]))+(3*COS(5*[.C63])))" office:value-type="float" office:value="-1324070843484.3" calcext:value-type="float">
            <text:p>-1324070843484.3</text:p>
          </table:table-cell>
          <table:table-cell table:formula="of:=(([.E63]-[.D63])/[.E63])*100" office:value-type="float" office:value="-109.222790136914" calcext:value-type="float">
            <text:p>-109.222790136914</text:p>
          </table:table-cell>
          <table:table-cell office:value-type="float" office:value="5.9" calcext:value-type="float">
            <text:p>5.9</text:p>
          </table:table-cell>
          <table:table-cell table:formula="of:=[.H62]+(0.1*(EXP([.G63])*(COS(5*[.G63])-SIN(5*[.G63]))))" office:value-type="float" office:value="-66.4859049611811" calcext:value-type="float">
            <text:p>-66.4859049611811</text:p>
          </table:table-cell>
          <table:table-cell table:formula="of:=(1/13)*EXP([.G63])*((2*SIN(5*[.G63]))+(3*COS(5*[.G63])))" office:value-type="float" office:value="-81.3477699442863" calcext:value-type="float">
            <text:p>-81.3477699442863</text:p>
          </table:table-cell>
          <table:table-cell table:formula="of:=(([.I63]-[.H63])/[.I63])*100" office:value-type="float" office:value="18.2695419841058" calcext:value-type="float">
            <text:p>18.2695419841058</text:p>
          </table:table-cell>
          <table:table-cell office:value-type="float" office:value="2.95" calcext:value-type="float">
            <text:p>2.95</text:p>
          </table:table-cell>
          <table:table-cell table:formula="of:=[.L62]+(0.05*(EXP([.K63])*(COS(5*[.K63])-SIN(5*[.K63]))))" office:value-type="float" office:value="0.937635709685571" calcext:value-type="float">
            <text:p>0.937635709685571</text:p>
          </table:table-cell>
          <table:table-cell table:formula="of:=(1/13)*EXP([.K63])*((2*SIN(5*[.K63]))+(3*COS(5*[.K63])))" office:value-type="float" office:value="-0.131564009381943" calcext:value-type="float">
            <text:p>-0.131564009381943</text:p>
          </table:table-cell>
          <table:table-cell table:formula="of:=(([.M63]-[.L63])/[.M63])*100" office:value-type="float" office:value="812.684049452709" calcext:value-type="float">
            <text:p>812.68404945270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formula="of:=[.D63]+(0.5*(EXP([.C64])*(COS(5*[.C64])-SIN(5*[.C64]))))" office:value-type="float" office:value="4785759419725.11" calcext:value-type="float">
            <text:p>4785759419725.11</text:p>
          </table:table-cell>
          <table:table-cell table:formula="of:=(1/13)*EXP([.C64])*((2*SIN(5*[.C64]))+(3*COS(5*[.C64])))" office:value-type="float" office:value="549120024638.373" calcext:value-type="float">
            <text:p>549120024638.373</text:p>
          </table:table-cell>
          <table:table-cell table:formula="of:=(([.E64]-[.D64])/[.E64])*100" office:value-type="float" office:value="-771.532489254385" calcext:value-type="float">
            <text:p>-771.532489254385</text:p>
          </table:table-cell>
          <table:table-cell office:value-type="float" office:value="6" calcext:value-type="float">
            <text:p>6</text:p>
          </table:table-cell>
          <table:table-cell table:formula="of:=[.H63]+(0.1*(EXP([.G64])*(COS(5*[.G64])-SIN(5*[.G64]))))" office:value-type="float" office:value="-20.4029167248707" calcext:value-type="float">
            <text:p>-20.4029167248707</text:p>
          </table:table-cell>
          <table:table-cell table:formula="of:=(1/13)*EXP([.G64])*((2*SIN(5*[.G64]))+(3*COS(5*[.G64])))" office:value-type="float" office:value="-46.9624910086879" calcext:value-type="float">
            <text:p>-46.9624910086879</text:p>
          </table:table-cell>
          <table:table-cell table:formula="of:=(([.I64]-[.H64])/[.I64])*100" office:value-type="float" office:value="56.5548669019787" calcext:value-type="float">
            <text:p>56.5548669019787</text:p>
          </table:table-cell>
          <table:table-cell office:value-type="float" office:value="3" calcext:value-type="float">
            <text:p>3</text:p>
          </table:table-cell>
          <table:table-cell table:formula="of:=[.L63]+(0.05*(EXP([.K64])*(COS(5*[.K64])-SIN(5*[.K64]))))" office:value-type="float" office:value="-0.478370292714477" calcext:value-type="float">
            <text:p>-0.478370292714477</text:p>
          </table:table-cell>
          <table:table-cell table:formula="of:=(1/13)*EXP([.K64])*((2*SIN(5*[.K64]))+(3*COS(5*[.K64])))" office:value-type="float" office:value="-1.51180446331725" calcext:value-type="float">
            <text:p>-1.51180446331725</text:p>
          </table:table-cell>
          <table:table-cell table:formula="of:=(([.M64]-[.L64])/[.M64])*100" office:value-type="float" office:value="68.3576610387284" calcext:value-type="float">
            <text:p>68.357661038728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0.5" calcext:value-type="float">
            <text:p>30.5</text:p>
          </table:table-cell>
          <table:table-cell table:formula="of:=[.D64]+(0.5*(EXP([.C65])*(COS(5*[.C65])-SIN(5*[.C65]))))" office:value-type="float" office:value="-5112318614346.88" calcext:value-type="float">
            <text:p>-5112318614346.88</text:p>
          </table:table-cell>
          <table:table-cell table:formula="of:=(1/13)*EXP([.C65])*((2*SIN(5*[.C65]))+(3*COS(5*[.C65])))" office:value-type="float" office:value="2148573594561.31" calcext:value-type="float">
            <text:p>2148573594561.31</text:p>
          </table:table-cell>
          <table:table-cell table:formula="of:=(([.E65]-[.D65])/[.E65])*100" office:value-type="float" office:value="337.940121170981" calcext:value-type="float">
            <text:p>337.940121170981</text:p>
          </table:table-cell>
          <table:table-cell office:value-type="float" office:value="6.1" calcext:value-type="float">
            <text:p>6.1</text:p>
          </table:table-cell>
          <table:table-cell table:formula="of:=[.H64]+(0.1*(EXP([.G65])*(COS(5*[.G65])-SIN(5*[.G65]))))" office:value-type="float" office:value="42.1145114489632" calcext:value-type="float">
            <text:p>42.1145114489632</text:p>
          </table:table-cell>
          <table:table-cell table:formula="of:=(1/13)*EXP([.G65])*((2*SIN(5*[.G65]))+(3*COS(5*[.G65])))" office:value-type="float" office:value="8.26254871802943" calcext:value-type="float">
            <text:p>8.26254871802943</text:p>
          </table:table-cell>
          <table:table-cell table:formula="of:=(([.I65]-[.H65])/[.I65])*100" office:value-type="float" office:value="-409.703638504019" calcext:value-type="float">
            <text:p>-409.703638504019</text:p>
          </table:table-cell>
          <table:table-cell office:value-type="float" office:value="3.05" calcext:value-type="float">
            <text:p>3.05</text:p>
          </table:table-cell>
          <table:table-cell table:formula="of:=[.L64]+(0.05*(EXP([.K65])*(COS(5*[.K65])-SIN(5*[.K65]))))" office:value-type="float" office:value="-1.89212390673165" calcext:value-type="float">
            <text:p>-1.89212390673165</text:p>
          </table:table-cell>
          <table:table-cell table:formula="of:=(1/13)*EXP([.K65])*((2*SIN(5*[.K65]))+(3*COS(5*[.K65])))" office:value-type="float" office:value="-2.93441596225842" calcext:value-type="float">
            <text:p>-2.93441596225842</text:p>
          </table:table-cell>
          <table:table-cell table:formula="of:=(([.M65]-[.L65])/[.M65])*100" office:value-type="float" office:value="35.5195742162127" calcext:value-type="float">
            <text:p>35.519574216212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[.D65]+(0.5*(EXP([.C66])*(COS(5*[.C66])-SIN(5*[.C66]))))" office:value-type="float" office:value="496297228314.929" calcext:value-type="float">
            <text:p>496297228314.929</text:p>
          </table:table-cell>
          <table:table-cell table:formula="of:=(1/13)*EXP([.C66])*((2*SIN(5*[.C66]))+(3*COS(5*[.C66])))" office:value-type="float" office:value="-7168603648956.05" calcext:value-type="float">
            <text:p>-7168603648956.05</text:p>
          </table:table-cell>
          <table:table-cell table:formula="of:=(([.E66]-[.D66])/[.E66])*100" office:value-type="float" office:value="106.923206423711" calcext:value-type="float">
            <text:p>106.923206423711</text:p>
          </table:table-cell>
          <table:table-cell office:value-type="float" office:value="6.2" calcext:value-type="float">
            <text:p>6.2</text:p>
          </table:table-cell>
          <table:table-cell table:formula="of:=[.H65]+(0.1*(EXP([.G66])*(COS(5*[.G66])-SIN(5*[.G66]))))" office:value-type="float" office:value="107.097269644372" calcext:value-type="float">
            <text:p>107.097269644372</text:p>
          </table:table-cell>
          <table:table-cell table:formula="of:=(1/13)*EXP([.G66])*((2*SIN(5*[.G66]))+(3*COS(5*[.G66])))" office:value-type="float" office:value="73.3874564899744" calcext:value-type="float">
            <text:p>73.3874564899744</text:p>
          </table:table-cell>
          <table:table-cell table:formula="of:=(([.I66]-[.H66])/[.I66])*100" office:value-type="float" office:value="-45.9340257404921" calcext:value-type="float">
            <text:p>-45.9340257404921</text:p>
          </table:table-cell>
          <table:table-cell office:value-type="float" office:value="3.1" calcext:value-type="float">
            <text:p>3.1</text:p>
          </table:table-cell>
          <table:table-cell table:formula="of:=[.L65]+(0.05*(EXP([.K66])*(COS(5*[.K66])-SIN(5*[.K66]))))" office:value-type="float" office:value="-3.20726477693508" calcext:value-type="float">
            <text:p>-3.20726477693508</text:p>
          </table:table-cell>
          <table:table-cell table:formula="of:=(1/13)*EXP([.K66])*((2*SIN(5*[.K66]))+(3*COS(5*[.K66])))" office:value-type="float" office:value="-4.30712897584001" calcext:value-type="float">
            <text:p>-4.30712897584001</text:p>
          </table:table-cell>
          <table:table-cell table:formula="of:=(([.M66]-[.L66])/[.M66])*100" office:value-type="float" office:value="25.5359011785902" calcext:value-type="float">
            <text:p>25.535901178590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1.5" calcext:value-type="float">
            <text:p>31.5</text:p>
          </table:table-cell>
          <table:table-cell table:formula="of:=[.D66]+(0.5*(EXP([.C67])*(COS(5*[.C67])-SIN(5*[.C67]))))" office:value-type="float" office:value="12585641975521.1" calcext:value-type="float">
            <text:p>12585641975521.1</text:p>
          </table:table-cell>
          <table:table-cell table:formula="of:=(1/13)*EXP([.C67])*((2*SIN(5*[.C67]))+(3*COS(5*[.C67])))" office:value-type="float" office:value="13097051199754.6" calcext:value-type="float">
            <text:p>13097051199754.6</text:p>
          </table:table-cell>
          <table:table-cell table:formula="of:=(([.E67]-[.D67])/[.E67])*100" office:value-type="float" office:value="3.90476616784654" calcext:value-type="float">
            <text:p>3.90476616784654</text:p>
          </table:table-cell>
          <table:table-cell office:value-type="float" office:value="6.3" calcext:value-type="float">
            <text:p>6.3</text:p>
          </table:table-cell>
          <table:table-cell table:formula="of:=[.H66]+(0.1*(EXP([.G67])*(COS(5*[.G67])-SIN(5*[.G67]))))" office:value-type="float" office:value="156.789099850345" calcext:value-type="float">
            <text:p>156.789099850345</text:p>
          </table:table-cell>
          <table:table-cell table:formula="of:=(1/13)*EXP([.G67])*((2*SIN(5*[.G67]))+(3*COS(5*[.G67])))" office:value-type="float" office:value="132.261965759108" calcext:value-type="float">
            <text:p>132.261965759108</text:p>
          </table:table-cell>
          <table:table-cell table:formula="of:=(([.I67]-[.H67])/[.I67])*100" office:value-type="float" office:value="-18.5443592573764" calcext:value-type="float">
            <text:p>-18.5443592573764</text:p>
          </table:table-cell>
          <table:table-cell office:value-type="float" office:value="3.15" calcext:value-type="float">
            <text:p>3.15</text:p>
          </table:table-cell>
          <table:table-cell table:formula="of:=[.L66]+(0.05*(EXP([.K67])*(COS(5*[.K67])-SIN(5*[.K67]))))" office:value-type="float" office:value="-4.32400308601658" calcext:value-type="float">
            <text:p>-4.32400308601658</text:p>
          </table:table-cell>
          <table:table-cell table:formula="of:=(1/13)*EXP([.K67])*((2*SIN(5*[.K67]))+(3*COS(5*[.K67])))" office:value-type="float" office:value="-5.53136258384511" calcext:value-type="float">
            <text:p>-5.53136258384511</text:p>
          </table:table-cell>
          <table:table-cell table:formula="of:=(([.M67]-[.L67])/[.M67])*100" office:value-type="float" office:value="21.827524041811" calcext:value-type="float">
            <text:p>21.82752404181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formula="of:=[.D67]+(0.5*(EXP([.C68])*(COS(5*[.C68])-SIN(5*[.C68]))))" office:value-type="float" office:value="-34596881284360" calcext:value-type="float">
            <text:p>-34596881284360</text:p>
          </table:table-cell>
          <table:table-cell table:formula="of:=(1/13)*EXP([.C68])*((2*SIN(5*[.C68]))+(3*COS(5*[.C68])))" office:value-type="float" office:value="-15112523065923.7" calcext:value-type="float">
            <text:p>-15112523065923.7</text:p>
          </table:table-cell>
          <table:table-cell table:formula="of:=(([.E68]-[.D68])/[.E68])*100" office:value-type="float" office:value="-128.928559006606" calcext:value-type="float">
            <text:p>-128.928559006606</text:p>
          </table:table-cell>
          <table:table-cell office:value-type="float" office:value="6.4" calcext:value-type="float">
            <text:p>6.4</text:p>
          </table:table-cell>
          <table:table-cell table:formula="of:=[.H67]+(0.1*(EXP([.G68])*(COS(5*[.G68])-SIN(5*[.G68]))))" office:value-type="float" office:value="173.809077664568" calcext:value-type="float">
            <text:p>173.809077664568</text:p>
          </table:table-cell>
          <table:table-cell table:formula="of:=(1/13)*EXP([.G68])*((2*SIN(5*[.G68]))+(3*COS(5*[.G68])))" office:value-type="float" office:value="166.920491823432" calcext:value-type="float">
            <text:p>166.920491823432</text:p>
          </table:table-cell>
          <table:table-cell table:formula="of:=(([.I68]-[.H68])/[.I68])*100" office:value-type="float" office:value="-4.12686648947991" calcext:value-type="float">
            <text:p>-4.12686648947991</text:p>
          </table:table-cell>
          <table:table-cell office:value-type="float" office:value="3.2" calcext:value-type="float">
            <text:p>3.2</text:p>
          </table:table-cell>
          <table:table-cell table:formula="of:=[.L67]+(0.05*(EXP([.K68])*(COS(5*[.K68])-SIN(5*[.K68]))))" office:value-type="float" office:value="-5.14554375149897" calcext:value-type="float">
            <text:p>-5.14554375149897</text:p>
          </table:table-cell>
          <table:table-cell table:formula="of:=(1/13)*EXP([.K68])*((2*SIN(5*[.K68]))+(3*COS(5*[.K68])))" office:value-type="float" office:value="-6.50826338297014" calcext:value-type="float">
            <text:p>-6.50826338297014</text:p>
          </table:table-cell>
          <table:table-cell table:formula="of:=(([.M68]-[.L68])/[.M68])*100" office:value-type="float" office:value="20.9382987639518" calcext:value-type="float">
            <text:p>20.938298763951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2.5" calcext:value-type="float">
            <text:p>32.5</text:p>
          </table:table-cell>
          <table:table-cell table:formula="of:=[.D68]+(0.5*(EXP([.C69])*(COS(5*[.C69])-SIN(5*[.C69]))))" office:value-type="float" office:value="57184125702040.4" calcext:value-type="float">
            <text:p>57184125702040.4</text:p>
          </table:table-cell>
          <table:table-cell table:formula="of:=(1/13)*EXP([.C69])*((2*SIN(5*[.C69]))+(3*COS(5*[.C69])))" office:value-type="float" office:value="4321654313235.96" calcext:value-type="float">
            <text:p>4321654313235.96</text:p>
          </table:table-cell>
          <table:table-cell table:formula="of:=(([.E69]-[.D69])/[.E69])*100" office:value-type="float" office:value="-1223.19990349303" calcext:value-type="float">
            <text:p>-1223.19990349303</text:p>
          </table:table-cell>
          <table:table-cell office:value-type="float" office:value="6.5" calcext:value-type="float">
            <text:p>6.5</text:p>
          </table:table-cell>
          <table:table-cell table:formula="of:=[.H68]+(0.1*(EXP([.G69])*(COS(5*[.G69])-SIN(5*[.G69]))))" office:value-type="float" office:value="146.129967977758" calcext:value-type="float">
            <text:p>146.129967977758</text:p>
          </table:table-cell>
          <table:table-cell table:formula="of:=(1/13)*EXP([.G69])*((2*SIN(5*[.G69]))+(3*COS(5*[.G69])))" office:value-type="float" office:value="162.240137998471" calcext:value-type="float">
            <text:p>162.240137998471</text:p>
          </table:table-cell>
          <table:table-cell table:formula="of:=(([.I69]-[.H69])/[.I69])*100" office:value-type="float" office:value="9.92983007747741" calcext:value-type="float">
            <text:p>9.92983007747741</text:p>
          </table:table-cell>
          <table:table-cell office:value-type="float" office:value="3.25" calcext:value-type="float">
            <text:p>3.25</text:p>
          </table:table-cell>
          <table:table-cell table:formula="of:=[.L68]+(0.05*(EXP([.K69])*(COS(5*[.K69])-SIN(5*[.K69]))))" office:value-type="float" office:value="-5.58498264408666" calcext:value-type="float">
            <text:p>-5.58498264408666</text:p>
          </table:table-cell>
          <table:table-cell table:formula="of:=(1/13)*EXP([.K69])*((2*SIN(5*[.K69]))+(3*COS(5*[.K69])))" office:value-type="float" office:value="-7.14539803753869" calcext:value-type="float">
            <text:p>-7.14539803753869</text:p>
          </table:table-cell>
          <table:table-cell table:formula="of:=(([.M69]-[.L69])/[.M69])*100" office:value-type="float" office:value="21.8380471634234" calcext:value-type="float">
            <text:p>21.8380471634234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formula="of:=[.D69]+(0.5*(EXP([.C70])*(COS(5*[.C70])-SIN(5*[.C70]))))" office:value-type="float" office:value="-57020663022400.3" calcext:value-type="float">
            <text:p>-57020663022400.3</text:p>
          </table:table-cell>
          <table:table-cell table:formula="of:=(1/13)*EXP([.C70])*((2*SIN(5*[.C70]))+(3*COS(5*[.C70])))" office:value-type="float" office:value="29663474420170.7" calcext:value-type="float">
            <text:p>29663474420170.7</text:p>
          </table:table-cell>
          <table:table-cell table:formula="of:=(([.E70]-[.D70])/[.E70])*100" office:value-type="float" office:value="292.225166259105" calcext:value-type="float">
            <text:p>292.225166259105</text:p>
          </table:table-cell>
          <table:table-cell office:value-type="float" office:value="6.6" calcext:value-type="float">
            <text:p>6.6</text:p>
          </table:table-cell>
          <table:table-cell table:formula="of:=[.H69]+(0.1*(EXP([.G70])*(COS(5*[.G70])-SIN(5*[.G70]))))" office:value-type="float" office:value="71.650960873428" calcext:value-type="float">
            <text:p>71.650960873428</text:p>
          </table:table-cell>
          <table:table-cell table:formula="of:=(1/13)*EXP([.G70])*((2*SIN(5*[.G70]))+(3*COS(5*[.G70])))" office:value-type="float" office:value="110.82936746341" calcext:value-type="float">
            <text:p>110.82936746341</text:p>
          </table:table-cell>
          <table:table-cell table:formula="of:=(([.I70]-[.H70])/[.I70])*100" office:value-type="float" office:value="35.3502031877216" calcext:value-type="float">
            <text:p>35.3502031877216</text:p>
          </table:table-cell>
          <table:table-cell office:value-type="float" office:value="3.3" calcext:value-type="float">
            <text:p>3.3</text:p>
          </table:table-cell>
          <table:table-cell table:formula="of:=[.L69]+(0.05*(EXP([.K70])*(COS(5*[.K70])-SIN(5*[.K70]))))" office:value-type="float" office:value="-5.5722555852033" calcext:value-type="float">
            <text:p>-5.5722555852033</text:p>
          </table:table-cell>
          <table:table-cell table:formula="of:=(1/13)*EXP([.K70])*((2*SIN(5*[.K70]))+(3*COS(5*[.K70])))" office:value-type="float" office:value="-7.36371318079636" calcext:value-type="float">
            <text:p>-7.36371318079636</text:p>
          </table:table-cell>
          <table:table-cell table:formula="of:=(([.M70]-[.L70])/[.M70])*100" office:value-type="float" office:value="24.3281826927339" calcext:value-type="float">
            <text:p>24.328182692733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3.5" calcext:value-type="float">
            <text:p>33.5</text:p>
          </table:table-cell>
          <table:table-cell table:formula="of:=[.D70]+(0.5*(EXP([.C71])*(COS(5*[.C71])-SIN(5*[.C71]))))" office:value-type="float" office:value="-4809656486980.63" calcext:value-type="float">
            <text:p>-4809656486980.63</text:p>
          </table:table-cell>
          <table:table-cell table:formula="of:=(1/13)*EXP([.C71])*((2*SIN(5*[.C71]))+(3*COS(5*[.C71])))" office:value-type="float" office:value="-90110217528094.7" calcext:value-type="float">
            <text:p>-90110217528094.7</text:p>
          </table:table-cell>
          <table:table-cell table:formula="of:=(([.E71]-[.D71])/[.E71])*100" office:value-type="float" office:value="94.6624737805332" calcext:value-type="float">
            <text:p>94.6624737805332</text:p>
          </table:table-cell>
          <table:table-cell office:value-type="float" office:value="6.7" calcext:value-type="float">
            <text:p>6.7</text:p>
          </table:table-cell>
          <table:table-cell table:formula="of:=[.H70]+(0.1*(EXP([.G71])*(COS(5*[.G71])-SIN(5*[.G71]))))" office:value-type="float" office:value="-39.0129072020077" calcext:value-type="float">
            <text:p>-39.0129072020077</text:p>
          </table:table-cell>
          <table:table-cell table:formula="of:=(1/13)*EXP([.G71])*((2*SIN(5*[.G71]))+(3*COS(5*[.G71])))" office:value-type="float" office:value="16.8215393158766" calcext:value-type="float">
            <text:p>16.8215393158766</text:p>
          </table:table-cell>
          <table:table-cell table:formula="of:=(([.I71]-[.H71])/[.I71])*100" office:value-type="float" office:value="331.922337601924" calcext:value-type="float">
            <text:p>331.922337601924</text:p>
          </table:table-cell>
          <table:table-cell office:value-type="float" office:value="3.35" calcext:value-type="float">
            <text:p>3.35</text:p>
          </table:table-cell>
          <table:table-cell table:formula="of:=[.L70]+(0.05*(EXP([.K71])*(COS(5*[.K71])-SIN(5*[.K71]))))" office:value-type="float" office:value="-5.06067320060222" calcext:value-type="float">
            <text:p>-5.06067320060222</text:p>
          </table:table-cell>
          <table:table-cell table:formula="of:=(1/13)*EXP([.K71])*((2*SIN(5*[.K71]))+(3*COS(5*[.K71])))" office:value-type="float" office:value="-7.10431756897838" calcext:value-type="float">
            <text:p>-7.10431756897838</text:p>
          </table:table-cell>
          <table:table-cell table:formula="of:=(([.M71]-[.L71])/[.M71])*100" office:value-type="float" office:value="28.7662305145242" calcext:value-type="float">
            <text:p>28.766230514524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table:formula="of:=[.D71]+(0.5*(EXP([.C72])*(COS(5*[.C72])-SIN(5*[.C72]))))" office:value-type="float" office:value="167704022114383" calcext:value-type="float">
            <text:p>167704022114383</text:p>
          </table:table-cell>
          <table:table-cell table:formula="of:=(1/13)*EXP([.C72])*((2*SIN(5*[.C72]))+(3*COS(5*[.C72])))" office:value-type="float" office:value="157412734489280" calcext:value-type="float">
            <text:p>157412734489280</text:p>
          </table:table-cell>
          <table:table-cell table:formula="of:=(([.E72]-[.D72])/[.E72])*100" office:value-type="float" office:value="-6.53777323575055" calcext:value-type="float">
            <text:p>-6.53777323575055</text:p>
          </table:table-cell>
          <table:table-cell office:value-type="float" office:value="6.8" calcext:value-type="float">
            <text:p>6.8</text:p>
          </table:table-cell>
          <table:table-cell table:formula="of:=[.H71]+(0.1*(EXP([.G72])*(COS(5*[.G72])-SIN(5*[.G72]))))" office:value-type="float" office:value="-162.705105180248" calcext:value-type="float">
            <text:p>-162.705105180248</text:p>
          </table:table-cell>
          <table:table-cell table:formula="of:=(1/13)*EXP([.G72])*((2*SIN(5*[.G72]))+(3*COS(5*[.G72])))" office:value-type="float" office:value="-102.737588875942" calcext:value-type="float">
            <text:p>-102.737588875942</text:p>
          </table:table-cell>
          <table:table-cell table:formula="of:=(([.I72]-[.H72])/[.I72])*100" office:value-type="float" office:value="-58.369596717632" calcext:value-type="float">
            <text:p>-58.369596717632</text:p>
          </table:table-cell>
          <table:table-cell office:value-type="float" office:value="3.4" calcext:value-type="float">
            <text:p>3.4</text:p>
          </table:table-cell>
          <table:table-cell table:formula="of:=[.L71]+(0.05*(EXP([.K72])*(COS(5*[.K72])-SIN(5*[.K72]))))" office:value-type="float" office:value="-4.03255375854013" calcext:value-type="float">
            <text:p>-4.03255375854013</text:p>
          </table:table-cell>
          <table:table-cell table:formula="of:=(1/13)*EXP([.K72])*((2*SIN(5*[.K72]))+(3*COS(5*[.K72])))" office:value-type="float" office:value="-6.33460666432712" calcext:value-type="float">
            <text:p>-6.33460666432712</text:p>
          </table:table-cell>
          <table:table-cell table:formula="of:=(([.M72]-[.L72])/[.M72])*100" office:value-type="float" office:value="36.3408973559611" calcext:value-type="float">
            <text:p>36.34089735596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4.5" calcext:value-type="float">
            <text:p>34.5</text:p>
          </table:table-cell>
          <table:table-cell table:formula="of:=[.D72]+(0.5*(EXP([.C73])*(COS(5*[.C73])-SIN(5*[.C73]))))" office:value-type="float" office:value="-429953912644187" calcext:value-type="float">
            <text:p>-429953912644187</text:p>
          </table:table-cell>
          <table:table-cell table:formula="of:=(1/13)*EXP([.C73])*((2*SIN(5*[.C73]))+(3*COS(5*[.C73])))" office:value-type="float" office:value="-170896195399036" calcext:value-type="float">
            <text:p>-170896195399036</text:p>
          </table:table-cell>
          <table:table-cell table:formula="of:=(([.E73]-[.D73])/[.E73])*100" office:value-type="float" office:value="-151.587761588408" calcext:value-type="float">
            <text:p>-151.587761588408</text:p>
          </table:table-cell>
          <table:table-cell office:value-type="float" office:value="6.9" calcext:value-type="float">
            <text:p>6.9</text:p>
          </table:table-cell>
          <table:table-cell table:formula="of:=[.H72]+(0.1*(EXP([.G73])*(COS(5*[.G73])-SIN(5*[.G73]))))" office:value-type="float" office:value="-267.472814170694" calcext:value-type="float">
            <text:p>-267.472814170694</text:p>
          </table:table-cell>
          <table:table-cell table:formula="of:=(1/13)*EXP([.G73])*((2*SIN(5*[.G73]))+(3*COS(5*[.G73])))" office:value-type="float" office:value="-219.831878059717" calcext:value-type="float">
            <text:p>-219.831878059717</text:p>
          </table:table-cell>
          <table:table-cell table:formula="of:=(([.I73]-[.H73])/[.I73])*100" office:value-type="float" office:value="-21.671532141501" calcext:value-type="float">
            <text:p>-21.671532141501</text:p>
          </table:table-cell>
          <table:table-cell office:value-type="float" office:value="3.45" calcext:value-type="float">
            <text:p>3.45</text:p>
          </table:table-cell>
          <table:table-cell table:formula="of:=[.L72]+(0.05*(EXP([.K73])*(COS(5*[.K73])-SIN(5*[.K73]))))" office:value-type="float" office:value="-2.50347614064625" calcext:value-type="float">
            <text:p>-2.50347614064625</text:p>
          </table:table-cell>
          <table:table-cell table:formula="of:=(1/13)*EXP([.K73])*((2*SIN(5*[.K73]))+(3*COS(5*[.K73])))" office:value-type="float" office:value="-5.05324406907915" calcext:value-type="float">
            <text:p>-5.05324406907915</text:p>
          </table:table-cell>
          <table:table-cell table:formula="of:=(([.M73]-[.L73])/[.M73])*100" office:value-type="float" office:value="50.4580402920761" calcext:value-type="float">
            <text:p>50.458040292076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table:formula="of:=[.D73]+(0.5*(EXP([.C74])*(COS(5*[.C74])-SIN(5*[.C74]))))" office:value-type="float" office:value="679953221065666" calcext:value-type="float">
            <text:p>679953221065666</text:p>
          </table:table-cell>
          <table:table-cell table:formula="of:=(1/13)*EXP([.C74])*((2*SIN(5*[.C74]))+(3*COS(5*[.C74])))" office:value-type="float" office:value="23568582840683.4" calcext:value-type="float">
            <text:p>23568582840683.4</text:p>
          </table:table-cell>
          <table:table-cell table:formula="of:=(([.E74]-[.D74])/[.E74])*100" office:value-type="float" office:value="-2784.99832875802" calcext:value-type="float">
            <text:p>-2784.99832875802</text:p>
          </table:table-cell>
          <table:table-cell office:value-type="float" office:value="7" calcext:value-type="float">
            <text:p>7</text:p>
          </table:table-cell>
          <table:table-cell table:formula="of:=[.H73]+(0.1*(EXP([.G74])*(COS(5*[.G74])-SIN(5*[.G74]))))" office:value-type="float" office:value="-319.618766558973" calcext:value-type="float">
            <text:p>-319.618766558973</text:p>
          </table:table-cell>
          <table:table-cell table:formula="of:=(1/13)*EXP([.G74])*((2*SIN(5*[.G74]))+(3*COS(5*[.G74])))" office:value-type="float" office:value="-300.936549062909" calcext:value-type="float">
            <text:p>-300.936549062909</text:p>
          </table:table-cell>
          <table:table-cell table:formula="of:=(([.I74]-[.H74])/[.I74])*100" office:value-type="float" office:value="-6.20802543068917" calcext:value-type="float">
            <text:p>-6.20802543068917</text:p>
          </table:table-cell>
          <table:table-cell office:value-type="float" office:value="3.5" calcext:value-type="float">
            <text:p>3.5</text:p>
          </table:table-cell>
          <table:table-cell table:formula="of:=[.L73]+(0.05*(EXP([.K74])*(COS(5*[.K74])-SIN(5*[.K74]))))" office:value-type="float" office:value="-0.524718656982348" calcext:value-type="float">
            <text:p>-0.524718656982348</text:p>
          </table:table-cell>
          <table:table-cell table:formula="of:=(1/13)*EXP([.K74])*((2*SIN(5*[.K74]))+(3*COS(5*[.K74])))" office:value-type="float" office:value="-3.29354088837111" calcext:value-type="float">
            <text:p>-3.29354088837111</text:p>
          </table:table-cell>
          <table:table-cell table:formula="of:=(([.M74]-[.L74])/[.M74])*100" office:value-type="float" office:value="84.0682513207887" calcext:value-type="float">
            <text:p>84.068251320788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5.5" calcext:value-type="float">
            <text:p>35.5</text:p>
          </table:table-cell>
          <table:table-cell table:formula="of:=[.D74]+(0.5*(EXP([.C75])*(COS(5*[.C75])-SIN(5*[.C75]))))" office:value-type="float" office:value="-627513542081724" calcext:value-type="float">
            <text:p>-627513542081724</text:p>
          </table:table-cell>
          <table:table-cell table:formula="of:=(1/13)*EXP([.C75])*((2*SIN(5*[.C75]))+(3*COS(5*[.C75])))" office:value-type="float" office:value="402282307066083" calcext:value-type="float">
            <text:p>402282307066083</text:p>
          </table:table-cell>
          <table:table-cell table:formula="of:=(([.E75]-[.D75])/[.E75])*100" office:value-type="float" office:value="255.988352224161" calcext:value-type="float">
            <text:p>255.988352224161</text:p>
          </table:table-cell>
          <table:table-cell office:value-type="float" office:value="7.1" calcext:value-type="float">
            <text:p>7.1</text:p>
          </table:table-cell>
          <table:table-cell table:formula="of:=[.H74]+(0.1*(EXP([.G75])*(COS(5*[.G75])-SIN(5*[.G75]))))" office:value-type="float" office:value="-292.805697528209" calcext:value-type="float">
            <text:p>-292.805697528209</text:p>
          </table:table-cell>
          <table:table-cell table:formula="of:=(1/13)*EXP([.G75])*((2*SIN(5*[.G75]))+(3*COS(5*[.G75])))" office:value-type="float" office:value="-315.240651196483" calcext:value-type="float">
            <text:p>-315.240651196483</text:p>
          </table:table-cell>
          <table:table-cell table:formula="of:=(([.I75]-[.H75])/[.I75])*100" office:value-type="float" office:value="7.11677049997289" calcext:value-type="float">
            <text:p>7.11677049997289</text:p>
          </table:table-cell>
          <table:table-cell office:value-type="float" office:value="3.55" calcext:value-type="float">
            <text:p>3.55</text:p>
          </table:table-cell>
          <table:table-cell table:formula="of:=[.L74]+(0.05*(EXP([.K75])*(COS(5*[.K75])-SIN(5*[.K75]))))" office:value-type="float" office:value="1.8164729102479" calcext:value-type="float">
            <text:p>1.8164729102479</text:p>
          </table:table-cell>
          <table:table-cell table:formula="of:=(1/13)*EXP([.K75])*((2*SIN(5*[.K75]))+(3*COS(5*[.K75])))" office:value-type="float" office:value="-1.12483476224939" calcext:value-type="float">
            <text:p>-1.12483476224939</text:p>
          </table:table-cell>
          <table:table-cell table:formula="of:=(([.M75]-[.L75])/[.M75])*100" office:value-type="float" office:value="261.487977719981" calcext:value-type="float">
            <text:p>261.48797771998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formula="of:=[.D75]+(0.5*(EXP([.C76])*(COS(5*[.C76])-SIN(5*[.C76]))))" office:value-type="float" office:value="-190586248172123" calcext:value-type="float">
            <text:p>-190586248172123</text:p>
          </table:table-cell>
          <table:table-cell table:formula="of:=(1/13)*EXP([.C76])*((2*SIN(5*[.C76]))+(3*COS(5*[.C76])))" office:value-type="float" office:value="-1.12678529405333E+015" calcext:value-type="float">
            <text:p>-1.12678529405333E+015</text:p>
          </table:table-cell>
          <table:table-cell table:formula="of:=(([.E76]-[.D76])/[.E76])*100" office:value-type="float" office:value="83.0858417146592" calcext:value-type="float">
            <text:p>83.0858417146592</text:p>
          </table:table-cell>
          <table:table-cell office:value-type="float" office:value="7.2" calcext:value-type="float">
            <text:p>7.2</text:p>
          </table:table-cell>
          <table:table-cell table:formula="of:=[.H75]+(0.1*(EXP([.G76])*(COS(5*[.G76])-SIN(5*[.G76]))))" office:value-type="float" office:value="-177.103637011692" calcext:value-type="float">
            <text:p>-177.103637011692</text:p>
          </table:table-cell>
          <table:table-cell table:formula="of:=(1/13)*EXP([.G76])*((2*SIN(5*[.G76]))+(3*COS(5*[.G76])))" office:value-type="float" office:value="-243.925671030166" calcext:value-type="float">
            <text:p>-243.925671030166</text:p>
          </table:table-cell>
          <table:table-cell table:formula="of:=(([.I76]-[.H76])/[.I76])*100" office:value-type="float" office:value="27.3944245951096" calcext:value-type="float">
            <text:p>27.3944245951096</text:p>
          </table:table-cell>
          <table:table-cell office:value-type="float" office:value="3.6" calcext:value-type="float">
            <text:p>3.6</text:p>
          </table:table-cell>
          <table:table-cell table:formula="of:=[.L75]+(0.05*(EXP([.K76])*(COS(5*[.K76])-SIN(5*[.K76]))))" office:value-type="float" office:value="4.39903456109573" calcext:value-type="float">
            <text:p>4.39903456109573</text:p>
          </table:table-cell>
          <table:table-cell table:formula="of:=(1/13)*EXP([.K76])*((2*SIN(5*[.K76]))+(3*COS(5*[.K76])))" office:value-type="float" office:value="1.34843557254304" calcext:value-type="float">
            <text:p>1.34843557254304</text:p>
          </table:table-cell>
          <table:table-cell table:formula="of:=(([.M76]-[.L76])/[.M76])*100" office:value-type="float" office:value="-226.232461577641" calcext:value-type="float">
            <text:p>-226.23246157764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6.5" calcext:value-type="float">
            <text:p>36.5</text:p>
          </table:table-cell>
          <table:table-cell table:formula="of:=[.D76]+(0.5*(EXP([.C77])*(COS(5*[.C77])-SIN(5*[.C77]))))" office:value-type="float" office:value="2.20923512256687E+015" calcext:value-type="float">
            <text:p>2.20923512256687E+015</text:p>
          </table:table-cell>
          <table:table-cell table:formula="of:=(1/13)*EXP([.C77])*((2*SIN(5*[.C77]))+(3*COS(5*[.C77])))" office:value-type="float" office:value="1.88314024043068E+015" calcext:value-type="float">
            <text:p>1.88314024043068E+015</text:p>
          </table:table-cell>
          <table:table-cell table:formula="of:=(([.E77]-[.D77])/[.E77])*100" office:value-type="float" office:value="-17.3165479200641" calcext:value-type="float">
            <text:p>-17.3165479200641</text:p>
          </table:table-cell>
          <table:table-cell office:value-type="float" office:value="7.3" calcext:value-type="float">
            <text:p>7.3</text:p>
          </table:table-cell>
          <table:table-cell table:formula="of:=[.H76]+(0.1*(EXP([.G77])*(COS(5*[.G77])-SIN(5*[.G77]))))" office:value-type="float" office:value="14.5807405281759" calcext:value-type="float">
            <text:p>14.5807405281759</text:p>
          </table:table-cell>
          <table:table-cell table:formula="of:=(1/13)*EXP([.G77])*((2*SIN(5*[.G77]))+(3*COS(5*[.G77])))" office:value-type="float" office:value="-88.1208370697736" calcext:value-type="float">
            <text:p>-88.1208370697736</text:p>
          </table:table-cell>
          <table:table-cell table:formula="of:=(([.I77]-[.H77])/[.I77])*100" office:value-type="float" office:value="116.546302796274" calcext:value-type="float">
            <text:p>116.546302796274</text:p>
          </table:table-cell>
          <table:table-cell office:value-type="float" office:value="3.65" calcext:value-type="float">
            <text:p>3.65</text:p>
          </table:table-cell>
          <table:table-cell table:formula="of:=[.L76]+(0.05*(EXP([.K77])*(COS(5*[.K77])-SIN(5*[.K77]))))" office:value-type="float" office:value="7.07275872843479" calcext:value-type="float">
            <text:p>7.07275872843479</text:p>
          </table:table-cell>
          <table:table-cell table:formula="of:=(1/13)*EXP([.K77])*((2*SIN(5*[.K77]))+(3*COS(5*[.K77])))" office:value-type="float" office:value="3.99013963216174" calcext:value-type="float">
            <text:p>3.99013963216174</text:p>
          </table:table-cell>
          <table:table-cell table:formula="of:=(([.M77]-[.L77])/[.M77])*100" office:value-type="float" office:value="-77.2559203549218" calcext:value-type="float">
            <text:p>-77.255920354921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formula="of:=[.D77]+(0.5*(EXP([.C78])*(COS(5*[.C78])-SIN(5*[.C78]))))" office:value-type="float" office:value="-5318124606655370" calcext:value-type="float">
            <text:p>-5318124606655370</text:p>
          </table:table-cell>
          <table:table-cell table:formula="of:=(1/13)*EXP([.C78])*((2*SIN(5*[.C78]))+(3*COS(5*[.C78])))" office:value-type="float" office:value="-1.91181873696654E+015" calcext:value-type="float">
            <text:p>-1.91181873696654E+015</text:p>
          </table:table-cell>
          <table:table-cell table:formula="of:=(([.E78]-[.D78])/[.E78])*100" office:value-type="float" office:value="-178.170963796158" calcext:value-type="float">
            <text:p>-178.170963796158</text:p>
          </table:table-cell>
          <table:table-cell office:value-type="float" office:value="7.4" calcext:value-type="float">
            <text:p>7.4</text:p>
          </table:table-cell>
          <table:table-cell table:formula="of:=[.H77]+(0.1*(EXP([.G78])*(COS(5*[.G78])-SIN(5*[.G78]))))" office:value-type="float" office:value="245.083124304513" calcext:value-type="float">
            <text:p>245.083124304513</text:p>
          </table:table-cell>
          <table:table-cell table:formula="of:=(1/13)*EXP([.G78])*((2*SIN(5*[.G78]))+(3*COS(5*[.G78])))" office:value-type="float" office:value="126.998437068203" calcext:value-type="float">
            <text:p>126.998437068203</text:p>
          </table:table-cell>
          <table:table-cell table:formula="of:=(([.I78]-[.H78])/[.I78])*100" office:value-type="float" office:value="-92.9812129679154" calcext:value-type="float">
            <text:p>-92.9812129679154</text:p>
          </table:table-cell>
          <table:table-cell office:value-type="float" office:value="3.7" calcext:value-type="float">
            <text:p>3.7</text:p>
          </table:table-cell>
          <table:table-cell table:formula="of:=[.L77]+(0.05*(EXP([.K78])*(COS(5*[.K78])-SIN(5*[.K78]))))" office:value-type="float" office:value="9.6654420856328" calcext:value-type="float">
            <text:p>9.6654420856328</text:p>
          </table:table-cell>
          <table:table-cell table:formula="of:=(1/13)*EXP([.K78])*((2*SIN(5*[.K78]))+(3*COS(5*[.K78])))" office:value-type="float" office:value="6.63837787450446" calcext:value-type="float">
            <text:p>6.63837787450446</text:p>
          </table:table-cell>
          <table:table-cell table:formula="of:=(([.M78]-[.L78])/[.M78])*100" office:value-type="float" office:value="-45.5994561977884" calcext:value-type="float">
            <text:p>-45.599456197788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7.5" calcext:value-type="float">
            <text:p>37.5</text:p>
          </table:table-cell>
          <table:table-cell table:formula="of:=[.D78]+(0.5*(EXP([.C79])*(COS(5*[.C79])-SIN(5*[.C79]))))" office:value-type="float" office:value="8043699249049818" calcext:value-type="float">
            <text:p>8043699249049818</text:p>
          </table:table-cell>
          <table:table-cell table:formula="of:=(1/13)*EXP([.C79])*((2*SIN(5*[.C79]))+(3*COS(5*[.C79])))" office:value-type="float" office:value="-68406467237083.5" calcext:value-type="float">
            <text:p>-68406467237083.5</text:p>
          </table:table-cell>
          <table:table-cell table:formula="of:=(([.E79]-[.D79])/[.E79])*100" office:value-type="float" office:value="11858.6824373957" calcext:value-type="float">
            <text:p>11858.6824373957</text:p>
          </table:table-cell>
          <table:table-cell office:value-type="float" office:value="7.5" calcext:value-type="float">
            <text:p>7.5</text:p>
          </table:table-cell>
          <table:table-cell table:formula="of:=[.H78]+(0.1*(EXP([.G79])*(COS(5*[.G79])-SIN(5*[.G79]))))" office:value-type="float" office:value="458.078013335944" calcext:value-type="float">
            <text:p>458.078013335944</text:p>
          </table:table-cell>
          <table:table-cell table:formula="of:=(1/13)*EXP([.G79])*((2*SIN(5*[.G79]))+(3*COS(5*[.G79])))" office:value-type="float" office:value="353.977198045142" calcext:value-type="float">
            <text:p>353.977198045142</text:p>
          </table:table-cell>
          <table:table-cell table:formula="of:=(([.I79]-[.H79])/[.I79])*100" office:value-type="float" office:value="-29.4089042643721" calcext:value-type="float">
            <text:p>-29.4089042643721</text:p>
          </table:table-cell>
          <table:table-cell office:value-type="float" office:value="3.75" calcext:value-type="float">
            <text:p>3.75</text:p>
          </table:table-cell>
          <table:table-cell table:formula="of:=[.L78]+(0.05*(EXP([.K79])*(COS(5*[.K79])-SIN(5*[.K79]))))" office:value-type="float" office:value="11.9922806241477" calcext:value-type="float">
            <text:p>11.9922806241477</text:p>
          </table:table-cell>
          <table:table-cell table:formula="of:=(1/13)*EXP([.K79])*((2*SIN(5*[.K79]))+(3*COS(5*[.K79])))" office:value-type="float" office:value="9.11377936399228" calcext:value-type="float">
            <text:p>9.11377936399228</text:p>
          </table:table-cell>
          <table:table-cell table:formula="of:=(([.M79]-[.L79])/[.M79])*100" office:value-type="float" office:value="-31.5840569010056" calcext:value-type="float">
            <text:p>-31.584056901005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table:formula="of:=[.D79]+(0.5*(EXP([.C80])*(COS(5*[.C80])-SIN(5*[.C80]))))" office:value-type="float" office:value="-6793080238083088" calcext:value-type="float">
            <text:p>-6793080238083088</text:p>
          </table:table-cell>
          <table:table-cell table:formula="of:=(1/13)*EXP([.C80])*((2*SIN(5*[.C80]))+(3*COS(5*[.C80])))" office:value-type="float" office:value="5377573209379634" calcext:value-type="float">
            <text:p>5377573209379634</text:p>
          </table:table-cell>
          <table:table-cell table:formula="of:=(([.E80]-[.D80])/[.E80])*100" office:value-type="float" office:value="226.322412984253" calcext:value-type="float">
            <text:p>226.322412984253</text:p>
          </table:table-cell>
          <table:table-cell office:value-type="float" office:value="7.6" calcext:value-type="float">
            <text:p>7.6</text:p>
          </table:table-cell>
          <table:table-cell table:formula="of:=[.H79]+(0.1*(EXP([.G80])*(COS(5*[.G80])-SIN(5*[.G80]))))" office:value-type="float" office:value="589.700189100195" calcext:value-type="float">
            <text:p>589.700189100195</text:p>
          </table:table-cell>
          <table:table-cell table:formula="of:=(1/13)*EXP([.G80])*((2*SIN(5*[.G80]))+(3*COS(5*[.G80])))" office:value-type="float" office:value="531.513666154014" calcext:value-type="float">
            <text:p>531.513666154014</text:p>
          </table:table-cell>
          <table:table-cell table:formula="of:=(([.I80]-[.H80])/[.I80])*100" office:value-type="float" office:value="-10.947323963881" calcext:value-type="float">
            <text:p>-10.947323963881</text:p>
          </table:table-cell>
          <table:table-cell office:value-type="float" office:value="3.8" calcext:value-type="float">
            <text:p>3.8</text:p>
          </table:table-cell>
          <table:table-cell table:formula="of:=[.L79]+(0.05*(EXP([.K80])*(COS(5*[.K80])-SIN(5*[.K80]))))" office:value-type="float" office:value="13.8671095614705" calcext:value-type="float">
            <text:p>13.8671095614705</text:p>
          </table:table-cell>
          <table:table-cell table:formula="of:=(1/13)*EXP([.K80])*((2*SIN(5*[.K80]))+(3*COS(5*[.K80])))" office:value-type="float" office:value="11.2298600185994" calcext:value-type="float">
            <text:p>11.2298600185994</text:p>
          </table:table-cell>
          <table:table-cell table:formula="of:=(([.M80]-[.L80])/[.M80])*100" office:value-type="float" office:value="-23.4842601644472" calcext:value-type="float">
            <text:p>-23.484260164447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8.5" calcext:value-type="float">
            <text:p>38.5</text:p>
          </table:table-cell>
          <table:table-cell table:formula="of:=[.D80]+(0.5*(EXP([.C81])*(COS(5*[.C81])-SIN(5*[.C81]))))" office:value-type="float" office:value="-3919591340811721" calcext:value-type="float">
            <text:p>-3919591340811721</text:p>
          </table:table-cell>
          <table:table-cell table:formula="of:=(1/13)*EXP([.C81])*((2*SIN(5*[.C81]))+(3*COS(5*[.C81])))" office:value-type="float" office:value="-1.40201217430676E+016" calcext:value-type="float">
            <text:p>-1.40201217430676E+016</text:p>
          </table:table-cell>
          <table:table-cell table:formula="of:=(([.E81]-[.D81])/[.E81])*100" office:value-type="float" office:value="72.0431005333473" calcext:value-type="float">
            <text:p>72.0431005333473</text:p>
          </table:table-cell>
          <table:table-cell office:value-type="float" office:value="7.7" calcext:value-type="float">
            <text:p>7.7</text:p>
          </table:table-cell>
          <table:table-cell table:formula="of:=[.H80]+(0.1*(EXP([.G81])*(COS(5*[.G81])-SIN(5*[.G81]))))" office:value-type="float" office:value="584.862740348089" calcext:value-type="float">
            <text:p>584.862740348089</text:p>
          </table:table-cell>
          <table:table-cell table:formula="of:=(1/13)*EXP([.G81])*((2*SIN(5*[.G81]))+(3*COS(5*[.G81])))" office:value-type="float" office:value="598.658868331023" calcext:value-type="float">
            <text:p>598.658868331023</text:p>
          </table:table-cell>
          <table:table-cell table:formula="of:=(([.I81]-[.H81])/[.I81])*100" office:value-type="float" office:value="2.30450573987093" calcext:value-type="float">
            <text:p>2.30450573987093</text:p>
          </table:table-cell>
          <table:table-cell office:value-type="float" office:value="3.85" calcext:value-type="float">
            <text:p>3.85</text:p>
          </table:table-cell>
          <table:table-cell table:formula="of:=[.L80]+(0.05*(EXP([.K81])*(COS(5*[.K81])-SIN(5*[.K81]))))" office:value-type="float" office:value="15.1149178818005" calcext:value-type="float">
            <text:p>15.1149178818005</text:p>
          </table:table-cell>
          <table:table-cell table:formula="of:=(1/13)*EXP([.K81])*((2*SIN(5*[.K81]))+(3*COS(5*[.K81])))" office:value-type="float" office:value="12.804953877941" calcext:value-type="float">
            <text:p>12.804953877941</text:p>
          </table:table-cell>
          <table:table-cell table:formula="of:=(([.M81]-[.L81])/[.M81])*100" office:value-type="float" office:value="-18.039612058571" calcext:value-type="float">
            <text:p>-18.03961205857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table:formula="of:=[.D81]+(0.5*(EXP([.C82])*(COS(5*[.C82])-SIN(5*[.C82]))))" office:value-type="float" office:value="2.88199891607638E+016" calcext:value-type="float">
            <text:p>2.88199891607638E+016</text:p>
          </table:table-cell>
          <table:table-cell table:formula="of:=(1/13)*EXP([.C82])*((2*SIN(5*[.C82]))+(3*COS(5*[.C82])))" office:value-type="float" office:value="2.24195471316981E+016" calcext:value-type="float">
            <text:p>2.24195471316981E+016</text:p>
          </table:table-cell>
          <table:table-cell table:formula="of:=(([.E82]-[.D82])/[.E82])*100" office:value-type="float" office:value="-28.5484893671929" calcext:value-type="float">
            <text:p>-28.5484893671929</text:p>
          </table:table-cell>
          <table:table-cell office:value-type="float" office:value="7.8" calcext:value-type="float">
            <text:p>7.8</text:p>
          </table:table-cell>
          <table:table-cell table:formula="of:=[.H81]+(0.1*(EXP([.G82])*(COS(5*[.G82])-SIN(5*[.G82]))))" office:value-type="float" office:value="414.715574572783" calcext:value-type="float">
            <text:p>414.715574572783</text:p>
          </table:table-cell>
          <table:table-cell table:formula="of:=(1/13)*EXP([.G82])*((2*SIN(5*[.G82]))+(3*COS(5*[.G82])))" office:value-type="float" office:value="512.06074274557" calcext:value-type="float">
            <text:p>512.06074274557</text:p>
          </table:table-cell>
          <table:table-cell table:formula="of:=(([.I82]-[.H82])/[.I82])*100" office:value-type="float" office:value="19.0104727909507" calcext:value-type="float">
            <text:p>19.0104727909507</text:p>
          </table:table-cell>
          <table:table-cell office:value-type="float" office:value="3.9" calcext:value-type="float">
            <text:p>3.9</text:p>
          </table:table-cell>
          <table:table-cell table:formula="of:=[.L81]+(0.05*(EXP([.K82])*(COS(5*[.K82])-SIN(5*[.K82]))))" office:value-type="float" office:value="15.5849206792235" calcext:value-type="float">
            <text:p>15.5849206792235</text:p>
          </table:table-cell>
          <table:table-cell table:formula="of:=(1/13)*EXP([.K82])*((2*SIN(5*[.K82]))+(3*COS(5*[.K82])))" office:value-type="float" office:value="13.6750716016416" calcext:value-type="float">
            <text:p>13.6750716016416</text:p>
          </table:table-cell>
          <table:table-cell table:formula="of:=(([.M82]-[.L82])/[.M82])*100" office:value-type="float" office:value="-13.9659164735389" calcext:value-type="float">
            <text:p>-13.965916473538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9.5" calcext:value-type="float">
            <text:p>39.5</text:p>
          </table:table-cell>
          <table:table-cell table:formula="of:=[.D82]+(0.5*(EXP([.C83])*(COS(5*[.C83])-SIN(5*[.C83]))))" office:value-type="float" office:value="-6.54799330924571E+016" calcext:value-type="float">
            <text:p>-6.54799330924571E+016</text:p>
          </table:table-cell>
          <table:table-cell table:formula="of:=(1/13)*EXP([.C83])*((2*SIN(5*[.C83]))+(3*COS(5*[.C83])))" office:value-type="float" office:value="-2.11156368690316E+016" calcext:value-type="float">
            <text:p>-2.11156368690316E+016</text:p>
          </table:table-cell>
          <table:table-cell table:formula="of:=(([.E83]-[.D83])/[.E83])*100" office:value-type="float" office:value="-210.101625153871" calcext:value-type="float">
            <text:p>-210.101625153871</text:p>
          </table:table-cell>
          <table:table-cell office:value-type="float" office:value="7.9" calcext:value-type="float">
            <text:p>7.9</text:p>
          </table:table-cell>
          <table:table-cell table:formula="of:=[.H82]+(0.1*(EXP([.G83])*(COS(5*[.G83])-SIN(5*[.G83]))))" office:value-type="float" office:value="90.5798152039189" calcext:value-type="float">
            <text:p>90.5798152039189</text:p>
          </table:table-cell>
          <table:table-cell table:formula="of:=(1/13)*EXP([.G83])*((2*SIN(5*[.G83]))+(3*COS(5*[.G83])))" office:value-type="float" office:value="262.070048243008" calcext:value-type="float">
            <text:p>262.070048243008</text:p>
          </table:table-cell>
          <table:table-cell table:formula="of:=(([.I83]-[.H83])/[.I83])*100" office:value-type="float" office:value="65.436792257951" calcext:value-type="float">
            <text:p>65.436792257951</text:p>
          </table:table-cell>
          <table:table-cell office:value-type="float" office:value="3.95" calcext:value-type="float">
            <text:p>3.95</text:p>
          </table:table-cell>
          <table:table-cell table:formula="of:=[.L82]+(0.05*(EXP([.K83])*(COS(5*[.K83])-SIN(5*[.K83]))))" office:value-type="float" office:value="15.1633591575464" calcext:value-type="float">
            <text:p>15.1633591575464</text:p>
          </table:table-cell>
          <table:table-cell table:formula="of:=(1/13)*EXP([.K83])*((2*SIN(5*[.K83]))+(3*COS(5*[.K83])))" office:value-type="float" office:value="13.7069094448611" calcext:value-type="float">
            <text:p>13.7069094448611</text:p>
          </table:table-cell>
          <table:table-cell table:formula="of:=(([.M83]-[.L83])/[.M83])*100" office:value-type="float" office:value="-10.6256608650122" calcext:value-type="float">
            <text:p>-10.625660865012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table:formula="of:=[.D83]+(0.5*(EXP([.C84])*(COS(5*[.C84])-SIN(5*[.C84]))))" office:value-type="float" office:value="9.46391260145409E+016" calcext:value-type="float">
            <text:p>9.46391260145409E+016</text:p>
          </table:table-cell>
          <table:table-cell table:formula="of:=(1/13)*EXP([.C84])*((2*SIN(5*[.C84]))+(3*COS(5*[.C84])))" office:value-type="float" office:value="-5160940924756503" calcext:value-type="float">
            <text:p>-5160940924756503</text:p>
          </table:table-cell>
          <table:table-cell table:formula="of:=(([.E84]-[.D84])/[.E84])*100" office:value-type="float" office:value="1933.75720424481" calcext:value-type="float">
            <text:p>1933.75720424481</text:p>
          </table:table-cell>
          <table:table-cell office:value-type="float" office:value="8" calcext:value-type="float">
            <text:p>8</text:p>
          </table:table-cell>
          <table:table-cell table:formula="of:=[.H83]+(0.1*(EXP([.G84])*(COS(5*[.G84])-SIN(5*[.G84]))))" office:value-type="float" office:value="-330.346721668607" calcext:value-type="float">
            <text:p>-330.346721668607</text:p>
          </table:table-cell>
          <table:table-cell table:formula="of:=(1/13)*EXP([.G84])*((2*SIN(5*[.G84]))+(3*COS(5*[.G84])))" office:value-type="float" office:value="-117.080074713206" calcext:value-type="float">
            <text:p>-117.080074713206</text:p>
          </table:table-cell>
          <table:table-cell table:formula="of:=(([.I84]-[.H84])/[.I84])*100" office:value-type="float" office:value="-182.154519014281" calcext:value-type="float">
            <text:p>-182.154519014281</text:p>
          </table:table-cell>
          <table:table-cell office:value-type="float" office:value="4" calcext:value-type="float">
            <text:p>4</text:p>
          </table:table-cell>
          <table:table-cell table:formula="of:=[.L83]+(0.05*(EXP([.K84])*(COS(5*[.K84])-SIN(5*[.K84]))))" office:value-type="float" office:value="13.7851293508188" calcext:value-type="float">
            <text:p>13.7851293508188</text:p>
          </table:table-cell>
          <table:table-cell table:formula="of:=(1/13)*EXP([.K84])*((2*SIN(5*[.K84]))+(3*COS(5*[.K84])))" office:value-type="float" office:value="12.8101400348242" calcext:value-type="float">
            <text:p>12.8101400348242</text:p>
          </table:table-cell>
          <table:table-cell table:formula="of:=(([.M84]-[.L84])/[.M84])*100" office:value-type="float" office:value="-7.6110746123318" calcext:value-type="float">
            <text:p>-7.6110746123318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0.5" calcext:value-type="float">
            <text:p>40.5</text:p>
          </table:table-cell>
          <table:table-cell table:formula="of:=[.D84]+(0.5*(EXP([.C85])*(COS(5*[.C85])-SIN(5*[.C85]))))" office:value-type="float" office:value="-7.20176366716933E+016" calcext:value-type="float">
            <text:p>-7.20176366716933E+016</text:p>
          </table:table-cell>
          <table:table-cell table:formula="of:=(1/13)*EXP([.C85])*((2*SIN(5*[.C85]))+(3*COS(5*[.C85])))" office:value-type="float" office:value="7.10320388666447E+016" calcext:value-type="float">
            <text:p>7.10320388666447E+016</text:p>
          </table:table-cell>
          <table:table-cell table:formula="of:=(([.E85]-[.D85])/[.E85])*100" office:value-type="float" office:value="201.387539792993" calcext:value-type="float">
            <text:p>201.387539792993</text:p>
          </table:table-cell>
          <table:table-cell office:value-type="float" office:value="8.1" calcext:value-type="float">
            <text:p>8.1</text:p>
          </table:table-cell>
          <table:table-cell table:formula="of:=[.H84]+(0.1*(EXP([.G85])*(COS(5*[.G85])-SIN(5*[.G85]))))" office:value-type="float" office:value="-750.941797473162" calcext:value-type="float">
            <text:p>-750.941797473162</text:p>
          </table:table-cell>
          <table:table-cell table:formula="of:=(1/13)*EXP([.G85])*((2*SIN(5*[.G85]))+(3*COS(5*[.G85])))" office:value-type="float" office:value="-547.200027069879" calcext:value-type="float">
            <text:p>-547.200027069879</text:p>
          </table:table-cell>
          <table:table-cell table:formula="of:=(([.I85]-[.H85])/[.I85])*100" office:value-type="float" office:value="-37.2335088311801" calcext:value-type="float">
            <text:p>-37.2335088311801</text:p>
          </table:table-cell>
          <table:table-cell office:value-type="float" office:value="4.05" calcext:value-type="float">
            <text:p>4.05</text:p>
          </table:table-cell>
          <table:table-cell table:formula="of:=[.L84]+(0.05*(EXP([.K85])*(COS(5*[.K85])-SIN(5*[.K85]))))" office:value-type="float" office:value="11.4433257238903" calcext:value-type="float">
            <text:p>11.4433257238903</text:p>
          </table:table-cell>
          <table:table-cell table:formula="of:=(1/13)*EXP([.K85])*((2*SIN(5*[.K85]))+(3*COS(5*[.K85])))" office:value-type="float" office:value="10.948073744279" calcext:value-type="float">
            <text:p>10.948073744279</text:p>
          </table:table-cell>
          <table:table-cell table:formula="of:=(([.M85]-[.L85])/[.M85])*100" office:value-type="float" office:value="-4.52364490027375" calcext:value-type="float">
            <text:p>-4.52364490027375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table:formula="of:=[.D85]+(0.5*(EXP([.C86])*(COS(5*[.C86])-SIN(5*[.C86]))))" office:value-type="float" office:value="-6.70050224126948E+016" calcext:value-type="float">
            <text:p>-6.70050224126948E+016</text:p>
          </table:table-cell>
          <table:table-cell table:formula="of:=(1/13)*EXP([.C86])*((2*SIN(5*[.C86]))+(3*COS(5*[.C86])))" office:value-type="float" office:value="-1.73618223759715E+017" calcext:value-type="float">
            <text:p>-1.73618223759715E+017</text:p>
          </table:table-cell>
          <table:table-cell table:formula="of:=(([.E86]-[.D86])/[.E86])*100" office:value-type="float" office:value="61.4066882141192" calcext:value-type="float">
            <text:p>61.4066882141192</text:p>
          </table:table-cell>
          <table:table-cell office:value-type="float" office:value="8.2" calcext:value-type="float">
            <text:p>8.2</text:p>
          </table:table-cell>
          <table:table-cell table:formula="of:=[.H85]+(0.1*(EXP([.G86])*(COS(5*[.G86])-SIN(5*[.G86]))))" office:value-type="float" office:value="-1052.67339659389" calcext:value-type="float">
            <text:p>-1052.67339659389</text:p>
          </table:table-cell>
          <table:table-cell table:formula="of:=(1/13)*EXP([.G86])*((2*SIN(5*[.G86]))+(3*COS(5*[.G86])))" office:value-type="float" office:value="-918.433403637989" calcext:value-type="float">
            <text:p>-918.433403637989</text:p>
          </table:table-cell>
          <table:table-cell table:formula="of:=(([.I86]-[.H86])/[.I86])*100" office:value-type="float" office:value="-14.6161923580049" calcext:value-type="float">
            <text:p>-14.6161923580049</text:p>
          </table:table-cell>
          <table:table-cell office:value-type="float" office:value="4.1" calcext:value-type="float">
            <text:p>4.1</text:p>
          </table:table-cell>
          <table:table-cell table:formula="of:=[.L85]+(0.05*(EXP([.K86])*(COS(5*[.K86])-SIN(5*[.K86]))))" office:value-type="float" office:value="8.19583147367726" calcext:value-type="float">
            <text:p>8.19583147367726</text:p>
          </table:table-cell>
          <table:table-cell table:formula="of:=(1/13)*EXP([.K86])*((2*SIN(5*[.K86]))+(3*COS(5*[.K86])))" office:value-type="float" office:value="8.1457944114789" calcext:value-type="float">
            <text:p>8.1457944114789</text:p>
          </table:table-cell>
          <table:table-cell table:formula="of:=(([.M86]-[.L86])/[.M86])*100" office:value-type="float" office:value="-0.614268660253036" calcext:value-type="float">
            <text:p>-0.61426866025303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1.5" calcext:value-type="float">
            <text:p>41.5</text:p>
          </table:table-cell>
          <table:table-cell table:formula="of:=[.D86]+(0.5*(EXP([.C87])*(COS(5*[.C87])-SIN(5*[.C87]))))" office:value-type="float" office:value="3.72773078584875E+017" calcext:value-type="float">
            <text:p>3.72773078584875E+017</text:p>
          </table:table-cell>
          <table:table-cell table:formula="of:=(1/13)*EXP([.C87])*((2*SIN(5*[.C87]))+(3*COS(5*[.C87])))" office:value-type="float" office:value="2.65566508560455E+017" calcext:value-type="float">
            <text:p>2.65566508560455E+017</text:p>
          </table:table-cell>
          <table:table-cell table:formula="of:=(([.E87]-[.D87])/[.E87])*100" office:value-type="float" office:value="-40.3690098595456" calcext:value-type="float">
            <text:p>-40.3690098595456</text:p>
          </table:table-cell>
          <table:table-cell office:value-type="float" office:value="8.3" calcext:value-type="float">
            <text:p>8.3</text:p>
          </table:table-cell>
          <table:table-cell table:formula="of:=[.H86]+(0.1*(EXP([.G87])*(COS(5*[.G87])-SIN(5*[.G87]))))" office:value-type="float" office:value="-1124.24352860152" calcext:value-type="float">
            <text:p>-1124.24352860152</text:p>
          </table:table-cell>
          <table:table-cell table:formula="of:=(1/13)*EXP([.G87])*((2*SIN(5*[.G87]))+(3*COS(5*[.G87])))" office:value-type="float" office:value="-1113.18641583053" calcext:value-type="float">
            <text:p>-1113.18641583053</text:p>
          </table:table-cell>
          <table:table-cell table:formula="of:=(([.I87]-[.H87])/[.I87])*100" office:value-type="float" office:value="-0.993284917400525" calcext:value-type="float">
            <text:p>-0.993284917400525</text:p>
          </table:table-cell>
          <table:table-cell office:value-type="float" office:value="4.15" calcext:value-type="float">
            <text:p>4.15</text:p>
          </table:table-cell>
          <table:table-cell table:formula="of:=[.L86]+(0.05*(EXP([.K87])*(COS(5*[.K87])-SIN(5*[.K87]))))" office:value-type="float" office:value="4.16819684435204" calcext:value-type="float">
            <text:p>4.16819684435204</text:p>
          </table:table-cell>
          <table:table-cell table:formula="of:=(1/13)*EXP([.K87])*((2*SIN(5*[.K87]))+(3*COS(5*[.K87])))" office:value-type="float" office:value="4.49495062020047" calcext:value-type="float">
            <text:p>4.49495062020047</text:p>
          </table:table-cell>
          <table:table-cell table:formula="of:=(([.M87]-[.L87])/[.M87])*100" office:value-type="float" office:value="7.26935184515684" calcext:value-type="float">
            <text:p>7.2693518451568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table:formula="of:=[.D87]+(0.5*(EXP([.C88])*(COS(5*[.C88])-SIN(5*[.C88]))))" office:value-type="float" office:value="-8.02625440974732E+017" calcext:value-type="float">
            <text:p>-8.02625440974732E+017</text:p>
          </table:table-cell>
          <table:table-cell table:formula="of:=(1/13)*EXP([.C88])*((2*SIN(5*[.C88]))+(3*COS(5*[.C88])))" office:value-type="float" office:value="-2.29610432628028E+017" calcext:value-type="float">
            <text:p>-2.29610432628028E+017</text:p>
          </table:table-cell>
          <table:table-cell table:formula="of:=(([.E88]-[.D88])/[.E88])*100" office:value-type="float" office:value="-249.55965710626" calcext:value-type="float">
            <text:p>-249.55965710626</text:p>
          </table:table-cell>
          <table:table-cell office:value-type="float" office:value="8.4" calcext:value-type="float">
            <text:p>8.4</text:p>
          </table:table-cell>
          <table:table-cell table:formula="of:=[.H87]+(0.1*(EXP([.G88])*(COS(5*[.G88])-SIN(5*[.G88]))))" office:value-type="float" office:value="-894.536418058217" calcext:value-type="float">
            <text:p>-894.536418058217</text:p>
          </table:table-cell>
          <table:table-cell table:formula="of:=(1/13)*EXP([.G88])*((2*SIN(5*[.G88]))+(3*COS(5*[.G88])))" office:value-type="float" office:value="-1037.53455231776" calcext:value-type="float">
            <text:p>-1037.53455231776</text:p>
          </table:table-cell>
          <table:table-cell table:formula="of:=(([.I88]-[.H88])/[.I88])*100" office:value-type="float" office:value="13.7824936952796" calcext:value-type="float">
            <text:p>13.7824936952796</text:p>
          </table:table-cell>
          <table:table-cell office:value-type="float" office:value="4.2" calcext:value-type="float">
            <text:p>4.2</text:p>
          </table:table-cell>
          <table:table-cell table:formula="of:=[.L87]+(0.05*(EXP([.K88])*(COS(5*[.K88])-SIN(5*[.K88]))))" office:value-type="float" office:value="-0.447780637987393" calcext:value-type="float">
            <text:p>-0.447780637987393</text:p>
          </table:table-cell>
          <table:table-cell table:formula="of:=(1/13)*EXP([.K88])*((2*SIN(5*[.K88]))+(3*COS(5*[.K88])))" office:value-type="float" office:value="0.154525034845715" calcext:value-type="float">
            <text:p>0.154525034845715</text:p>
          </table:table-cell>
          <table:table-cell table:formula="of:=(([.M88]-[.L88])/[.M88])*100" office:value-type="float" office:value="389.778700541616" calcext:value-type="float">
            <text:p>389.778700541616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2.5" calcext:value-type="float">
            <text:p>42.5</text:p>
          </table:table-cell>
          <table:table-cell table:formula="of:=[.D88]+(0.5*(EXP([.C89])*(COS(5*[.C89])-SIN(5*[.C89]))))" office:value-type="float" office:value="1.10701343924768E+018" calcext:value-type="float">
            <text:p>1.10701343924768E+018</text:p>
          </table:table-cell>
          <table:table-cell table:formula="of:=(1/13)*EXP([.C89])*((2*SIN(5*[.C89]))+(3*COS(5*[.C89])))" office:value-type="float" office:value="-1.15316985222973E+017" calcext:value-type="float">
            <text:p>-1.15316985222973E+017</text:p>
          </table:table-cell>
          <table:table-cell table:formula="of:=(([.E89]-[.D89])/[.E89])*100" office:value-type="float" office:value="1059.97431523829" calcext:value-type="float">
            <text:p>1059.97431523829</text:p>
          </table:table-cell>
          <table:table-cell office:value-type="float" office:value="8.5" calcext:value-type="float">
            <text:p>8.5</text:p>
          </table:table-cell>
          <table:table-cell table:formula="of:=[.H88]+(0.1*(EXP([.G89])*(COS(5*[.G89])-SIN(5*[.G89]))))" office:value-type="float" office:value="-361.544382146893" calcext:value-type="float">
            <text:p>-361.544382146893</text:p>
          </table:table-cell>
          <table:table-cell table:formula="of:=(1/13)*EXP([.G89])*((2*SIN(5*[.G89]))+(3*COS(5*[.G89])))" office:value-type="float" office:value="-652.916420117984" calcext:value-type="float">
            <text:p>-652.916420117984</text:p>
          </table:table-cell>
          <table:table-cell table:formula="of:=(([.I89]-[.H89])/[.I89])*100" office:value-type="float" office:value="44.6262383657681" calcext:value-type="float">
            <text:p>44.6262383657681</text:p>
          </table:table-cell>
          <table:table-cell office:value-type="float" office:value="4.25" calcext:value-type="float">
            <text:p>4.25</text:p>
          </table:table-cell>
          <table:table-cell table:formula="of:=[.L88]+(0.05*(EXP([.K89])*(COS(5*[.K89])-SIN(5*[.K89]))))" office:value-type="float" office:value="-5.40012951202531" calcext:value-type="float">
            <text:p>-5.40012951202531</text:p>
          </table:table-cell>
          <table:table-cell table:formula="of:=(1/13)*EXP([.K89])*((2*SIN(5*[.K89]))+(3*COS(5*[.K89])))" office:value-type="float" office:value="-4.65289350938949" calcext:value-type="float">
            <text:p>-4.65289350938949</text:p>
          </table:table-cell>
          <table:table-cell table:formula="of:=(([.M89]-[.L89])/[.M89])*100" office:value-type="float" office:value="-16.0595982076079" calcext:value-type="float">
            <text:p>-16.0595982076079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table:formula="of:=[.D89]+(0.5*(EXP([.C90])*(COS(5*[.C90])-SIN(5*[.C90]))))" office:value-type="float" office:value="-7.42662970457523E+017" calcext:value-type="float">
            <text:p>-7.42662970457523E+017</text:p>
          </table:table-cell>
          <table:table-cell table:formula="of:=(1/13)*EXP([.C90])*((2*SIN(5*[.C90]))+(3*COS(5*[.C90])))" office:value-type="float" office:value="9.28781634000824E+017" calcext:value-type="float">
            <text:p>9.28781634000824E+017</text:p>
          </table:table-cell>
          <table:table-cell table:formula="of:=(([.E90]-[.D90])/[.E90])*100" office:value-type="float" office:value="179.960987951326" calcext:value-type="float">
            <text:p>179.960987951326</text:p>
          </table:table-cell>
          <table:table-cell office:value-type="float" office:value="8.6" calcext:value-type="float">
            <text:p>8.6</text:p>
          </table:table-cell>
          <table:table-cell table:formula="of:=[.H89]+(0.1*(EXP([.G90])*(COS(5*[.G90])-SIN(5*[.G90]))))" office:value-type="float" office:value="391.765992568085" calcext:value-type="float">
            <text:p>391.765992568085</text:p>
          </table:table-cell>
          <table:table-cell table:formula="of:=(1/13)*EXP([.G90])*((2*SIN(5*[.G90]))+(3*COS(5*[.G90])))" office:value-type="float" office:value="0.748072937602155" calcext:value-type="float">
            <text:p>0.748072937602155</text:p>
          </table:table-cell>
          <table:table-cell table:formula="of:=(([.I90]-[.H90])/[.I90])*100" office:value-type="float" office:value="-52270.0260864719" calcext:value-type="float">
            <text:p>-52270.0260864719</text:p>
          </table:table-cell>
          <table:table-cell office:value-type="float" office:value="4.3" calcext:value-type="float">
            <text:p>4.3</text:p>
          </table:table-cell>
          <table:table-cell table:formula="of:=[.L89]+(0.05*(EXP([.K90])*(COS(5*[.K90])-SIN(5*[.K90]))))" office:value-type="float" office:value="-10.3875077937519" calcext:value-type="float">
            <text:p>-10.3875077937519</text:p>
          </table:table-cell>
          <table:table-cell table:formula="of:=(1/13)*EXP([.K90])*((2*SIN(5*[.K90]))+(3*COS(5*[.K90])))" office:value-type="float" office:value="-9.6495546738436" calcext:value-type="float">
            <text:p>-9.6495546738436</text:p>
          </table:table-cell>
          <table:table-cell table:formula="of:=(([.M90]-[.L90])/[.M90])*100" office:value-type="float" office:value="-7.64753550657199" calcext:value-type="float">
            <text:p>-7.6475355065719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3.5" calcext:value-type="float">
            <text:p>43.5</text:p>
          </table:table-cell>
          <table:table-cell table:formula="of:=[.D90]+(0.5*(EXP([.C91])*(COS(5*[.C91])-SIN(5*[.C91]))))" office:value-type="float" office:value="-1.04726315066936E+018" calcext:value-type="float">
            <text:p>-1.04726315066936E+018</text:p>
          </table:table-cell>
          <table:table-cell table:formula="of:=(1/13)*EXP([.C91])*((2*SIN(5*[.C91]))+(3*COS(5*[.C91])))" office:value-type="float" office:value="-2.14012163348657E+018" calcext:value-type="float">
            <text:p>-2.14012163348657E+018</text:p>
          </table:table-cell>
          <table:table-cell table:formula="of:=(([.E91]-[.D91])/[.E91])*100" office:value-type="float" office:value="51.0652509519653" calcext:value-type="float">
            <text:p>51.0652509519653</text:p>
          </table:table-cell>
          <table:table-cell office:value-type="float" office:value="8.7" calcext:value-type="float">
            <text:p>8.7</text:p>
          </table:table-cell>
          <table:table-cell table:formula="of:=[.H90]+(0.1*(EXP([.G91])*(COS(5*[.G91])-SIN(5*[.G91]))))" office:value-type="float" office:value="1202.00746226565" calcext:value-type="float">
            <text:p>1202.00746226565</text:p>
          </table:table-cell>
          <table:table-cell table:formula="of:=(1/13)*EXP([.G91])*((2*SIN(5*[.G91]))+(3*COS(5*[.G91])))" office:value-type="float" office:value="798.924996434953" calcext:value-type="float">
            <text:p>798.924996434953</text:p>
          </table:table-cell>
          <table:table-cell table:formula="of:=(([.I91]-[.H91])/[.I91])*100" office:value-type="float" office:value="-50.4531048132644" calcext:value-type="float">
            <text:p>-50.4531048132644</text:p>
          </table:table-cell>
          <table:table-cell office:value-type="float" office:value="4.35" calcext:value-type="float">
            <text:p>4.35</text:p>
          </table:table-cell>
          <table:table-cell table:formula="of:=[.L90]+(0.05*(EXP([.K91])*(COS(5*[.K91])-SIN(5*[.K91]))))" office:value-type="float" office:value="-15.0744993781041" calcext:value-type="float">
            <text:p>-15.0744993781041</text:p>
          </table:table-cell>
          <table:table-cell table:formula="of:=(1/13)*EXP([.K91])*((2*SIN(5*[.K91]))+(3*COS(5*[.K91])))" office:value-type="float" office:value="-14.5156299398927" calcext:value-type="float">
            <text:p>-14.5156299398927</text:p>
          </table:table-cell>
          <table:table-cell table:formula="of:=(([.M91]-[.L91])/[.M91])*100" office:value-type="float" office:value="-3.85012183780974" calcext:value-type="float">
            <text:p>-3.8501218378097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table:formula="of:=[.D91]+(0.5*(EXP([.C92])*(COS(5*[.C92])-SIN(5*[.C92]))))" office:value-type="float" office:value="4.78534854551697E+018" calcext:value-type="float">
            <text:p>4.78534854551697E+018</text:p>
          </table:table-cell>
          <table:table-cell table:formula="of:=(1/13)*EXP([.C92])*((2*SIN(5*[.C92]))+(3*COS(5*[.C92])))" office:value-type="float" office:value="3.12892266882214E+018" calcext:value-type="float">
            <text:p>3.12892266882214E+018</text:p>
          </table:table-cell>
          <table:table-cell table:formula="of:=(([.E92]-[.D92])/[.E92])*100" office:value-type="float" office:value="-52.9391759406563" calcext:value-type="float">
            <text:p>-52.9391759406563</text:p>
          </table:table-cell>
          <table:table-cell office:value-type="float" office:value="8.8" calcext:value-type="float">
            <text:p>8.8</text:p>
          </table:table-cell>
          <table:table-cell table:formula="of:=[.H91]+(0.1*(EXP([.G92])*(COS(5*[.G92])-SIN(5*[.G92]))))" office:value-type="float" office:value="1853.58402097393" calcext:value-type="float">
            <text:p>1853.58402097393</text:p>
          </table:table-cell>
          <table:table-cell table:formula="of:=(1/13)*EXP([.G92])*((2*SIN(5*[.G92]))+(3*COS(5*[.G92])))" office:value-type="float" office:value="1548.8070164538" calcext:value-type="float">
            <text:p>1548.8070164538</text:p>
          </table:table-cell>
          <table:table-cell table:formula="of:=(([.I92]-[.H92])/[.I92])*100" office:value-type="float" office:value="-19.6781781902025" calcext:value-type="float">
            <text:p>-19.6781781902025</text:p>
          </table:table-cell>
          <table:table-cell office:value-type="float" office:value="4.4" calcext:value-type="float">
            <text:p>4.4</text:p>
          </table:table-cell>
          <table:table-cell table:formula="of:=[.L91]+(0.05*(EXP([.K92])*(COS(5*[.K92])-SIN(5*[.K92]))))" office:value-type="float" office:value="-19.110835933617" calcext:value-type="float">
            <text:p>-19.110835933617</text:p>
          </table:table-cell>
          <table:table-cell table:formula="of:=(1/13)*EXP([.K92])*((2*SIN(5*[.K92]))+(3*COS(5*[.K92])))" office:value-type="float" office:value="-18.9065328833384" calcext:value-type="float">
            <text:p>-18.9065328833384</text:p>
          </table:table-cell>
          <table:table-cell table:formula="of:=(([.M92]-[.L92])/[.M92])*100" office:value-type="float" office:value="-1.08059500670587" calcext:value-type="float">
            <text:p>-1.0805950067058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4.5" calcext:value-type="float">
            <text:p>44.5</text:p>
          </table:table-cell>
          <table:table-cell table:formula="of:=[.D92]+(0.5*(EXP([.C93])*(COS(5*[.C93])-SIN(5*[.C93]))))" office:value-type="float" office:value="-9.79481868418846E+018" calcext:value-type="float">
            <text:p>-9.79481868418846E+018</text:p>
          </table:table-cell>
          <table:table-cell table:formula="of:=(1/13)*EXP([.C93])*((2*SIN(5*[.C93]))+(3*COS(5*[.C93])))" office:value-type="float" office:value="-2.44829961443764E+018" calcext:value-type="float">
            <text:p>-2.44829961443764E+018</text:p>
          </table:table-cell>
          <table:table-cell table:formula="of:=(([.E93]-[.D93])/[.E93])*100" office:value-type="float" office:value="-300.066177620924" calcext:value-type="float">
            <text:p>-300.066177620924</text:p>
          </table:table-cell>
          <table:table-cell office:value-type="float" office:value="8.9" calcext:value-type="float">
            <text:p>8.9</text:p>
          </table:table-cell>
          <table:table-cell table:formula="of:=[.H92]+(0.1*(EXP([.G93])*(COS(5*[.G93])-SIN(5*[.G93]))))" office:value-type="float" office:value="2127.85333990629" calcext:value-type="float">
            <text:p>2127.85333990629</text:p>
          </table:table-cell>
          <table:table-cell table:formula="of:=(1/13)*EXP([.G93])*((2*SIN(5*[.G93]))+(3*COS(5*[.G93])))" office:value-type="float" office:value="2028.50075646416" calcext:value-type="float">
            <text:p>2028.50075646416</text:p>
          </table:table-cell>
          <table:table-cell table:formula="of:=(([.I93]-[.H93])/[.I93])*100" office:value-type="float" office:value="-4.89783319653802" calcext:value-type="float">
            <text:p>-4.89783319653802</text:p>
          </table:table-cell>
          <table:table-cell office:value-type="float" office:value="4.45" calcext:value-type="float">
            <text:p>4.45</text:p>
          </table:table-cell>
          <table:table-cell table:formula="of:=[.L92]+(0.05*(EXP([.K93])*(COS(5*[.K93])-SIN(5*[.K93]))))" office:value-type="float" office:value="-22.153650209063" calcext:value-type="float">
            <text:p>-22.153650209063</text:p>
          </table:table-cell>
          <table:table-cell table:formula="of:=(1/13)*EXP([.K93])*((2*SIN(5*[.K93]))+(3*COS(5*[.K93])))" office:value-type="float" office:value="-22.4737443693103" calcext:value-type="float">
            <text:p>-22.4737443693103</text:p>
          </table:table-cell>
          <table:table-cell table:formula="of:=(([.M93]-[.L93])/[.M93])*100" office:value-type="float" office:value="1.42430275519358" calcext:value-type="float">
            <text:p>1.42430275519358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D93]+(0.5*(EXP([.C94])*(COS(5*[.C94])-SIN(5*[.C94]))))" office:value-type="float" office:value="1.28672917829821E+019" calcext:value-type="float">
            <text:p>1.28672917829821E+019</text:p>
          </table:table-cell>
          <table:table-cell table:formula="of:=(1/13)*EXP([.C94])*((2*SIN(5*[.C94]))+(3*COS(5*[.C94])))" office:value-type="float" office:value="-2.03755923722461E+018" calcext:value-type="float">
            <text:p>-2.03755923722461E+018</text:p>
          </table:table-cell>
          <table:table-cell table:formula="of:=(([.E94]-[.D94])/[.E94])*100" office:value-type="float" office:value="731.505163035592" calcext:value-type="float">
            <text:p>731.505163035592</text:p>
          </table:table-cell>
          <table:table-cell office:value-type="float" office:value="9" calcext:value-type="float">
            <text:p>9</text:p>
          </table:table-cell>
          <table:table-cell table:formula="of:=[.H93]+(0.1*(EXP([.G94])*(COS(5*[.G94])-SIN(5*[.G94]))))" office:value-type="float" office:value="1864.03188898841" calcext:value-type="float">
            <text:p>1864.03188898841</text:p>
          </table:table-cell>
          <table:table-cell table:formula="of:=(1/13)*EXP([.G94])*((2*SIN(5*[.G94]))+(3*COS(5*[.G94])))" office:value-type="float" office:value="2043.08229540861" calcext:value-type="float">
            <text:p>2043.08229540861</text:p>
          </table:table-cell>
          <table:table-cell table:formula="of:=(([.I94]-[.H94])/[.I94])*100" office:value-type="float" office:value="8.76373931792073" calcext:value-type="float">
            <text:p>8.76373931792073</text:p>
          </table:table-cell>
          <table:table-cell office:value-type="float" office:value="4.5" calcext:value-type="float">
            <text:p>4.5</text:p>
          </table:table-cell>
          <table:table-cell table:formula="of:=[.L93]+(0.05*(EXP([.K94])*(COS(5*[.K94])-SIN(5*[.K94]))))" office:value-type="float" office:value="-23.8915665289744" calcext:value-type="float">
            <text:p>-23.8915665289744</text:p>
          </table:table-cell>
          <table:table-cell table:formula="of:=(1/13)*EXP([.K94])*((2*SIN(5*[.K94]))+(3*COS(5*[.K94])))" office:value-type="float" office:value="-24.8880953436007" calcext:value-type="float">
            <text:p>-24.8880953436007</text:p>
          </table:table-cell>
          <table:table-cell table:formula="of:=(([.M94]-[.L94])/[.M94])*100" office:value-type="float" office:value="4.00403807872175" calcext:value-type="float">
            <text:p>4.00403807872175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5.5" calcext:value-type="float">
            <text:p>45.5</text:p>
          </table:table-cell>
          <table:table-cell table:formula="of:=[.D94]+(0.5*(EXP([.C95])*(COS(5*[.C95])-SIN(5*[.C95]))))" office:value-type="float" office:value="-7.36676925363609E+018" calcext:value-type="float">
            <text:p>-7.36676925363609E+018</text:p>
          </table:table-cell>
          <table:table-cell table:formula="of:=(1/13)*EXP([.C95])*((2*SIN(5*[.C95]))+(3*COS(5*[.C95])))" office:value-type="float" office:value="1.20378396093478E+019" calcext:value-type="float">
            <text:p>1.20378396093478E+019</text:p>
          </table:table-cell>
          <table:table-cell table:formula="of:=(([.E95]-[.D95])/[.E95])*100" office:value-type="float" office:value="161.196771951634" calcext:value-type="float">
            <text:p>161.196771951634</text:p>
          </table:table-cell>
          <table:table-cell office:value-type="float" office:value="9.1" calcext:value-type="float">
            <text:p>9.1</text:p>
          </table:table-cell>
          <table:table-cell table:formula="of:=[.H94]+(0.1*(EXP([.G95])*(COS(5*[.G95])-SIN(5*[.G95]))))" office:value-type="float" office:value="1017.28896115527" calcext:value-type="float">
            <text:p>1017.28896115527</text:p>
          </table:table-cell>
          <table:table-cell table:formula="of:=(1/13)*EXP([.G95])*((2*SIN(5*[.G95]))+(3*COS(5*[.G95])))" office:value-type="float" office:value="1485.46768710558" calcext:value-type="float">
            <text:p>1485.46768710558</text:p>
          </table:table-cell>
          <table:table-cell table:formula="of:=(([.I95]-[.H95])/[.I95])*100" office:value-type="float" office:value="31.5172608609585" calcext:value-type="float">
            <text:p>31.5172608609585</text:p>
          </table:table-cell>
          <table:table-cell office:value-type="float" office:value="4.55" calcext:value-type="float">
            <text:p>4.55</text:p>
          </table:table-cell>
          <table:table-cell table:formula="of:=[.L94]+(0.05*(EXP([.K95])*(COS(5*[.K95])-SIN(5*[.K95]))))" office:value-type="float" office:value="-24.0691837438576" calcext:value-type="float">
            <text:p>-24.0691837438576</text:p>
          </table:table-cell>
          <table:table-cell table:formula="of:=(1/13)*EXP([.K95])*((2*SIN(5*[.K95]))+(3*COS(5*[.K95])))" office:value-type="float" office:value="-25.8641826522361" calcext:value-type="float">
            <text:p>-25.8641826522361</text:p>
          </table:table-cell>
          <table:table-cell table:formula="of:=(([.M95]-[.L95])/[.M95])*100" office:value-type="float" office:value="6.94009523716128" calcext:value-type="float">
            <text:p>6.9400952371612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table:formula="of:=[.D95]+(0.5*(EXP([.C96])*(COS(5*[.C96])-SIN(5*[.C96]))))" office:value-type="float" office:value="-1.55159466363172E+019" calcext:value-type="float">
            <text:p>-1.55159466363172E+019</text:p>
          </table:table-cell>
          <table:table-cell table:formula="of:=(1/13)*EXP([.C96])*((2*SIN(5*[.C96]))+(3*COS(5*[.C96])))" office:value-type="float" office:value="-2.62620020706572E+019" calcext:value-type="float">
            <text:p>-2.62620020706572E+019</text:p>
          </table:table-cell>
          <table:table-cell table:formula="of:=(([.E96]-[.D96])/[.E96])*100" office:value-type="float" office:value="40.9186451414787" calcext:value-type="float">
            <text:p>40.9186451414787</text:p>
          </table:table-cell>
          <table:table-cell office:value-type="float" office:value="9.2" calcext:value-type="float">
            <text:p>9.2</text:p>
          </table:table-cell>
          <table:table-cell table:formula="of:=[.H95]+(0.1*(EXP([.G96])*(COS(5*[.G96])-SIN(5*[.G96]))))" office:value-type="float" office:value="-302.954694566641" calcext:value-type="float">
            <text:p>-302.954694566641</text:p>
          </table:table-cell>
          <table:table-cell table:formula="of:=(1/13)*EXP([.G96])*((2*SIN(5*[.G96]))+(3*COS(5*[.G96])))" office:value-type="float" office:value="386.020663853926" calcext:value-type="float">
            <text:p>386.020663853926</text:p>
          </table:table-cell>
          <table:table-cell table:formula="of:=(([.I96]-[.H96])/[.I96])*100" office:value-type="float" office:value="178.481470795377" calcext:value-type="float">
            <text:p>178.481470795377</text:p>
          </table:table-cell>
          <table:table-cell office:value-type="float" office:value="4.6" calcext:value-type="float">
            <text:p>4.6</text:p>
          </table:table-cell>
          <table:table-cell table:formula="of:=[.L95]+(0.05*(EXP([.K96])*(COS(5*[.K96])-SIN(5*[.K96]))))" office:value-type="float" office:value="-22.5103272732418" calcext:value-type="float">
            <text:p>-22.5103272732418</text:p>
          </table:table-cell>
          <table:table-cell table:formula="of:=(1/13)*EXP([.K96])*((2*SIN(5*[.K96]))+(3*COS(5*[.K96])))" office:value-type="float" office:value="-25.1843769785456" calcext:value-type="float">
            <text:p>-25.1843769785456</text:p>
          </table:table-cell>
          <table:table-cell table:formula="of:=(([.M96]-[.L96])/[.M96])*100" office:value-type="float" office:value="10.6178910345162" calcext:value-type="float">
            <text:p>10.6178910345162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6.5" calcext:value-type="float">
            <text:p>46.5</text:p>
          </table:table-cell>
          <table:table-cell table:formula="of:=[.D96]+(0.5*(EXP([.C97])*(COS(5*[.C97])-SIN(5*[.C97]))))" office:value-type="float" office:value="6.10138197400405E+019" calcext:value-type="float">
            <text:p>6.10138197400405E+019</text:p>
          </table:table-cell>
          <table:table-cell table:formula="of:=(1/13)*EXP([.C97])*((2*SIN(5*[.C97]))+(3*COS(5*[.C97])))" office:value-type="float" office:value="3.66547477980748E+019" calcext:value-type="float">
            <text:p>3.66547477980748E+019</text:p>
          </table:table-cell>
          <table:table-cell table:formula="of:=(([.E97]-[.D97])/[.E97])*100" office:value-type="float" office:value="-66.45543457605" calcext:value-type="float">
            <text:p>-66.45543457605</text:p>
          </table:table-cell>
          <table:table-cell office:value-type="float" office:value="9.3" calcext:value-type="float">
            <text:p>9.3</text:p>
          </table:table-cell>
          <table:table-cell table:formula="of:=[.H96]+(0.1*(EXP([.G97])*(COS(5*[.G97])-SIN(5*[.G97]))))" office:value-type="float" office:value="-1829.69301567525" calcext:value-type="float">
            <text:p>-1829.69301567525</text:p>
          </table:table-cell>
          <table:table-cell table:formula="of:=(1/13)*EXP([.G97])*((2*SIN(5*[.G97]))+(3*COS(5*[.G97])))" office:value-type="float" office:value="-1065.56787115178" calcext:value-type="float">
            <text:p>-1065.56787115178</text:p>
          </table:table-cell>
          <table:table-cell table:formula="of:=(([.I97]-[.H97])/[.I97])*100" office:value-type="float" office:value="-71.7106028823407" calcext:value-type="float">
            <text:p>-71.7106028823407</text:p>
          </table:table-cell>
          <table:table-cell office:value-type="float" office:value="4.65" calcext:value-type="float">
            <text:p>4.65</text:p>
          </table:table-cell>
          <table:table-cell table:formula="of:=[.L96]+(0.05*(EXP([.K97])*(COS(5*[.K97])-SIN(5*[.K97]))))" office:value-type="float" office:value="-19.1383598406781" calcext:value-type="float">
            <text:p>-19.1383598406781</text:p>
          </table:table-cell>
          <table:table-cell table:formula="of:=(1/13)*EXP([.K97])*((2*SIN(5*[.K97]))+(3*COS(5*[.K97])))" office:value-type="float" office:value="-22.7207476606088" calcext:value-type="float">
            <text:p>-22.7207476606088</text:p>
          </table:table-cell>
          <table:table-cell table:formula="of:=(([.M97]-[.L97])/[.M97])*100" office:value-type="float" office:value="15.767033169166" calcext:value-type="float">
            <text:p>15.76703316916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table:formula="of:=[.D97]+(0.5*(EXP([.C98])*(COS(5*[.C98])-SIN(5*[.C98]))))" office:value-type="float" office:value="-1.19005019580681E+020" calcext:value-type="float">
            <text:p>-1.19005019580681E+020</text:p>
          </table:table-cell>
          <table:table-cell table:formula="of:=(1/13)*EXP([.C98])*((2*SIN(5*[.C98]))+(3*COS(5*[.C98])))" office:value-type="float" office:value="-2.54442420735494E+019" calcext:value-type="float">
            <text:p>-2.54442420735494E+019</text:p>
          </table:table-cell>
          <table:table-cell table:formula="of:=(([.E98]-[.D98])/[.E98])*100" office:value-type="float" office:value="-367.709037025681" calcext:value-type="float">
            <text:p>-367.709037025681</text:p>
          </table:table-cell>
          <table:table-cell office:value-type="float" office:value="9.4" calcext:value-type="float">
            <text:p>9.4</text:p>
          </table:table-cell>
          <table:table-cell table:formula="of:=[.H97]+(0.1*(EXP([.G98])*(COS(5*[.G98])-SIN(5*[.G98]))))" office:value-type="float" office:value="-3178.64580757135" calcext:value-type="float">
            <text:p>-3178.64580757135</text:p>
          </table:table-cell>
          <table:table-cell table:formula="of:=(1/13)*EXP([.G98])*((2*SIN(5*[.G98]))+(3*COS(5*[.G98])))" office:value-type="float" office:value="-2538.42992138866" calcext:value-type="float">
            <text:p>-2538.42992138866</text:p>
          </table:table-cell>
          <table:table-cell table:formula="of:=(([.I98]-[.H98])/[.I98])*100" office:value-type="float" office:value="-25.220939951435" calcext:value-type="float">
            <text:p>-25.220939951435</text:p>
          </table:table-cell>
          <table:table-cell office:value-type="float" office:value="4.7" calcext:value-type="float">
            <text:p>4.7</text:p>
          </table:table-cell>
          <table:table-cell table:formula="of:=[.L97]+(0.05*(EXP([.K98])*(COS(5*[.K98])-SIN(5*[.K98]))))" office:value-type="float" office:value="-13.9918605998225" calcext:value-type="float">
            <text:p>-13.9918605998225</text:p>
          </table:table-cell>
          <table:table-cell table:formula="of:=(1/13)*EXP([.K98])*((2*SIN(5*[.K98]))+(3*COS(5*[.K98])))" office:value-type="float" office:value="-18.4531946005187" calcext:value-type="float">
            <text:p>-18.4531946005187</text:p>
          </table:table-cell>
          <table:table-cell table:formula="of:=(([.M98]-[.L98])/[.M98])*100" office:value-type="float" office:value="24.1764859542033" calcext:value-type="float">
            <text:p>24.1764859542033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7.5" calcext:value-type="float">
            <text:p>47.5</text:p>
          </table:table-cell>
          <table:table-cell table:formula="of:=[.D98]+(0.5*(EXP([.C99])*(COS(5*[.C99])-SIN(5*[.C99]))))" office:value-type="float" office:value="1.48525782589152E+020" calcext:value-type="float">
            <text:p>1.48525782589152E+020</text:p>
          </table:table-cell>
          <table:table-cell table:formula="of:=(1/13)*EXP([.C99])*((2*SIN(5*[.C99]))+(3*COS(5*[.C99])))" office:value-type="float" office:value="-3.24212434649911E+019" calcext:value-type="float">
            <text:p>-3.24212434649911E+019</text:p>
          </table:table-cell>
          <table:table-cell table:formula="of:=(([.E99]-[.D99])/[.E99])*100" office:value-type="float" office:value="558.112542011326" calcext:value-type="float">
            <text:p>558.112542011326</text:p>
          </table:table-cell>
          <table:table-cell office:value-type="float" office:value="9.5" calcext:value-type="float">
            <text:p>9.5</text:p>
          </table:table-cell>
          <table:table-cell table:formula="of:=[.H98]+(0.1*(EXP([.G99])*(COS(5*[.G99])-SIN(5*[.G99]))))" office:value-type="float" office:value="-3930.52464060917" calcext:value-type="float">
            <text:p>-3930.52464060917</text:p>
          </table:table-cell>
          <table:table-cell table:formula="of:=(1/13)*EXP([.G99])*((2*SIN(5*[.G99]))+(3*COS(5*[.G99])))" office:value-type="float" office:value="-3622.45081758973" calcext:value-type="float">
            <text:p>-3622.45081758973</text:p>
          </table:table-cell>
          <table:table-cell table:formula="of:=(([.I99]-[.H99])/[.I99])*100" office:value-type="float" office:value="-8.50456882736708" calcext:value-type="float">
            <text:p>-8.50456882736708</text:p>
          </table:table-cell>
          <table:table-cell office:value-type="float" office:value="4.75" calcext:value-type="float">
            <text:p>4.75</text:p>
          </table:table-cell>
          <table:table-cell table:formula="of:=[.L98]+(0.05*(EXP([.K99])*(COS(5*[.K99])-SIN(5*[.K99]))))" office:value-type="float" office:value="-7.23411949107023" calcext:value-type="float">
            <text:p>-7.23411949107023</text:p>
          </table:table-cell>
          <table:table-cell table:formula="of:=(1/13)*EXP([.K99])*((2*SIN(5*[.K99]))+(3*COS(5*[.K99])))" office:value-type="float" office:value="-12.4821555430266" calcext:value-type="float">
            <text:p>-12.4821555430266</text:p>
          </table:table-cell>
          <table:table-cell table:formula="of:=(([.M99]-[.L99])/[.M99])*100" office:value-type="float" office:value="42.0443090447492" calcext:value-type="float">
            <text:p>42.044309044749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table:formula="of:=[.D99]+(0.5*(EXP([.C100])*(COS(5*[.C100])-SIN(5*[.C100]))))" office:value-type="float" office:value="-6.88750966816077E+019" calcext:value-type="float">
            <text:p>-6.88750966816077E+019</text:p>
          </table:table-cell>
          <table:table-cell table:formula="of:=(1/13)*EXP([.C100])*((2*SIN(5*[.C100]))+(3*COS(5*[.C100])))" office:value-type="float" office:value="1.54812631546331E+020" calcext:value-type="float">
            <text:p>1.54812631546331E+020</text:p>
          </table:table-cell>
          <table:table-cell table:formula="of:=(([.E100]-[.D100])/[.E100])*100" office:value-type="float" office:value="144.489326222063" calcext:value-type="float">
            <text:p>144.489326222063</text:p>
          </table:table-cell>
          <table:table-cell office:value-type="float" office:value="9.6" calcext:value-type="float">
            <text:p>9.6</text:p>
          </table:table-cell>
          <table:table-cell table:formula="of:=[.H99]+(0.1*(EXP([.G100])*(COS(5*[.G100])-SIN(5*[.G100]))))" office:value-type="float" office:value="-3741.37254876146" calcext:value-type="float">
            <text:p>-3741.37254876146</text:p>
          </table:table-cell>
          <table:table-cell table:formula="of:=(1/13)*EXP([.G100])*((2*SIN(5*[.G100]))+(3*COS(5*[.G100])))" office:value-type="float" office:value="-3926.23065772857" calcext:value-type="float">
            <text:p>-3926.23065772857</text:p>
          </table:table-cell>
          <table:table-cell table:formula="of:=(([.I100]-[.H100])/[.I100])*100" office:value-type="float" office:value="4.70828448662916" calcext:value-type="float">
            <text:p>4.70828448662916</text:p>
          </table:table-cell>
          <table:table-cell office:value-type="float" office:value="4.8" calcext:value-type="float">
            <text:p>4.8</text:p>
          </table:table-cell>
          <table:table-cell table:formula="of:=[.L99]+(0.05*(EXP([.K100])*(COS(5*[.K100])-SIN(5*[.K100]))))" office:value-type="float" office:value="0.844849166307687" calcext:value-type="float">
            <text:p>0.844849166307687</text:p>
          </table:table-cell>
          <table:table-cell table:formula="of:=(1/13)*EXP([.K100])*((2*SIN(5*[.K100]))+(3*COS(5*[.K100])))" office:value-type="float" office:value="-5.03445422108533" calcext:value-type="float">
            <text:p>-5.03445422108533</text:p>
          </table:table-cell>
          <table:table-cell table:formula="of:=(([.M100]-[.L100])/[.M100])*100" office:value-type="float" office:value="116.78134568727" calcext:value-type="float">
            <text:p>116.7813456872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8.5" calcext:value-type="float">
            <text:p>48.5</text:p>
          </table:table-cell>
          <table:table-cell table:formula="of:=[.D100]+(0.5*(EXP([.C101])*(COS(5*[.C101])-SIN(5*[.C101]))))" office:value-type="float" office:value="-2.21785868355864E+020" calcext:value-type="float">
            <text:p>-2.21785868355864E+020</text:p>
          </table:table-cell>
          <table:table-cell table:formula="of:=(1/13)*EXP([.C101])*((2*SIN(5*[.C101]))+(3*COS(5*[.C101])))" office:value-type="float" office:value="-3.20842328247094E+020" calcext:value-type="float">
            <text:p>-3.20842328247094E+020</text:p>
          </table:table-cell>
          <table:table-cell table:formula="of:=(([.E101]-[.D101])/[.E101])*100" office:value-type="float" office:value="30.8738751624263" calcext:value-type="float">
            <text:p>30.8738751624263</text:p>
          </table:table-cell>
          <table:table-cell office:value-type="float" office:value="9.7" calcext:value-type="float">
            <text:p>9.7</text:p>
          </table:table-cell>
          <table:table-cell table:formula="of:=[.H100]+(0.1*(EXP([.G101])*(COS(5*[.G101])-SIN(5*[.G101]))))" office:value-type="float" office:value="-2456.11648871078" calcext:value-type="float">
            <text:p>-2456.11648871078</text:p>
          </table:table-cell>
          <table:table-cell table:formula="of:=(1/13)*EXP([.G101])*((2*SIN(5*[.G101]))+(3*COS(5*[.G101])))" office:value-type="float" office:value="-3191.46375364598" calcext:value-type="float">
            <text:p>-3191.46375364598</text:p>
          </table:table-cell>
          <table:table-cell table:formula="of:=(([.I101]-[.H101])/[.I101])*100" office:value-type="float" office:value="23.0410658462008" calcext:value-type="float">
            <text:p>23.0410658462008</text:p>
          </table:table-cell>
          <table:table-cell office:value-type="float" office:value="4.85" calcext:value-type="float">
            <text:p>4.85</text:p>
          </table:table-cell>
          <table:table-cell table:formula="of:=[.L100]+(0.05*(EXP([.K101])*(COS(5*[.K101])-SIN(5*[.K101]))))" office:value-type="float" office:value="9.83469751288716" calcext:value-type="float">
            <text:p>9.83469751288716</text:p>
          </table:table-cell>
          <table:table-cell table:formula="of:=(1/13)*EXP([.K101])*((2*SIN(5*[.K101]))+(3*COS(5*[.K101])))" office:value-type="float" office:value="3.53882963821701" calcext:value-type="float">
            <text:p>3.53882963821701</text:p>
          </table:table-cell>
          <table:table-cell table:formula="of:=(([.M101]-[.L101])/[.M101])*100" office:value-type="float" office:value="-177.908193338243" calcext:value-type="float">
            <text:p>-177.90819333824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table:formula="of:=[.D101]+(0.5*(EXP([.C102])*(COS(5*[.C102])-SIN(5*[.C102]))))" office:value-type="float" office:value="7.73119205624872E+020" calcext:value-type="float">
            <text:p>7.73119205624872E+020</text:p>
          </table:table-cell>
          <table:table-cell table:formula="of:=(1/13)*EXP([.C102])*((2*SIN(5*[.C102]))+(3*COS(5*[.C102])))" office:value-type="float" office:value="4.26752849169872E+020" calcext:value-type="float">
            <text:p>4.26752849169872E+020</text:p>
          </table:table-cell>
          <table:table-cell table:formula="of:=(([.E102]-[.D102])/[.E102])*100" office:value-type="float" office:value="-81.1632206155761" calcext:value-type="float">
            <text:p>-81.1632206155761</text:p>
          </table:table-cell>
          <table:table-cell office:value-type="float" office:value="9.8" calcext:value-type="float">
            <text:p>9.8</text:p>
          </table:table-cell>
          <table:table-cell table:formula="of:=[.H101]+(0.1*(EXP([.G102])*(COS(5*[.G102])-SIN(5*[.G102]))))" office:value-type="float" office:value="-194.062356192377" calcext:value-type="float">
            <text:p>-194.062356192377</text:p>
          </table:table-cell>
          <table:table-cell table:formula="of:=(1/13)*EXP([.G102])*((2*SIN(5*[.G102]))+(3*COS(5*[.G102])))" office:value-type="float" office:value="-1395.15664192066" calcext:value-type="float">
            <text:p>-1395.15664192066</text:p>
          </table:table-cell>
          <table:table-cell table:formula="of:=(([.I102]-[.H102])/[.I102])*100" office:value-type="float" office:value="86.0902818822395" calcext:value-type="float">
            <text:p>86.0902818822395</text:p>
          </table:table-cell>
          <table:table-cell office:value-type="float" office:value="4.9" calcext:value-type="float">
            <text:p>4.9</text:p>
          </table:table-cell>
          <table:table-cell table:formula="of:=[.L101]+(0.05*(EXP([.K102])*(COS(5*[.K102])-SIN(5*[.K102]))))" office:value-type="float" office:value="19.2199887965838" calcext:value-type="float">
            <text:p>19.2199887965838</text:p>
          </table:table-cell>
          <table:table-cell table:formula="of:=(1/13)*EXP([.K102])*((2*SIN(5*[.K102]))+(3*COS(5*[.K102])))" office:value-type="float" office:value="12.7731626937477" calcext:value-type="float">
            <text:p>12.7731626937477</text:p>
          </table:table-cell>
          <table:table-cell table:formula="of:=(([.M102]-[.L102])/[.M102])*100" office:value-type="float" office:value="-50.4716510499913" calcext:value-type="float">
            <text:p>-50.471651049991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9.5" calcext:value-type="float">
            <text:p>49.5</text:p>
          </table:table-cell>
          <table:table-cell table:formula="of:=[.D102]+(0.5*(EXP([.C103])*(COS(5*[.C103])-SIN(5*[.C103]))))" office:value-type="float" office:value="-1.43949186839263E+021" calcext:value-type="float">
            <text:p>-1.43949186839263E+021</text:p>
          </table:table-cell>
          <table:table-cell table:formula="of:=(1/13)*EXP([.C103])*((2*SIN(5*[.C103]))+(3*COS(5*[.C103])))" office:value-type="float" office:value="-2.55223816730418E+020" calcext:value-type="float">
            <text:p>-2.55223816730418E+020</text:p>
          </table:table-cell>
          <table:table-cell table:formula="of:=(([.E103]-[.D103])/[.E103])*100" office:value-type="float" office:value="-464.011574951527" calcext:value-type="float">
            <text:p>-464.011574951527</text:p>
          </table:table-cell>
          <table:table-cell office:value-type="float" office:value="9.9" calcext:value-type="float">
            <text:p>9.9</text:p>
          </table:table-cell>
          <table:table-cell table:formula="of:=[.H102]+(0.1*(EXP([.G103])*(COS(5*[.G103])-SIN(5*[.G103]))))" office:value-type="float" office:value="2623.9587057423" calcext:value-type="float">
            <text:p>2623.9587057423</text:p>
          </table:table-cell>
          <table:table-cell table:formula="of:=(1/13)*EXP([.G103])*((2*SIN(5*[.G103]))+(3*COS(5*[.G103])))" office:value-type="float" office:value="1191.79713948241" calcext:value-type="float">
            <text:p>1191.79713948241</text:p>
          </table:table-cell>
          <table:table-cell table:formula="of:=(([.I103]-[.H103])/[.I103])*100" office:value-type="float" office:value="-120.168233234884" calcext:value-type="float">
            <text:p>-120.168233234884</text:p>
          </table:table-cell>
          <table:table-cell office:value-type="float" office:value="4.95" calcext:value-type="float">
            <text:p>4.95</text:p>
          </table:table-cell>
          <table:table-cell table:formula="of:=[.L102]+(0.05*(EXP([.K103])*(COS(5*[.K103])-SIN(5*[.K103]))))" office:value-type="float" office:value="28.4041904830648" calcext:value-type="float">
            <text:p>28.4041904830648</text:p>
          </table:table-cell>
          <table:table-cell table:formula="of:=(1/13)*EXP([.K103])*((2*SIN(5*[.K103]))+(3*COS(5*[.K103])))" office:value-type="float" office:value="22.1102103673774" calcext:value-type="float">
            <text:p>22.1102103673774</text:p>
          </table:table-cell>
          <table:table-cell table:formula="of:=(([.M103]-[.L103])/[.M103])*100" office:value-type="float" office:value="-28.4663963440792" calcext:value-type="float">
            <text:p>-28.4663963440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7:15:41.067398886</meta:creation-date>
    <dc:date>2017-03-22T08:49:54.507864750</dc:date>
    <meta:editing-duration>PT5M6S</meta:editing-duration>
    <meta:editing-cycles>1</meta:editing-cycles>
    <meta:document-statistic meta:table-count="2" meta:cell-count="2634" meta:object-count="4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4cm" svg:height="7.256cm" xlink:href=".." xlink:type="simple" chart:class="chart:line" chart:style-name="ch1">
        <chart:legend chart:legend-position="end" svg:x="7.088cm" svg:y="2.91cm" style:legend-expansion="high" chart:style-name="ch2"/>
        <chart:plot-area chart:style-name="ch3" table:cell-range-address="Sheet1.D4:Sheet1.F103" svg:x="0.198cm" svg:y="0.145cm" svg:width="6.692cm" svg:height="6.966cm">
          <chartooo:coordinate-region svg:x="0.819cm" svg:y="0.318cm" svg:width="6.071cm" svg:height="6.0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103" chart:class="chart:line">
            <chart:data-point chart:repeated="100"/>
          </chart:series>
          <chart:series chart:style-name="ch7" chart:values-cell-range-address="Sheet1.E4:Sheet1.E103" chart:class="chart:line">
            <chart:data-point chart:repeated="100"/>
          </chart:series>
          <chart:series chart:style-name="ch8" chart:values-cell-range-address="Sheet1.F4:Sheet1.F103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D4:Sheet1.D103</svg:desc>
                </draw:g>
              </table:table-cell>
              <table:table-cell office:value-type="float" office:value="4">
                <text:p>4</text:p>
                <draw:g>
                  <svg:desc>Sheet1.E4:Sheet1.E103</svg:desc>
                </draw:g>
              </table:table-cell>
              <table:table-cell office:value-type="float" office:value="0">
                <text:p>0</text:p>
                <draw:g>
                  <svg:desc>Sheet1.F4:Sheet1.F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48">
                <text:p>4.048</text:p>
              </table:table-cell>
              <table:table-cell office:value-type="float" office:value="8.03180809119022">
                <text:p>8.03180809119022</text:p>
              </table:table-cell>
              <table:table-cell office:value-type="float" office:value="49.6003894261356">
                <text:p>49.6003894261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96187392">
                <text:p>4.096187392</text:p>
              </table:table-cell>
              <table:table-cell office:value-type="float" office:value="8.06323277587751">
                <text:p>8.06323277587751</text:p>
              </table:table-cell>
              <table:table-cell office:value-type="float" office:value="49.1991921124438">
                <text:p>49.1991921124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4455363753924">
                <text:p>4.14455363753924</text:p>
              </table:table-cell>
              <table:table-cell office:value-type="float" office:value="8.09427477334459">
                <text:p>8.09427477334459</text:p>
              </table:table-cell>
              <table:table-cell office:value-type="float" office:value="48.7964795661775">
                <text:p>48.7964795661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9309006058115">
                <text:p>4.19309006058115</text:p>
              </table:table-cell>
              <table:table-cell office:value-type="float" office:value="8.12493493666026">
                <text:p>8.12493493666026</text:p>
              </table:table-cell>
              <table:table-cell office:value-type="float" office:value="48.3923244522041">
                <text:p>48.3923244522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4178785328048">
                <text:p>4.24178785328048</text:p>
              </table:table-cell>
              <table:table-cell office:value-type="float" office:value="8.15521424887865">
                <text:p>8.15521424887865</text:p>
              </table:table-cell>
              <table:table-cell office:value-type="float" office:value="47.9868005446487">
                <text:p>47.9868005446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9063808196161">
                <text:p>4.29063808196161</text:p>
              </table:table-cell>
              <table:table-cell office:value-type="float" office:value="8.18511381921954">
                <text:p>8.18511381921954</text:p>
              </table:table-cell>
              <table:table-cell office:value-type="float" office:value="47.5799826767622">
                <text:p>47.5799826767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3963169330009">
                <text:p>4.33963169330009</text:p>
              </table:table-cell>
              <table:table-cell office:value-type="float" office:value="8.21463487923557">
                <text:p>8.21463487923557</text:p>
              </table:table-cell>
              <table:table-cell office:value-type="float" office:value="47.1719466890789">
                <text:p>47.1719466890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887595206991">
                <text:p>4.3887595206991</text:p>
              </table:table-cell>
              <table:table-cell office:value-type="float" office:value="8.24377877897191">
                <text:p>8.24377877897191</text:p>
              </table:table-cell>
              <table:table-cell office:value-type="float" office:value="46.7627693759338">
                <text:p>46.7627693759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3801229085203">
                <text:p>4.43801229085203</text:p>
              </table:table-cell>
              <table:table-cell office:value-type="float" office:value="8.27254698312407">
                <text:p>8.27254698312407</text:p>
              </table:table-cell>
              <table:table-cell office:value-type="float" office:value="46.3525284304152">
                <text:p>46.3525284304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8738063048156">
                <text:p>4.48738063048156</text:p>
              </table:table-cell>
              <table:table-cell office:value-type="float" office:value="8.30094106719904">
                <text:p>8.30094106719904</text:p>
              </table:table-cell>
              <table:table-cell office:value-type="float" office:value="45.9413023878301">
                <text:p>45.94130238783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3685507324555">
                <text:p>4.53685507324555</text:p>
              </table:table-cell>
              <table:table-cell office:value-type="float" office:value="8.32896271368484">
                <text:p>8.32896271368484</text:p>
              </table:table-cell>
              <table:table-cell office:value-type="float" office:value="45.529170567767">
                <text:p>45.5291705677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8642606679919">
                <text:p>4.58642606679919</text:p>
              </table:table-cell>
              <table:table-cell office:value-type="float" office:value="8.35661370823326">
                <text:p>8.35661370823326</text:p>
              </table:table-cell>
              <table:table-cell office:value-type="float" office:value="45.1162130148427">
                <text:p>45.1162130148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3608398000275">
                <text:p>4.63608398000275</text:p>
              </table:table-cell>
              <table:table-cell office:value-type="float" office:value="8.38389593586065">
                <text:p>8.38389593586065</text:p>
              </table:table-cell>
              <table:table-cell office:value-type="float" office:value="44.7025104382235">
                <text:p>44.7025104382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8581911026353">
                <text:p>4.68581911026353</text:p>
              </table:table-cell>
              <table:table-cell office:value-type="float" office:value="8.41081137717086">
                <text:p>8.41081137717086</text:p>
              </table:table-cell>
              <table:table-cell office:value-type="float" office:value="44.2881441500155">
                <text:p>44.2881441500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3562169100057">
                <text:p>4.73562169100057</text:p>
              </table:table-cell>
              <table:table-cell office:value-type="float" office:value="8.43736210460482">
                <text:p>8.43736210460482</text:p>
              </table:table-cell>
              <table:table-cell office:value-type="float" office:value="43.8731960026223">
                <text:p>43.87319600262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8548189922004">
                <text:p>4.78548189922004</text:p>
              </table:table-cell>
              <table:table-cell office:value-type="float" office:value="8.46355027872057">
                <text:p>8.46355027872057</text:p>
              </table:table-cell>
              <table:table-cell office:value-type="float" office:value="43.4577483251691">
                <text:p>43.4577483251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83538986318891">
                <text:p>4.83538986318891</text:p>
              </table:table-cell>
              <table:table-cell office:value-type="float" office:value="8.48937814450751">
                <text:p>8.48937814450751</text:p>
              </table:table-cell>
              <table:table-cell office:value-type="float" office:value="43.0418838590983">
                <text:p>43.0418838590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8533567019463">
                <text:p>4.88533567019463</text:p>
              </table:table-cell>
              <table:table-cell office:value-type="float" office:value="8.51484802773855">
                <text:p>8.51484802773855</text:p>
              </table:table-cell>
              <table:table-cell office:value-type="float" office:value="42.6256856930409">
                <text:p>42.6256856930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3530937437757">
                <text:p>4.93530937437757</text:p>
              </table:table-cell>
              <table:table-cell office:value-type="float" office:value="8.53996233136336">
                <text:p>8.53996233136336</text:p>
              </table:table-cell>
              <table:table-cell office:value-type="float" office:value="42.2092371970723">
                <text:p>42.2092371970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8530100462348">
                <text:p>4.98530100462348</text:p>
              </table:table-cell>
              <table:table-cell office:value-type="float" office:value="8.56472353194588">
                <text:p>8.56472353194588</text:p>
              </table:table-cell>
              <table:table-cell office:value-type="float" office:value="41.7926219564633">
                <text:p>41.7926219564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3530057250255">
                <text:p>5.03530057250255</text:p>
              </table:table-cell>
              <table:table-cell office:value-type="float" office:value="8.5891341761491">
                <text:p>8.5891341761491</text:p>
              </table:table-cell>
              <table:table-cell office:value-type="float" office:value="41.3759237050351">
                <text:p>41.3759237050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08529808024172">
                <text:p>5.08529808024172</text:p>
              </table:table-cell>
              <table:table-cell office:value-type="float" office:value="8.61319687726969">
                <text:p>8.61319687726969</text:p>
              </table:table-cell>
              <table:table-cell office:value-type="float" office:value="40.9592262582332">
                <text:p>40.9592262582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13528352871673">
                <text:p>5.13528352871673</text:p>
              </table:table-cell>
              <table:table-cell office:value-type="float" office:value="8.63691431182504">
                <text:p>8.63691431182504</text:p>
              </table:table-cell>
              <table:table-cell office:value-type="float" office:value="40.5426134460328">
                <text:p>40.5426134460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18524692545045">
                <text:p>5.18524692545045</text:p>
              </table:table-cell>
              <table:table-cell office:value-type="float" office:value="8.66028921619516">
                <text:p>8.66028921619516</text:p>
              </table:table-cell>
              <table:table-cell office:value-type="float" office:value="40.1261690457891">
                <text:p>40.12616904578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3517829260367">
                <text:p>5.23517829260367</text:p>
              </table:table-cell>
              <table:table-cell office:value-type="float" office:value="8.68332438332133">
                <text:p>8.68332438332133</text:p>
              </table:table-cell>
              <table:table-cell office:value-type="float" office:value="39.7099767151479">
                <text:p>39.70997671514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8506767494504">
                <text:p>5.28506767494504</text:p>
              </table:table-cell>
              <table:table-cell office:value-type="float" office:value="8.70602265946368">
                <text:p>8.70602265946368</text:p>
              </table:table-cell>
              <table:table-cell office:value-type="float" office:value="39.2941199251298">
                <text:p>39.29411992512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3490514778645">
                <text:p>5.33490514778645</text:p>
              </table:table-cell>
              <table:table-cell office:value-type="float" office:value="8.72838694101927">
                <text:p>8.72838694101927</text:p>
              </table:table-cell>
              <table:table-cell office:value-type="float" office:value="38.8786818935017">
                <text:p>38.87868189350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8468082487042">
                <text:p>5.38468082487042</text:p>
              </table:table-cell>
              <table:table-cell office:value-type="float" office:value="8.75042017140236">
                <text:p>8.75042017140236</text:p>
              </table:table-cell>
              <table:table-cell office:value-type="float" office:value="38.4637455185486">
                <text:p>38.4637455185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43438486619637">
                <text:p>5.43438486619637</text:p>
              </table:table-cell>
              <table:table-cell office:value-type="float" office:value="8.77212533798834">
                <text:p>8.77212533798834</text:p>
              </table:table-cell>
              <table:table-cell office:value-type="float" office:value="38.0493933133585">
                <text:p>38.0493933133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48400748577241">
                <text:p>5.48400748577241</text:p>
              </table:table-cell>
              <table:table-cell office:value-type="float" office:value="8.79350546912231">
                <text:p>8.79350546912231</text:p>
              </table:table-cell>
              <table:table-cell office:value-type="float" office:value="37.6357073407293">
                <text:p>37.6357073407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3353895927984">
                <text:p>5.53353895927984</text:p>
              </table:table-cell>
              <table:table-cell office:value-type="float" office:value="8.81456363119375">
                <text:p>8.81456363119375</text:p>
              </table:table-cell>
              <table:table-cell office:value-type="float" office:value="37.2227691488065">
                <text:p>37.2227691488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8296963163771">
                <text:p>5.58296963163771</text:p>
              </table:table-cell>
              <table:table-cell office:value-type="float" office:value="8.83530292577797">
                <text:p>8.83530292577797</text:p>
              </table:table-cell>
              <table:table-cell office:value-type="float" office:value="36.8106597075605">
                <text:p>36.81065970756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63228992445488">
                <text:p>5.63228992445488</text:p>
              </table:table-cell>
              <table:table-cell office:value-type="float" office:value="8.85572648684515">
                <text:p>8.85572648684515</text:p>
              </table:table-cell>
              <table:table-cell office:value-type="float" office:value="36.3994593462045">
                <text:p>36.3994593462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8149034335775">
                <text:p>5.68149034335775</text:p>
              </table:table-cell>
              <table:table-cell office:value-type="float" office:value="8.87583747803769">
                <text:p>8.87583747803769</text:p>
              </table:table-cell>
              <table:table-cell office:value-type="float" office:value="35.9892476916574">
                <text:p>35.9892476916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3056148518157">
                <text:p>5.73056148518157</text:p>
              </table:table-cell>
              <table:table-cell office:value-type="float" office:value="8.89563909001637">
                <text:p>8.89563909001637</text:p>
              </table:table-cell>
              <table:table-cell office:value-type="float" office:value="35.5801036081487">
                <text:p>35.58010360814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7949404501431">
                <text:p>5.77949404501431</text:p>
              </table:table-cell>
              <table:table-cell office:value-type="float" office:value="8.9151345378756">
                <text:p>8.9151345378756</text:p>
              </table:table-cell>
              <table:table-cell office:value-type="float" office:value="35.1721051380621">
                <text:p>35.1721051380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82827882308188">
                <text:p>5.82827882308188</text:p>
              </table:table-cell>
              <table:table-cell office:value-type="float" office:value="8.93432705862811">
                <text:p>8.93432705862811</text:p>
              </table:table-cell>
              <table:table-cell office:value-type="float" office:value="34.7653294441089">
                <text:p>34.76532944410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87690673146435">
                <text:p>5.87690673146435</text:p>
              </table:table-cell>
              <table:table-cell office:value-type="float" office:value="8.95321990875916">
                <text:p>8.95321990875916</text:p>
              </table:table-cell>
              <table:table-cell office:value-type="float" office:value="34.3598527529205">
                <text:p>34.3598527529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92536880063298">
                <text:p>5.92536880063298</text:p>
              </table:table-cell>
              <table:table-cell office:value-type="float" office:value="8.97181636185031">
                <text:p>8.97181636185031</text:p>
              </table:table-cell>
              <table:table-cell office:value-type="float" office:value="33.9557503001438">
                <text:p>33.95575030014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97365618579861">
                <text:p>5.97365618579861</text:p>
              </table:table-cell>
              <table:table-cell office:value-type="float" office:value="8.99011970627267">
                <text:p>8.99011970627267</text:p>
              </table:table-cell>
              <table:table-cell office:value-type="float" office:value="33.5530962771206">
                <text:p>33.5530962771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02176017306232">
                <text:p>6.02176017306232</text:p>
              </table:table-cell>
              <table:table-cell office:value-type="float" office:value="9.00813324294933">
                <text:p>9.00813324294933</text:p>
              </table:table-cell>
              <table:table-cell office:value-type="float" office:value="33.1519637792264">
                <text:p>33.1519637792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0696721853598">
                <text:p>6.0696721853598</text:p>
              </table:table-cell>
              <table:table-cell office:value-type="float" office:value="9.02586028318691">
                <text:p>9.02586028318691</text:p>
              </table:table-cell>
              <table:table-cell office:value-type="float" office:value="32.7524247559404">
                <text:p>32.75242475594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11738378819154">
                <text:p>6.11738378819154</text:p>
              </table:table-cell>
              <table:table-cell office:value-type="float" office:value="9.04330414657558">
                <text:p>9.04330414657558</text:p>
              </table:table-cell>
              <table:table-cell office:value-type="float" office:value="32.3545499627147">
                <text:p>32.3545499627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16488669513131">
                <text:p>6.16488669513131</text:p>
              </table:table-cell>
              <table:table-cell office:value-type="float" office:value="9.06046815895735">
                <text:p>9.06046815895735</text:p>
              </table:table-cell>
              <table:table-cell office:value-type="float" office:value="31.9584089147028">
                <text:p>31.9584089147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21217277310633">
                <text:p>6.21217277310633</text:p>
              </table:table-cell>
              <table:table-cell office:value-type="float" office:value="9.07735565046183">
                <text:p>9.07735565046183</text:p>
              </table:table-cell>
              <table:table-cell office:value-type="float" office:value="31.5640698424076">
                <text:p>31.56406984240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25923404744261">
                <text:p>6.25923404744261</text:p>
              </table:table-cell>
              <table:table-cell office:value-type="float" office:value="9.09396995360908">
                <text:p>9.09396995360908</text:p>
              </table:table-cell>
              <table:table-cell office:value-type="float" office:value="31.171599649298">
                <text:p>31.171599649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30606270667013">
                <text:p>6.30606270667013</text:p>
              </table:table-cell>
              <table:table-cell office:value-type="float" office:value="9.1103144014787">
                <text:p>9.1103144014787</text:p>
              </table:table-cell>
              <table:table-cell office:value-type="float" office:value="30.7810638714446">
                <text:p>30.78106387144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35265110708262">
                <text:p>6.35265110708262</text:p>
              </table:table-cell>
              <table:table-cell office:value-type="float" office:value="9.1263923259445">
                <text:p>9.1263923259445</text:p>
              </table:table-cell>
              <table:table-cell office:value-type="float" office:value="30.3925266392142">
                <text:p>30.3925266392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39899177704764">
                <text:p>6.39899177704764</text:p>
              </table:table-cell>
              <table:table-cell office:value-type="float" office:value="9.14220705597386">
                <text:p>9.14220705597386</text:p>
              </table:table-cell>
              <table:table-cell office:value-type="float" office:value="30.0060506410616">
                <text:p>30.0060506410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44507742106314">
                <text:p>6.44507742106314</text:p>
              </table:table-cell>
              <table:table-cell office:value-type="float" office:value="9.15776191599103">
                <text:p>9.15776191599103</text:p>
              </table:table-cell>
              <table:table-cell office:value-type="float" office:value="29.6216970894501">
                <text:p>29.62169708945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49090092355741">
                <text:p>6.49090092355741</text:p>
              </table:table-cell>
              <table:table-cell office:value-type="float" office:value="9.17306022430333">
                <text:p>9.17306022430333</text:p>
              </table:table-cell>
              <table:table-cell office:value-type="float" office:value="29.239525688927">
                <text:p>29.2395256889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53645535242968">
                <text:p>6.53645535242968</text:p>
              </table:table-cell>
              <table:table-cell office:value-type="float" office:value="9.18810529158937">
                <text:p>9.18810529158937</text:p>
              </table:table-cell>
              <table:table-cell office:value-type="float" office:value="28.8595946063762">
                <text:p>28.85959460637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58173396232966">
                <text:p>6.58173396232966</text:p>
              </table:table-cell>
              <table:table-cell office:value-type="float" office:value="9.2029004194483">
                <text:p>9.2029004194483</text:p>
              </table:table-cell>
              <table:table-cell office:value-type="float" office:value="28.481960443464">
                <text:p>28.481960443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62673019767449">
                <text:p>6.62673019767449</text:p>
              </table:table-cell>
              <table:table-cell office:value-type="float" office:value="9.21744889900893">
                <text:p>9.21744889900893</text:p>
              </table:table-cell>
              <table:table-cell office:value-type="float" office:value="28.106678211289">
                <text:p>28.1066782112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67143769540243">
                <text:p>6.67143769540243</text:p>
              </table:table-cell>
              <table:table-cell office:value-type="float" office:value="9.23175400959778">
                <text:p>9.23175400959778</text:p>
              </table:table-cell>
              <table:table-cell office:value-type="float" office:value="27.7338013072436">
                <text:p>27.7338013072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1585028746321">
                <text:p>6.71585028746321</text:p>
              </table:table-cell>
              <table:table-cell office:value-type="float" office:value="9.24581901746494">
                <text:p>9.24581901746494</text:p>
              </table:table-cell>
              <table:table-cell office:value-type="float" office:value="27.3633814940865">
                <text:p>27.3633814940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5996200304523">
                <text:p>6.75996200304523</text:p>
              </table:table-cell>
              <table:table-cell office:value-type="float" office:value="9.25964717456651">
                <text:p>9.25964717456651</text:p>
              </table:table-cell>
              <table:table-cell office:value-type="float" office:value="26.9954688812244">
                <text:p>26.99546888122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0376707054091">
                <text:p>6.80376707054091</text:p>
              </table:table-cell>
              <table:table-cell office:value-type="float" office:value="9.27324171740256">
                <text:p>9.27324171740256</text:p>
              </table:table-cell>
              <table:table-cell office:value-type="float" office:value="26.6301119081942">
                <text:p>26.63011190819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4725991925137">
                <text:p>6.84725991925137</text:p>
              </table:table-cell>
              <table:table-cell office:value-type="float" office:value="9.28660586590937">
                <text:p>9.28660586590937</text:p>
              </table:table-cell>
              <table:table-cell office:value-type="float" office:value="26.2673573303322">
                <text:p>26.2673573303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89043518083283">
                <text:p>6.89043518083283</text:p>
              </table:table-cell>
              <table:table-cell office:value-type="float" office:value="9.2997428224049">
                <text:p>9.2997428224049</text:p>
              </table:table-cell>
              <table:table-cell office:value-type="float" office:value="25.9072502066141">
                <text:p>25.90725020661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93328769048697">
                <text:p>6.93328769048697</text:p>
              </table:table-cell>
              <table:table-cell office:value-type="float" office:value="9.312655770586">
                <text:p>9.312655770586</text:p>
              </table:table-cell>
              <table:table-cell office:value-type="float" office:value="25.5498338896436">
                <text:p>25.5498338896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97581248789859">
                <text:p>6.97581248789859</text:p>
              </table:table-cell>
              <table:table-cell office:value-type="float" office:value="9.32534787457652">
                <text:p>9.32534787457652</text:p>
              </table:table-cell>
              <table:table-cell office:value-type="float" office:value="25.1951500177641">
                <text:p>25.19515001776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01800481792392">
                <text:p>7.01800481792392</text:p>
              </table:table-cell>
              <table:table-cell office:value-type="float" office:value="9.33782227802475">
                <text:p>9.33782227802475</text:p>
              </table:table-cell>
              <table:table-cell office:value-type="float" office:value="24.8432385092636">
                <text:p>24.84323850926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05986013103359">
                <text:p>7.05986013103359</text:p>
              </table:table-cell>
              <table:table-cell office:value-type="float" office:value="9.35008210324922">
                <text:p>9.35008210324922</text:p>
              </table:table-cell>
              <table:table-cell office:value-type="float" office:value="24.4941375586398">
                <text:p>24.49413755863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10137408351474">
                <text:p>7.10137408351474</text:p>
              </table:table-cell>
              <table:table-cell office:value-type="float" office:value="9.3621304504314">
                <text:p>9.3621304504314</text:p>
              </table:table-cell>
              <table:table-cell office:value-type="float" office:value="24.1478836348887">
                <text:p>24.14788363488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14254253743701">
                <text:p>7.14254253743701</text:p>
              </table:table-cell>
              <table:table-cell office:value-type="float" office:value="9.37397039685434">
                <text:p>9.37397039685434</text:p>
              </table:table-cell>
              <table:table-cell office:value-type="float" office:value="23.8045114817745">
                <text:p>23.80451148177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18336156038756">
                <text:p>7.18336156038756</text:p>
              </table:table-cell>
              <table:table-cell office:value-type="float" office:value="9.38560499618573">
                <text:p>9.38560499618573</text:p>
              </table:table-cell>
              <table:table-cell office:value-type="float" office:value="23.4640541200397">
                <text:p>23.46405412003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2238274249808">
                <text:p>7.2238274249808</text:p>
              </table:table-cell>
              <table:table-cell office:value-type="float" office:value="9.39703727780431">
                <text:p>9.39703727780431</text:p>
              </table:table-cell>
              <table:table-cell office:value-type="float" office:value="23.1265428515071">
                <text:p>23.12654285150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26393660814861">
                <text:p>7.26393660814861</text:p>
              </table:table-cell>
              <table:table-cell office:value-type="float" office:value="9.40827024616845">
                <text:p>9.40827024616845</text:p>
              </table:table-cell>
              <table:table-cell office:value-type="float" office:value="22.7920072650244">
                <text:p>22.7920072650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0368579021718">
                <text:p>7.30368579021718</text:p>
              </table:table-cell>
              <table:table-cell office:value-type="float" office:value="9.41930688022553">
                <text:p>9.41930688022553</text:p>
              </table:table-cell>
              <table:table-cell office:value-type="float" office:value="22.4604752442007">
                <text:p>22.46047524420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4307185377708">
                <text:p>7.34307185377708</text:p>
              </table:table-cell>
              <table:table-cell office:value-type="float" office:value="9.43015013286101">
                <text:p>9.43015013286101</text:p>
              </table:table-cell>
              <table:table-cell office:value-type="float" office:value="22.1319729768792">
                <text:p>22.13197297687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8209188235315">
                <text:p>7.38209188235315</text:p>
              </table:table-cell>
              <table:table-cell office:value-type="float" office:value="9.44080293038601">
                <text:p>9.44080293038601</text:p>
              </table:table-cell>
              <table:table-cell office:value-type="float" office:value="21.8065249662899">
                <text:p>21.80652496628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2074315888121">
                <text:p>7.42074315888121</text:p>
              </table:table-cell>
              <table:table-cell office:value-type="float" office:value="9.45126817206209">
                <text:p>9.45126817206209</text:p>
              </table:table-cell>
              <table:table-cell office:value-type="float" office:value="21.4841540438256">
                <text:p>21.4841540438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5902316399867">
                <text:p>7.45902316399867</text:p>
              </table:table-cell>
              <table:table-cell office:value-type="float" office:value="9.46154872966222">
                <text:p>9.46154872966222</text:p>
              </table:table-cell>
              <table:table-cell office:value-type="float" office:value="21.1648813833784">
                <text:p>21.1648813833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69295741565">
                <text:p>7.4969295741565</text:p>
              </table:table-cell>
              <table:table-cell office:value-type="float" office:value="9.47164744706664">
                <text:p>9.47164744706664</text:p>
              </table:table-cell>
              <table:table-cell office:value-type="float" office:value="20.8487265171774">
                <text:p>20.84872651717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3446025955991">
                <text:p>7.53446025955991</text:p>
              </table:table-cell>
              <table:table-cell office:value-type="float" office:value="9.4815671398925">
                <text:p>9.4815671398925</text:p>
              </table:table-cell>
              <table:table-cell office:value-type="float" office:value="20.5357073530639">
                <text:p>20.53570735306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57161328194533">
                <text:p>7.57161328194533</text:p>
              </table:table-cell>
              <table:table-cell office:value-type="float" office:value="9.49131059515622">
                <text:p>9.49131059515622</text:p>
              </table:table-cell>
              <table:table-cell office:value-type="float" office:value="20.2258401931402">
                <text:p>20.22584019314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60838689220158">
                <text:p>7.60838689220158</text:p>
              </table:table-cell>
              <table:table-cell office:value-type="float" office:value="9.50088057096731">
                <text:p>9.50088057096731</text:p>
              </table:table-cell>
              <table:table-cell office:value-type="float" office:value="19.9191397537276">
                <text:p>19.91913975372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4477952784276">
                <text:p>7.64477952784276</text:p>
              </table:table-cell>
              <table:table-cell office:value-type="float" office:value="9.51027979625273">
                <text:p>9.51027979625273</text:p>
              </table:table-cell>
              <table:table-cell office:value-type="float" office:value="19.6156191865672">
                <text:p>19.61561918656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68078981034097">
                <text:p>7.68078981034097</text:p>
              </table:table-cell>
              <table:table-cell office:value-type="float" office:value="9.5195109705105">
                <text:p>9.5195109705105</text:p>
              </table:table-cell>
              <table:table-cell office:value-type="float" office:value="19.3152901011987">
                <text:p>19.31529010119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71641654232651">
                <text:p>7.71641654232651</text:p>
              </table:table-cell>
              <table:table-cell office:value-type="float" office:value="9.52857676359171">
                <text:p>9.52857676359171</text:p>
              </table:table-cell>
              <table:table-cell office:value-type="float" office:value="19.0181625884506">
                <text:p>19.01816258845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75165870466366">
                <text:p>7.75165870466366</text:p>
              </table:table-cell>
              <table:table-cell office:value-type="float" office:value="9.53747981550972">
                <text:p>9.53747981550972</text:p>
              </table:table-cell>
              <table:table-cell office:value-type="float" office:value="18.7242452449753">
                <text:p>18.72424524497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8651545340976">
                <text:p>7.78651545340976</text:p>
              </table:table-cell>
              <table:table-cell office:value-type="float" office:value="9.54622273627565">
                <text:p>9.54622273627565</text:p>
              </table:table-cell>
              <table:table-cell office:value-type="float" office:value="18.4335451987623">
                <text:p>18.43354519876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82098611666558">
                <text:p>7.82098611666558</text:p>
              </table:table-cell>
              <table:table-cell office:value-type="float" office:value="9.55480810575903">
                <text:p>9.55480810575903</text:p>
              </table:table-cell>
              <table:table-cell office:value-type="float" office:value="18.1460681355643">
                <text:p>18.14606813556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5507019132474">
                <text:p>7.85507019132474</text:p>
              </table:table-cell>
              <table:table-cell office:value-type="float" office:value="9.56323847357276">
                <text:p>9.56323847357276</text:p>
              </table:table-cell>
              <table:table-cell office:value-type="float" office:value="17.8618183261707">
                <text:p>17.8618183261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8876733972995">
                <text:p>7.88876733972995</text:p>
              </table:table-cell>
              <table:table-cell office:value-type="float" office:value="9.57151635898134">
                <text:p>9.57151635898134</text:p>
              </table:table-cell>
              <table:table-cell office:value-type="float" office:value="17.5807986544619">
                <text:p>17.58079865446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2207738624377">
                <text:p>7.92207738624377</text:p>
              </table:table-cell>
              <table:table-cell office:value-type="float" office:value="9.57964425083144">
                <text:p>9.57964425083144</text:p>
              </table:table-cell>
              <table:table-cell office:value-type="float" office:value="17.3030106461814">
                <text:p>17.3030106461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95500031374138">
                <text:p>7.95500031374138</text:p>
              </table:table-cell>
              <table:table-cell office:value-type="float" office:value="9.58762460750387">
                <text:p>9.58762460750387</text:p>
              </table:table-cell>
              <table:table-cell office:value-type="float" office:value="17.0284544983613">
                <text:p>17.02845449836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98753626003296">
                <text:p>7.98753626003296</text:p>
              </table:table-cell>
              <table:table-cell office:value-type="float" office:value="9.59545985688614">
                <text:p>9.59545985688614</text:p>
              </table:table-cell>
              <table:table-cell office:value-type="float" office:value="16.7571291093387">
                <text:p>16.75712910933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01968551422293">
                <text:p>8.01968551422293</text:p>
              </table:table-cell>
              <table:table-cell office:value-type="float" office:value="9.60315239636462">
                <text:p>9.60315239636462</text:p>
              </table:table-cell>
              <table:table-cell office:value-type="float" office:value="16.4890321093011">
                <text:p>16.48903210930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05144851301332">
                <text:p>8.05144851301332</text:p>
              </table:table-cell>
              <table:table-cell office:value-type="float" office:value="9.61070459283553">
                <text:p>9.61070459283553</text:p>
              </table:table-cell>
              <table:table-cell office:value-type="float" office:value="16.2241598913007">
                <text:p>16.22415989130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08282583695817">
                <text:p>8.08282583695817</text:p>
              </table:table-cell>
              <table:table-cell office:value-type="float" office:value="9.61811878273389">
                <text:p>9.61811878273389</text:p>
              </table:table-cell>
              <table:table-cell office:value-type="float" office:value="15.9625076426777">
                <text:p>15.96250764267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11381820667614">
                <text:p>8.11381820667614</text:p>
              </table:table-cell>
              <table:table-cell office:value-type="float" office:value="9.62539727207961">
                <text:p>9.62539727207961</text:p>
              </table:table-cell>
              <table:table-cell office:value-type="float" office:value="15.7040693768361">
                <text:p>15.70406937683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14442647902768">
                <text:p>8.14442647902768</text:p>
              </table:table-cell>
              <table:table-cell office:value-type="float" office:value="9.63254233653993">
                <text:p>9.63254233653993</text:p>
              </table:table-cell>
              <table:table-cell office:value-type="float" office:value="15.4488379653132">
                <text:p>15.44883796531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17465164326366">
                <text:p>8.17465164326366</text:p>
              </table:table-cell>
              <table:table-cell office:value-type="float" office:value="9.63955622150754">
                <text:p>9.63955622150754</text:p>
              </table:table-cell>
              <table:table-cell office:value-type="float" office:value="15.1968051700909">
                <text:p>15.1968051700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20449481715151">
                <text:p>8.20449481715151</text:p>
              </table:table-cell>
              <table:table-cell office:value-type="float" office:value="9.64644114219345">
                <text:p>9.64644114219345</text:p>
              </table:table-cell>
              <table:table-cell office:value-type="float" office:value="14.9479616760929">
                <text:p>14.94796167609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23395724308521">
                <text:p>8.23395724308521</text:p>
              </table:table-cell>
              <table:table-cell office:value-type="float" office:value="9.65319928373403">
                <text:p>9.65319928373403</text:p>
              </table:table-cell>
              <table:table-cell office:value-type="float" office:value="14.7022971238177">
                <text:p>14.70229712381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263040284185">
                <text:p>8.263040284185</text:p>
              </table:table-cell>
              <table:table-cell office:value-type="float" office:value="9.65983280131149">
                <text:p>9.65983280131149</text:p>
              </table:table-cell>
              <table:table-cell office:value-type="float" office:value="14.4598001420568">
                <text:p>14.4598001420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29174542039257">
                <text:p>8.29174542039257</text:p>
              </table:table-cell>
              <table:table-cell office:value-type="float" office:value="9.66634382028703">
                <text:p>9.66634382028703</text:p>
              </table:table-cell>
              <table:table-cell office:value-type="float" office:value="14.22045838065">
                <text:p>14.22045838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6cm" svg:height="7.359cm" xlink:href=".." xlink:type="simple" chart:class="chart:line" chart:style-name="ch1">
        <chart:legend chart:legend-position="end" svg:x="7.254cm" svg:y="2.961cm" style:legend-expansion="high" chart:style-name="ch2"/>
        <chart:plot-area chart:style-name="ch3" table:cell-range-address="Sheet1.H4:Sheet1.J103" svg:x="0.202cm" svg:y="0.147cm" svg:width="6.85cm" svg:height="7.065cm">
          <chartooo:coordinate-region svg:x="0.823cm" svg:y="0.32cm" svg:width="6.229cm" svg:height="6.1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:Sheet1.H103" chart:class="chart:line">
            <chart:data-point chart:repeated="100"/>
          </chart:series>
          <chart:series chart:style-name="ch7" chart:values-cell-range-address="Sheet1.I4:Sheet1.I103" chart:class="chart:line">
            <chart:data-point chart:repeated="100"/>
          </chart:series>
          <chart:series chart:style-name="ch8" chart:values-cell-range-address="Sheet1.J4:Sheet1.J103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4:Sheet1.H103</svg:desc>
                </draw:g>
              </table:table-cell>
              <table:table-cell office:value-type="float" office:value="4">
                <text:p>4</text:p>
                <draw:g>
                  <svg:desc>Sheet1.I4:Sheet1.I103</svg:desc>
                </draw:g>
              </table:table-cell>
              <table:table-cell office:value-type="float" office:value="0">
                <text:p>0</text:p>
                <draw:g>
                  <svg:desc>Sheet1.J4:Sheet1.J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096">
                <text:p>4.0096</text:p>
              </table:table-cell>
              <table:table-cell office:value-type="float" office:value="8.00639232069208">
                <text:p>8.00639232069208</text:p>
              </table:table-cell>
              <table:table-cell office:value-type="float" office:value="49.9200159148158">
                <text:p>49.9200159148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19207643136">
                <text:p>4.019207643136</text:p>
              </table:table-cell>
              <table:table-cell office:value-type="float" office:value="8.01276928561175">
                <text:p>8.01276928561175</text:p>
              </table:table-cell>
              <table:table-cell office:value-type="float" office:value="49.8399679327701">
                <text:p>49.8399679327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882286167709">
                <text:p>4.02882286167709</text:p>
              </table:table-cell>
              <table:table-cell office:value-type="float" office:value="8.01913089919267">
                <text:p>8.01913089919267</text:p>
              </table:table-cell>
              <table:table-cell office:value-type="float" office:value="49.7598566188427">
                <text:p>49.7598566188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3844558766349">
                <text:p>4.03844558766349</text:p>
              </table:table-cell>
              <table:table-cell office:value-type="float" office:value="8.0254771660922">
                <text:p>8.0254771660922</text:p>
              </table:table-cell>
              <table:table-cell office:value-type="float" office:value="49.6796825399242">
                <text:p>49.6796825399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4807575290833">
                <text:p>4.04807575290833</text:p>
              </table:table-cell>
              <table:table-cell office:value-type="float" office:value="8.03180809119022">
                <text:p>8.03180809119022</text:p>
              </table:table-cell>
              <table:table-cell office:value-type="float" office:value="49.5994462648017">
                <text:p>49.5994462648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5771328899945">
                <text:p>4.05771328899945</text:p>
              </table:table-cell>
              <table:table-cell office:value-type="float" office:value="8.03812367958791">
                <text:p>8.03812367958791</text:p>
              </table:table-cell>
              <table:table-cell office:value-type="float" office:value="49.5191483641431">
                <text:p>49.5191483641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6735812730116">
                <text:p>4.06735812730116</text:p>
              </table:table-cell>
              <table:table-cell office:value-type="float" office:value="8.04442393660657">
                <text:p>8.04442393660657</text:p>
              </table:table-cell>
              <table:table-cell office:value-type="float" office:value="49.438789410483">
                <text:p>49.438789410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7701019895608">
                <text:p>4.07701019895608</text:p>
              </table:table-cell>
              <table:table-cell office:value-type="float" office:value="8.05070886778638">
                <text:p>8.05070886778638</text:p>
              </table:table-cell>
              <table:table-cell office:value-type="float" office:value="49.3583699782068">
                <text:p>49.3583699782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8666943488695">
                <text:p>4.08666943488695</text:p>
              </table:table-cell>
              <table:table-cell office:value-type="float" office:value="8.05697847888523">
                <text:p>8.05697847888523</text:p>
              </table:table-cell>
              <table:table-cell office:value-type="float" office:value="49.2778906435359">
                <text:p>49.2778906435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9633576579848">
                <text:p>4.09633576579848</text:p>
              </table:table-cell>
              <table:table-cell office:value-type="float" office:value="8.06323277587751">
                <text:p>8.06323277587751</text:p>
              </table:table-cell>
              <table:table-cell office:value-type="float" office:value="49.1973519845124">
                <text:p>49.1973519845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0600912217921">
                <text:p>4.10600912217921</text:p>
              </table:table-cell>
              <table:table-cell office:value-type="float" office:value="8.06947176495284">
                <text:p>8.06947176495284</text:p>
              </table:table-cell>
              <table:table-cell office:value-type="float" office:value="49.1167545809834">
                <text:p>49.1167545809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1568943430336">
                <text:p>4.11568943430336</text:p>
              </table:table-cell>
              <table:table-cell office:value-type="float" office:value="8.07569545251496">
                <text:p>8.07569545251496</text:p>
              </table:table-cell>
              <table:table-cell office:value-type="float" office:value="49.0360990145854">
                <text:p>49.03609901458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2537663223271">
                <text:p>4.12537663223271</text:p>
              </table:table-cell>
              <table:table-cell office:value-type="float" office:value="8.08190384518042">
                <text:p>8.08190384518042</text:p>
              </table:table-cell>
              <table:table-cell office:value-type="float" office:value="48.9553858687288">
                <text:p>48.9553858687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3507064581854">
                <text:p>4.13507064581854</text:p>
              </table:table-cell>
              <table:table-cell office:value-type="float" office:value="8.08809694977743">
                <text:p>8.08809694977743</text:p>
              </table:table-cell>
              <table:table-cell office:value-type="float" office:value="48.8746157285821">
                <text:p>48.87461572858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4477140470345">
                <text:p>4.14477140470345</text:p>
              </table:table-cell>
              <table:table-cell office:value-type="float" office:value="8.09427477334459">
                <text:p>8.09427477334459</text:p>
              </table:table-cell>
              <table:table-cell office:value-type="float" office:value="48.7937891810559">
                <text:p>48.7937891810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5447883832336">
                <text:p>4.15447883832336</text:p>
              </table:table-cell>
              <table:table-cell office:value-type="float" office:value="8.10043732312974">
                <text:p>8.10043732312974</text:p>
              </table:table-cell>
              <table:table-cell office:value-type="float" office:value="48.7129068147866">
                <text:p>48.71290681478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6419287590942">
                <text:p>4.16419287590942</text:p>
              </table:table-cell>
              <table:table-cell office:value-type="float" office:value="8.10658460658868">
                <text:p>8.10658460658868</text:p>
              </table:table-cell>
              <table:table-cell office:value-type="float" office:value="48.6319692201208">
                <text:p>48.6319692201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17391344648995">
                <text:p>4.17391344648995</text:p>
              </table:table-cell>
              <table:table-cell office:value-type="float" office:value="8.11271663138396">
                <text:p>8.11271663138396</text:p>
              </table:table-cell>
              <table:table-cell office:value-type="float" office:value="48.5509769890987">
                <text:p>48.5509769890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836404788924">
                <text:p>4.1836404788924</text:p>
              </table:table-cell>
              <table:table-cell office:value-type="float" office:value="8.11883340538368">
                <text:p>8.11883340538368</text:p>
              </table:table-cell>
              <table:table-cell office:value-type="float" office:value="48.4699307154377">
                <text:p>48.46993071543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9337390174531">
                <text:p>4.19337390174531</text:p>
              </table:table-cell>
              <table:table-cell office:value-type="float" office:value="8.12493493666026">
                <text:p>8.12493493666026</text:p>
              </table:table-cell>
              <table:table-cell office:value-type="float" office:value="48.3888309945163">
                <text:p>48.3888309945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0311364348036">
                <text:p>4.20311364348036</text:p>
              </table:table-cell>
              <table:table-cell office:value-type="float" office:value="8.13102123348922">
                <text:p>8.13102123348922</text:p>
              </table:table-cell>
              <table:table-cell office:value-type="float" office:value="48.3076784233572">
                <text:p>48.3076784233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1285963233428">
                <text:p>4.21285963233428</text:p>
              </table:table-cell>
              <table:table-cell office:value-type="float" office:value="8.13709230434793">
                <text:p>8.13709230434793</text:p>
              </table:table-cell>
              <table:table-cell office:value-type="float" office:value="48.2264736006104">
                <text:p>48.2264736006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2261179635091">
                <text:p>4.22261179635091</text:p>
              </table:table-cell>
              <table:table-cell office:value-type="float" office:value="8.14314815791441">
                <text:p>8.14314815791441</text:p>
              </table:table-cell>
              <table:table-cell office:value-type="float" office:value="48.1452171265371">
                <text:p>48.14521712653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3237006338325">
                <text:p>4.23237006338325</text:p>
              </table:table-cell>
              <table:table-cell office:value-type="float" office:value="8.14918880306611">
                <text:p>8.14918880306611</text:p>
              </table:table-cell>
              <table:table-cell office:value-type="float" office:value="48.0639096029923">
                <text:p>48.06390960299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4213436109541">
                <text:p>4.24213436109541</text:p>
              </table:table-cell>
              <table:table-cell office:value-type="float" office:value="8.15521424887865">
                <text:p>8.15521424887865</text:p>
              </table:table-cell>
              <table:table-cell office:value-type="float" office:value="47.9825516334079">
                <text:p>47.9825516334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5190461696476">
                <text:p>4.25190461696476</text:p>
              </table:table-cell>
              <table:table-cell office:value-type="float" office:value="8.16122450462462">
                <text:p>8.16122450462462</text:p>
              </table:table-cell>
              <table:table-cell office:value-type="float" office:value="47.9011438227758">
                <text:p>47.9011438227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26168075828391">
                <text:p>4.26168075828391</text:p>
              </table:table-cell>
              <table:table-cell office:value-type="float" office:value="8.16721957977234">
                <text:p>8.16721957977234</text:p>
              </table:table-cell>
              <table:table-cell office:value-type="float" office:value="47.8196867776304">
                <text:p>47.8196867776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7146271216283">
                <text:p>4.27146271216283</text:p>
              </table:table-cell>
              <table:table-cell office:value-type="float" office:value="8.17319948398466">
                <text:p>8.17319948398466</text:p>
              </table:table-cell>
              <table:table-cell office:value-type="float" office:value="47.7381811060315">
                <text:p>47.7381811060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28125040553092">
                <text:p>4.28125040553092</text:p>
              </table:table-cell>
              <table:table-cell office:value-type="float" office:value="8.17916422711767">
                <text:p>8.17916422711767</text:p>
              </table:table-cell>
              <table:table-cell office:value-type="float" office:value="47.6566274175469">
                <text:p>47.6566274175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2910437651391">
                <text:p>4.2910437651391</text:p>
              </table:table-cell>
              <table:table-cell office:value-type="float" office:value="8.18511381921954">
                <text:p>8.18511381921954</text:p>
              </table:table-cell>
              <table:table-cell office:value-type="float" office:value="47.5750263232349">
                <text:p>47.57502632323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0084271756193">
                <text:p>4.30084271756193</text:p>
              </table:table-cell>
              <table:table-cell office:value-type="float" office:value="8.19104827052924">
                <text:p>8.19104827052924</text:p>
              </table:table-cell>
              <table:table-cell office:value-type="float" office:value="47.4933784356268">
                <text:p>47.4933784356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1064718919969">
                <text:p>4.31064718919969</text:p>
              </table:table-cell>
              <table:table-cell office:value-type="float" office:value="8.19696759147533">
                <text:p>8.19696759147533</text:p>
              </table:table-cell>
              <table:table-cell office:value-type="float" office:value="47.4116843687088">
                <text:p>47.4116843687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2045710628059">
                <text:p>4.32045710628059</text:p>
              </table:table-cell>
              <table:table-cell office:value-type="float" office:value="8.20287179267473">
                <text:p>8.20287179267473</text:p>
              </table:table-cell>
              <table:table-cell office:value-type="float" office:value="47.3299447379049">
                <text:p>47.32994473790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3027239486282">
                <text:p>4.33027239486282</text:p>
              </table:table-cell>
              <table:table-cell office:value-type="float" office:value="8.20876088493149">
                <text:p>8.20876088493149</text:p>
              </table:table-cell>
              <table:table-cell office:value-type="float" office:value="47.2481601600585">
                <text:p>47.2481601600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4009298083679">
                <text:p>4.34009298083679</text:p>
              </table:table-cell>
              <table:table-cell office:value-type="float" office:value="8.21463487923557">
                <text:p>8.21463487923557</text:p>
              </table:table-cell>
              <table:table-cell office:value-type="float" office:value="47.1663312534146">
                <text:p>47.16633125341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4991878992721">
                <text:p>4.34991878992721</text:p>
              </table:table-cell>
              <table:table-cell office:value-type="float" office:value="8.22049378676158">
                <text:p>8.22049378676158</text:p>
              </table:table-cell>
              <table:table-cell office:value-type="float" office:value="47.0844586376016">
                <text:p>47.0844586376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5974974769534">
                <text:p>4.35974974769534</text:p>
              </table:table-cell>
              <table:table-cell office:value-type="float" office:value="8.22633761886759">
                <text:p>8.22633761886759</text:p>
              </table:table-cell>
              <table:table-cell office:value-type="float" office:value="47.0025429336137">
                <text:p>47.0025429336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6958577954111">
                <text:p>4.36958577954111</text:p>
              </table:table-cell>
              <table:table-cell office:value-type="float" office:value="8.23216638709385">
                <text:p>8.23216638709385</text:p>
              </table:table-cell>
              <table:table-cell office:value-type="float" office:value="46.9205847637917">
                <text:p>46.92058476379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7942681070537">
                <text:p>4.37942681070537</text:p>
              </table:table-cell>
              <table:table-cell office:value-type="float" office:value="8.23798010316162">
                <text:p>8.23798010316162</text:p>
              </table:table-cell>
              <table:table-cell office:value-type="float" office:value="46.8385847518058">
                <text:p>46.83858475180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8927276627206">
                <text:p>4.38927276627206</text:p>
              </table:table-cell>
              <table:table-cell office:value-type="float" office:value="8.24377877897191">
                <text:p>8.24377877897191</text:p>
              </table:table-cell>
              <table:table-cell office:value-type="float" office:value="46.7565435226362">
                <text:p>46.75654352263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39912357117045">
                <text:p>4.39912357117045</text:p>
              </table:table-cell>
              <table:table-cell office:value-type="float" office:value="8.24956242660423">
                <text:p>8.24956242660423</text:p>
              </table:table-cell>
              <table:table-cell office:value-type="float" office:value="46.6744617025553">
                <text:p>46.67446170255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0897915017736">
                <text:p>4.40897915017736</text:p>
              </table:table-cell>
              <table:table-cell office:value-type="float" office:value="8.25533105831542">
                <text:p>8.25533105831542</text:p>
              </table:table-cell>
              <table:table-cell office:value-type="float" office:value="46.5923399191085">
                <text:p>46.59233991910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1883942791939">
                <text:p>4.41883942791939</text:p>
              </table:table-cell>
              <table:table-cell office:value-type="float" office:value="8.26108468653837">
                <text:p>8.26108468653837</text:p>
              </table:table-cell>
              <table:table-cell office:value-type="float" office:value="46.5101788010963">
                <text:p>46.51017880109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2870432887518">
                <text:p>4.42870432887518</text:p>
              </table:table-cell>
              <table:table-cell office:value-type="float" office:value="8.2668233238808">
                <text:p>8.2668233238808</text:p>
              </table:table-cell>
              <table:table-cell office:value-type="float" office:value="46.4279789785546">
                <text:p>46.42797897855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3857377737764">
                <text:p>4.43857377737764</text:p>
              </table:table-cell>
              <table:table-cell office:value-type="float" office:value="8.27254698312407">
                <text:p>8.27254698312407</text:p>
              </table:table-cell>
              <table:table-cell office:value-type="float" office:value="46.3457410827368">
                <text:p>46.3457410827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44844769761626">
                <text:p>4.44844769761626</text:p>
              </table:table-cell>
              <table:table-cell office:value-type="float" office:value="8.27825567722192">
                <text:p>8.27825567722192</text:p>
              </table:table-cell>
              <table:table-cell office:value-type="float" office:value="46.2634657460942">
                <text:p>46.2634657460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45832601363935">
                <text:p>4.45832601363935</text:p>
              </table:table-cell>
              <table:table-cell office:value-type="float" office:value="8.28394941929925">
                <text:p>8.28394941929925</text:p>
              </table:table-cell>
              <table:table-cell office:value-type="float" office:value="46.1811536022574">
                <text:p>46.18115360225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6820864935635">
                <text:p>4.46820864935635</text:p>
              </table:table-cell>
              <table:table-cell office:value-type="float" office:value="8.28962822265092">
                <text:p>8.28962822265092</text:p>
              </table:table-cell>
              <table:table-cell office:value-type="float" office:value="46.0988052860171">
                <text:p>46.09880528601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47809552854011">
                <text:p>4.47809552854011</text:p>
              </table:table-cell>
              <table:table-cell office:value-type="float" office:value="8.2952921007405">
                <text:p>8.2952921007405</text:p>
              </table:table-cell>
              <table:table-cell office:value-type="float" office:value="46.0164214333048">
                <text:p>46.01642143330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8798657482917">
                <text:p>4.48798657482917</text:p>
              </table:table-cell>
              <table:table-cell office:value-type="float" office:value="8.30094106719904">
                <text:p>8.30094106719904</text:p>
              </table:table-cell>
              <table:table-cell office:value-type="float" office:value="45.9340026811739">
                <text:p>45.93400268117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9788171173015">
                <text:p>4.49788171173015</text:p>
              </table:table-cell>
              <table:table-cell office:value-type="float" office:value="8.30657513582391">
                <text:p>8.30657513582391</text:p>
              </table:table-cell>
              <table:table-cell office:value-type="float" office:value="45.8515496677799">
                <text:p>45.85154966777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0778086261999">
                <text:p>4.50778086261999</text:p>
              </table:table-cell>
              <table:table-cell office:value-type="float" office:value="8.31219432057749">
                <text:p>8.31219432057749</text:p>
              </table:table-cell>
              <table:table-cell office:value-type="float" office:value="45.7690630323617">
                <text:p>45.76906303236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5176839507483">
                <text:p>4.5176839507483</text:p>
              </table:table-cell>
              <table:table-cell office:value-type="float" office:value="8.31779863558603">
                <text:p>8.31779863558603</text:p>
              </table:table-cell>
              <table:table-cell office:value-type="float" office:value="45.6865434152216">
                <text:p>45.6865434152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52759089923976">
                <text:p>4.52759089923976</text:p>
              </table:table-cell>
              <table:table-cell office:value-type="float" office:value="8.32338809513839">
                <text:p>8.32338809513839</text:p>
              </table:table-cell>
              <table:table-cell office:value-type="float" office:value="45.603991457706">
                <text:p>45.6039914577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53750163109636">
                <text:p>4.53750163109636</text:p>
              </table:table-cell>
              <table:table-cell office:value-type="float" office:value="8.32896271368484">
                <text:p>8.32896271368484</text:p>
              </table:table-cell>
              <table:table-cell office:value-type="float" office:value="45.5214078021858">
                <text:p>45.52140780218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54741606919987">
                <text:p>4.54741606919987</text:p>
              </table:table-cell>
              <table:table-cell office:value-type="float" office:value="8.33452250583583">
                <text:p>8.33452250583583</text:p>
              </table:table-cell>
              <table:table-cell office:value-type="float" office:value="45.4387930920366">
                <text:p>45.43879309203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573341363141">
                <text:p>4.5573341363141</text:p>
              </table:table-cell>
              <table:table-cell office:value-type="float" office:value="8.34006748636082">
                <text:p>8.34006748636082</text:p>
              </table:table-cell>
              <table:table-cell office:value-type="float" office:value="45.3561479716192">
                <text:p>45.3561479716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56725575508735">
                <text:p>4.56725575508735</text:p>
              </table:table-cell>
              <table:table-cell office:value-type="float" office:value="8.34559767018699">
                <text:p>8.34559767018699</text:p>
              </table:table-cell>
              <table:table-cell office:value-type="float" office:value="45.2734730862598">
                <text:p>45.27347308625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57718084805475">
                <text:p>4.57718084805475</text:p>
              </table:table-cell>
              <table:table-cell office:value-type="float" office:value="8.3511130723981">
                <text:p>8.3511130723981</text:p>
              </table:table-cell>
              <table:table-cell office:value-type="float" office:value="45.19076908223">
                <text:p>45.190769082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58710933764065">
                <text:p>4.58710933764065</text:p>
              </table:table-cell>
              <table:table-cell office:value-type="float" office:value="8.35661370823326">
                <text:p>8.35661370823326</text:p>
              </table:table-cell>
              <table:table-cell office:value-type="float" office:value="45.1080366067268">
                <text:p>45.10803660672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59704114616102">
                <text:p>4.59704114616102</text:p>
              </table:table-cell>
              <table:table-cell office:value-type="float" office:value="8.36209959308571">
                <text:p>8.36209959308571</text:p>
              </table:table-cell>
              <table:table-cell office:value-type="float" office:value="45.0252763078529">
                <text:p>45.02527630785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60697619582587">
                <text:p>4.60697619582587</text:p>
              </table:table-cell>
              <table:table-cell office:value-type="float" office:value="8.36757074250162">
                <text:p>8.36757074250162</text:p>
              </table:table-cell>
              <table:table-cell office:value-type="float" office:value="44.9424888345965">
                <text:p>44.94248883459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61691440874161">
                <text:p>4.61691440874161</text:p>
              </table:table-cell>
              <table:table-cell office:value-type="float" office:value="8.37302717217891">
                <text:p>8.37302717217891</text:p>
              </table:table-cell>
              <table:table-cell office:value-type="float" office:value="44.8596748368111">
                <text:p>44.8596748368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62685570691352">
                <text:p>4.62685570691352</text:p>
              </table:table-cell>
              <table:table-cell office:value-type="float" office:value="8.378468897966">
                <text:p>8.378468897966</text:p>
              </table:table-cell>
              <table:table-cell office:value-type="float" office:value="44.7768349651956">
                <text:p>44.77683496519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63680001224813">
                <text:p>4.63680001224813</text:p>
              </table:table-cell>
              <table:table-cell office:value-type="float" office:value="8.38389593586065">
                <text:p>8.38389593586065</text:p>
              </table:table-cell>
              <table:table-cell office:value-type="float" office:value="44.6939698712739">
                <text:p>44.69396987127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64674724655569">
                <text:p>4.64674724655569</text:p>
              </table:table-cell>
              <table:table-cell office:value-type="float" office:value="8.38930830200874">
                <text:p>8.38930830200874</text:p>
              </table:table-cell>
              <table:table-cell office:value-type="float" office:value="44.6110802073745">
                <text:p>44.61108020737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5669733155257">
                <text:p>4.65669733155257</text:p>
              </table:table-cell>
              <table:table-cell office:value-type="float" office:value="8.3947060127031">
                <text:p>8.3947060127031</text:p>
              </table:table-cell>
              <table:table-cell office:value-type="float" office:value="44.5281666266106">
                <text:p>44.5281666266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6666501888637">
                <text:p>4.6666501888637</text:p>
              </table:table-cell>
              <table:table-cell office:value-type="float" office:value="8.40008908438228">
                <text:p>8.40008908438228</text:p>
              </table:table-cell>
              <table:table-cell office:value-type="float" office:value="44.4452297828592">
                <text:p>44.44522978285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67660574002507">
                <text:p>4.67660574002507</text:p>
              </table:table-cell>
              <table:table-cell office:value-type="float" office:value="8.40545753362938">
                <text:p>8.40545753362938</text:p>
              </table:table-cell>
              <table:table-cell office:value-type="float" office:value="44.3622703307412">
                <text:p>44.36227033074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8656390648611">
                <text:p>4.68656390648611</text:p>
              </table:table-cell>
              <table:table-cell office:value-type="float" office:value="8.41081137717086">
                <text:p>8.41081137717086</text:p>
              </table:table-cell>
              <table:table-cell office:value-type="float" office:value="44.2792889256003">
                <text:p>44.27928892560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69652460961223">
                <text:p>4.69652460961223</text:p>
              </table:table-cell>
              <table:table-cell office:value-type="float" office:value="8.41615063187532">
                <text:p>8.41615063187532</text:p>
              </table:table-cell>
              <table:table-cell office:value-type="float" office:value="44.1962862234831">
                <text:p>44.19628622348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7064877706872">
                <text:p>4.7064877706872</text:p>
              </table:table-cell>
              <table:table-cell office:value-type="float" office:value="8.42147531475237">
                <text:p>8.42147531475237</text:p>
              </table:table-cell>
              <table:table-cell office:value-type="float" office:value="44.113262881118">
                <text:p>44.1132628811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7164533109157">
                <text:p>4.7164533109157</text:p>
              </table:table-cell>
              <table:table-cell office:value-type="float" office:value="8.4267854429514">
                <text:p>8.4267854429514</text:p>
              </table:table-cell>
              <table:table-cell office:value-type="float" office:value="44.030219555895">
                <text:p>44.0302195558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72642115142574">
                <text:p>4.72642115142574</text:p>
              </table:table-cell>
              <table:table-cell office:value-type="float" office:value="8.4320810337604">
                <text:p>8.4320810337604</text:p>
              </table:table-cell>
              <table:table-cell office:value-type="float" office:value="43.9471569058448">
                <text:p>43.9471569058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3639121327118">
                <text:p>4.73639121327118</text:p>
              </table:table-cell>
              <table:table-cell office:value-type="float" office:value="8.43736210460482">
                <text:p>8.43736210460482</text:p>
              </table:table-cell>
              <table:table-cell office:value-type="float" office:value="43.864075589618">
                <text:p>43.8640755896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4636341743421">
                <text:p>4.74636341743421</text:p>
              </table:table-cell>
              <table:table-cell office:value-type="float" office:value="8.44262867304635">
                <text:p>8.44262867304635</text:p>
              </table:table-cell>
              <table:table-cell office:value-type="float" office:value="43.7809762664644">
                <text:p>43.78097626646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7563376848278">
                <text:p>4.7563376848278</text:p>
              </table:table-cell>
              <table:table-cell office:value-type="float" office:value="8.44788075678176">
                <text:p>8.44788075678176</text:p>
              </table:table-cell>
              <table:table-cell office:value-type="float" office:value="43.6978595962126">
                <text:p>43.6978595962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6631393629827">
                <text:p>4.76631393629827</text:p>
              </table:table-cell>
              <table:table-cell office:value-type="float" office:value="8.45311837364173">
                <text:p>8.45311837364173</text:p>
              </table:table-cell>
              <table:table-cell office:value-type="float" office:value="43.6147262392486">
                <text:p>43.61472623924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7629209262772">
                <text:p>4.77629209262772</text:p>
              </table:table-cell>
              <table:table-cell office:value-type="float" office:value="8.45834154158967">
                <text:p>8.45834154158967</text:p>
              </table:table-cell>
              <table:table-cell office:value-type="float" office:value="43.531576856495">
                <text:p>43.5315768564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8627207453659">
                <text:p>4.78627207453659</text:p>
              </table:table-cell>
              <table:table-cell office:value-type="float" office:value="8.46355027872057">
                <text:p>8.46355027872057</text:p>
              </table:table-cell>
              <table:table-cell office:value-type="float" office:value="43.4484121093905">
                <text:p>43.4484121093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79625380268614">
                <text:p>4.79625380268614</text:p>
              </table:table-cell>
              <table:table-cell office:value-type="float" office:value="8.46874460325984">
                <text:p>8.46874460325984</text:p>
              </table:table-cell>
              <table:table-cell office:value-type="float" office:value="43.3652326598686">
                <text:p>43.36523265986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80623719768098">
                <text:p>4.80623719768098</text:p>
              </table:table-cell>
              <table:table-cell office:value-type="float" office:value="8.47392453356209">
                <text:p>8.47392453356209</text:p>
              </table:table-cell>
              <table:table-cell office:value-type="float" office:value="43.2820391703367">
                <text:p>43.28203917033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81622218007155">
                <text:p>4.81622218007155</text:p>
              </table:table-cell>
              <table:table-cell office:value-type="float" office:value="8.47909008811007">
                <text:p>8.47909008811007</text:p>
              </table:table-cell>
              <table:table-cell office:value-type="float" office:value="43.1988323036552">
                <text:p>43.19883230365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2620867035671">
                <text:p>4.82620867035671</text:p>
              </table:table-cell>
              <table:table-cell office:value-type="float" office:value="8.4842412855134">
                <text:p>8.4842412855134</text:p>
              </table:table-cell>
              <table:table-cell office:value-type="float" office:value="43.1156127231161">
                <text:p>43.1156127231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83619658898621">
                <text:p>4.83619658898621</text:p>
              </table:table-cell>
              <table:table-cell office:value-type="float" office:value="8.48937814450751">
                <text:p>8.48937814450751</text:p>
              </table:table-cell>
              <table:table-cell office:value-type="float" office:value="43.0323810924226">
                <text:p>43.0323810924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84618585636322">
                <text:p>4.84618585636322</text:p>
              </table:table-cell>
              <table:table-cell office:value-type="float" office:value="8.49450068395244">
                <text:p>8.49450068395244</text:p>
              </table:table-cell>
              <table:table-cell office:value-type="float" office:value="42.9491380756671">
                <text:p>42.9491380756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85617639284691">
                <text:p>4.85617639284691</text:p>
              </table:table-cell>
              <table:table-cell office:value-type="float" office:value="8.4996089228317">
                <text:p>8.4996089228317</text:p>
              </table:table-cell>
              <table:table-cell office:value-type="float" office:value="42.8658843373108">
                <text:p>42.8658843373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86616811875492">
                <text:p>4.86616811875492</text:p>
              </table:table-cell>
              <table:table-cell office:value-type="float" office:value="8.50470288025111">
                <text:p>8.50470288025111</text:p>
              </table:table-cell>
              <table:table-cell office:value-type="float" office:value="42.7826205421624">
                <text:p>42.7826205421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87616095436595">
                <text:p>4.87616095436595</text:p>
              </table:table-cell>
              <table:table-cell office:value-type="float" office:value="8.50978257543771">
                <text:p>8.50978257543771</text:p>
              </table:table-cell>
              <table:table-cell office:value-type="float" office:value="42.6993473553567">
                <text:p>42.69934735535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88615481992226">
                <text:p>4.88615481992226</text:p>
              </table:table-cell>
              <table:table-cell office:value-type="float" office:value="8.51484802773855">
                <text:p>8.51484802773855</text:p>
              </table:table-cell>
              <table:table-cell office:value-type="float" office:value="42.6160654423334">
                <text:p>42.61606544233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89614963563225">
                <text:p>4.89614963563225</text:p>
              </table:table-cell>
              <table:table-cell office:value-type="float" office:value="8.51989925661959">
                <text:p>8.51989925661959</text:p>
              </table:table-cell>
              <table:table-cell office:value-type="float" office:value="42.5327754688161">
                <text:p>42.53277546881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90614532167298">
                <text:p>4.90614532167298</text:p>
              </table:table-cell>
              <table:table-cell office:value-type="float" office:value="8.52493628166458">
                <text:p>8.52493628166458</text:p>
              </table:table-cell>
              <table:table-cell office:value-type="float" office:value="42.4494781007911">
                <text:p>42.44947810079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91614179819272">
                <text:p>4.91614179819272</text:p>
              </table:table-cell>
              <table:table-cell office:value-type="float" office:value="8.52995912257388">
                <text:p>8.52995912257388</text:p>
              </table:table-cell>
              <table:table-cell office:value-type="float" office:value="42.3661740044858">
                <text:p>42.36617400448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92613898531351">
                <text:p>4.92613898531351</text:p>
              </table:table-cell>
              <table:table-cell office:value-type="float" office:value="8.53496779916338">
                <text:p>8.53496779916338</text:p>
              </table:table-cell>
              <table:table-cell office:value-type="float" office:value="42.2828638463476">
                <text:p>42.2828638463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3613680313372">
                <text:p>4.93613680313372</text:p>
              </table:table-cell>
              <table:table-cell office:value-type="float" office:value="8.53996233136336">
                <text:p>8.53996233136336</text:p>
              </table:table-cell>
              <table:table-cell office:value-type="float" office:value="42.1995482930228">
                <text:p>42.19954829302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94613517173055">
                <text:p>4.94613517173055</text:p>
              </table:table-cell>
              <table:table-cell office:value-type="float" office:value="8.54494273921735">
                <text:p>8.54494273921735</text:p>
              </table:table-cell>
              <table:table-cell office:value-type="float" office:value="42.116228011335">
                <text:p>42.1162280113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5613401116266">
                <text:p>4.95613401116266</text:p>
              </table:table-cell>
              <table:table-cell office:value-type="float" office:value="8.54990904288103">
                <text:p>8.54990904288103</text:p>
              </table:table-cell>
              <table:table-cell office:value-type="float" office:value="42.0329036682639">
                <text:p>42.03290366826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6613324147267">
                <text:p>4.96613324147267</text:p>
              </table:table-cell>
              <table:table-cell office:value-type="float" office:value="8.55486126262113">
                <text:p>8.55486126262113</text:p>
              </table:table-cell>
              <table:table-cell office:value-type="float" office:value="41.949575930924">
                <text:p>41.9495759309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7613278268974">
                <text:p>4.97613278268974</text:p>
              </table:table-cell>
              <table:table-cell office:value-type="float" office:value="8.55979941881426">
                <text:p>8.55979941881426</text:p>
              </table:table-cell>
              <table:table-cell office:value-type="float" office:value="41.8662454665433">
                <text:p>41.86624546654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77cm" svg:height="7.225cm" xlink:href=".." xlink:type="simple" chart:class="chart:line" chart:style-name="ch1">
        <chart:legend chart:legend-position="end" svg:x="6.072cm" svg:y="2.894cm" style:legend-expansion="high" chart:style-name="ch2"/>
        <chart:plot-area chart:style-name="ch3" table:cell-range-address="Sheet1.L4:Sheet1.N103" svg:x="0.179cm" svg:y="0.144cm" svg:width="5.714cm" svg:height="6.937cm">
          <chartooo:coordinate-region svg:x="0.8cm" svg:y="0.317cm" svg:width="5.093cm" svg:height="6.0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:Sheet1.L103" chart:class="chart:line">
            <chart:data-point chart:repeated="100"/>
          </chart:series>
          <chart:series chart:style-name="ch7" chart:values-cell-range-address="Sheet1.M4:Sheet1.M103" chart:class="chart:line">
            <chart:data-point chart:repeated="100"/>
          </chart:series>
          <chart:series chart:style-name="ch8" chart:values-cell-range-address="Sheet1.N4:Sheet1.N103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L4:Sheet1.L103</svg:desc>
                </draw:g>
              </table:table-cell>
              <table:table-cell office:value-type="float" office:value="4">
                <text:p>4</text:p>
                <draw:g>
                  <svg:desc>Sheet1.M4:Sheet1.M103</svg:desc>
                </draw:g>
              </table:table-cell>
              <table:table-cell office:value-type="float" office:value="0">
                <text:p>0</text:p>
                <draw:g>
                  <svg:desc>Sheet1.N4:Sheet1.N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048">
                <text:p>4.0048</text:p>
              </table:table-cell>
              <table:table-cell office:value-type="float" office:value="8.00319808008592">
                <text:p>8.00319808008592</text:p>
              </table:table-cell>
              <table:table-cell office:value-type="float" office:value="49.9600039893427">
                <text:p>49.9600039893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09601915392">
                <text:p>4.009601915392</text:p>
              </table:table-cell>
              <table:table-cell office:value-type="float" office:value="8.00639232069208">
                <text:p>8.00639232069208</text:p>
              </table:table-cell>
              <table:table-cell office:value-type="float" office:value="49.9199919915315">
                <text:p>49.9199919915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144057377188">
                <text:p>4.0144057377188</text:p>
              </table:table-cell>
              <table:table-cell office:value-type="float" office:value="8.00958272235162">
                <text:p>8.00958272235162</text:p>
              </table:table-cell>
              <table:table-cell office:value-type="float" office:value="49.8799640770778">
                <text:p>49.8799640770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1921145850883">
                <text:p>4.01921145850883</text:p>
              </table:table-cell>
              <table:table-cell office:value-type="float" office:value="8.01276928561175">
                <text:p>8.01276928561175</text:p>
              </table:table-cell>
              <table:table-cell office:value-type="float" office:value="49.8399203166127">
                <text:p>49.8399203166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2401906927621">
                <text:p>4.02401906927621</text:p>
              </table:table-cell>
              <table:table-cell office:value-type="float" office:value="8.0159520110337">
                <text:p>8.0159520110337</text:p>
              </table:table-cell>
              <table:table-cell office:value-type="float" office:value="49.7998607808869">
                <text:p>49.7998607808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2882856152078">
                <text:p>4.02882856152078</text:p>
              </table:table-cell>
              <table:table-cell office:value-type="float" office:value="8.01913089919267">
                <text:p>8.01913089919267</text:p>
              </table:table-cell>
              <table:table-cell office:value-type="float" office:value="49.7597855407699">
                <text:p>49.7597855407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336399267282">
                <text:p>4.0336399267282</text:p>
              </table:table-cell>
              <table:table-cell office:value-type="float" office:value="8.02230595067782">
                <text:p>8.02230595067782</text:p>
              </table:table-cell>
              <table:table-cell office:value-type="float" office:value="49.7196946672498">
                <text:p>49.7196946672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3845315636996">
                <text:p>4.03845315636996</text:p>
              </table:table-cell>
              <table:table-cell office:value-type="float" office:value="8.0254771660922">
                <text:p>8.0254771660922</text:p>
              </table:table-cell>
              <table:table-cell office:value-type="float" office:value="49.6795882314325">
                <text:p>49.6795882314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4326824190346">
                <text:p>4.04326824190346</text:p>
              </table:table-cell>
              <table:table-cell office:value-type="float" office:value="8.02864454605275">
                <text:p>8.02864454605275</text:p>
              </table:table-cell>
              <table:table-cell office:value-type="float" office:value="49.6394663045419">
                <text:p>49.63946630454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4808517477207">
                <text:p>4.04808517477207</text:p>
              </table:table-cell>
              <table:table-cell office:value-type="float" office:value="8.03180809119022">
                <text:p>8.03180809119022</text:p>
              </table:table-cell>
              <table:table-cell office:value-type="float" office:value="49.5993289579185">
                <text:p>49.5993289579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5290394640517">
                <text:p>4.05290394640517</text:p>
              </table:table-cell>
              <table:table-cell office:value-type="float" office:value="8.03496780214917">
                <text:p>8.03496780214917</text:p>
              </table:table-cell>
              <table:table-cell office:value-type="float" office:value="49.5591762630199">
                <text:p>49.5591762630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5772454821822">
                <text:p>4.05772454821822</text:p>
              </table:table-cell>
              <table:table-cell office:value-type="float" office:value="8.03812367958791">
                <text:p>8.03812367958791</text:p>
              </table:table-cell>
              <table:table-cell office:value-type="float" office:value="49.5190082914195">
                <text:p>49.5190082914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6254697161282">
                <text:p>4.06254697161282</text:p>
              </table:table-cell>
              <table:table-cell office:value-type="float" office:value="8.04127572417848">
                <text:p>8.04127572417848</text:p>
              </table:table-cell>
              <table:table-cell office:value-type="float" office:value="49.4788251148065">
                <text:p>49.4788251148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6737120797673">
                <text:p>4.06737120797673</text:p>
              </table:table-cell>
              <table:table-cell office:value-type="float" office:value="8.04442393660657">
                <text:p>8.04442393660657</text:p>
              </table:table-cell>
              <table:table-cell office:value-type="float" office:value="49.4386268049854">
                <text:p>49.4386268049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7219724868399">
                <text:p>4.07219724868399</text:p>
              </table:table-cell>
              <table:table-cell office:value-type="float" office:value="8.04756831757155">
                <text:p>8.04756831757155</text:p>
              </table:table-cell>
              <table:table-cell office:value-type="float" office:value="49.3984134338754">
                <text:p>49.39841343387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7702508509492">
                <text:p>4.07702508509492</text:p>
              </table:table-cell>
              <table:table-cell office:value-type="float" office:value="8.05070886778638">
                <text:p>8.05070886778638</text:p>
              </table:table-cell>
              <table:table-cell office:value-type="float" office:value="49.3581850735098">
                <text:p>49.3581850735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8185470855621">
                <text:p>4.08185470855621</text:p>
              </table:table-cell>
              <table:table-cell office:value-type="float" office:value="8.05384558797759">
                <text:p>8.05384558797759</text:p>
              </table:table-cell>
              <table:table-cell office:value-type="float" office:value="49.3179417960357">
                <text:p>49.3179417960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08668611040097">
                <text:p>4.08668611040097</text:p>
              </table:table-cell>
              <table:table-cell office:value-type="float" office:value="8.05697847888523">
                <text:p>8.05697847888523</text:p>
              </table:table-cell>
              <table:table-cell office:value-type="float" office:value="49.2776836737138">
                <text:p>49.2776836737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9151928194878">
                <text:p>4.09151928194878</text:p>
              </table:table-cell>
              <table:table-cell office:value-type="float" office:value="8.06010754126287">
                <text:p>8.06010754126287</text:p>
              </table:table-cell>
              <table:table-cell office:value-type="float" office:value="49.2374107789173">
                <text:p>49.23741077891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9635421450577">
                <text:p>4.09635421450577</text:p>
              </table:table-cell>
              <table:table-cell office:value-type="float" office:value="8.06323277587751">
                <text:p>8.06323277587751</text:p>
              </table:table-cell>
              <table:table-cell office:value-type="float" office:value="49.1971231841317">
                <text:p>49.1971231841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0119089936464">
                <text:p>4.10119089936464</text:p>
              </table:table-cell>
              <table:table-cell office:value-type="float" office:value="8.06635418350956">
                <text:p>8.06635418350956</text:p>
              </table:table-cell>
              <table:table-cell office:value-type="float" office:value="49.1568209619545">
                <text:p>49.1568209619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10602932780476">
                <text:p>4.10602932780476</text:p>
              </table:table-cell>
              <table:table-cell office:value-type="float" office:value="8.06947176495284">
                <text:p>8.06947176495284</text:p>
              </table:table-cell>
              <table:table-cell office:value-type="float" office:value="49.1165041850945">
                <text:p>49.1165041850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1086949109221">
                <text:p>4.11086949109221</text:p>
              </table:table-cell>
              <table:table-cell office:value-type="float" office:value="8.07258552101449">
                <text:p>8.07258552101449</text:p>
              </table:table-cell>
              <table:table-cell office:value-type="float" office:value="49.0761729263712">
                <text:p>49.0761729263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1571138047984">
                <text:p>4.11571138047984</text:p>
              </table:table-cell>
              <table:table-cell office:value-type="float" office:value="8.07569545251496">
                <text:p>8.07569545251496</text:p>
              </table:table-cell>
              <table:table-cell office:value-type="float" office:value="49.0358272587148">
                <text:p>49.0358272587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2055498720732">
                <text:p>4.12055498720732</text:p>
              </table:table-cell>
              <table:table-cell office:value-type="float" office:value="8.07880156028796">
                <text:p>8.07880156028796</text:p>
              </table:table-cell>
              <table:table-cell office:value-type="float" office:value="48.9954672551649">
                <text:p>48.99546725516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2540030250121">
                <text:p>4.12540030250121</text:p>
              </table:table-cell>
              <table:table-cell office:value-type="float" office:value="8.08190384518042">
                <text:p>8.08190384518042</text:p>
              </table:table-cell>
              <table:table-cell office:value-type="float" office:value="48.9550929888709">
                <text:p>48.95509298887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3024731757504">
                <text:p>4.13024731757504</text:p>
              </table:table-cell>
              <table:table-cell office:value-type="float" office:value="8.08500230805248">
                <text:p>8.08500230805248</text:p>
              </table:table-cell>
              <table:table-cell office:value-type="float" office:value="48.9147045330908">
                <text:p>48.9147045330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13509602362932">
                <text:p>4.13509602362932</text:p>
              </table:table-cell>
              <table:table-cell office:value-type="float" office:value="8.08809694977743">
                <text:p>8.08809694977743</text:p>
              </table:table-cell>
              <table:table-cell office:value-type="float" office:value="48.8743019611911">
                <text:p>48.87430196119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3994641185165">
                <text:p>4.13994641185165</text:p>
              </table:table-cell>
              <table:table-cell office:value-type="float" office:value="8.09118777124164">
                <text:p>8.09118777124164</text:p>
              </table:table-cell>
              <table:table-cell office:value-type="float" office:value="48.833885346646">
                <text:p>48.833885346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4479847341676">
                <text:p>4.14479847341676</text:p>
              </table:table-cell>
              <table:table-cell office:value-type="float" office:value="8.09427477334459">
                <text:p>8.09427477334459</text:p>
              </table:table-cell>
              <table:table-cell office:value-type="float" office:value="48.7934547630374">
                <text:p>48.79345476303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4965219948654">
                <text:p>4.14965219948654</text:p>
              </table:table-cell>
              <table:table-cell office:value-type="float" office:value="8.0973579569988">
                <text:p>8.0973579569988</text:p>
              </table:table-cell>
              <table:table-cell office:value-type="float" office:value="48.7530102840536">
                <text:p>48.7530102840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5450758121017">
                <text:p>4.15450758121017</text:p>
              </table:table-cell>
              <table:table-cell office:value-type="float" office:value="8.10043732312974">
                <text:p>8.10043732312974</text:p>
              </table:table-cell>
              <table:table-cell office:value-type="float" office:value="48.7125519834896">
                <text:p>48.7125519834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5936460972413">
                <text:p>4.15936460972413</text:p>
              </table:table-cell>
              <table:table-cell office:value-type="float" office:value="8.10351287267591">
                <text:p>8.10351287267591</text:p>
              </table:table-cell>
              <table:table-cell office:value-type="float" office:value="48.6720799352462">
                <text:p>48.67207993524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6422327615225">
                <text:p>4.16422327615225</text:p>
              </table:table-cell>
              <table:table-cell office:value-type="float" office:value="8.10658460658868">
                <text:p>8.10658460658868</text:p>
              </table:table-cell>
              <table:table-cell office:value-type="float" office:value="48.6315942133293">
                <text:p>48.63159421332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6908357160583">
                <text:p>4.16908357160583</text:p>
              </table:table-cell>
              <table:table-cell office:value-type="float" office:value="8.10965252583232">
                <text:p>8.10965252583232</text:p>
              </table:table-cell>
              <table:table-cell office:value-type="float" office:value="48.59109489185">
                <text:p>48.59109489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7394548718363">
                <text:p>4.17394548718363</text:p>
              </table:table-cell>
              <table:table-cell office:value-type="float" office:value="8.11271663138396">
                <text:p>8.11271663138396</text:p>
              </table:table-cell>
              <table:table-cell office:value-type="float" office:value="48.5505820450234">
                <text:p>48.5505820450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78809013972">
                <text:p>4.178809013972</text:p>
              </table:table-cell>
              <table:table-cell office:value-type="float" office:value="8.11577692423351">
                <text:p>8.11577692423351</text:p>
              </table:table-cell>
              <table:table-cell office:value-type="float" office:value="48.5100557471684">
                <text:p>48.5100557471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836741430449">
                <text:p>4.1836741430449</text:p>
              </table:table-cell>
              <table:table-cell office:value-type="float" office:value="8.11883340538368">
                <text:p>8.11883340538368</text:p>
              </table:table-cell>
              <table:table-cell office:value-type="float" office:value="48.4695160727074">
                <text:p>48.4695160727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18854086546395">
                <text:p>4.18854086546395</text:p>
              </table:table-cell>
              <table:table-cell office:value-type="float" office:value="8.12188607584989">
                <text:p>8.12188607584989</text:p>
              </table:table-cell>
              <table:table-cell office:value-type="float" office:value="48.4289630961654">
                <text:p>48.4289630961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9340917227854">
                <text:p>4.19340917227854</text:p>
              </table:table-cell>
              <table:table-cell office:value-type="float" office:value="8.12493493666026">
                <text:p>8.12493493666026</text:p>
              </table:table-cell>
              <table:table-cell office:value-type="float" office:value="48.3883968921696">
                <text:p>48.38839689216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9827905452587">
                <text:p>4.19827905452587</text:p>
              </table:table-cell>
              <table:table-cell office:value-type="float" office:value="8.12797998885558">
                <text:p>8.12797998885558</text:p>
              </table:table-cell>
              <table:table-cell office:value-type="float" office:value="48.347817535449">
                <text:p>48.347817535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0315050323099">
                <text:p>4.20315050323099</text:p>
              </table:table-cell>
              <table:table-cell office:value-type="float" office:value="8.13102123348922">
                <text:p>8.13102123348922</text:p>
              </table:table-cell>
              <table:table-cell office:value-type="float" office:value="48.3072251008338">
                <text:p>48.30722510083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0802350940689">
                <text:p>4.20802350940689</text:p>
              </table:table-cell>
              <table:table-cell office:value-type="float" office:value="8.13405867162717">
                <text:p>8.13405867162717</text:p>
              </table:table-cell>
              <table:table-cell office:value-type="float" office:value="48.2666196632548">
                <text:p>48.2666196632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1289806405456">
                <text:p>4.21289806405456</text:p>
              </table:table-cell>
              <table:table-cell office:value-type="float" office:value="8.13709230434793">
                <text:p>8.13709230434793</text:p>
              </table:table-cell>
              <table:table-cell office:value-type="float" office:value="48.2260012977429">
                <text:p>48.22600129774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1777415816304">
                <text:p>4.21777415816304</text:p>
              </table:table-cell>
              <table:table-cell office:value-type="float" office:value="8.14012213274252">
                <text:p>8.14012213274252</text:p>
              </table:table-cell>
              <table:table-cell office:value-type="float" office:value="48.1853700794288">
                <text:p>48.18537007942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2265178270952">
                <text:p>4.22265178270952</text:p>
              </table:table-cell>
              <table:table-cell office:value-type="float" office:value="8.14314815791441">
                <text:p>8.14314815791441</text:p>
              </table:table-cell>
              <table:table-cell office:value-type="float" office:value="48.1447260835421">
                <text:p>48.1447260835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2753092865933">
                <text:p>4.22753092865933</text:p>
              </table:table-cell>
              <table:table-cell office:value-type="float" office:value="8.14617038097951">
                <text:p>8.14617038097951</text:p>
              </table:table-cell>
              <table:table-cell office:value-type="float" office:value="48.1040693854109">
                <text:p>48.1040693854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324115869661">
                <text:p>4.2324115869661</text:p>
              </table:table-cell>
              <table:table-cell office:value-type="float" office:value="8.14918880306611">
                <text:p>8.14918880306611</text:p>
              </table:table-cell>
              <table:table-cell office:value-type="float" office:value="48.0634000604617">
                <text:p>48.06340006046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3729374857173">
                <text:p>4.23729374857173</text:p>
              </table:table-cell>
              <table:table-cell office:value-type="float" office:value="8.15220342531484">
                <text:p>8.15220342531484</text:p>
              </table:table-cell>
              <table:table-cell office:value-type="float" office:value="48.0227181842179">
                <text:p>48.0227181842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24217740440654">
                <text:p>4.24217740440654</text:p>
              </table:table-cell>
              <table:table-cell office:value-type="float" office:value="8.15521424887865">
                <text:p>8.15521424887865</text:p>
              </table:table-cell>
              <table:table-cell office:value-type="float" office:value="47.9820238323004">
                <text:p>47.9820238323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4706254538926">
                <text:p>4.24706254538926</text:p>
              </table:table-cell>
              <table:table-cell office:value-type="float" office:value="8.15822127492275">
                <text:p>8.15822127492275</text:p>
              </table:table-cell>
              <table:table-cell office:value-type="float" office:value="47.9413170804261">
                <text:p>47.94131708042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25194916242715">
                <text:p>4.25194916242715</text:p>
              </table:table-cell>
              <table:table-cell office:value-type="float" office:value="8.16122450462462">
                <text:p>8.16122450462462</text:p>
              </table:table-cell>
              <table:table-cell office:value-type="float" office:value="47.9005980044079">
                <text:p>47.90059800440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5683724641603">
                <text:p>4.25683724641603</text:p>
              </table:table-cell>
              <table:table-cell office:value-type="float" office:value="8.16422393917387">
                <text:p>8.16422393917387</text:p>
              </table:table-cell>
              <table:table-cell office:value-type="float" office:value="47.8598666801542">
                <text:p>47.85986668015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6172678824037">
                <text:p>4.26172678824037</text:p>
              </table:table-cell>
              <table:table-cell office:value-type="float" office:value="8.16721957977234">
                <text:p>8.16721957977234</text:p>
              </table:table-cell>
              <table:table-cell office:value-type="float" office:value="47.8191231836678">
                <text:p>47.81912318366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26661777877333">
                <text:p>4.26661777877333</text:p>
              </table:table-cell>
              <table:table-cell office:value-type="float" office:value="8.17021142763394">
                <text:p>8.17021142763394</text:p>
              </table:table-cell>
              <table:table-cell office:value-type="float" office:value="47.7783675910463">
                <text:p>47.77836759104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27151020887684">
                <text:p>4.27151020887684</text:p>
              </table:table-cell>
              <table:table-cell office:value-type="float" office:value="8.17319948398466">
                <text:p>8.17319948398466</text:p>
              </table:table-cell>
              <table:table-cell office:value-type="float" office:value="47.7375999784803">
                <text:p>47.73759997848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27640406940169">
                <text:p>4.27640406940169</text:p>
              </table:table-cell>
              <table:table-cell office:value-type="float" office:value="8.17618375006256">
                <text:p>8.17618375006256</text:p>
              </table:table-cell>
              <table:table-cell office:value-type="float" office:value="47.6968204222542">
                <text:p>47.69682042225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8129935118753">
                <text:p>4.28129935118753</text:p>
              </table:table-cell>
              <table:table-cell office:value-type="float" office:value="8.17916422711767">
                <text:p>8.17916422711767</text:p>
              </table:table-cell>
              <table:table-cell office:value-type="float" office:value="47.6560289987445">
                <text:p>47.65602899874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28619604506301">
                <text:p>4.28619604506301</text:p>
              </table:table-cell>
              <table:table-cell office:value-type="float" office:value="8.18214091641202">
                <text:p>8.18214091641202</text:p>
              </table:table-cell>
              <table:table-cell office:value-type="float" office:value="47.6152257844202">
                <text:p>47.6152257844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2910941418458">
                <text:p>4.2910941418458</text:p>
              </table:table-cell>
              <table:table-cell office:value-type="float" office:value="8.18511381921954">
                <text:p>8.18511381921954</text:p>
              </table:table-cell>
              <table:table-cell office:value-type="float" office:value="47.5744108558413">
                <text:p>47.5744108558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29599363234265">
                <text:p>4.29599363234265</text:p>
              </table:table-cell>
              <table:table-cell office:value-type="float" office:value="8.18808293682605">
                <text:p>8.18808293682605</text:p>
              </table:table-cell>
              <table:table-cell office:value-type="float" office:value="47.5335842896591">
                <text:p>47.53358428965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30089450734951">
                <text:p>4.30089450734951</text:p>
              </table:table-cell>
              <table:table-cell office:value-type="float" office:value="8.19104827052924">
                <text:p>8.19104827052924</text:p>
              </table:table-cell>
              <table:table-cell office:value-type="float" office:value="47.4927461626151">
                <text:p>47.4927461626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30579675765154">
                <text:p>4.30579675765154</text:p>
              </table:table-cell>
              <table:table-cell office:value-type="float" office:value="8.19400982163858">
                <text:p>8.19400982163858</text:p>
              </table:table-cell>
              <table:table-cell office:value-type="float" office:value="47.4518965515409">
                <text:p>47.45189655154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107003740232">
                <text:p>4.3107003740232</text:p>
              </table:table-cell>
              <table:table-cell office:value-type="float" office:value="8.19696759147533">
                <text:p>8.19696759147533</text:p>
              </table:table-cell>
              <table:table-cell office:value-type="float" office:value="47.411035533357">
                <text:p>47.4110355333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31560534722833">
                <text:p>4.31560534722833</text:p>
              </table:table-cell>
              <table:table-cell office:value-type="float" office:value="8.19992158137248">
                <text:p>8.19992158137248</text:p>
              </table:table-cell>
              <table:table-cell office:value-type="float" office:value="47.3701631850729">
                <text:p>47.37016318507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32051166802018">
                <text:p>4.32051166802018</text:p>
              </table:table-cell>
              <table:table-cell office:value-type="float" office:value="8.20287179267473">
                <text:p>8.20287179267473</text:p>
              </table:table-cell>
              <table:table-cell office:value-type="float" office:value="47.3292795837861">
                <text:p>47.32927958378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2541932714152">
                <text:p>4.32541932714152</text:p>
              </table:table-cell>
              <table:table-cell office:value-type="float" office:value="8.20581822673841">
                <text:p>8.20581822673841</text:p>
              </table:table-cell>
              <table:table-cell office:value-type="float" office:value="47.2883848066818">
                <text:p>47.28838480668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33032831532468">
                <text:p>4.33032831532468</text:p>
              </table:table-cell>
              <table:table-cell office:value-type="float" office:value="8.20876088493149">
                <text:p>8.20876088493149</text:p>
              </table:table-cell>
              <table:table-cell office:value-type="float" office:value="47.2474789310321">
                <text:p>47.24747893103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3523862329163">
                <text:p>4.33523862329163</text:p>
              </table:table-cell>
              <table:table-cell office:value-type="float" office:value="8.21169976863352">
                <text:p>8.21169976863352</text:p>
              </table:table-cell>
              <table:table-cell office:value-type="float" office:value="47.2065620341957">
                <text:p>47.20656203419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4015024175404">
                <text:p>4.34015024175404</text:p>
              </table:table-cell>
              <table:table-cell office:value-type="float" office:value="8.21463487923557">
                <text:p>8.21463487923557</text:p>
              </table:table-cell>
              <table:table-cell office:value-type="float" office:value="47.1656341936171">
                <text:p>47.16563419361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4506316141335">
                <text:p>4.34506316141335</text:p>
              </table:table-cell>
              <table:table-cell office:value-type="float" office:value="8.21756621814024">
                <text:p>8.21756621814024</text:p>
              </table:table-cell>
              <table:table-cell office:value-type="float" office:value="47.1246954868263">
                <text:p>47.12469548682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4997737296084">
                <text:p>4.34997737296084</text:p>
              </table:table-cell>
              <table:table-cell office:value-type="float" office:value="8.22049378676158">
                <text:p>8.22049378676158</text:p>
              </table:table-cell>
              <table:table-cell office:value-type="float" office:value="47.0837459914377">
                <text:p>47.08374599143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5489286707771">
                <text:p>4.35489286707771</text:p>
              </table:table-cell>
              <table:table-cell office:value-type="float" office:value="8.22341758652507">
                <text:p>8.22341758652507</text:p>
              </table:table-cell>
              <table:table-cell office:value-type="float" office:value="47.0427857851503">
                <text:p>47.04278578515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35980963443512">
                <text:p>4.35980963443512</text:p>
              </table:table-cell>
              <table:table-cell office:value-type="float" office:value="8.22633761886759">
                <text:p>8.22633761886759</text:p>
              </table:table-cell>
              <table:table-cell office:value-type="float" office:value="47.0018149457465">
                <text:p>47.00181494574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6472766569429">
                <text:p>4.36472766569429</text:p>
              </table:table-cell>
              <table:table-cell office:value-type="float" office:value="8.22925388523733">
                <text:p>8.22925388523733</text:p>
              </table:table-cell>
              <table:table-cell office:value-type="float" office:value="46.9608335510917">
                <text:p>46.96083355109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6964695150654">
                <text:p>4.36964695150654</text:p>
              </table:table-cell>
              <table:table-cell office:value-type="float" office:value="8.23216638709385">
                <text:p>8.23216638709385</text:p>
              </table:table-cell>
              <table:table-cell office:value-type="float" office:value="46.9198416791339">
                <text:p>46.91984167913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7456748251339">
                <text:p>4.37456748251339</text:p>
              </table:table-cell>
              <table:table-cell office:value-type="float" office:value="8.23507512590793">
                <text:p>8.23507512590793</text:p>
              </table:table-cell>
              <table:table-cell office:value-type="float" office:value="46.878839407903">
                <text:p>46.8788394079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794892493466">
                <text:p>4.3794892493466</text:p>
              </table:table-cell>
              <table:table-cell office:value-type="float" office:value="8.23798010316162">
                <text:p>8.23798010316162</text:p>
              </table:table-cell>
              <table:table-cell office:value-type="float" office:value="46.8378268155101">
                <text:p>46.83782681551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38441224262827">
                <text:p>4.38441224262827</text:p>
              </table:table-cell>
              <table:table-cell office:value-type="float" office:value="8.24088132034815">
                <text:p>8.24088132034815</text:p>
              </table:table-cell>
              <table:table-cell office:value-type="float" office:value="46.7968039801471">
                <text:p>46.79680398014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38933645297086">
                <text:p>4.38933645297086</text:p>
              </table:table-cell>
              <table:table-cell office:value-type="float" office:value="8.24377877897191">
                <text:p>8.24377877897191</text:p>
              </table:table-cell>
              <table:table-cell office:value-type="float" office:value="46.7557709800861">
                <text:p>46.75577098008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39426187097733">
                <text:p>4.39426187097733</text:p>
              </table:table-cell>
              <table:table-cell office:value-type="float" office:value="8.24667248054841">
                <text:p>8.24667248054841</text:p>
              </table:table-cell>
              <table:table-cell office:value-type="float" office:value="46.7147278936788">
                <text:p>46.71472789367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9918848724114">
                <text:p>4.39918848724114</text:p>
              </table:table-cell>
              <table:table-cell office:value-type="float" office:value="8.24956242660423">
                <text:p>8.24956242660423</text:p>
              </table:table-cell>
              <table:table-cell office:value-type="float" office:value="46.6736747993557">
                <text:p>46.67367479935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40411629234637">
                <text:p>4.40411629234637</text:p>
              </table:table-cell>
              <table:table-cell office:value-type="float" office:value="8.25244861867703">
                <text:p>8.25244861867703</text:p>
              </table:table-cell>
              <table:table-cell office:value-type="float" office:value="46.6326117756259">
                <text:p>46.6326117756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0904527686776">
                <text:p>4.40904527686776</text:p>
              </table:table-cell>
              <table:table-cell office:value-type="float" office:value="8.25533105831542">
                <text:p>8.25533105831542</text:p>
              </table:table-cell>
              <table:table-cell office:value-type="float" office:value="46.5915389010763">
                <text:p>46.59153890107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139754313708">
                <text:p>4.4139754313708</text:p>
              </table:table-cell>
              <table:table-cell office:value-type="float" office:value="8.25820974707903">
                <text:p>8.25820974707903</text:p>
              </table:table-cell>
              <table:table-cell office:value-type="float" office:value="46.5504562543711">
                <text:p>46.55045625437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1890674641179">
                <text:p>4.41890674641179</text:p>
              </table:table-cell>
              <table:table-cell office:value-type="float" office:value="8.26108468653837">
                <text:p>8.26108468653837</text:p>
              </table:table-cell>
              <table:table-cell office:value-type="float" office:value="46.5093639142508">
                <text:p>46.5093639142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2383921253792">
                <text:p>4.42383921253792</text:p>
              </table:table-cell>
              <table:table-cell office:value-type="float" office:value="8.26395587827487">
                <text:p>8.26395587827487</text:p>
              </table:table-cell>
              <table:table-cell office:value-type="float" office:value="46.4682619595325">
                <text:p>46.46826195953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2877282028732">
                <text:p>4.42877282028732</text:p>
              </table:table-cell>
              <table:table-cell office:value-type="float" office:value="8.2668233238808">
                <text:p>8.2668233238808</text:p>
              </table:table-cell>
              <table:table-cell office:value-type="float" office:value="46.4271504691084">
                <text:p>46.42715046910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3370756018915">
                <text:p>4.43370756018915</text:p>
              </table:table-cell>
              <table:table-cell office:value-type="float" office:value="8.26968702495925">
                <text:p>8.26968702495925</text:p>
              </table:table-cell>
              <table:table-cell office:value-type="float" office:value="46.3860295219456">
                <text:p>46.3860295219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3864342276367">
                <text:p>4.43864342276367</text:p>
              </table:table-cell>
              <table:table-cell office:value-type="float" office:value="8.27254698312407">
                <text:p>8.27254698312407</text:p>
              </table:table-cell>
              <table:table-cell office:value-type="float" office:value="46.3448991970857">
                <text:p>46.3448991970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4358039852231">
                <text:p>4.44358039852231</text:p>
              </table:table-cell>
              <table:table-cell office:value-type="float" office:value="8.27540319999986">
                <text:p>8.27540319999986</text:p>
              </table:table-cell>
              <table:table-cell office:value-type="float" office:value="46.3037595736437">
                <text:p>46.30375957364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4851847796773">
                <text:p>4.44851847796773</text:p>
              </table:table-cell>
              <table:table-cell office:value-type="float" office:value="8.27825567722192">
                <text:p>8.27825567722192</text:p>
              </table:table-cell>
              <table:table-cell office:value-type="float" office:value="46.262610730808">
                <text:p>46.262610730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534576515939">
                <text:p>4.4534576515939</text:p>
              </table:table-cell>
              <table:table-cell office:value-type="float" office:value="8.28110441643619">
                <text:p>8.28110441643619</text:p>
              </table:table-cell>
              <table:table-cell office:value-type="float" office:value="46.2214527478394">
                <text:p>46.22145274783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5839790988618">
                <text:p>4.45839790988618</text:p>
              </table:table-cell>
              <table:table-cell office:value-type="float" office:value="8.28394941929925">
                <text:p>8.28394941929925</text:p>
              </table:table-cell>
              <table:table-cell office:value-type="float" office:value="46.1802857040704">
                <text:p>46.18028570407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6333924332138">
                <text:p>4.46333924332138</text:p>
              </table:table-cell>
              <table:table-cell office:value-type="float" office:value="8.28679068747826">
                <text:p>8.28679068747826</text:p>
              </table:table-cell>
              <table:table-cell office:value-type="float" office:value="46.1391096789051">
                <text:p>46.13910967890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6828164236782">
                <text:p>4.46828164236782</text:p>
              </table:table-cell>
              <table:table-cell office:value-type="float" office:value="8.28962822265092">
                <text:p>8.28962822265092</text:p>
              </table:table-cell>
              <table:table-cell office:value-type="float" office:value="46.0979247518181">
                <text:p>46.09792475181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7322509748545">
                <text:p>4.47322509748545</text:p>
              </table:table-cell>
              <table:table-cell office:value-type="float" office:value="8.29246202650544">
                <text:p>8.29246202650544</text:p>
              </table:table-cell>
              <table:table-cell office:value-type="float" office:value="46.0567310023543">
                <text:p>46.05673100235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47816959912587">
                <text:p>4.47816959912587</text:p>
              </table:table-cell>
              <table:table-cell office:value-type="float" office:value="8.2952921007405">
                <text:p>8.2952921007405</text:p>
              </table:table-cell>
              <table:table-cell office:value-type="float" office:value="46.0155285101279">
                <text:p>46.01552851012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48311513773242">
                <text:p>4.48311513773242</text:p>
              </table:table-cell>
              <table:table-cell office:value-type="float" office:value="8.2981184470652">
                <text:p>8.2981184470652</text:p>
              </table:table-cell>
              <table:table-cell office:value-type="float" office:value="45.974317354822">
                <text:p>45.9743173548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26cm" svg:y="0.315cm" chart:style-name="ch2">
          <text:p>nanananana</text:p>
        </chart:title>
        <chart:legend chart:legend-position="end" svg:x="13.148cm" svg:y="4.227cm" style:legend-expansion="high" chart:style-name="ch3"/>
        <chart:plot-area chart:style-name="ch4" table:cell-range-address="Sheet2.N4:Sheet2.N103" svg:x="0.32cm" svg:y="1.248cm" svg:width="12.508cm" svg:height="7.572cm">
          <chartooo:coordinate-region svg:x="1.418cm" svg:y="1.422cm" svg:width="11.41cm" svg:height="7.22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N4:Sheet2.N103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N4:Sheet2.N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40.867581557162">
                <text:p>-640.867581557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74.648940081734">
                <text:p>-574.648940081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48.657644705224">
                <text:p>-548.657644705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58.626216577087">
                <text:p>-558.626216577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13.338263753897">
                <text:p>-613.338263753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47.004212392531">
                <text:p>-747.004212392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88.07343898945">
                <text:p>-1088.07343898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589.77543273228">
                <text:p>-2589.77543273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64.10921976453">
                <text:p>4264.10921976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2.68327400644">
                <text:p>1102.68327400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0.376800395191">
                <text:p>630.376800395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9.860631379017">
                <text:p>449.860631379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1.627045552124">
                <text:p>361.627045552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5.897646989927">
                <text:p>315.897646989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5.530870590304">
                <text:p>295.530870590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4.89774895696">
                <text:p>294.89774895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.24280824907">
                <text:p>315.24280824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6.799752298278">
                <text:p>366.799752298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3.958408095913">
                <text:p>483.958408095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1.289177284567">
                <text:p>821.289177284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21.17733851035">
                <text:p>4621.177338510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21.07367465191">
                <text:p>-1121.07367465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86.732136334806">
                <text:p>-486.732136334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11.405934169914">
                <text:p>-311.405934169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2.774135802503">
                <text:p>-232.774135802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90.952370243029">
                <text:p>-190.952370243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7.864341530864">
                <text:p>-167.864341530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6.806432555834">
                <text:p>-156.806432555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5.792623178246">
                <text:p>-155.7926231782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6.352500460451">
                <text:p>-166.352500460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5.959391775346">
                <text:p>-195.959391775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72.130542256321">
                <text:p>-272.130542256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69.908320710944">
                <text:p>-569.908320710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61.53861883913">
                <text:p>1761.5386188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.701808117559">
                <text:p>318.7018081175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4.059135890093">
                <text:p>174.0591358900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2.705416392179">
                <text:p>122.7054163921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.8428148179673">
                <text:p>98.84281481796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.2817006837681">
                <text:p>87.2817006837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.9968016823625">
                <text:p>82.9968016823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.4057080811958">
                <text:p>84.40570808119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.9285326457001">
                <text:p>91.9285326457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.536184834878">
                <text:p>108.5361848348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3.771858029272">
                <text:p>143.7718580292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7.214244442548">
                <text:p>237.2142444425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5.364865568034">
                <text:p>905.364865568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39.887090694174">
                <text:p>-439.8870906941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71.846489420522">
                <text:p>-171.846489420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5.990261735549">
                <text:p>-105.990261735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6.8424632922431">
                <text:p>-76.84246329224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0.8765820025139">
                <text:p>-60.87658200251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1.2719719579134">
                <text:p>-51.2719719579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5.4377719948307">
                <text:p>-45.43777199483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2.3663574656916">
                <text:p>-42.36635746569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1.9766964365893">
                <text:p>-41.9766964365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5.3461402116084">
                <text:p>-45.34614021160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6.8519514523803">
                <text:p>-56.85195145238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1.574400689147">
                <text:p>-101.574400689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2.684049452709">
                <text:p>812.6840494527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3576610387284">
                <text:p>68.35766103872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5195742162127">
                <text:p>35.5195742162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.5359011785902">
                <text:p>25.53590117859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.827524041811">
                <text:p>21.8275240418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9382987639518">
                <text:p>20.93829876395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8380471634234">
                <text:p>21.83804716342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.3281826927339">
                <text:p>24.3281826927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.7662305145242">
                <text:p>28.76623051452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.3408973559611">
                <text:p>36.3408973559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.4580402920761">
                <text:p>50.45804029207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.0682513207887">
                <text:p>84.06825132078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1.487977719981">
                <text:p>261.4879777199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26.232461577641">
                <text:p>-226.2324615776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7.2559203549218">
                <text:p>-77.25592035492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5.5994561977884">
                <text:p>-45.5994561977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1.5840569010056">
                <text:p>-31.58405690100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3.4842601644472">
                <text:p>-23.48426016444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8.039612058571">
                <text:p>-18.0396120585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.9659164735389">
                <text:p>-13.96591647353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.6256608650122">
                <text:p>-10.62566086501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.6110746123318">
                <text:p>-7.61107461233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52364490027375">
                <text:p>-4.52364490027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614268660253036">
                <text:p>-0.6142686602530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6935184515684">
                <text:p>7.269351845156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9.778700541616">
                <text:p>389.778700541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.0595982076079">
                <text:p>-16.05959820760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.64753550657199">
                <text:p>-7.647535506571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.85012183780974">
                <text:p>-3.850121837809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08059500670587">
                <text:p>-1.080595006705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2430275519358">
                <text:p>1.42430275519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00403807872175">
                <text:p>4.00403807872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94009523716128">
                <text:p>6.94009523716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6178910345162">
                <text:p>10.61789103451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767033169166">
                <text:p>15.767033169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1764859542033">
                <text:p>24.1764859542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.0443090447492">
                <text:p>42.04430904474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.78134568727">
                <text:p>116.781345687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77.908193338243">
                <text:p>-177.9081933382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0.4716510499913">
                <text:p>-50.47165104999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8.4663963440792">
                <text:p>-28.46639634407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